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Avenir Next LT Pro" svg:font-family="&quot;Avenir Next LT Pro&quot;"/>
    <style:font-face style:name="Tahoma" svg:font-family="Tahoma"/>
  </office:font-face-decls>
  <office:automatic-styles>
    <style:style style:name="ce1" style:family="table-cell" style:parent-style-name="Default" style:data-style-name="N0">
      <style:table-cell-properties fo:border-top="thin solid #D9D9D9" fo:border-bottom="thin solid #FFFFFF" fo:border-left="thin solid #FFFFFF" fo:border-right="thin solid #D9D9D9" style:vertical-align="middle"/>
      <style:text-properties fo:color="#000000" style:font-name="Avenir Next LT Pro" style:font-name-asian="Avenir Next LT Pro" style:font-name-complex="Avenir Next LT Pro" style:font-family-generic="swiss"/>
    </style:style>
    <style:style style:name="ce2" style:family="table-cell" style:parent-style-name="Default" style:data-style-name="N0">
      <style:text-properties style:font-name="Avenir Next LT Pro" style:font-name-asian="Avenir Next LT Pro" style:font-name-complex="Avenir Next LT Pro" style:font-family-generic="swiss"/>
    </style:style>
    <style:style style:name="ce3" style:family="table-cell" style:parent-style-name="Default" style:data-style-name="N0">
      <style:table-cell-properties fo:border-top="thin solid #FFFFFF" fo:border-bottom="thin solid #FFFFFF" fo:border-left="thin solid #D9D9D9" fo:border-right="none" style:vertical-align="middle"/>
      <style:text-properties fo:color="#000000" style:font-name="Avenir Next LT Pro" style:font-name-asian="Avenir Next LT Pro" style:font-name-complex="Avenir Next LT Pro" style:font-family-generic="swiss"/>
    </style:style>
    <style:style style:name="ce4" style:family="table-cell" style:parent-style-name="Default" style:data-style-name="N0">
      <style:table-cell-properties fo:border-top="thin solid #FFFFFF" fo:border-bottom="thin solid #FFFFFF" fo:border-left="thin solid #FFFFFF" fo:border-right="thin solid #D9D9D9" style:vertical-align="middle"/>
      <style:text-properties fo:color="#000000" style:font-name="Avenir Next LT Pro" style:font-name-asian="Avenir Next LT Pro" style:font-name-complex="Avenir Next LT Pro" style:font-family-generic="swiss"/>
    </style:style>
    <style:style style:name="ce5" style:family="table-cell" style:parent-style-name="Default" style:data-style-name="N0">
      <style:table-cell-properties fo:border-top="thin solid #FFFFFF" fo:border-bottom="thin solid #FFFFFF" fo:border-left="none" fo:border-right="thin solid #D9D9D9" style:vertical-align="middle"/>
      <style:text-properties fo:color="#000000" style:font-name="Avenir Next LT Pro" style:font-name-asian="Avenir Next LT Pro" style:font-name-complex="Avenir Next LT Pro" style:font-family-generic="swiss"/>
    </style:style>
    <style:style style:name="ce6" style:family="table-cell" style:parent-style-name="Default" style:data-style-name="N0">
      <style:table-cell-properties fo:border="thin solid #FFFFFF" style:vertical-align="middle" style:repeat-content="false"/>
      <style:paragraph-properties fo:text-align="center"/>
      <style:text-properties fo:color="#000000" style:font-name="Avenir Next LT Pro" style:font-name-asian="Avenir Next LT Pro" style:font-name-complex="Avenir Next LT Pro" style:font-family-generic="swiss"/>
    </style:style>
    <style:style style:name="ce7" style:family="table-cell" style:parent-style-name="Default" style:data-style-name="N0">
      <style:table-cell-properties fo:border-top="thin solid #FFFFFF" fo:border-bottom="thin solid #FFFFFF" fo:border-left="none" fo:border-right="thin solid #FFFFFF" style:vertical-align="middle"/>
      <style:text-properties fo:color="#000000" style:font-name="Avenir Next LT Pro" style:font-name-asian="Avenir Next LT Pro" style:font-name-complex="Avenir Next LT Pro" style:font-family-generic="swiss"/>
    </style:style>
    <style:style style:name="ce8" style:family="table-cell" style:parent-style-name="Default" style:data-style-name="N0">
      <style:table-cell-properties fo:border-top="none" fo:border-bottom="thin solid #FFFFFF" fo:border-left="none" fo:border-right="thin solid #FFFFFF" style:vertical-align="middle"/>
      <style:text-properties fo:color="#000000" style:font-name="Avenir Next LT Pro" style:font-name-asian="Avenir Next LT Pro" style:font-name-complex="Avenir Next LT Pro" style:font-family-generic="swiss"/>
    </style:style>
    <style:style style:name="ce9" style:family="table-cell" style:parent-style-name="Default" style:data-style-name="N0">
      <style:table-cell-properties fo:border-top="thin solid #FFFFFF" fo:border-bottom="thin solid #D9D9D9" fo:border-left="thin solid #D9D9D9" fo:border-right="none" style:vertical-align="middle"/>
      <style:text-properties fo:color="#000000" style:font-name="Avenir Next LT Pro" style:font-name-asian="Avenir Next LT Pro" style:font-name-complex="Avenir Next LT Pro" style:font-family-generic="swiss"/>
    </style:style>
    <style:style style:name="ce10" style:family="table-cell" style:parent-style-name="Default" style:data-style-name="N0">
      <style:table-cell-properties fo:border-top="thin solid #FFFFFF" fo:border-bottom="thin solid #D9D9D9" fo:border-left="thin solid #FFFFFF" fo:border-right="thin solid #D9D9D9" style:vertical-align="middle"/>
      <style:text-properties fo:color="#000000" style:font-name="Avenir Next LT Pro" style:font-name-asian="Avenir Next LT Pro" style:font-name-complex="Avenir Next LT Pro" style:font-family-generic="swiss"/>
    </style:style>
    <style:style style:name="ce11" style:family="table-cell" style:parent-style-name="Default" style:data-style-name="N0">
      <style:table-cell-properties style:vertical-align="middle" fo:wrap-option="wrap"/>
      <style:text-properties fo:color="#000000" style:font-name="Avenir Next LT Pro" style:font-name-asian="Avenir Next LT Pro" style:font-name-complex="Avenir Next LT Pro" style:font-family-generic="swiss"/>
    </style:style>
    <style:style style:name="ce12" style:family="table-cell" style:parent-style-name="Default" style:data-style-name="N0">
      <style:table-cell-properties style:vertical-align="automatic" fo:wrap-option="wrap"/>
      <style:text-properties fo:color="#000000" style:font-name="Avenir Next LT Pro" style:font-name-asian="Avenir Next LT Pro" style:font-name-complex="Avenir Next LT Pro" style:font-family-generic="swiss"/>
    </style:style>
    <style:style style:name="ce13" style:family="table-cell" style:parent-style-name="Default" style:data-style-name="N0">
      <style:text-properties fo:color="#FF5E29" style:font-name="Avenir Next LT Pro" style:font-name-asian="Avenir Next LT Pro" style:font-name-complex="Avenir Next LT Pro" fo:font-size="24pt" style:font-size-asian="24pt" style:font-size-complex="24pt" style:font-family-generic="swiss"/>
    </style:style>
    <style:style style:name="ce14" style:family="table-cell" style:parent-style-name="Default" style:data-style-name="N0">
      <style:text-properties fo:color="#000000" style:font-name="Avenir Next LT Pro" style:font-name-asian="Avenir Next LT Pro" style:font-name-complex="Avenir Next LT Pro" style:font-family-generic="swiss"/>
    </style:style>
    <style:style style:name="ce15" style:family="table-cell" style:parent-style-name="Default" style:data-style-name="N0">
      <style:table-cell-properties style:vertical-align="top"/>
      <style:text-properties fo:color="#000000" style:font-name="Avenir Next LT Pro" style:font-name-asian="Avenir Next LT Pro" style:font-name-complex="Avenir Next LT Pro" style:font-family-generic="swiss"/>
    </style:style>
    <style:style style:name="ce16" style:family="table-cell" style:parent-style-name="Default" style:data-style-name="N0">
      <style:table-cell-properties style:vertical-align="middle"/>
      <style:text-properties fo:color="#000000" style:font-name="Avenir Next LT Pro" style:font-name-asian="Avenir Next LT Pro" style:font-name-complex="Avenir Next LT Pro" style:font-family-generic="swiss"/>
    </style:style>
    <style:style style:name="ce17" style:family="table-cell" style:parent-style-name="Default" style:data-style-name="N0">
      <style:text-properties style:font-name="Avenir Next LT Pro" style:font-name-asian="Avenir Next LT Pro" style:font-name-complex="Avenir Next LT Pro" fo:font-size="11pt" style:font-size-asian="11pt" style:font-size-complex="11pt" style:font-family-generic="swiss"/>
    </style:style>
    <style:style style:name="ce18" style:family="table-cell" style:parent-style-name="Default" style:data-style-name="N0">
      <style:table-cell-properties style:vertical-align="middle"/>
      <style:text-properties style:font-name="Avenir Next LT Pro" style:font-name-asian="Avenir Next LT Pro" style:font-name-complex="Avenir Next LT Pro" style:font-family-generic="swiss"/>
    </style:style>
    <style:style style:name="ce19" style:family="table-cell" style:parent-style-name="Default" style:data-style-name="N0">
      <style:text-properties fo:color="#FFFFFF" fo:font-size="14pt" style:font-size-asian="14pt" style:font-size-complex="14pt" fo:font-weight="bold" style:font-weight-asian="bold" style:font-weight-complex="bold" style:font-family-generic="swiss"/>
    </style:style>
    <style:style style:name="ce20" style:family="table-cell" style:parent-style-name="Default" style:data-style-name="N0">
      <style:table-cell-properties style:vertical-align="middle" fo:wrap-option="wrap"/>
      <style:text-properties style:font-name="Avenir Next LT Pro" style:font-name-asian="Avenir Next LT Pro" style:font-name-complex="Avenir Next LT Pro" fo:font-size="11pt" style:font-size-asian="11pt" style:font-size-complex="11pt" style:font-family-generic="swiss"/>
    </style:style>
    <style:style style:name="ce21" style:family="table-cell" style:parent-style-name="Default" style:data-style-name="N0">
      <style:table-cell-properties style:vertical-align="middle"/>
      <style:text-properties style:font-name="Avenir Next LT Pro" style:font-name-asian="Avenir Next LT Pro" style:font-name-complex="Avenir Next LT Pro" fo:font-size="11pt" style:font-size-asian="11pt" style:font-size-complex="11pt" style:font-family-generic="swiss"/>
    </style:style>
    <style:style style:name="ce22" style:family="table-cell" style:parent-style-name="Default" style:data-style-name="N0">
      <style:table-cell-properties fo:border-top="thin solid #D9D9D9" fo:border-bottom="none" fo:border-left="thin solid #000000" fo:border-right="none" style:vertical-align="middle" style:repeat-content="false"/>
      <style:paragraph-properties fo:text-align="center"/>
      <style:text-properties fo:color="#000000" style:font-name="Avenir Next LT Pro" style:font-name-asian="Avenir Next LT Pro" style:font-name-complex="Avenir Next LT Pro" style:font-family-generic="swiss"/>
    </style:style>
    <style:style style:name="ce23" style:family="table-cell" style:parent-style-name="Default" style:data-style-name="N0">
      <style:table-cell-properties fo:border-top="thin solid #D9D9D9" fo:border-bottom="none" fo:border-left="thin solid #000000" fo:border-right="none" style:vertical-align="middle" style:repeat-content="false"/>
      <style:paragraph-properties fo:text-align="center"/>
      <style:text-properties fo:color="#000000"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24" style:family="table-cell" style:parent-style-name="Default" style:data-style-name="N0">
      <style:table-cell-properties fo:border-top="none" fo:border-bottom="thin solid #FFFFFF" fo:border-left="thin solid #FFFFFF" fo:border-right="none" style:vertical-align="middle"/>
      <style:text-properties fo:color="#000000" style:font-name="Avenir Next LT Pro" style:font-name-asian="Avenir Next LT Pro" style:font-name-complex="Avenir Next LT Pro" style:font-family-generic="swiss"/>
    </style:style>
    <style:style style:name="ce25" style:family="table-cell" style:parent-style-name="Default" style:data-style-name="N0">
      <style:table-cell-properties style:vertical-align="middle" fo:background-color="#666666"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26" style:family="table-cell" style:parent-style-name="Default" style:data-style-name="N0">
      <style:table-cell-properties fo:border-top="thin solid #000000" fo:border-bottom="none" fo:border-left="thin solid #000000" fo:border-right="none" style:vertical-align="middle" fo:background-color="#FF6D01"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27" style:family="table-cell" style:parent-style-name="Default" style:data-style-name="N0">
      <style:table-cell-properties fo:border-top="thin solid #000000" fo:border-bottom="none" fo:border-left="thin solid #000000" fo:border-right="none" style:vertical-align="middle" fo:wrap-option="wrap" fo:background-color="#FFFFFF" style:repeat-content="false"/>
      <style:paragraph-properties fo:text-align="center"/>
      <style:text-properties fo:color="#000000" style:font-name="Avenir Next LT Pro" style:font-name-asian="Avenir Next LT Pro" style:font-name-complex="Avenir Next LT Pro" fo:font-size="11pt" style:font-size-asian="11pt" style:font-size-complex="11pt" style:text-underline-style="solid" style:text-underline-type="single" fo:font-weight="bold" style:font-weight-asian="bold" style:font-weight-complex="bold" style:font-family-generic="swiss"/>
    </style:style>
    <style:style style:name="ce28" style:family="table-cell" style:parent-style-name="Default" style:data-style-name="N0">
      <style:table-cell-properties fo:border-top="thin solid #000000" fo:border-bottom="none" fo:border-left="thin solid #000000" fo:border-right="none" style:vertical-align="middle" fo:background-color="#FFFFFF" style:repeat-content="false"/>
      <style:paragraph-properties fo:text-align="center"/>
      <style:text-properties fo:color="#FFFFFF" style:font-name="Avenir Next LT Pro" style:font-name-asian="Avenir Next LT Pro" style:font-name-complex="Avenir Next LT Pro" fo:font-size="11pt" style:font-size-asian="11pt" style:font-size-complex="11pt" fo:font-weight="bold" style:font-weight-asian="bold" style:font-weight-complex="bold" style:font-family-generic="swiss"/>
    </style:style>
    <style:style style:name="ce29"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style:font-name="Avenir Next LT Pro" style:font-name-asian="Avenir Next LT Pro" style:font-name-complex="Avenir Next LT Pro" fo:font-size="11pt" style:font-size-asian="11pt" style:font-size-complex="11pt" fo:font-weight="bold" style:font-weight-asian="bold" style:font-weight-complex="bold" style:font-family-generic="swiss"/>
    </style:style>
    <style:style style:name="ce30"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1" style:family="table-cell" style:parent-style-name="Default" style:data-style-name="N0">
      <style:table-cell-properties fo:border-top="none" fo:border-bottom="none" fo:border-left="thin solid #FFFFFF" fo:border-right="none" style:vertical-align="middle"/>
      <style:text-properties fo:color="#000000" style:font-name="Avenir Next LT Pro" style:font-name-asian="Avenir Next LT Pro" style:font-name-complex="Avenir Next LT Pro" style:font-family-generic="swiss"/>
    </style:style>
    <style:style style:name="ce32" style:family="table-cell" style:parent-style-name="Default" style:data-style-name="N0">
      <style:table-cell-properties fo:border-top="thin solid #FFFFFF" fo:border-bottom="none" fo:border-left="thin solid #FFFFFF" fo:border-right="none" style:vertical-align="middle" fo:background-color="#FFFFFF"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33" style:family="table-cell" style:parent-style-name="Default" style:data-style-name="N0">
      <style:table-cell-properties fo:border-top="thin solid #000000" fo:border-bottom="thin solid #000000" fo:border-left="thin solid #000000" fo:border-right="none" style:vertical-align="middle" fo:background-color="#666666"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34" style:family="table-cell" style:parent-style-name="Default" style:data-style-name="N0">
      <style:table-cell-properties fo:border-top="thin solid #FFFFFF" fo:border-bottom="none" fo:border-left="none" fo:border-right="none" style:vertical-align="middle" fo:background-color="#FFFFFF"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35" style:family="table-cell" style:parent-style-name="Default" style:data-style-name="N0">
      <style:table-cell-properties fo:border-top="thin solid #000000" fo:border-bottom="none" fo:border-left="thin solid #000000" fo:border-right="none" style:vertical-align="middle" fo:background-color="#FF6D01" style:repeat-content="false"/>
      <style:paragraph-properties fo:text-align="center"/>
      <style:text-properties fo:color="#FFFFFF" style:font-name="Avenir Next LT Pro" style:font-name-asian="Avenir Next LT Pro" style:font-name-complex="Avenir Next LT Pro" fo:font-size="11pt" style:font-size-asian="11pt" style:font-size-complex="11pt" fo:font-weight="bold" style:font-weight-asian="bold" style:font-weight-complex="bold" style:font-family-generic="swiss"/>
    </style:style>
    <style:style style:name="ce36" style:family="table-cell" style:parent-style-name="Default" style:data-style-name="N0">
      <style:table-cell-properties fo:border-top="thin solid #000000" fo:border-bottom="thin solid #000000" fo:border-left="thin solid #000000" fo:border-right="none" style:vertical-align="middle" fo:background-color="#FF6D01"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37"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fo:font-weight="bold" style:font-weight-asian="bold" style:font-weight-complex="bold" style:font-family-generic="swiss"/>
    </style:style>
    <style:style style:name="ce38"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39" style:family="table-cell" style:parent-style-name="Default" style:data-style-name="N0">
      <style:table-cell-properties fo:border="thin solid #000000" style:vertical-align="middle" fo:wrap-option="wrap" style:repeat-content="false"/>
      <style:paragraph-properties fo:text-align="center"/>
      <style:text-properties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40"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41" style:family="table-cell" style:parent-style-name="Default" style:data-style-name="N36">
      <style:table-cell-properties fo:border="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fo:font-weight="bold" style:font-weight-asian="bold" style:font-weight-complex="bold" style:font-family-generic="swiss"/>
    </style:style>
    <style:style style:name="ce42" style:family="table-cell" style:parent-style-name="Default" style:data-style-name="N0">
      <style:table-cell-properties fo:border-top="thin solid #000000" fo:border-bottom="thin solid #000000" fo:border-left="thin solid #000000" fo:border-right="none" style:vertical-align="middle" fo:background-color="#999999" style:repeat-content="false"/>
      <style:paragraph-properties fo:text-align="center"/>
      <style:text-properties fo:color="#FFFFFF" style:font-name="Avenir Next LT Pro" style:font-name-asian="Avenir Next LT Pro" style:font-name-complex="Avenir Next LT Pro" fo:font-weight="bold" style:font-weight-asian="bold" style:font-weight-complex="bold" style:font-family-generic="swiss"/>
    </style:style>
    <style:style style:name="ce43"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style>
    <style:style style:name="ce44"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fo:color="#000000" style:font-name="Avenir Next LT Pro" style:font-name-asian="Avenir Next LT Pro" style:font-name-complex="Avenir Next LT Pro" fo:font-weight="bold" style:font-weight-asian="bold" style:font-weight-complex="bold" style:font-family-generic="swiss"/>
    </style:style>
    <style:style style:name="ce45" style:family="table-cell" style:parent-style-name="Default" style:data-style-name="N0">
      <style:table-cell-properties fo:border-top="thin solid #000000" fo:border-bottom="none" fo:border-left="thin solid #000000" fo:border-right="none" style:vertical-align="middle" fo:wrap-option="wrap" fo:background-color="#F36229"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46" style:family="table-cell" style:parent-style-name="Default" style:data-style-name="N0">
      <style:table-cell-properties fo:border-top="thin solid #000000" fo:border-bottom="none" fo:border-left="thin solid #000000" fo:border-right="none"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style>
    <style:style style:name="ce47" style:family="table-cell" style:parent-style-name="Default" style:data-style-name="N0">
      <style:table-cell-properties fo:border-top="thin solid #000000" fo:border-bottom="thin solid #000000" fo:border-left="thin solid #000000" fo:border-right="none" style:vertical-align="middle" fo:background-color="#999999" style:repeat-content="false"/>
      <style:paragraph-properties fo:text-align="center"/>
      <style:text-properties fo:color="#FFFFFF" style:font-name="Avenir Next LT Pro" style:font-name-asian="Avenir Next LT Pro" style:font-name-complex="Avenir Next LT Pro" fo:font-size="11pt" style:font-size-asian="11pt" style:font-size-complex="11pt" fo:font-weight="bold" style:font-weight-asian="bold" style:font-weight-complex="bold" style:font-family-generic="swiss"/>
    </style:style>
    <style:style style:name="ce48" style:family="table-cell" style:parent-style-name="Default" style:data-style-name="N0">
      <style:table-cell-properties fo:border-top="thin solid #000000" fo:border-bottom="thin solid #000000" fo:border-left="thin solid #000000" fo:border-right="none" style:vertical-align="middle" fo:wrap-option="wrap"/>
      <style:text-properties fo:color="#000000" style:font-name="Avenir Next LT Pro" style:font-name-asian="Avenir Next LT Pro" style:font-name-complex="Avenir Next LT Pro" fo:font-size="11pt" style:font-size-asian="11pt" style:font-size-complex="11pt" style:font-family-generic="swiss"/>
    </style:style>
    <style:style style:name="ce49" style:family="table-cell" style:parent-style-name="Default" style:data-style-name="N0">
      <style:table-cell-properties fo:border-top="thin solid #000000" fo:border-bottom="thin solid #000000" fo:border-left="thin solid #000000" fo:border-right="none" style:vertical-align="middle" fo:wrap-option="wrap"/>
      <style:text-properties fo:color="#000000" style:font-name="Avenir Next LT Pro" style:font-name-asian="Avenir Next LT Pro" style:font-name-complex="Avenir Next LT Pro" fo:font-size="11pt" style:font-size-asian="11pt" style:font-size-complex="11pt" fo:font-weight="bold" style:font-weight-asian="bold" style:font-weight-complex="bold" style:font-family-generic="swiss"/>
    </style:style>
    <style:style style:name="ce50" style:family="table-cell" style:parent-style-name="Default" style:data-style-name="N0">
      <style:table-cell-properties fo:border-top="thin solid #000000" fo:border-bottom="thin solid #000000" fo:border-left="thin solid #000000" fo:border-right="none" style:vertical-align="middle" fo:wrap-option="wrap" fo:background-color="#F36229"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51"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style>
    <style:style style:name="ce52" style:family="table-cell" style:parent-style-name="Default" style:data-style-name="N0">
      <style:table-cell-properties fo:border-top="thin solid #FFFFFF" fo:border-bottom="thin solid #FFFFFF" fo:border-left="thin solid #FFFFFF" fo:border-right="none" style:vertical-align="middle" style:repeat-content="false"/>
      <style:paragraph-properties fo:text-align="center"/>
      <style:text-properties fo:color="#000000" style:font-name="Avenir Next LT Pro" style:font-name-asian="Avenir Next LT Pro" style:font-name-complex="Avenir Next LT Pro" style:font-family-generic="swiss"/>
    </style:style>
    <style:style style:name="ce53"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style>
    <style:style style:name="ce54" style:family="table-cell" style:parent-style-name="Default" style:data-style-name="N0">
      <style:table-cell-properties fo:border-top="thin solid #000000" fo:border-bottom="thin solid #000000" fo:border-left="thin solid #000000" fo:border-right="none" style:vertical-align="middle" fo:background-color="#F36229"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55" style:family="table-cell" style:parent-style-name="Default" style:data-style-name="N0">
      <style:table-cell-properties fo:border-top="none" fo:border-bottom="thin solid #FFFFFF" fo:border-left="thin solid #FFFFFF" fo:border-right="none" style:vertical-align="middle" fo:wrap-option="wrap" fo:background-color="#FFFFFF" style:repeat-content="false"/>
      <style:paragraph-properties fo:text-align="center"/>
      <style:text-properties style:font-name="Avenir Next LT Pro" style:font-name-asian="Avenir Next LT Pro" style:font-name-complex="Avenir Next LT Pro" style:font-family-generic="swiss"/>
    </style:style>
    <style:style style:name="ce56" style:family="table-cell" style:parent-style-name="Default" style:data-style-name="N0">
      <style:table-cell-properties fo:border-top="none" fo:border-bottom="thin solid #FFFFFF" fo:border-left="thin solid #FFFFFF" fo:border-right="none" style:vertical-align="middle" style:repeat-content="false"/>
      <style:paragraph-properties fo:text-align="center"/>
      <style:text-properties fo:color="#000000" style:font-name="Avenir Next LT Pro" style:font-name-asian="Avenir Next LT Pro" style:font-name-complex="Avenir Next LT Pro" style:font-family-generic="swiss"/>
    </style:style>
    <style:style style:name="ce57" style:family="table-cell" style:parent-style-name="Hyperlink" style:data-style-name="N0">
      <style:table-cell-properties fo:border-top="none" fo:border-bottom="thin solid #D9D9D9" fo:border-left="thin solid #D9D9D9" fo:border-right="none" style:vertical-align="middle" fo:wrap-option="wrap" fo:background-color="#FFFFFF"/>
      <style:text-properties fo:color="#1155CC" style:font-name="Avenir Next LT Pro" style:font-name-asian="Avenir Next LT Pro" style:font-name-complex="Avenir Next LT Pro" style:text-underline-style="solid" style:text-underline-type="single" style:font-family-generic="swiss"/>
    </style:style>
    <style:style style:name="ce58" style:family="table-cell" style:parent-style-name="Default" style:data-style-name="N0">
      <style:table-cell-properties fo:border-top="none" fo:border-bottom="thin solid #D9D9D9" fo:border-left="thin solid #D9D9D9" fo:border-right="none"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style>
    <style:style style:name="ce59" style:family="table-cell" style:parent-style-name="Default" style:data-style-name="N0">
      <style:table-cell-properties fo:border-top="none" fo:border-bottom="thin solid #D9D9D9" fo:border-left="thin solid #D9D9D9" fo:border-right="none" style:vertical-align="middle"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style>
    <style:style style:name="ce60" style:family="table-cell" style:parent-style-name="Default" style:data-style-name="N0">
      <style:table-cell-properties fo:border-top="none" fo:border-bottom="thin solid #D9D9D9" fo:border-left="none" fo:border-right="none" style:vertical-align="automatic" fo:background-color="#FFFFFF" style:repeat-content="false"/>
      <style:paragraph-properties fo:text-align="center"/>
      <style:text-properties fo:color="#000000" style:font-name="Avenir Next LT Pro" style:font-name-asian="Avenir Next LT Pro" style:font-name-complex="Avenir Next LT Pro" style:font-family-generic="swiss"/>
    </style:style>
    <style:style style:name="ce61" style:family="table-cell" style:parent-style-name="Default" style:data-style-name="N0">
      <style:table-cell-properties fo:border-top="none" fo:border-bottom="thin solid #D9D9D9" fo:border-left="none" fo:border-right="thin solid #D9D9D9" style:vertical-align="automatic" fo:background-color="#FFFFFF" style:repeat-content="false"/>
      <style:paragraph-properties fo:text-align="center"/>
      <style:text-properties fo:color="#000000" style:font-name="Avenir Next LT Pro" style:font-name-asian="Avenir Next LT Pro" style:font-name-complex="Avenir Next LT Pro" style:font-family-generic="swiss"/>
    </style:style>
    <style:style style:name="ce62" style:family="table-cell" style:parent-style-name="Hyperlink" style:data-style-name="N0">
      <style:table-cell-properties fo:border-top="thin solid #D9D9D9" fo:border-bottom="thin solid #D9D9D9" fo:border-left="thin solid #D9D9D9" fo:border-right="none" style:vertical-align="middle" fo:wrap-option="wrap" fo:background-color="#F3F3F3"/>
      <style:text-properties fo:color="#1155CC" style:font-name="Avenir Next LT Pro" style:font-name-asian="Avenir Next LT Pro" style:font-name-complex="Avenir Next LT Pro" style:text-underline-style="solid" style:text-underline-type="single" style:font-family-generic="swiss"/>
    </style:style>
    <style:style style:name="ce63" style:family="table-cell" style:parent-style-name="Default" style:data-style-name="N0">
      <style:table-cell-properties fo:border-top="thin solid #D9D9D9" fo:border-bottom="thin solid #D9D9D9" fo:border-left="thin solid #D9D9D9" fo:border-right="none" style:vertical-align="middle" fo:wrap-option="wrap" fo:background-color="#F3F3F3"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style>
    <style:style style:name="ce64" style:family="table-cell" style:parent-style-name="Hyperlink" style:data-style-name="N0">
      <style:table-cell-properties fo:border-top="thin solid #D9D9D9" fo:border-bottom="thin solid #D9D9D9" fo:border-left="thin solid #D9D9D9" fo:border-right="none" style:vertical-align="middle" fo:wrap-option="wrap" fo:background-color="#FFFFFF"/>
      <style:text-properties fo:color="#1155CC" style:font-name="Avenir Next LT Pro" style:font-name-asian="Avenir Next LT Pro" style:font-name-complex="Avenir Next LT Pro" style:text-underline-style="solid" style:text-underline-type="single" style:font-family-generic="swiss"/>
    </style:style>
    <style:style style:name="ce65" style:family="table-cell" style:parent-style-name="Default" style:data-style-name="N0">
      <style:table-cell-properties fo:border-top="thin solid #D9D9D9" fo:border-bottom="thin solid #D9D9D9" fo:border-left="thin solid #D9D9D9" fo:border-right="none"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style>
    <style:style style:name="ce66" style:family="table-cell" style:parent-style-name="Default" style:data-style-name="N0">
      <style:table-cell-properties fo:border-top="thin solid #D9D9D9" fo:border-bottom="thin solid #D9D9D9" fo:border-left="thin solid #D9D9D9" fo:border-right="none" style:vertical-align="middle" fo:wrap-option="wrap" fo:background-color="#F3F3F3"/>
      <style:text-properties style:font-name="Avenir Next LT Pro" style:font-name-asian="Avenir Next LT Pro" style:font-name-complex="Avenir Next LT Pro" fo:font-size="11pt" style:font-size-asian="11pt" style:font-size-complex="11pt" style:font-family-generic="swiss"/>
    </style:style>
    <style:style style:name="ce67" style:family="table-cell" style:parent-style-name="Default" style:data-style-name="N0">
      <style:table-cell-properties fo:border-top="thin solid #D9D9D9" fo:border-bottom="thin solid #D9D9D9" fo:border-left="none" fo:border-right="none" style:vertical-align="middle" fo:wrap-option="wrap" fo:background-color="#F3F3F3"/>
      <style:text-properties style:font-name="Avenir Next LT Pro" style:font-name-asian="Avenir Next LT Pro" style:font-name-complex="Avenir Next LT Pro" fo:font-size="11pt" style:font-size-asian="11pt" style:font-size-complex="11pt" style:font-family-generic="swiss"/>
    </style:style>
    <style:style style:name="ce68" style:family="table-cell" style:parent-style-name="Default" style:data-style-name="N0">
      <style:table-cell-properties fo:border-top="thin solid #D9D9D9" fo:border-bottom="thin solid #D9D9D9" fo:border-left="none" fo:border-right="thin solid #D9D9D9" style:vertical-align="middle" fo:wrap-option="wrap" fo:background-color="#F3F3F3"/>
      <style:text-properties style:font-name="Avenir Next LT Pro" style:font-name-asian="Avenir Next LT Pro" style:font-name-complex="Avenir Next LT Pro" fo:font-size="11pt" style:font-size-asian="11pt" style:font-size-complex="11pt" style:font-family-generic="swiss"/>
    </style:style>
    <style:style style:name="ce69" style:family="table-cell" style:parent-style-name="Default" style:data-style-name="N0">
      <style:table-cell-properties fo:border-top="thin solid #D9D9D9" fo:border-bottom="thin solid #D9D9D9" fo:border-left="thin solid #D9D9D9" fo:border-right="none" style:vertical-align="middle" fo:wrap-option="wrap" fo:background-color="#FFFFFF"/>
      <style:text-properties style:font-name="Avenir Next LT Pro" style:font-name-asian="Avenir Next LT Pro" style:font-name-complex="Avenir Next LT Pro" fo:font-size="11pt" style:font-size-asian="11pt" style:font-size-complex="11pt" style:font-family-generic="swiss"/>
    </style:style>
    <style:style style:name="ce70" style:family="table-cell" style:parent-style-name="Default" style:data-style-name="N0">
      <style:table-cell-properties fo:border-top="thin solid #D9D9D9" fo:border-bottom="thin solid #D9D9D9" fo:border-left="none" fo:border-right="none" style:vertical-align="middle" fo:wrap-option="wrap" fo:background-color="#FFFFFF"/>
      <style:text-properties style:font-name="Avenir Next LT Pro" style:font-name-asian="Avenir Next LT Pro" style:font-name-complex="Avenir Next LT Pro" fo:font-size="11pt" style:font-size-asian="11pt" style:font-size-complex="11pt" style:font-family-generic="swiss"/>
    </style:style>
    <style:style style:name="ce71" style:family="table-cell" style:parent-style-name="Default" style:data-style-name="N0">
      <style:table-cell-properties fo:border-top="thin solid #D9D9D9" fo:border-bottom="thin solid #D9D9D9" fo:border-left="none" fo:border-right="thin solid #D9D9D9" style:vertical-align="middle" fo:wrap-option="wrap" fo:background-color="#FFFFFF"/>
      <style:text-properties style:font-name="Avenir Next LT Pro" style:font-name-asian="Avenir Next LT Pro" style:font-name-complex="Avenir Next LT Pro" fo:font-size="11pt" style:font-size-asian="11pt" style:font-size-complex="11pt" style:font-family-generic="swiss"/>
    </style:style>
    <style:style style:name="ce72" style:family="table-cell" style:parent-style-name="Default" style:data-style-name="N0">
      <style:table-cell-properties fo:border-top="thin solid #D9D9D9" fo:border-bottom="thin solid #D9D9D9" fo:border-left="none" fo:border-right="none" style:vertical-align="middle" fo:wrap-option="wrap" fo:background-color="#F3F3F3"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style>
    <style:style style:name="ce73" style:family="table-cell" style:parent-style-name="Default" style:data-style-name="N0">
      <style:table-cell-properties fo:border-top="thin solid #D9D9D9" fo:border-bottom="thin solid #D9D9D9" fo:border-left="none" fo:border-right="thin solid #D9D9D9" style:vertical-align="middle" fo:wrap-option="wrap" fo:background-color="#F3F3F3"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style>
    <style:style style:name="ce74" style:family="table-cell" style:parent-style-name="Default" style:data-style-name="N0">
      <style:table-cell-properties fo:border-top="thin solid #D9D9D9" fo:border-bottom="thin solid #D9D9D9" fo:border-left="none" fo:border-right="thin solid #D9D9D9"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style>
    <style:style style:name="ce75" style:family="table-cell" style:parent-style-name="Default" style:data-style-name="N0">
      <style:table-cell-properties fo:border-top="thin solid #D9D9D9" fo:border-bottom="thin solid #D9D9D9" fo:border-left="none" fo:border-right="none"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style>
    <style:style style:name="ce76" style:family="table-cell" style:parent-style-name="Default" style:data-style-name="N0">
      <style:table-cell-properties fo:border-top="none" fo:border-bottom="none" fo:border-left="thin solid #FFFFFF" fo:border-right="none" style:vertical-align="middle"/>
      <style:text-properties style:font-name="Avenir Next LT Pro" style:font-name-asian="Avenir Next LT Pro" style:font-name-complex="Avenir Next LT Pro" style:font-family-generic="swiss"/>
    </style:style>
    <style:style style:name="ce77" style:family="table-cell" style:parent-style-name="Hyperlink" style:data-style-name="N0">
      <style:table-cell-properties fo:border-top="none" fo:border-bottom="thin solid #D9D9D9" fo:border-left="thin solid #D9D9D9" fo:border-right="none" style:vertical-align="middle" fo:wrap-option="wrap" fo:background-color="#FFFFFF"/>
      <style:text-properties fo:color="#000000" style:font-name="Avenir Next LT Pro" style:font-name-asian="Avenir Next LT Pro" style:font-name-complex="Avenir Next LT Pro" style:text-underline-style="none" style:text-underline-type="none" style:font-family-generic="swiss"/>
    </style:style>
    <style:style style:name="ce78" style:family="table-cell" style:parent-style-name="Default" style:data-style-name="N0">
      <style:table-cell-properties style:vertical-align="middle"/>
      <style:text-properties fo:color="#000000" style:font-name="Avenir Next LT Pro" style:font-name-asian="Avenir Next LT Pro" style:font-name-complex="Avenir Next LT Pro" style:font-family-generic="swiss"/>
    </style:style>
    <style:style style:name="ce79" style:family="table-cell" style:parent-style-name="Default" style:data-style-name="N0">
      <style:table-cell-properties fo:border-top="none" fo:border-bottom="none" fo:border-left="none" fo:border-right="thin solid #FFFFFF" style:vertical-align="middle"/>
      <style:text-properties fo:color="#000000" style:font-name="Avenir Next LT Pro" style:font-name-asian="Avenir Next LT Pro" style:font-name-complex="Avenir Next LT Pro" style:font-family-generic="swiss"/>
    </style:style>
    <style:style style:name="ce80"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style>
    <style:style style:name="ce81"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style>
    <style:style style:name="ce82" style:family="table-cell" style:parent-style-name="Default" style:data-style-name="N0">
      <style:table-cell-properties fo:border-top="none" fo:border-bottom="thin solid #FFFFFF" fo:border-left="none" fo:border-right="none" style:vertical-align="middle" fo:wrap-option="wrap" fo:background-color="#FFFFFF" style:repeat-content="false"/>
      <style:paragraph-properties fo:text-align="center"/>
      <style:text-properties style:font-name="Avenir Next LT Pro" style:font-name-asian="Avenir Next LT Pro" style:font-name-complex="Avenir Next LT Pro" style:font-family-generic="swiss"/>
    </style:style>
    <style:style style:name="ce83"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84" style:family="table-cell" style:parent-style-name="Default" style:data-style-name="N0">
      <style:table-cell-properties fo:border-top="thin solid #000000" fo:border-bottom="thin solid #000000" fo:border-left="none" fo:border-right="none" style:vertical-align="middle" fo:background-color="#666666"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85" style:family="table-cell" style:parent-style-name="Default" style:data-style-name="N0">
      <style:table-cell-properties fo:border-top="thin solid #000000" fo:border-bottom="none" fo:border-left="none" fo:border-right="none" style:vertical-align="middle" fo:background-color="#FF6D01" style:repeat-content="false"/>
      <style:paragraph-properties fo:text-align="center"/>
      <style:text-properties fo:color="#FFFFFF" style:font-name="Avenir Next LT Pro" style:font-name-asian="Avenir Next LT Pro" style:font-name-complex="Avenir Next LT Pro" fo:font-size="11pt" style:font-size-asian="11pt" style:font-size-complex="11pt" fo:font-weight="bold" style:font-weight-asian="bold" style:font-weight-complex="bold" style:font-family-generic="swiss"/>
    </style:style>
    <style:style style:name="ce86" style:family="table-cell" style:parent-style-name="Hyperlink" style:data-style-name="N0">
      <style:table-cell-properties fo:border-top="thin solid #D9D9D9" fo:border-bottom="none" fo:border-left="thin solid #000000" fo:border-right="none" style:vertical-align="middle" style:repeat-content="false"/>
      <style:paragraph-properties fo:text-align="center"/>
      <style:text-properties fo:color="#1155CC" style:text-underline-style="solid" style:text-underline-type="single" style:font-family-generic="swiss"/>
    </style:style>
    <style:style style:name="ce87" style:family="table-cell" style:parent-style-name="Hyperlink" style:data-style-name="N0">
      <style:table-cell-properties fo:border-top="thin solid #000000" fo:border-bottom="none" fo:border-left="thin solid #000000" fo:border-right="none" style:vertical-align="middle" fo:wrap-option="wrap" fo:background-color="#FFFFFF" style:repeat-content="false"/>
      <style:paragraph-properties fo:text-align="center"/>
      <style:text-properties fo:color="#1155CC" style:text-underline-style="solid" style:text-underline-type="single" style:font-family-generic="swiss"/>
    </style:style>
    <style:style style:name="ce88" style:family="table-cell" style:parent-style-name="Default" style:data-style-name="N0">
      <style:table-cell-properties fo:border-top="none" fo:border-bottom="none" fo:border-left="thin solid #000000" fo:border-right="none" style:vertical-align="middle"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89" style:family="table-cell" style:parent-style-name="Default" style:data-style-name="N0">
      <style:table-cell-properties fo:border-top="thin solid #000000" fo:border-bottom="none" fo:border-left="thin solid #FFFFFF" fo:border-right="none" style:vertical-align="middle"/>
      <style:text-properties fo:color="#000000" style:font-name="Avenir Next LT Pro" style:font-name-asian="Avenir Next LT Pro" style:font-name-complex="Avenir Next LT Pro" style:font-family-generic="swiss"/>
    </style:style>
    <style:style style:name="ce90" style:family="table-cell" style:parent-style-name="Default" style:data-style-name="N0">
      <style:table-cell-properties fo:border-top="thin solid #000000" fo:border-bottom="none" fo:border-left="none" fo:border-right="none" style:vertical-align="middle"/>
      <style:text-properties fo:color="#000000" style:font-name="Avenir Next LT Pro" style:font-name-asian="Avenir Next LT Pro" style:font-name-complex="Avenir Next LT Pro" style:font-family-generic="swiss"/>
    </style:style>
    <style:style style:name="ce91" style:family="table-cell" style:parent-style-name="Default" style:data-style-name="N0">
      <style:table-cell-properties fo:border-top="thin solid #000000" fo:border-bottom="none" fo:border-left="none" fo:border-right="thin solid #FFFFFF" style:vertical-align="middle"/>
      <style:text-properties fo:color="#000000" style:font-name="Avenir Next LT Pro" style:font-name-asian="Avenir Next LT Pro" style:font-name-complex="Avenir Next LT Pro" style:font-family-generic="swiss"/>
    </style:style>
    <style:style style:name="ce92" style:family="table-cell" style:parent-style-name="Default" style:data-style-name="N0">
      <style:table-cell-properties fo:border-top="none" fo:border-bottom="thin solid #000000" fo:border-left="none" fo:border-right="none" style:vertical-align="middle" fo:background-color="#666666"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93" style:family="table-cell" style:parent-style-name="Default" style:data-style-name="N0">
      <style:table-cell-properties fo:border-top="none" fo:border-bottom="thin solid #000000" fo:border-left="none" fo:border-right="thin solid #FFFFFF" style:vertical-align="middle" fo:background-color="#666666"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94" style:family="table-cell" style:parent-style-name="Default" style:data-style-name="N0">
      <style:table-cell-properties fo:border-top="thin solid #000000" fo:border-bottom="none" fo:border-left="none" fo:border-right="none" style:vertical-align="middle" fo:wrap-option="wrap" fo:background-color="#F36229"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95" style:family="table-cell" style:parent-style-name="Default" style:data-style-name="N0">
      <style:table-cell-properties fo:border-top="thin solid #000000" fo:border-bottom="none" fo:border-left="none" fo:border-right="thin solid #000000" style:vertical-align="middle" fo:wrap-option="wrap" fo:background-color="#F36229"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96" style:family="table-cell" style:parent-style-name="Default" style:data-style-name="N0">
      <style:table-cell-properties fo:border-top="none" fo:border-bottom="none" fo:border-left="thin solid #000000" fo:border-right="none" style:vertical-align="middle" fo:wrap-option="wrap" fo:background-color="#F36229"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97" style:family="table-cell" style:parent-style-name="Default" style:data-style-name="N0">
      <style:table-cell-properties style:vertical-align="middle" fo:wrap-option="wrap" fo:background-color="#F36229"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98" style:family="table-cell" style:parent-style-name="Default" style:data-style-name="N0">
      <style:table-cell-properties fo:border-top="none" fo:border-bottom="none" fo:border-left="none" fo:border-right="thin solid #000000" style:vertical-align="middle" fo:wrap-option="wrap" fo:background-color="#F36229"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99" style:family="table-cell" style:parent-style-name="Default" style:data-style-name="N0">
      <style:table-cell-properties fo:border-top="none" fo:border-bottom="thin solid #000000" fo:border-left="thin solid #000000" fo:border-right="none" style:vertical-align="middle" fo:wrap-option="wrap" fo:background-color="#F36229"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100" style:family="table-cell" style:parent-style-name="Default" style:data-style-name="N0">
      <style:table-cell-properties fo:border-top="none" fo:border-bottom="thin solid #000000" fo:border-left="none" fo:border-right="none" style:vertical-align="middle" fo:wrap-option="wrap" fo:background-color="#F36229"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101" style:family="table-cell" style:parent-style-name="Default" style:data-style-name="N0">
      <style:table-cell-properties fo:border-top="none" fo:border-bottom="thin solid #000000" fo:border-left="none" fo:border-right="thin solid #000000" style:vertical-align="middle" fo:wrap-option="wrap" fo:background-color="#F36229"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102"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style>
    <style:style style:name="ce103" style:family="table-cell" style:parent-style-name="Default" style:data-style-name="N0">
      <style:table-cell-properties fo:border-top="thin solid #000000" fo:border-bottom="none" fo:border-left="none" fo:border-right="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style>
    <style:style style:name="ce104" style:family="table-cell" style:parent-style-name="Default" style:data-style-name="N0">
      <style:table-cell-properties fo:border-top="none" fo:border-bottom="none" fo:border-left="thin solid #000000" fo:border-right="none"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style>
    <style:style style:name="ce105" style:family="table-cell" style:parent-style-name="Default" style:data-style-name="N0">
      <style:table-cell-properties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style>
    <style:style style:name="ce106" style:family="table-cell" style:parent-style-name="Default" style:data-style-name="N0">
      <style:table-cell-properties fo:border-top="none" fo:border-bottom="none" fo:border-left="none" fo:border-right="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style>
    <style:style style:name="ce107"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style>
    <style:style style:name="ce108"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style>
    <style:style style:name="ce109"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style>
    <style:style style:name="ce110" style:family="table-cell" style:parent-style-name="Default" style:data-style-name="N0">
      <style:table-cell-properties fo:border-top="thin solid #000000" fo:border-bottom="thin solid #000000" fo:border-left="thin solid #000000" fo:border-right="none" style:vertical-align="middle" fo:wrap-option="wrap"/>
      <style:text-properties fo:color="#000000" style:font-name="Avenir Next LT Pro" style:font-name-asian="Avenir Next LT Pro" style:font-name-complex="Avenir Next LT Pro" fo:font-size="11pt" style:font-size-asian="11pt" style:font-size-complex="11pt" fo:font-weight="bold" style:font-weight-asian="bold" style:font-weight-complex="bold"/>
    </style:style>
    <style:style style:name="ce111" style:family="table-cell" style:parent-style-name="Hyperlink" style:data-style-name="N0">
      <style:table-cell-properties fo:border-top="none" fo:border-bottom="thin solid #D9D9D9" fo:border-left="thin solid #D9D9D9" fo:border-right="none" style:vertical-align="middle" fo:wrap-option="wrap" fo:background-color="#FFFFFF"/>
      <style:text-properties fo:color="#1155CC" style:text-underline-style="solid" style:text-underline-type="single" style:font-family-generic="swiss"/>
    </style:style>
    <style:style style:name="ce112" style:family="table-cell" style:parent-style-name="Hyperlink" style:data-style-name="N0">
      <style:table-cell-properties fo:border-top="thin solid #D9D9D9" fo:border-bottom="thin solid #D9D9D9" fo:border-left="thin solid #D9D9D9" fo:border-right="none" style:vertical-align="middle" fo:wrap-option="wrap" fo:background-color="#F3F3F3"/>
      <style:text-properties fo:color="#1155CC" style:text-underline-style="solid" style:text-underline-type="single" style:font-family-generic="swiss"/>
    </style:style>
    <style:style style:name="ce113" style:family="table-cell" style:parent-style-name="Default" style:data-style-name="N0">
      <style:table-cell-properties style:vertical-align="middle" fo:wrap-option="wrap"/>
      <style:text-properties fo:color="#000000" style:font-name="Avenir Next LT Pro" style:font-name-asian="Avenir Next LT Pro" style:font-name-complex="Avenir Next LT Pro" style:font-family-generic="swiss"/>
    </style:style>
    <style:style style:name="ce114" style:family="table-cell" style:parent-style-name="Default" style:data-style-name="N0">
      <style:table-cell-properties style:vertical-align="middle" fo:wrap-option="wrap" fo:background-color="#FF6D01" style:repeat-content="false"/>
      <style:paragraph-properties fo:text-align="center"/>
      <style:text-properties fo:color="#FFFFFF" style:font-name="Avenir Next LT Pro" style:font-name-asian="Avenir Next LT Pro" style:font-name-complex="Avenir Next LT Pro" fo:font-size="14pt" style:font-size-asian="14pt" style:font-size-complex="14pt" fo:font-weight="bold" style:font-weight-asian="bold" style:font-weight-complex="bold" style:font-family-generic="swiss"/>
    </style:style>
    <style:style style:name="ce115" style:family="table-cell" style:parent-style-name="Default" style:data-style-name="N0">
      <style:table-cell-properties style:vertical-align="middle" fo:wrap-option="wrap"/>
      <style:text-properties fo:color="#000000" style:font-name="Avenir Next LT Pro" style:font-name-asian="Avenir Next LT Pro" style:font-name-complex="Avenir Next LT Pro" fo:font-size="11pt" style:font-size-asian="11pt" style:font-size-complex="11pt" style:font-family-generic="swiss"/>
    </style:style>
    <style:style style:name="ce116" style:family="table-cell" style:parent-style-name="Default" style:data-style-name="N0">
      <style:table-cell-properties style:vertical-align="middle"/>
      <style:text-properties style:font-name="Avenir Next LT Pro" style:font-name-asian="Avenir Next LT Pro" style:font-name-complex="Avenir Next LT Pro" style:font-family-generic="swiss"/>
    </style:style>
    <style:style style:name="ce117" style:family="table-cell" style:parent-style-name="Default" style:data-style-name="N0">
      <style:table-cell-properties style:vertical-align="middle" fo:background-color="#FF6D01" style:repeat-content="false"/>
      <style:paragraph-properties fo:text-align="center"/>
      <style:text-properties fo:color="#FFFFFF" style:font-name="Avenir Next LT Pro" style:font-name-asian="Avenir Next LT Pro" style:font-name-complex="Avenir Next LT Pro" fo:font-size="14pt" style:font-size-asian="14pt" style:font-size-complex="14pt" fo:font-weight="bold" style:font-weight-asian="bold" style:font-weight-complex="bold" style:font-family-generic="swiss"/>
    </style:style>
    <style:style style:name="ce118" style:family="table-cell" style:parent-style-name="Default" style:data-style-name="N0">
      <style:table-cell-properties style:vertical-align="middle" fo:wrap-option="wrap" fo:background-color="#FF6D01" style:repeat-content="false"/>
      <style:paragraph-properties fo:text-align="center"/>
      <style:text-properties fo:color="#FFFFFF" style:font-name="Avenir Next LT Pro" style:font-name-asian="Avenir Next LT Pro" style:font-name-complex="Avenir Next LT Pro" fo:font-size="14pt" style:font-size-asian="14pt" style:font-size-complex="14pt" style:text-underline-style="solid" style:text-underline-type="single" fo:font-weight="bold" style:font-weight-asian="bold" style:font-weight-complex="bold" style:font-family-generic="swiss"/>
    </style:style>
    <style:style style:name="ce119" style:family="table-cell" style:parent-style-name="Default" style:data-style-name="N0">
      <style:table-cell-properties fo:border-top="thin solid #D9D9D9" fo:border-bottom="none" fo:border-left="none" fo:border-right="none" style:vertical-align="automatic"/>
      <style:text-properties fo:color="#000000" style:font-name="Avenir Next LT Pro" style:font-name-asian="Avenir Next LT Pro" style:font-name-complex="Avenir Next LT Pro" style:font-family-generic="swiss"/>
    </style:style>
    <style:style style:name="ce120" style:family="table-cell" style:parent-style-name="Default" style:data-style-name="N0">
      <style:table-cell-properties fo:border-top="thin solid #D9D9D9" fo:border-bottom="none" fo:border-left="none" fo:border-right="thin solid #000000" style:vertical-align="automatic"/>
      <style:text-properties fo:color="#000000" style:font-name="Avenir Next LT Pro" style:font-name-asian="Avenir Next LT Pro" style:font-name-complex="Avenir Next LT Pro" style:font-family-generic="swiss"/>
    </style:style>
    <style:style style:name="ce121" style:family="table-cell" style:parent-style-name="Default" style:data-style-name="N0">
      <style:table-cell-properties fo:border-top="none" fo:border-bottom="thin solid #000000" fo:border-left="thin solid #000000" fo:border-right="none" style:vertical-align="automatic"/>
      <style:text-properties fo:color="#000000" style:font-name="Avenir Next LT Pro" style:font-name-asian="Avenir Next LT Pro" style:font-name-complex="Avenir Next LT Pro" style:font-family-generic="swiss"/>
    </style:style>
    <style:style style:name="ce122" style:family="table-cell" style:parent-style-name="Default" style:data-style-name="N0">
      <style:table-cell-properties fo:border-top="none" fo:border-bottom="thin solid #000000" fo:border-left="none" fo:border-right="none" style:vertical-align="automatic"/>
      <style:text-properties fo:color="#000000" style:font-name="Avenir Next LT Pro" style:font-name-asian="Avenir Next LT Pro" style:font-name-complex="Avenir Next LT Pro" style:font-family-generic="swiss"/>
    </style:style>
    <style:style style:name="ce123" style:family="table-cell" style:parent-style-name="Default" style:data-style-name="N0">
      <style:table-cell-properties fo:border-top="none" fo:border-bottom="thin solid #000000" fo:border-left="none" fo:border-right="thin solid #000000" style:vertical-align="automatic"/>
      <style:text-properties fo:color="#000000" style:font-name="Avenir Next LT Pro" style:font-name-asian="Avenir Next LT Pro" style:font-name-complex="Avenir Next LT Pro" style:font-family-generic="swiss"/>
    </style:style>
    <style:style style:name="ce124" style:family="table-cell" style:parent-style-name="Default" style:data-style-name="N0">
      <style:table-cell-properties fo:border-top="none" fo:border-bottom="thin solid #FFFFFF" fo:border-left="none" fo:border-right="none" style:vertical-align="automatic"/>
      <style:text-properties fo:color="#000000" style:font-name="Avenir Next LT Pro" style:font-name-asian="Avenir Next LT Pro" style:font-name-complex="Avenir Next LT Pro" style:font-family-generic="swiss"/>
    </style:style>
    <style:style style:name="ce125" style:family="table-cell" style:parent-style-name="Default" style:data-style-name="N0">
      <style:table-cell-properties fo:border-top="none" fo:border-bottom="thin solid #FFFFFF" fo:border-left="none" fo:border-right="thin solid #FFFFFF" style:vertical-align="automatic"/>
      <style:text-properties fo:color="#000000" style:font-name="Avenir Next LT Pro" style:font-name-asian="Avenir Next LT Pro" style:font-name-complex="Avenir Next LT Pro" style:font-family-generic="swiss"/>
    </style:style>
    <style:style style:name="ce126" style:family="table-cell" style:parent-style-name="Default" style:data-style-name="N0">
      <style:table-cell-properties style:vertical-align="automatic"/>
      <style:text-properties style:font-name="Avenir Next LT Pro" style:font-name-asian="Avenir Next LT Pro" style:font-name-complex="Avenir Next LT Pro" style:font-family-generic="swiss"/>
    </style:style>
    <style:style style:name="ce127" style:family="table-cell" style:parent-style-name="Default" style:data-style-name="N0">
      <style:table-cell-properties fo:border-top="thin solid #000000" fo:border-bottom="none" fo:border-left="none" fo:border-right="none" style:vertical-align="automatic"/>
      <style:text-properties fo:color="#000000" style:font-name="Avenir Next LT Pro" style:font-name-asian="Avenir Next LT Pro" style:font-name-complex="Avenir Next LT Pro" style:font-family-generic="swiss"/>
    </style:style>
    <style:style style:name="ce128" style:family="table-cell" style:parent-style-name="Default" style:data-style-name="N0">
      <style:table-cell-properties fo:border-top="thin solid #000000" fo:border-bottom="none" fo:border-left="none" fo:border-right="thin solid #000000" style:vertical-align="automatic"/>
      <style:text-properties fo:color="#000000" style:font-name="Avenir Next LT Pro" style:font-name-asian="Avenir Next LT Pro" style:font-name-complex="Avenir Next LT Pro" style:font-family-generic="swiss"/>
    </style:style>
    <style:style style:name="ce129" style:family="table-cell" style:parent-style-name="Default" style:data-style-name="N0">
      <style:table-cell-properties fo:border-top="none" fo:border-bottom="none" fo:border-left="thin solid #000000" fo:border-right="none" style:vertical-align="automatic"/>
      <style:text-properties fo:color="#000000" style:font-name="Avenir Next LT Pro" style:font-name-asian="Avenir Next LT Pro" style:font-name-complex="Avenir Next LT Pro" style:font-family-generic="swiss"/>
    </style:style>
    <style:style style:name="ce130" style:family="table-cell" style:parent-style-name="Default" style:data-style-name="N0">
      <style:table-cell-properties fo:border-top="none" fo:border-bottom="none" fo:border-left="none" fo:border-right="thin solid #000000" style:vertical-align="automatic"/>
      <style:text-properties fo:color="#000000" style:font-name="Avenir Next LT Pro" style:font-name-asian="Avenir Next LT Pro" style:font-name-complex="Avenir Next LT Pro" style:font-family-generic="swiss"/>
    </style:style>
    <style:style style:name="ce131" style:family="table-cell" style:parent-style-name="Default" style:data-style-name="N0">
      <style:table-cell-properties fo:border-top="thin solid #000000" fo:border-bottom="none" fo:border-left="none" fo:border-right="none" style:vertical-align="automatic"/>
      <style:text-properties fo:color="#000000" style:font-family-generic="swiss"/>
    </style:style>
    <style:style style:name="ce132" style:family="table-cell" style:parent-style-name="Default" style:data-style-name="N0">
      <style:table-cell-properties fo:border-top="thin solid #000000" fo:border-bottom="none" fo:border-left="none" fo:border-right="thin solid #000000" style:vertical-align="automatic"/>
      <style:text-properties fo:color="#000000" style:font-family-generic="swiss"/>
    </style:style>
    <style:style style:name="ce133" style:family="table-cell" style:parent-style-name="Default" style:data-style-name="N0">
      <style:table-cell-properties fo:border-top="none" fo:border-bottom="none" fo:border-left="thin solid #000000" fo:border-right="none" style:vertical-align="automatic"/>
      <style:text-properties fo:color="#000000" style:font-family-generic="swiss"/>
    </style:style>
    <style:style style:name="ce134" style:family="table-cell" style:parent-style-name="Default" style:data-style-name="N0">
      <style:table-cell-properties style:vertical-align="automatic"/>
      <style:text-properties style:font-family-generic="swiss"/>
    </style:style>
    <style:style style:name="ce135" style:family="table-cell" style:parent-style-name="Default" style:data-style-name="N0">
      <style:table-cell-properties fo:border-top="none" fo:border-bottom="none" fo:border-left="none" fo:border-right="thin solid #000000" style:vertical-align="automatic"/>
      <style:text-properties fo:color="#000000" style:font-family-generic="swiss"/>
    </style:style>
    <style:style style:name="ce136" style:family="table-cell" style:parent-style-name="Default" style:data-style-name="N0">
      <style:table-cell-properties fo:border-top="none" fo:border-bottom="thin solid #000000" fo:border-left="thin solid #000000" fo:border-right="none" style:vertical-align="automatic"/>
      <style:text-properties fo:color="#000000" style:font-family-generic="swiss"/>
    </style:style>
    <style:style style:name="ce137" style:family="table-cell" style:parent-style-name="Default" style:data-style-name="N0">
      <style:table-cell-properties fo:border-top="none" fo:border-bottom="thin solid #000000" fo:border-left="none" fo:border-right="none" style:vertical-align="automatic"/>
      <style:text-properties fo:color="#000000" style:font-family-generic="swiss"/>
    </style:style>
    <style:style style:name="ce138" style:family="table-cell" style:parent-style-name="Default" style:data-style-name="N0">
      <style:table-cell-properties fo:border-top="none" fo:border-bottom="thin solid #000000" fo:border-left="none" fo:border-right="thin solid #000000" style:vertical-align="automatic"/>
      <style:text-properties fo:color="#000000" style:font-family-generic="swiss"/>
    </style:style>
    <style:style style:name="ce139" style:family="table-cell" style:parent-style-name="Default" style:data-style-name="N0">
      <style:table-cell-properties fo:border-top="none" fo:border-bottom="none" fo:border-left="none" fo:border-right="thin solid #FFFFFF" style:vertical-align="automatic"/>
      <style:text-properties fo:color="#000000" style:font-name="Avenir Next LT Pro" style:font-name-asian="Avenir Next LT Pro" style:font-name-complex="Avenir Next LT Pro" style:font-family-generic="swiss"/>
    </style:style>
    <style:style style:name="ce140" style:family="table-cell" style:parent-style-name="Default" style:data-style-name="N0">
      <style:table-cell-properties fo:border-top="none" fo:border-bottom="none" fo:border-left="thin solid #FFFFFF" fo:border-right="none" style:vertical-align="automatic"/>
      <style:text-properties fo:color="#000000" style:font-name="Avenir Next LT Pro" style:font-name-asian="Avenir Next LT Pro" style:font-name-complex="Avenir Next LT Pro" style:font-family-generic="swiss"/>
    </style:style>
    <style:style style:name="ce141" style:family="table-cell" style:parent-style-name="Default" style:data-style-name="N0">
      <style:table-cell-properties fo:border-top="thin solid #FFFFFF" fo:border-bottom="none" fo:border-left="none" fo:border-right="none" style:vertical-align="automatic"/>
      <style:text-properties fo:color="#000000" style:font-name="Avenir Next LT Pro" style:font-name-asian="Avenir Next LT Pro" style:font-name-complex="Avenir Next LT Pro" style:font-family-generic="swiss"/>
    </style:style>
    <style:style style:name="ce142" style:family="table-cell" style:parent-style-name="Default" style:data-style-name="N0">
      <style:table-cell-properties fo:border-top="thin solid #FFFFFF" fo:border-bottom="none" fo:border-left="none" fo:border-right="thin solid #FFFFFF" style:vertical-align="automatic"/>
      <style:text-properties fo:color="#000000" style:font-name="Avenir Next LT Pro" style:font-name-asian="Avenir Next LT Pro" style:font-name-complex="Avenir Next LT Pro" style:font-family-generic="swiss"/>
    </style:style>
    <style:style style:name="ce143" style:family="table-cell" style:parent-style-name="Default" style:data-style-name="N0">
      <style:table-cell-properties fo:border-top="thin solid #000000" fo:border-bottom="thin solid #000000" fo:border-left="none" fo:border-right="none" style:vertical-align="automatic"/>
      <style:text-properties fo:color="#000000" style:font-name="Avenir Next LT Pro" style:font-name-asian="Avenir Next LT Pro" style:font-name-complex="Avenir Next LT Pro" style:font-family-generic="swiss"/>
    </style:style>
    <style:style style:name="ce144" style:family="table-cell" style:parent-style-name="Default" style:data-style-name="N0">
      <style:table-cell-properties fo:border-top="thin solid #000000" fo:border-bottom="thin solid #000000" fo:border-left="none" fo:border-right="thin solid #000000" style:vertical-align="automatic"/>
      <style:text-properties fo:color="#000000" style:font-name="Avenir Next LT Pro" style:font-name-asian="Avenir Next LT Pro" style:font-name-complex="Avenir Next LT Pro" style:font-family-generic="swiss"/>
    </style:style>
    <style:style style:name="ce145" style:family="table-cell" style:parent-style-name="Default" style:data-style-name="N0">
      <style:table-cell-properties style:vertical-align="automatic"/>
      <style:text-properties fo:color="#000000" style:font-name="Avenir Next LT Pro" style:font-name-asian="Avenir Next LT Pro" style:font-name-complex="Avenir Next LT Pro" style:font-family-generic="swiss"/>
    </style:style>
    <style:style style:name="ce146" style:family="table-cell" style:parent-style-name="Default" style:data-style-name="N0">
      <style:table-cell-properties fo:border-top="none" fo:border-bottom="thin solid #FFFFFF" fo:border-left="thin solid #FFFFFF" fo:border-right="none" style:vertical-align="automatic"/>
      <style:text-properties fo:color="#000000" style:font-name="Avenir Next LT Pro" style:font-name-asian="Avenir Next LT Pro" style:font-name-complex="Avenir Next LT Pro" style:font-family-generic="swiss"/>
    </style:style>
    <style:style style:name="ce147" style:family="table-cell" style:parent-style-name="Default" style:data-style-name="N0">
      <style:table-cell-properties fo:border-top="thin solid #FFFFFF" fo:border-bottom="thin solid #FFFFFF" fo:border-left="none" fo:border-right="thin solid #FFFFFF" style:vertical-align="automatic"/>
      <style:text-properties fo:color="#000000" style:font-name="Avenir Next LT Pro" style:font-name-asian="Avenir Next LT Pro" style:font-name-complex="Avenir Next LT Pro" style:font-family-generic="swiss"/>
    </style:style>
    <style:style style:name="ce148" style:family="table-cell" style:parent-style-name="Default" style:data-style-name="N0">
      <style:table-cell-properties fo:border-top="none" fo:border-bottom="thin solid #D9D9D9" fo:border-left="none" fo:border-right="none" style:vertical-align="automatic" fo:background-color="#FFFFFF"/>
      <style:text-properties fo:color="#000000" style:font-name="Avenir Next LT Pro" style:font-name-asian="Avenir Next LT Pro" style:font-name-complex="Avenir Next LT Pro" style:font-family-generic="swiss"/>
    </style:style>
    <style:style style:name="ce149" style:family="table-cell" style:parent-style-name="Default" style:data-style-name="N0">
      <style:table-cell-properties fo:border-top="none" fo:border-bottom="thin solid #D9D9D9" fo:border-left="none" fo:border-right="thin solid #D9D9D9" style:vertical-align="automatic" fo:background-color="#FFFFFF"/>
      <style:text-properties fo:color="#000000" style:font-name="Avenir Next LT Pro" style:font-name-asian="Avenir Next LT Pro" style:font-name-complex="Avenir Next LT Pro" style:font-family-generic="swiss"/>
    </style:style>
    <style:style style:name="ce150" style:family="table-cell" style:parent-style-name="Default" style:data-style-name="N0">
      <style:table-cell-properties fo:border-top="thin solid #D9D9D9" fo:border-bottom="thin solid #D9D9D9" fo:border-left="none" fo:border-right="none" style:vertical-align="automatic" fo:background-color="#F3F3F3"/>
      <style:text-properties fo:color="#000000" style:font-name="Avenir Next LT Pro" style:font-name-asian="Avenir Next LT Pro" style:font-name-complex="Avenir Next LT Pro" style:font-family-generic="swiss"/>
    </style:style>
    <style:style style:name="ce151" style:family="table-cell" style:parent-style-name="Default" style:data-style-name="N0">
      <style:table-cell-properties fo:border-top="thin solid #D9D9D9" fo:border-bottom="thin solid #D9D9D9" fo:border-left="none" fo:border-right="thin solid #D9D9D9" style:vertical-align="automatic" fo:background-color="#F3F3F3"/>
      <style:text-properties fo:color="#000000" style:font-name="Avenir Next LT Pro" style:font-name-asian="Avenir Next LT Pro" style:font-name-complex="Avenir Next LT Pro" style:font-family-generic="swiss"/>
    </style:style>
    <style:style style:name="ce152" style:family="table-cell" style:parent-style-name="Default" style:data-style-name="N0">
      <style:table-cell-properties fo:border-top="thin solid #D9D9D9" fo:border-bottom="thin solid #D9D9D9" fo:border-left="none" fo:border-right="none" style:vertical-align="automatic" fo:background-color="#FFFFFF"/>
      <style:text-properties fo:color="#000000" style:font-name="Avenir Next LT Pro" style:font-name-asian="Avenir Next LT Pro" style:font-name-complex="Avenir Next LT Pro" style:font-family-generic="swiss"/>
    </style:style>
    <style:style style:name="ce153" style:family="table-cell" style:parent-style-name="Default" style:data-style-name="N0">
      <style:table-cell-properties fo:border-top="thin solid #D9D9D9" fo:border-bottom="thin solid #D9D9D9" fo:border-left="none" fo:border-right="thin solid #D9D9D9" style:vertical-align="automatic" fo:background-color="#FFFFFF"/>
      <style:text-properties fo:color="#000000" style:font-name="Avenir Next LT Pro" style:font-name-asian="Avenir Next LT Pro" style:font-name-complex="Avenir Next LT Pro" style:font-family-generic="swiss"/>
    </style:style>
    <style:style style:name="ce154" style:family="table-cell" style:parent-style-name="Default" style:data-style-name="N0">
      <style:table-cell-properties fo:border-top="none" fo:border-bottom="thin solid #000000" fo:border-left="none" fo:border-right="none" style:vertical-align="automatic"/>
      <style:text-properties style:font-name="Avenir Next LT Pro" style:font-name-asian="Avenir Next LT Pro" style:font-name-complex="Avenir Next LT Pro" style:font-family-generic="swiss"/>
    </style:style>
    <style:style style:name="ce155" style:family="table-cell" style:parent-style-name="Default" style:data-style-name="N0">
      <style:table-cell-properties style:vertical-align="automatic"/>
      <style:text-properties fo:color="#000000" style:font-family-generic="swiss"/>
    </style:style>
    <style:style style:name="ce156" style:family="table-cell" style:parent-style-name="Default" style:data-style-name="N0">
      <style:table-cell-properties fo:border-top="thin solid #FFFFFF" fo:border-bottom="none" fo:border-left="none" fo:border-right="thin solid #000000" style:vertical-align="automatic"/>
      <style:text-properties fo:color="#000000" style:font-name="Avenir Next LT Pro" style:font-name-asian="Avenir Next LT Pro" style:font-name-complex="Avenir Next LT Pro" style:font-family-generic="swiss"/>
    </style:style>
    <style:style style:name="ce157" style:family="table-cell" style:parent-style-name="Default" style:data-style-name="N0">
      <style:table-cell-properties fo:border-top="none" fo:border-bottom="thin solid #FFFFFF" fo:border-left="none" fo:border-right="thin solid #000000" style:vertical-align="automatic"/>
      <style:text-properties fo:color="#000000" style:font-name="Avenir Next LT Pro" style:font-name-asian="Avenir Next LT Pro" style:font-name-complex="Avenir Next LT Pro" style:font-family-generic="swiss"/>
    </style:style>
    <style:style style:name="ce158" style:family="table-cell" style:parent-style-name="Default" style:data-style-name="N0">
      <style:table-cell-properties fo:border-top="none" fo:border-bottom="thin solid #FFFFFF" fo:border-left="none" fo:border-right="thin solid #D9D9D9" style:vertical-align="automatic"/>
      <style:text-properties fo:color="#000000" style:font-name="Avenir Next LT Pro" style:font-name-asian="Avenir Next LT Pro" style:font-name-complex="Avenir Next LT Pro" style:font-family-generic="swiss"/>
    </style:style>
    <style:style style:name="ce159" style:family="table-cell" style:parent-style-name="Default" style:data-style-name="N0">
      <style:table-cell-properties fo:border="thin solid #D9D9D9" style:vertical-align="middle" fo:wrap-option="wrap" fo:background-color="#FFFFFF"/>
      <style:text-properties style:font-name="Avenir Next LT Pro" style:font-name-asian="Avenir Next LT Pro" style:font-name-complex="Avenir Next LT Pro" fo:font-size="11pt" style:font-size-asian="11pt" style:font-size-complex="11pt" style:font-family-generic="swiss"/>
    </style:style>
    <style:style style:name="ce160" style:family="table-cell" style:parent-style-name="Default" style:data-style-name="N0">
      <style:table-cell-properties fo:border="thin solid #D9D9D9"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style>
    <style:style style:name="ce161" style:family="table-cell" style:parent-style-name="Default" style:data-style-name="N0">
      <style:table-cell-properties fo:border="thin solid #D9D9D9" style:vertical-align="middle"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style>
    <style:style style:name="ce162" style:family="table-cell" style:parent-style-name="Default" style:data-style-name="N0">
      <style:table-cell-properties fo:border-top="thin solid #D9D9D9" fo:border-bottom="none" fo:border-left="thin solid #FFFFFF" fo:border-right="thin solid #FFFFFF" style:vertical-align="middle"/>
      <style:text-properties style:font-name="Avenir Next LT Pro" style:font-name-asian="Avenir Next LT Pro" style:font-name-complex="Avenir Next LT Pro" style:font-family-generic="swiss"/>
    </style:style>
    <style:style style:name="ce163" style:family="table-cell" style:parent-style-name="Default" style:data-style-name="N0">
      <style:table-cell-properties fo:border="thin solid #D9D9D9" style:vertical-align="middle" fo:wrap-option="wrap" fo:background-color="#F3F3F3"/>
      <style:text-properties style:font-name="Avenir Next LT Pro" style:font-name-asian="Avenir Next LT Pro" style:font-name-complex="Avenir Next LT Pro" fo:font-size="11pt" style:font-size-asian="11pt" style:font-size-complex="11pt" style:font-family-generic="swiss"/>
    </style:style>
    <style:style style:name="ce164" style:family="table-cell" style:parent-style-name="Default" style:data-style-name="N0">
      <style:table-cell-properties fo:border="thin solid #D9D9D9" style:vertical-align="middle" fo:wrap-option="wrap" fo:background-color="#F3F3F3"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style>
    <style:style style:name="ce165" style:family="table-cell" style:parent-style-name="Hyperlink" style:data-style-name="N0">
      <style:table-cell-properties fo:border="thin solid #D9D9D9" style:vertical-align="middle" fo:wrap-option="wrap" fo:background-color="#FFFFFF"/>
      <style:text-properties fo:color="#1155CC" style:font-name="Avenir Next LT Pro" style:font-name-asian="Avenir Next LT Pro" style:font-name-complex="Avenir Next LT Pro" style:text-underline-style="solid" style:text-underline-type="single" style:font-family-generic="swiss"/>
    </style:style>
    <style:style style:name="ce166" style:family="table-cell" style:parent-style-name="Hyperlink" style:data-style-name="N0">
      <style:table-cell-properties fo:border-top="thin solid #000000" fo:border-bottom="thin solid #D9D9D9" fo:border-left="thin solid #D9D9D9" fo:border-right="thin solid #D9D9D9" style:vertical-align="middle" fo:wrap-option="wrap" fo:background-color="#FFFFFF"/>
      <style:text-properties fo:color="#1155CC" style:font-name="Avenir Next LT Pro" style:font-name-asian="Avenir Next LT Pro" style:font-name-complex="Avenir Next LT Pro" style:text-underline-style="solid" style:text-underline-type="single" style:font-family-generic="swiss"/>
    </style:style>
    <style:style style:name="ce167" style:family="table-cell" style:parent-style-name="Default" style:data-style-name="N0">
      <style:table-cell-properties fo:border-top="thin solid #000000" fo:border-bottom="thin solid #D9D9D9" fo:border-left="thin solid #D9D9D9" fo:border-right="thin solid #D9D9D9"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style>
    <style:style style:name="ce168" style:family="table-cell" style:parent-style-name="Default" style:data-style-name="N0">
      <style:table-cell-properties fo:border-top="thin solid #000000" fo:border-bottom="thin solid #D9D9D9" fo:border-left="thin solid #D9D9D9" fo:border-right="thin solid #D9D9D9" style:vertical-align="middle"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style>
    <style:style style:name="ce169" style:family="table-cell" style:parent-style-name="Hyperlink" style:data-style-name="N0">
      <style:table-cell-properties fo:border="thin solid #D9D9D9" style:vertical-align="middle" fo:wrap-option="wrap" fo:background-color="#F3F3F3"/>
      <style:text-properties fo:color="#1155CC" style:font-name="Avenir Next LT Pro" style:font-name-asian="Avenir Next LT Pro" style:font-name-complex="Avenir Next LT Pro" style:text-underline-style="solid" style:text-underline-type="single" style:font-family-generic="swiss"/>
    </style:style>
    <style:style style:name="ce170" style:family="table-cell" style:parent-style-name="Default" style:data-style-name="N0">
      <style:table-cell-properties fo:border="thin solid #FFFFFF" style:vertical-align="middle" style:repeat-content="false"/>
      <style:paragraph-properties fo:text-align="center"/>
      <style:text-properties fo:color="#000000" style:font-name="Avenir Next LT Pro" style:font-name-asian="Avenir Next LT Pro" style:font-name-complex="Avenir Next LT Pro" style:font-family-generic="swiss"/>
    </style:style>
    <style:style style:name="ce171" style:family="table-cell" style:parent-style-name="Default" style:data-style-name="N0">
      <style:table-cell-properties fo:border-top="none" fo:border-bottom="none" fo:border-left="thin solid #FFFFFF" fo:border-right="thin solid #FFFFFF" style:vertical-align="middle"/>
      <style:text-properties fo:color="#000000" style:font-name="Avenir Next LT Pro" style:font-name-asian="Avenir Next LT Pro" style:font-name-complex="Avenir Next LT Pro" style:font-family-generic="swiss"/>
    </style:style>
    <style:style style:name="ce172" style:family="table-cell" style:parent-style-name="Default" style:data-style-name="N0">
      <style:table-cell-properties fo:border="thin solid #000000" style:vertical-align="middle" fo:wrap-option="wrap" fo:background-color="#F36229"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173" style:family="table-cell" style:parent-style-name="Default" style:data-style-name="N0">
      <style:table-cell-properties fo:border="thin solid #000000" style:vertical-align="middle" fo:background-color="#F36229"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174"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style>
    <style:style style:name="ce175" style:family="table-cell" style:parent-style-name="Default" style:data-style-name="N0">
      <style:table-cell-properties fo:border-top="thin solid #000000" fo:border-bottom="thin solid #FFFFFF" fo:border-left="thin solid #000000" fo:border-right="thin solid #FFFFFF" style:vertical-align="middle" fo:wrap-option="wrap" fo:background-color="#FFFFFF" style:repeat-content="false"/>
      <style:paragraph-properties fo:text-align="center"/>
      <style:text-properties style:font-name="Avenir Next LT Pro" style:font-name-asian="Avenir Next LT Pro" style:font-name-complex="Avenir Next LT Pro" style:font-family-generic="swiss"/>
    </style:style>
    <style:style style:name="ce176" style:family="table-cell" style:parent-style-name="Default" style:data-style-name="N0">
      <style:table-cell-properties fo:border-top="thin solid #000000" fo:border-bottom="thin solid #FFFFFF" fo:border-left="thin solid #FFFFFF" fo:border-right="thin solid #FFFFFF" style:vertical-align="middle" fo:wrap-option="wrap" fo:background-color="#FFFFFF" style:repeat-content="false"/>
      <style:paragraph-properties fo:text-align="center"/>
      <style:text-properties style:font-name="Avenir Next LT Pro" style:font-name-asian="Avenir Next LT Pro" style:font-name-complex="Avenir Next LT Pro" style:font-family-generic="swiss"/>
    </style:style>
    <style:style style:name="ce177" style:family="table-cell" style:parent-style-name="Default" style:data-style-name="N0">
      <style:table-cell-properties fo:border-top="thin solid #000000" fo:border-bottom="none" fo:border-left="thin solid #FFFFFF" fo:border-right="thin solid #FFFFFF" style:vertical-align="middle"/>
      <style:text-properties fo:color="#000000" style:font-name="Avenir Next LT Pro" style:font-name-asian="Avenir Next LT Pro" style:font-name-complex="Avenir Next LT Pro" style:font-family-generic="swiss"/>
    </style:style>
    <style:style style:name="ce178" style:family="table-cell" style:parent-style-name="Default" style:data-style-name="N0">
      <style:table-cell-properties fo:border-top="none" fo:border-bottom="none" fo:border-left="none" fo:border-right="thin solid #FFFFFF" style:vertical-align="middle" fo:background-color="#666666"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179" style:family="table-cell" style:parent-style-name="Default" style:data-style-name="N0">
      <style:table-cell-properties fo:border="thin solid #000000" style:vertical-align="middle"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style>
    <style:style style:name="ce180" style:family="table-cell" style:parent-style-name="Default" style:data-style-name="N0">
      <style:table-cell-properties fo:border="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style>
    <style:style style:name="ce181" style:family="table-cell" style:parent-style-name="Default" style:data-style-name="N0">
      <style:table-cell-properties fo:border="thin solid #000000" style:vertical-align="middle" fo:background-color="#FF6D01"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182" style:family="table-cell" style:parent-style-name="Default" style:data-style-name="N0">
      <style:table-cell-properties fo:border="thin solid #000000" style:vertical-align="middle" fo:background-color="#999999" style:repeat-content="false"/>
      <style:paragraph-properties fo:text-align="center"/>
      <style:text-properties fo:color="#FFFFFF" style:font-name="Avenir Next LT Pro" style:font-name-asian="Avenir Next LT Pro" style:font-name-complex="Avenir Next LT Pro" fo:font-size="11pt" style:font-size-asian="11pt" style:font-size-complex="11pt" fo:font-weight="bold" style:font-weight-asian="bold" style:font-weight-complex="bold" style:font-family-generic="swiss"/>
    </style:style>
    <style:style style:name="ce183" style:family="table-cell" style:parent-style-name="Default" style:data-style-name="N0">
      <style:table-cell-properties fo:border="thin solid #000000" style:vertical-align="middle" fo:wrap-option="wrap"/>
      <style:text-properties fo:color="#000000" style:font-name="Avenir Next LT Pro" style:font-name-asian="Avenir Next LT Pro" style:font-name-complex="Avenir Next LT Pro" fo:font-size="11pt" style:font-size-asian="11pt" style:font-size-complex="11pt" style:font-family-generic="swiss"/>
    </style:style>
    <style:style style:name="ce184" style:family="table-cell" style:parent-style-name="Default" style:data-style-name="N0">
      <style:table-cell-properties fo:border="thin solid #000000" style:vertical-align="middle" fo:wrap-option="wrap"/>
      <style:text-properties fo:color="#000000" style:font-name="Avenir Next LT Pro" style:font-name-asian="Avenir Next LT Pro" style:font-name-complex="Avenir Next LT Pro" fo:font-size="11pt" style:font-size-asian="11pt" style:font-size-complex="11pt" fo:font-weight="bold" style:font-weight-asian="bold" style:font-weight-complex="bold" style:font-family-generic="swiss"/>
    </style:style>
    <style:style style:name="ce185" style:family="table-cell" style:parent-style-name="Default" style:data-style-name="N0">
      <style:table-cell-properties fo:border="thin solid #000000" style:vertical-align="middle" fo:background-color="#999999" style:repeat-content="false"/>
      <style:paragraph-properties fo:text-align="center"/>
      <style:text-properties fo:color="#FFFFFF" style:font-name="Avenir Next LT Pro" style:font-name-asian="Avenir Next LT Pro" style:font-name-complex="Avenir Next LT Pro" fo:font-weight="bold" style:font-weight-asian="bold" style:font-weight-complex="bold" style:font-family-generic="swiss"/>
    </style:style>
    <style:style style:name="ce186" style:family="table-cell" style:parent-style-name="Default" style:data-style-name="N0">
      <style:table-cell-properties fo:border="thin solid #000000" style:vertical-align="middle" style:repeat-content="false"/>
      <style:paragraph-properties fo:text-align="center"/>
      <style:text-properties fo:color="#000000" style:font-name="Avenir Next LT Pro" style:font-name-asian="Avenir Next LT Pro" style:font-name-complex="Avenir Next LT Pro" fo:font-weight="bold" style:font-weight-asian="bold" style:font-weight-complex="bold" style:font-family-generic="swiss"/>
    </style:style>
    <style:style style:name="ce187" style:family="table-cell" style:parent-style-name="Default" style:data-style-name="N0">
      <style:table-cell-properties fo:border="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fo:font-weight="bold" style:font-weight-asian="bold" style:font-weight-complex="bold" style:font-family-generic="swiss"/>
    </style:style>
    <style:style style:name="ce188" style:family="table-cell" style:parent-style-name="Default" style:data-style-name="N0">
      <style:table-cell-properties fo:border-top="thin solid #000000" fo:border-bottom="thin solid #000000" fo:border-left="thin solid #000000" fo:border-right="thin solid #000000" style:vertical-align="middle" fo:background-color="#FF6D01" style:repeat-content="false"/>
      <style:paragraph-properties fo:text-align="center"/>
      <style:text-properties fo:color="#FFFFFF" style:font-name="Avenir Next LT Pro" style:font-name-asian="Avenir Next LT Pro" style:font-name-complex="Avenir Next LT Pro" fo:font-size="11pt" style:font-size-asian="11pt" style:font-size-complex="11pt" fo:font-weight="bold" style:font-weight-asian="bold" style:font-weight-complex="bold" style:font-family-generic="swiss"/>
    </style:style>
    <style:style style:name="ce189" style:family="table-cell" style:parent-style-name="Default" style:data-style-name="N0">
      <style:table-cell-properties fo:border-top="thin solid #FFFFFF" fo:border-bottom="thin solid #FFFFFF" fo:border-left="thin solid #FFFFFF" fo:border-right="thin solid #000000" style:vertical-align="middle" fo:background-color="#FFFFFF"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190" style:family="table-cell" style:parent-style-name="Default" style:data-style-name="N0">
      <style:table-cell-properties fo:border="thin solid #000000" style:vertical-align="middle" fo:background-color="#666666"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191" style:family="table-cell" style:parent-style-name="Default" style:data-style-name="N0">
      <style:table-cell-properties fo:border-top="thin solid #FFFFFF" fo:border-bottom="thin solid #FFFFFF" fo:border-left="none" fo:border-right="thin solid #FFFFFF" style:vertical-align="middle" fo:background-color="#FFFFFF" style:repeat-content="false"/>
      <style:paragraph-properties fo:text-align="center"/>
      <style:text-properties fo:color="#FFFFFF"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192" style:family="table-cell" style:parent-style-name="Default" style:data-style-name="N0">
      <style:table-cell-properties fo:border-top="thin solid #D9D9D9" fo:border-bottom="thin solid #000000" fo:border-left="thin solid #000000" fo:border-right="thin solid #000000" style:vertical-align="middle" style:repeat-content="false"/>
      <style:paragraph-properties fo:text-align="center"/>
      <style:text-properties fo:color="#000000" style:font-name="Avenir Next LT Pro" style:font-name-asian="Avenir Next LT Pro" style:font-name-complex="Avenir Next LT Pro" style:font-family-generic="swiss"/>
    </style:style>
    <style:style style:name="ce193" style:family="table-cell" style:parent-style-name="Default" style:data-style-name="N0">
      <style:table-cell-properties fo:border-top="thin solid #D9D9D9" fo:border-bottom="thin solid #000000" fo:border-left="thin solid #000000" fo:border-right="thin solid #000000" style:vertical-align="middle" style:repeat-content="false"/>
      <style:paragraph-properties fo:text-align="center"/>
      <style:text-properties fo:color="#000000" style:font-name="Avenir Next LT Pro" style:font-name-asian="Avenir Next LT Pro" style:font-name-complex="Avenir Next LT Pro" fo:font-size="12pt" style:font-size-asian="12pt" style:font-size-complex="12pt" fo:font-weight="bold" style:font-weight-asian="bold" style:font-weight-complex="bold" style:font-family-generic="swiss"/>
    </style:style>
    <style:style style:name="ce194" style:family="table-cell" style:parent-style-name="Default" style:data-style-name="N0">
      <style:table-cell-properties fo:border-top="thin solid #000000" fo:border-bottom="thin solid #FFFFFF" fo:border-left="thin solid #FFFFFF" fo:border-right="thin solid #FFFFFF" style:vertical-align="middle"/>
      <style:text-properties fo:color="#000000" style:font-name="Avenir Next LT Pro" style:font-name-asian="Avenir Next LT Pro" style:font-name-complex="Avenir Next LT Pro" style:font-family-generic="swiss"/>
    </style:style>
    <style:style style:name="ce195"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00" style:font-name="Avenir Next LT Pro" style:font-name-asian="Avenir Next LT Pro" style:font-name-complex="Avenir Next LT Pro" fo:font-size="11pt" style:font-size-asian="11pt" style:font-size-complex="11pt" style:text-underline-style="solid" style:text-underline-type="single" fo:font-weight="bold" style:font-weight-asian="bold" style:font-weight-complex="bold" style:font-family-generic="swiss"/>
    </style:style>
    <style:style style:name="ce196" style:family="table-cell" style:parent-style-name="Default" style:data-style-name="N0">
      <style:table-cell-properties fo:border="thin solid #000000" style:vertical-align="middle" fo:background-color="#FFFFFF" style:repeat-content="false"/>
      <style:paragraph-properties fo:text-align="center"/>
      <style:text-properties fo:color="#FFFFFF" style:font-name="Avenir Next LT Pro" style:font-name-asian="Avenir Next LT Pro" style:font-name-complex="Avenir Next LT Pro" fo:font-size="11pt" style:font-size-asian="11pt" style:font-size-complex="11pt" fo:font-weight="bold" style:font-weight-asian="bold" style:font-weight-complex="bold" style:font-family-generic="swiss"/>
    </style:style>
    <style:style style:name="ce197" style:family="table-cell" style:parent-style-name="Default" style:data-style-name="N0">
      <style:table-cell-properties fo:border="thin solid #000000" style:vertical-align="middle" style:repeat-content="false"/>
      <style:paragraph-properties fo:text-align="center"/>
      <style:text-properties style:font-name="Avenir Next LT Pro" style:font-name-asian="Avenir Next LT Pro" style:font-name-complex="Avenir Next LT Pro" fo:font-size="11pt" style:font-size-asian="11pt" style:font-size-complex="11pt" fo:font-weight="bold" style:font-weight-asian="bold" style:font-weight-complex="bold" style:font-family-generic="swiss"/>
    </style:style>
    <style:style style:name="ce198" style:family="table-cell" style:parent-style-name="Default" style:data-style-name="N0">
      <style:table-cell-properties fo:border="thin solid #000000" style:vertical-align="middle"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99" style:family="table-cell" style:parent-style-name="Hyperlink" style:data-style-name="N0">
      <style:table-cell-properties fo:border-top="thin solid #D9D9D9" fo:border-bottom="thin solid #000000" fo:border-left="thin solid #000000" fo:border-right="thin solid #000000" style:vertical-align="middle" style:repeat-content="false"/>
      <style:paragraph-properties fo:text-align="center"/>
      <style:text-properties fo:color="#1155CC" style:text-underline-style="solid" style:text-underline-type="single" style:font-family-generic="swiss"/>
    </style:style>
    <style:style style:name="ce200" style:family="table-cell" style:parent-style-name="Hyperlink" style:data-style-name="N0">
      <style:table-cell-properties fo:border="thin solid #000000" style:vertical-align="middle" fo:wrap-option="wrap" fo:background-color="#FFFFFF" style:repeat-content="false"/>
      <style:paragraph-properties fo:text-align="center"/>
      <style:text-properties fo:color="#1155CC" style:text-underline-style="solid" style:text-underline-type="single" style:font-family-generic="swiss"/>
    </style:style>
    <style:style style:name="ce201" style:family="table-cell" style:parent-style-name="Default" style:data-style-name="N0">
      <style:table-cell-properties fo:border-top="none" fo:border-bottom="thin solid #FFFFFF" fo:border-left="thin solid #FFFFFF" fo:border-right="thin solid #D9D9D9" style:vertical-align="middle" fo:wrap-option="wrap" fo:background-color="#FFFFFF" style:repeat-content="false"/>
      <style:paragraph-properties fo:text-align="center"/>
      <style:text-properties style:font-name="Avenir Next LT Pro" style:font-name-asian="Avenir Next LT Pro" style:font-name-complex="Avenir Next LT Pro" style:font-family-generic="swiss"/>
    </style:style>
    <style:style style:name="ce202" style:family="table-cell" style:parent-style-name="Default" style:data-style-name="N0">
      <style:table-cell-properties fo:border-top="thin solid #FFFFFF" fo:border-bottom="thin solid #FFFFFF" fo:border-left="thin solid #000000" fo:border-right="thin solid #FFFFFF" style:vertical-align="middle" fo:wrap-option="wrap" fo:background-color="#FFFFFF" style:repeat-content="false"/>
      <style:paragraph-properties fo:text-align="center"/>
      <style:text-properties style:font-name="Avenir Next LT Pro" style:font-name-asian="Avenir Next LT Pro" style:font-name-complex="Avenir Next LT Pro" style:font-family-generic="swiss"/>
    </style:style>
    <style:style style:name="ce203" style:family="table-cell" style:parent-style-name="Default" style:data-style-name="N0">
      <style:table-cell-properties fo:border="thin solid #FFFFFF" style:vertical-align="middle" fo:wrap-option="wrap" fo:background-color="#FFFFFF" style:repeat-content="false"/>
      <style:paragraph-properties fo:text-align="center"/>
      <style:text-properties style:font-name="Avenir Next LT Pro" style:font-name-asian="Avenir Next LT Pro" style:font-name-complex="Avenir Next LT Pro" style:font-family-generic="swiss"/>
    </style:style>
    <style:style style:name="ce204" style:family="table-cell" style:parent-style-name="Default" style:data-style-name="N0">
      <style:table-cell-properties fo:border-top="thin solid #FFFFFF" fo:border-bottom="thin solid #FFFFFF" fo:border-left="thin solid #FFFFFF" fo:border-right="thin solid #D9D9D9" style:vertical-align="middle" fo:wrap-option="wrap" fo:background-color="#FFFFFF" style:repeat-content="false"/>
      <style:paragraph-properties fo:text-align="center"/>
      <style:text-properties style:font-name="Avenir Next LT Pro" style:font-name-asian="Avenir Next LT Pro" style:font-name-complex="Avenir Next LT Pro" style:font-family-generic="swiss"/>
    </style:style>
    <style:style style:name="ce205" style:family="table-cell" style:parent-style-name="Default" style:data-style-name="N0">
      <style:table-cell-properties fo:border-top="thin solid #000000" fo:border-bottom="thin solid #000000" fo:border-left="thin solid #000000" fo:border-right="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style>
    <style:style style:name="ce206" style:family="table-cell" style:parent-style-name="Default" style:data-style-name="N0">
      <style:table-cell-properties fo:border-top="thin solid #000000" fo:border-bottom="thin solid #FFFFFF" fo:border-left="thin solid #000000" fo:border-right="thin solid #FFFFFF" style:vertical-align="middle" fo:wrap-option="wrap" fo:background-color="#FFFFFF" style:repeat-content="false"/>
      <style:paragraph-properties fo:text-align="center"/>
      <style:text-properties style:font-name="Avenir Next LT Pro" style:font-name-asian="Avenir Next LT Pro" style:font-name-complex="Avenir Next LT Pro" style:font-family-generic="swiss"/>
    </style:style>
    <style:style style:name="ce207" style:family="table-cell" style:parent-style-name="Hyperlink" style:data-style-name="N0">
      <style:table-cell-properties fo:border-top="thin solid #000000" fo:border-bottom="thin solid #D9D9D9" fo:border-left="thin solid #D9D9D9" fo:border-right="thin solid #D9D9D9" style:vertical-align="middle" fo:wrap-option="wrap" fo:background-color="#FFFFFF"/>
      <style:text-properties fo:color="#000000" style:font-name="Avenir Next LT Pro" style:font-name-asian="Avenir Next LT Pro" style:font-name-complex="Avenir Next LT Pro" style:text-underline-style="none" style:text-underline-type="none" style:font-family-generic="swiss"/>
    </style:style>
    <style:style style:name="ce208" style:family="table-cell" style:parent-style-name="Hyperlink" style:data-style-name="N0">
      <style:table-cell-properties fo:border-top="thin solid #000000" fo:border-bottom="thin solid #D9D9D9" fo:border-left="thin solid #D9D9D9" fo:border-right="thin solid #D9D9D9" style:vertical-align="middle" fo:wrap-option="wrap" fo:background-color="#FFFFFF"/>
      <style:text-properties fo:color="#1155CC" style:text-underline-style="solid" style:text-underline-type="single" style:font-family-generic="swiss"/>
    </style:style>
    <style:style style:name="ce209" style:family="table-cell" style:parent-style-name="Default" style:data-style-name="N0">
      <style:table-cell-properties fo:border="thin solid #000000" style:vertical-align="middle" fo:wrap-option="wrap"/>
      <style:text-properties fo:color="#000000" style:font-name="Avenir Next LT Pro" style:font-name-asian="Avenir Next LT Pro" style:font-name-complex="Avenir Next LT Pro" fo:font-size="11pt" style:font-size-asian="11pt" style:font-size-complex="11pt" fo:font-weight="bold" style:font-weight-asian="bold" style:font-weight-complex="bold"/>
    </style:style>
    <style:style style:name="ce210" style:family="table-cell" style:parent-style-name="Hyperlink" style:data-style-name="N0">
      <style:table-cell-properties fo:border="thin solid #D9D9D9" style:vertical-align="middle" fo:wrap-option="wrap" fo:background-color="#F3F3F3"/>
      <style:text-properties fo:color="#1155CC" style:text-underline-style="solid" style:text-underline-type="single" style:font-family-generic="swiss"/>
    </style:style>
    <style:style style:name="T1" style:family="text" style:parent-style-name="Default">
      <style:text-properties fo:color="#000000" style:text-line-through-style="none" style:font-name="Avenir Next LT Pro" style:font-name-asian="Avenir Next LT Pro" style:font-name-complex="Avenir Next LT Pro"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venir Next LT Pro" style:font-name-asian="Avenir Next LT Pro" style:font-name-complex="Avenir Next LT Pro"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venir Next LT Pro" style:font-name-asian="Avenir Next LT Pro" style:font-name-complex="Avenir Next LT Pro"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FFFFFF" style:text-line-through-style="none" style:font-name="Avenir Next LT Pro" style:font-name-asian="Avenir Next LT Pro" style:font-name-complex="Avenir Next LT Pro"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Avenir Next LT Pro" style:font-name-asian="Avenir Next LT Pro" style:font-name-complex="Avenir Next LT Pro"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000000" style:text-line-through-style="none" style:font-name="Avenir Next LT Pro" style:font-name-asian="Avenir Next LT Pro" style:font-name-complex="Avenir Next LT Pro"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venir Next LT Pro" style:font-name-asian="Avenir Next LT Pro" style:font-name-complex="Avenir Next LT Pro"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FFFFFF" style:text-line-through-style="none" style:font-name="Avenir Next LT Pro" style:font-name-asian="Avenir Next LT Pro" style:font-name-complex="Avenir Next LT Pro"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FFFFFF" style:text-line-through-style="none" style:font-name="Avenir Next LT Pro" style:font-name-asian="Avenir Next LT Pro" style:font-name-complex="Avenir Next LT Pro"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10" style:family="text" style:parent-style-name="Default">
      <style:text-properties fo:color="#000000" style:text-line-through-style="none" style:font-name="Avenir Next LT Pro" style:font-name-asian="Avenir Next LT Pro" style:font-name-complex="Avenir Next LT Pro"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11" style:family="text" style:parent-style-name="Default">
      <style:text-properties fo:color="#FF0000" style:text-line-through-style="none" style:font-name="Avenir Next LT Pro" style:font-name-asian="Avenir Next LT Pro" style:font-name-complex="Avenir Next LT Pro"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2" style:family="text" style:parent-style-name="Default">
      <style:text-properties fo:color="#FF5E29" style:text-line-through-style="none" style:font-name="Avenir Next LT Pro" style:font-name-asian="Avenir Next LT Pro" style:font-name-complex="Avenir Next LT Pro"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4" style:family="text" style:parent-style-name="Default">
      <style:text-properties fo:color="#000000" style:text-line-through-style="none" style:font-name="Avenir Next LT Pro" style:font-name-asian="Avenir Next LT Pro" style:font-name-complex="Avenir Next LT Pro"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15" style:family="text" style:parent-style-name="Default">
      <style:text-properties fo:color="#FF6D01" style:text-line-through-style="none" style:font-name="Avenir Next LT Pro" style:font-name-asian="Avenir Next LT Pro" style:font-name-complex="Avenir Next LT Pro"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6" style:family="text" style:parent-style-name="Default">
      <style:text-properties fo:color="#000000" style:text-line-through-style="none" style:font-name="Avenir Next LT Pro" style:font-name-asian="Avenir Next LT Pro" style:font-name-complex="Avenir Next LT Pro"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7" style:family="text" style:parent-style-name="Default">
      <style:text-properties fo:color="#FF6D01" style:text-line-through-style="none" style:font-name="Avenir Next LT Pro" style:font-name-asian="Avenir Next LT Pro" style:font-name-complex="Avenir Next LT Pro"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8" style:family="text" style:parent-style-name="Default">
      <style:text-properties fo:color="#FF6D01" style:text-line-through-style="solid" style:font-name="Avenir Next LT Pro" style:font-name-asian="Avenir Next LT Pro" style:font-name-complex="Avenir Next LT Pro"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9"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charset="x-symbol"/>
    </style:style>
    <style:style style:name="T20" style:family="text" style:parent-style-name="Default">
      <style:text-properties fo:color="#FF6D01" style:text-line-through-style="solid" style:font-name="Avenir Next LT Pro" style:font-name-asian="Avenir Next LT Pro" style:font-name-complex="Avenir Next LT Pro"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11125cm"/>
    </style:style>
    <style:style style:name="co2" style:family="table-column">
      <style:table-column-properties fo:break-before="auto" style:column-width="9.71020833333333cm"/>
    </style:style>
    <style:style style:name="co3" style:family="table-column">
      <style:table-column-properties fo:break-before="auto" style:column-width="1.08479166666667cm"/>
    </style:style>
    <style:style style:name="co4" style:family="table-column">
      <style:table-column-properties fo:break-before="auto" style:column-width="8.54604166666667cm"/>
    </style:style>
    <style:style style:name="co5" style:family="table-column">
      <style:table-column-properties fo:break-before="auto" style:column-width="2.32833333333333cm"/>
    </style:style>
    <style:style style:name="co6" style:family="table-column">
      <style:table-column-properties fo:break-before="auto" style:column-width="12.7cm"/>
    </style:style>
    <style:style style:name="co7" style:family="table-column">
      <style:table-column-properties fo:break-before="auto" style:column-width="13.1497916666667cm"/>
    </style:style>
    <style:style style:name="co8" style:family="table-column">
      <style:table-column-properties fo:break-before="auto" style:column-width="0.47625cm"/>
    </style:style>
    <style:style style:name="co9" style:family="table-column">
      <style:table-column-properties fo:break-before="auto" style:column-width="1.53458333333333cm"/>
    </style:style>
    <style:style style:name="co10" style:family="table-column">
      <style:table-column-properties fo:break-before="auto" style:column-width="1.21708333333333cm"/>
    </style:style>
    <style:style style:name="co11" style:family="table-column">
      <style:table-column-properties fo:break-before="auto" style:column-width="1.24354166666667cm"/>
    </style:style>
    <style:style style:name="co12" style:family="table-column">
      <style:table-column-properties fo:break-before="auto" style:column-width="1.29645833333333cm"/>
    </style:style>
    <style:style style:name="co13" style:family="table-column">
      <style:table-column-properties fo:break-before="auto" style:column-width="2.778125cm"/>
    </style:style>
    <style:style style:name="co14" style:family="table-column">
      <style:table-column-properties fo:break-before="auto" style:column-width="4.41854166666667cm"/>
    </style:style>
    <style:style style:name="co15" style:family="table-column">
      <style:table-column-properties fo:break-before="auto" style:column-width="0cm"/>
    </style:style>
    <style:style style:name="ro1" style:family="table-row">
      <style:table-row-properties style:row-height="27.75pt" style:use-optimal-row-height="false" fo:break-before="auto"/>
    </style:style>
    <style:style style:name="ro2" style:family="table-row">
      <style:table-row-properties style:row-height="30.75pt" style:use-optimal-row-height="true" fo:break-before="auto"/>
    </style:style>
    <style:style style:name="ro3" style:family="table-row">
      <style:table-row-properties style:row-height="12.75pt" style:use-optimal-row-height="true" fo:break-before="auto"/>
    </style:style>
    <style:style style:name="ro4" style:family="table-row">
      <style:table-row-properties style:row-height="168.75pt" style:use-optimal-row-height="false" fo:break-before="auto"/>
    </style:style>
    <style:style style:name="ro5" style:family="table-row">
      <style:table-row-properties style:row-height="48pt" style:use-optimal-row-height="false" fo:break-before="auto"/>
    </style:style>
    <style:style style:name="ro6" style:family="table-row">
      <style:table-row-properties style:row-height="18.6pt" style:use-optimal-row-height="false" fo:break-before="auto"/>
    </style:style>
    <style:style style:name="ro7" style:family="table-row">
      <style:table-row-properties style:row-height="51.6pt" style:use-optimal-row-height="false" fo:break-before="auto"/>
    </style:style>
    <style:style style:name="ro8" style:family="table-row">
      <style:table-row-properties style:row-height="9.75pt" style:use-optimal-row-height="false" fo:break-before="auto"/>
    </style:style>
    <style:style style:name="ro9" style:family="table-row">
      <style:table-row-properties style:row-height="26.25pt" style:use-optimal-row-height="false" fo:break-before="auto"/>
    </style:style>
    <style:style style:name="ro10" style:family="table-row">
      <style:table-row-properties style:row-height="15.75pt" style:use-optimal-row-height="false" fo:break-before="auto"/>
    </style:style>
    <style:style style:name="ro11" style:family="table-row">
      <style:table-row-properties style:row-height="19.5pt" style:use-optimal-row-height="false" fo:break-before="auto"/>
    </style:style>
    <style:style style:name="ro12" style:family="table-row">
      <style:table-row-properties style:row-height="15.75pt" style:use-optimal-row-height="true" fo:break-before="auto"/>
    </style:style>
    <style:style style:name="ro13" style:family="table-row">
      <style:table-row-properties style:row-height="13.5pt" style:use-optimal-row-height="false" fo:break-before="auto"/>
    </style:style>
    <style:style style:name="ro14" style:family="table-row">
      <style:table-row-properties style:row-height="13.15pt" style:use-optimal-row-height="false" fo:break-before="auto"/>
    </style:style>
    <style:style style:name="ro15" style:family="table-row">
      <style:table-row-properties style:row-height="30pt" style:use-optimal-row-height="false" fo:break-before="auto"/>
    </style:style>
    <style:style style:name="ro16" style:family="table-row">
      <style:table-row-properties style:row-height="43.5pt" style:use-optimal-row-height="false" fo:break-before="auto"/>
    </style:style>
    <style:style style:name="ro17" style:family="table-row">
      <style:table-row-properties style:row-height="40.5pt" style:use-optimal-row-height="false" fo:break-before="auto"/>
    </style:style>
    <style:style style:name="ro18" style:family="table-row">
      <style:table-row-properties style:row-height="259.5pt" style:use-optimal-row-height="false" fo:break-before="auto"/>
    </style:style>
    <style:style style:name="ro19" style:family="table-row">
      <style:table-row-properties style:row-height="18pt" style:use-optimal-row-height="false" fo:break-before="auto"/>
    </style:style>
    <style:style style:name="ro20" style:family="table-row">
      <style:table-row-properties style:row-height="55.5pt" style:use-optimal-row-height="false" fo:break-before="auto"/>
    </style:style>
    <style:style style:name="ro21" style:family="table-row">
      <style:table-row-properties style:row-height="54.75pt" style:use-optimal-row-height="false" fo:break-before="auto"/>
    </style:style>
    <style:style style:name="ro22" style:family="table-row">
      <style:table-row-properties style:row-height="0pt" style:use-optimal-row-height="false" fo:break-before="auto"/>
    </style:style>
    <style:style style:name="ro23" style:family="table-row">
      <style:table-row-properties style:row-height="136.5pt" style:use-optimal-row-height="false" fo:break-before="auto"/>
    </style:style>
    <style:style style:name="ro24" style:family="table-row">
      <style:table-row-properties style:row-height="47.25pt" style:use-optimal-row-height="false" fo:break-before="auto"/>
    </style:style>
    <style:style style:name="ro25" style:family="table-row">
      <style:table-row-properties style:row-height="48.75pt" style:use-optimal-row-height="false" fo:break-before="auto"/>
    </style:style>
    <style:style style:name="ro26" style:family="table-row">
      <style:table-row-properties style:row-height="60.75pt" style:use-optimal-row-height="false" fo:break-before="auto"/>
    </style:style>
    <style:style style:name="ro27" style:family="table-row">
      <style:table-row-properties style:row-height="57.75pt" style:use-optimal-row-height="false" fo:break-before="auto"/>
    </style:style>
    <style:style style:name="ro28" style:family="table-row">
      <style:table-row-properties style:row-height="390.75pt" style:use-optimal-row-height="false" fo:break-before="auto"/>
    </style:style>
    <style:style style:name="ro29" style:family="table-row">
      <style:table-row-properties style:row-height="141.75pt" style:use-optimal-row-height="false" fo:break-before="auto"/>
    </style:style>
    <style:style style:name="ro30" style:family="table-row">
      <style:table-row-properties style:row-height="45.75pt" style:use-optimal-row-height="false" fo:break-before="auto"/>
    </style:style>
    <style:style style:name="ro31" style:family="table-row">
      <style:table-row-properties style:row-height="59.25pt" style:use-optimal-row-height="false" fo:break-before="auto"/>
    </style:style>
    <style:style style:name="ro32" style:family="table-row">
      <style:table-row-properties style:row-height="271.5pt" style:use-optimal-row-height="false" fo:break-before="auto"/>
    </style:style>
    <style:style style:name="ro33" style:family="table-row">
      <style:table-row-properties style:row-height="12.75pt" style:use-optimal-row-height="false" fo:break-before="auto"/>
    </style:style>
    <style:style style:name="ro34" style:family="table-row">
      <style:table-row-properties style:row-height="145.5pt" style:use-optimal-row-height="false" fo:break-before="auto"/>
    </style:style>
    <style:style style:name="ro35" style:family="table-row">
      <style:table-row-properties style:row-height="64.5pt" style:use-optimal-row-height="false" fo:break-before="auto"/>
    </style:style>
    <style:style style:name="ro36" style:family="table-row">
      <style:table-row-properties style:row-height="61.5pt" style:use-optimal-row-height="false" fo:break-before="auto"/>
    </style:style>
    <style:style style:name="ro37" style:family="table-row">
      <style:table-row-properties style:row-height="348pt" style:use-optimal-row-height="false" fo:break-before="auto"/>
    </style:style>
    <style:style style:name="ro38" style:family="table-row">
      <style:table-row-properties style:row-height="62.25pt" style:use-optimal-row-height="false" fo:break-before="auto"/>
    </style:style>
    <style:style style:name="ro39" style:family="table-row">
      <style:table-row-properties style:row-height="10.5pt" style:use-optimal-row-height="false" fo:break-before="auto"/>
    </style:style>
    <style:style style:name="ro40" style:family="table-row">
      <style:table-row-properties style:row-height="183.75pt" style:use-optimal-row-height="false" fo:break-before="auto"/>
    </style:style>
    <style:style style:name="ro41" style:family="table-row">
      <style:table-row-properties style:row-height="51pt" style:use-optimal-row-height="false" fo:break-before="auto"/>
    </style:style>
    <style:style style:name="ro42" style:family="table-row">
      <style:table-row-properties style:row-height="87.75pt" style:use-optimal-row-height="false" fo:break-before="auto"/>
    </style:style>
    <style:style style:name="ro43" style:family="table-row">
      <style:table-row-properties style:row-height="325.5pt" style:use-optimal-row-height="false" fo:break-before="auto"/>
    </style:style>
    <style:style style:name="ro44" style:family="table-row">
      <style:table-row-properties style:row-height="25.9pt" style:use-optimal-row-height="false" fo:break-before="auto"/>
    </style:style>
    <style:style style:name="ro45" style:family="table-row">
      <style:table-row-properties style:row-height="45pt" style:use-optimal-row-height="false" fo:break-before="auto"/>
    </style:style>
    <style:style style:name="ro46" style:family="table-row">
      <style:table-row-properties style:row-height="320.25pt" style:use-optimal-row-height="false" fo:break-before="auto"/>
    </style:style>
    <style:style style:name="ro47" style:family="table-row">
      <style:table-row-properties style:row-height="51.75pt" style:use-optimal-row-height="false" fo:break-before="auto"/>
    </style:style>
    <style:style style:name="ro48" style:family="table-row">
      <style:table-row-properties style:row-height="88.5pt" style:use-optimal-row-height="false" fo:break-before="auto"/>
    </style:style>
    <style:style style:name="ro49" style:family="table-row">
      <style:table-row-properties style:row-height="83.25pt" style:use-optimal-row-height="false" fo:break-before="auto"/>
    </style:style>
    <style:style style:name="ro50" style:family="table-row">
      <style:table-row-properties style:row-height="31.5pt" style:use-optimal-row-height="false" fo:break-before="auto"/>
    </style:style>
    <style:style style:name="ro51" style:family="table-row">
      <style:table-row-properties style:row-height="81.75pt" style:use-optimal-row-height="false" fo:break-before="auto"/>
    </style:style>
    <style:style style:name="ro52" style:family="table-row">
      <style:table-row-properties style:row-height="85.5pt" style:use-optimal-row-height="false" fo:break-before="auto"/>
    </style:style>
    <style:style style:name="ro53" style:family="table-row">
      <style:table-row-properties style:row-height="72pt" style:use-optimal-row-height="false" fo:break-before="auto"/>
    </style:style>
    <style:style style:name="ro54" style:family="table-row">
      <style:table-row-properties style:row-height="352.5pt" style:use-optimal-row-height="false" fo:break-before="auto"/>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ce211" style:family="table-cell" style:parent-style-name="Default" style:data-style-name="N0">
      <style:table-cell-properties fo:border="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is-true-formula(NOT(ISERROR(SEARCH((&quot;Present&quot;);([.G39])))))" style:apply-style-name="cf1" style:base-cell-address="Onsite_Recommendation_Extra.G39"/>
      <style:map style:condition="of:is-true-formula(NOT(ISERROR(SEARCH((&quot;Absent&quot;);([.G39])))))" style:apply-style-name="cf2" style:base-cell-address="Onsite_Recommendation_Extra.G39"/>
      <style:map style:condition="of:is-true-formula(LEN(TRIM([.G5]))=0)" style:apply-style-name="cf4" style:base-cell-address="Onsite_Recommendation_Extra.G5"/>
    </style:style>
    <style:style style:name="ce212" style:family="table-cell" style:parent-style-name="Default" style:data-style-name="N0">
      <style:table-cell-properties fo:border="thin solid #000000" style:vertical-align="middle"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cell-content()=&quot;Crawlable&quot;" style:apply-style-name="cf1"/>
      <style:map style:condition="of:cell-content()=&quot;Not Crawlable&quot;" style:apply-style-name="cf2"/>
      <style:map style:condition="of:is-true-formula(LEN(TRIM([.G5]))=0)" style:apply-style-name="cf4" style:base-cell-address="Onsite_Recommendation_Extra.G5"/>
    </style:style>
    <style:style style:name="ce213" style:family="table-cell" style:parent-style-name="Default" style:data-style-name="N0">
      <style:table-cell-properties fo:border="thin solid #000000" style:vertical-align="middle"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cell-content()=&quot;Responsive&quot;" style:apply-style-name="cf1"/>
      <style:map style:condition="of:cell-content()=&quot;Not Responsive&quot;" style:apply-style-name="cf2"/>
      <style:map style:condition="of:is-true-formula(LEN(TRIM([.G5]))=0)" style:apply-style-name="cf4" style:base-cell-address="Onsite_Recommendation_Extra.G5"/>
    </style:style>
    <style:style style:name="ce214"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map style:condition="of:cell-content()&gt;0" style:apply-style-name="cf2"/>
      <style:map style:condition="of:cell-content()=0" style:apply-style-name="cf1"/>
    </style:style>
    <style:style style:name="ce215"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style:font-name="Avenir Next LT Pro" style:font-name-asian="Avenir Next LT Pro" style:font-name-complex="Avenir Next LT Pro" fo:font-size="12pt" style:font-size-asian="12pt" style:font-size-complex="12pt" fo:font-weight="bold" style:font-weight-asian="bold" style:font-weight-complex="bold" style:font-family-generic="swiss"/>
      <style:map style:condition="of:is-true-formula(LEN(TRIM([.G16]))=0)" style:apply-style-name="cf3" style:base-cell-address="Onsite_Recommendation_Extra.G16"/>
    </style:style>
    <style:style style:name="ce216" style:family="table-cell" style:parent-style-name="Default" style:data-style-name="N0">
      <style:table-cell-properties fo:border="thin solid #000000" style:vertical-align="middle" fo:wrap-option="wrap" style:repeat-content="false"/>
      <style:paragraph-properties fo:text-align="center"/>
      <style:text-properties style:font-name="Avenir Next LT Pro" style:font-name-asian="Avenir Next LT Pro" style:font-name-complex="Avenir Next LT Pro" fo:font-size="12pt" style:font-size-asian="12pt" style:font-size-complex="12pt" fo:font-weight="bold" style:font-weight-asian="bold" style:font-weight-complex="bold" style:font-family-generic="swiss"/>
      <style:map style:condition="of:is-true-formula(LEN(TRIM([.G16]))=0)" style:apply-style-name="cf3" style:base-cell-address="Onsite_Recommendation_Extra.G16"/>
    </style:style>
    <style:style style:name="ce217"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2pt" style:font-size-asian="12pt" style:font-size-complex="12pt" fo:font-weight="bold" style:font-weight-asian="bold" style:font-weight-complex="bold" style:font-family-generic="swiss"/>
      <style:map style:condition="of:is-true-formula(LEN(TRIM([.G16]))=0)" style:apply-style-name="cf3" style:base-cell-address="Onsite_Recommendation_Extra.G16"/>
    </style:style>
    <style:style style:name="ce218" style:family="table-cell" style:parent-style-name="Default" style:data-style-name="N36">
      <style:table-cell-properties fo:border="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16]))=0)" style:apply-style-name="cf3" style:base-cell-address="Onsite_Recommendation_Extra.G16"/>
    </style:style>
    <style:style style:name="ce219"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00" style:font-name="Avenir Next LT Pro" style:font-name-asian="Avenir Next LT Pro" style:font-name-complex="Avenir Next LT Pro" fo:font-size="11pt" style:font-size-asian="11pt" style:font-size-complex="11pt" style:text-underline-style="solid" style:text-underline-type="single" fo:font-weight="bold" style:font-weight-asian="bold" style:font-weight-complex="bold" style:font-family-generic="swiss"/>
      <style:map style:condition="of:is-true-formula(LEN(TRIM([.G5]))=0)" style:apply-style-name="cf4" style:base-cell-address="Onsite_Recommendation_Extra.G5"/>
    </style:style>
    <style:style style:name="ce220" style:family="table-cell" style:parent-style-name="Default" style:data-style-name="N0">
      <style:table-cell-properties fo:border="thin solid #000000" style:vertical-align="middle" style:repeat-content="false"/>
      <style:paragraph-properties fo:text-align="center"/>
      <style:text-properties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5]))=0)" style:apply-style-name="cf4" style:base-cell-address="Onsite_Recommendation_Extra.G5"/>
    </style:style>
    <style:style style:name="ce221" style:family="table-cell" style:parent-style-name="Default" style:data-style-name="N0">
      <style:table-cell-properties fo:border="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5]))=0)" style:apply-style-name="cf4" style:base-cell-address="Onsite_Recommendation_Extra.G5"/>
    </style:style>
    <style:style style:name="ce222" style:family="table-cell" style:parent-style-name="Default" style:data-style-name="N0">
      <style:table-cell-properties fo:border="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is-true-formula(LEN(TRIM([.G5]))=0)" style:apply-style-name="cf4" style:base-cell-address="Onsite_Recommendation_Extra.G5"/>
    </style:style>
    <style:style style:name="ce223" style:family="table-cell" style:parent-style-name="Default" style:data-style-name="N0">
      <style:table-cell-properties fo:border="thin solid #000000" style:vertical-align="middle" style:repeat-content="false"/>
      <style:paragraph-properties fo:text-align="center"/>
      <style:text-properties fo:color="#000000" fo:font-size="11pt" style:font-size-asian="11pt" style:font-size-complex="11pt" fo:font-weight="bold" style:font-weight-asian="bold" style:font-weight-complex="bold" style:font-family-generic="swiss"/>
      <style:map style:condition="of:is-true-formula(LEN(TRIM([.R8]))=0)" style:apply-style-name="cf4" style:base-cell-address="Onsite_Recommendation_Extra.R8"/>
    </style:style>
    <style:style style:name="ce224" style:family="table-cell" style:parent-style-name="Default" style:data-style-name="N0">
      <style:table-cell-properties fo:border="thin solid #000000" style:vertical-align="middle" fo:wrap-option="wrap"/>
      <style:text-properties fo:color="#000000" style:font-name="Avenir Next LT Pro" style:font-name-asian="Avenir Next LT Pro" style:font-name-complex="Avenir Next LT Pro" fo:font-size="11pt" style:font-size-asian="11pt" style:font-size-complex="11pt" style:font-family-generic="swiss"/>
      <style:map style:condition="of:is-true-formula(LEN(TRIM([.G5]))=0)" style:apply-style-name="cf4" style:base-cell-address="Onsite_Recommendation_Extra.G5"/>
    </style:style>
    <style:style style:name="ce225" style:family="table-cell" style:parent-style-name="Default" style:data-style-name="N0">
      <style:table-cell-properties fo:border="thin solid #000000" style:vertical-align="middle" fo:wrap-option="wrap"/>
      <style:text-properties fo:color="#000000"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5]))=0)" style:apply-style-name="cf4" style:base-cell-address="Onsite_Recommendation_Extra.G5"/>
    </style:style>
    <style:style style:name="ce226" style:family="table-cell" style:parent-style-name="Default" style:data-style-name="N0">
      <style:table-cell-properties fo:border="thin solid #000000" style:vertical-align="middle"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cell-content()=&quot;Indexed&quot;" style:apply-style-name="cf1"/>
      <style:map style:condition="of:cell-content()=&quot;Not Indexed&quot;" style:apply-style-name="cf2"/>
      <style:map style:condition="of:is-true-formula(LEN(TRIM([.G5]))=0)" style:apply-style-name="cf4" style:base-cell-address="Onsite_Recommendation_Extra.G5"/>
    </style:style>
    <style:style style:name="ce227" style:family="table-cell" style:parent-style-name="Default" style:data-style-name="N0">
      <style:table-cell-properties fo:border="thin solid #000000" style:vertical-align="middle"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cell-content()=&quot;Mobile Friendly&quot;" style:apply-style-name="cf1"/>
      <style:map style:condition="of:cell-content()=&quot;Not Mobile Friendly&quot;" style:apply-style-name="cf2"/>
      <style:map style:condition="of:is-true-formula(LEN(TRIM([.G5]))=0)" style:apply-style-name="cf4" style:base-cell-address="Onsite_Recommendation_Extra.G5"/>
    </style:style>
    <style:style style:name="ce228" style:family="table-cell" style:parent-style-name="Hyperlink" style:data-style-name="N0">
      <style:table-cell-properties fo:border="thin solid #000000" style:vertical-align="middle" fo:wrap-option="wrap" fo:background-color="#FFFFFF" style:repeat-content="false"/>
      <style:paragraph-properties fo:text-align="center"/>
      <style:text-properties fo:color="#1155CC" style:text-underline-style="solid" style:text-underline-type="single" style:font-family-generic="swiss"/>
      <style:map style:condition="of:is-true-formula(LEN(TRIM([.G5]))=0)" style:apply-style-name="cf4" style:base-cell-address="Defensive.G5"/>
    </style:style>
    <style:style style:name="ce229" style:family="table-cell" style:parent-style-name="Default" style:data-style-name="N0">
      <style:table-cell-properties fo:border="thin solid #000000" style:vertical-align="middle" style:repeat-content="false"/>
      <style:paragraph-properties fo:text-align="center"/>
      <style:text-properties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5]))=0)" style:apply-style-name="cf4" style:base-cell-address="Defensive.G5"/>
    </style:style>
    <style:style style:name="ce230" style:family="table-cell" style:parent-style-name="Default" style:data-style-name="N0">
      <style:table-cell-properties fo:border="thin solid #000000" style:vertical-align="middle" style:repeat-content="false"/>
      <style:paragraph-properties fo:text-align="center"/>
      <style:text-properties fo:color="#000000" fo:font-size="11pt" style:font-size-asian="11pt" style:font-size-complex="11pt" fo:font-weight="bold" style:font-weight-asian="bold" style:font-weight-complex="bold" style:font-family-generic="swiss"/>
      <style:map style:condition="of:is-true-formula(LEN(TRIM([.R8]))=0)" style:apply-style-name="cf4" style:base-cell-address="Defensive.R8"/>
    </style:style>
    <style:style style:name="ce231"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style:font-name="Avenir Next LT Pro" style:font-name-asian="Avenir Next LT Pro" style:font-name-complex="Avenir Next LT Pro" fo:font-size="12pt" style:font-size-asian="12pt" style:font-size-complex="12pt" fo:font-weight="bold" style:font-weight-asian="bold" style:font-weight-complex="bold" style:font-family-generic="swiss"/>
      <style:map style:condition="of:is-true-formula(LEN(TRIM([.G16]))=0)" style:apply-style-name="cf3" style:base-cell-address="Defensive.G16"/>
    </style:style>
    <style:style style:name="ce232"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2pt" style:font-size-asian="12pt" style:font-size-complex="12pt" fo:font-weight="bold" style:font-weight-asian="bold" style:font-weight-complex="bold" style:font-family-generic="swiss"/>
      <style:map style:condition="of:is-true-formula(LEN(TRIM([.G16]))=0)" style:apply-style-name="cf3" style:base-cell-address="Defensive.G16"/>
    </style:style>
    <style:style style:name="ce233" style:family="table-cell" style:parent-style-name="Default" style:data-style-name="N36">
      <style:table-cell-properties fo:border="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16]))=0)" style:apply-style-name="cf3" style:base-cell-address="Defensive.G16"/>
    </style:style>
    <style:style style:name="ce234" style:family="table-cell" style:parent-style-name="Default" style:data-style-name="N0">
      <style:table-cell-properties fo:border="thin solid #000000" style:vertical-align="middle" fo:wrap-option="wrap"/>
      <style:text-properties fo:color="#000000" style:font-name="Avenir Next LT Pro" style:font-name-asian="Avenir Next LT Pro" style:font-name-complex="Avenir Next LT Pro" fo:font-size="11pt" style:font-size-asian="11pt" style:font-size-complex="11pt" style:font-family-generic="swiss"/>
      <style:map style:condition="of:is-true-formula(LEN(TRIM([.G5]))=0)" style:apply-style-name="cf4" style:base-cell-address="Defensive.G5"/>
    </style:style>
    <style:style style:name="ce235" style:family="table-cell" style:parent-style-name="Default" style:data-style-name="N0">
      <style:table-cell-properties fo:border="thin solid #000000" style:vertical-align="middle" fo:wrap-option="wrap"/>
      <style:text-properties fo:color="#000000"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5]))=0)" style:apply-style-name="cf4" style:base-cell-address="Defensive.G5"/>
    </style:style>
    <style:style style:name="ce236" style:family="table-cell" style:parent-style-name="Default" style:data-style-name="N0">
      <style:table-cell-properties fo:border="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is-true-formula(NOT(ISERROR(SEARCH((&quot;Present&quot;);([.G39])))))" style:apply-style-name="cf1" style:base-cell-address="Defensive.G39"/>
      <style:map style:condition="of:is-true-formula(NOT(ISERROR(SEARCH((&quot;Absent&quot;);([.G39])))))" style:apply-style-name="cf2" style:base-cell-address="Defensive.G39"/>
      <style:map style:condition="of:is-true-formula(LEN(TRIM([.G5]))=0)" style:apply-style-name="cf4" style:base-cell-address="Defensive.G5"/>
    </style:style>
    <style:style style:name="ce237" style:family="table-cell" style:parent-style-name="Default" style:data-style-name="N0">
      <style:table-cell-properties fo:border="thin solid #000000" style:vertical-align="middle"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cell-content()=&quot;Crawlable&quot;" style:apply-style-name="cf1"/>
      <style:map style:condition="of:cell-content()=&quot;Not Crawlable&quot;" style:apply-style-name="cf2"/>
      <style:map style:condition="of:is-true-formula(LEN(TRIM([.G5]))=0)" style:apply-style-name="cf4" style:base-cell-address="Defensive.G5"/>
    </style:style>
    <style:style style:name="ce238" style:family="table-cell" style:parent-style-name="Default" style:data-style-name="N0">
      <style:table-cell-properties fo:border="thin solid #000000" style:vertical-align="middle"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cell-content()=&quot;Responsive&quot;" style:apply-style-name="cf1"/>
      <style:map style:condition="of:cell-content()=&quot;Not Responsive&quot;" style:apply-style-name="cf2"/>
      <style:map style:condition="of:is-true-formula(LEN(TRIM([.G5]))=0)" style:apply-style-name="cf4" style:base-cell-address="Defensive.G5"/>
    </style:style>
    <style:style style:name="ce239" style:family="table-cell" style:parent-style-name="Default" style:data-style-name="N0">
      <style:table-cell-properties fo:border="thin solid #000000" style:vertical-align="middle"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cell-content()=&quot;Indexed&quot;" style:apply-style-name="cf1"/>
      <style:map style:condition="of:cell-content()=&quot;Not Indexed&quot;" style:apply-style-name="cf2"/>
      <style:map style:condition="of:is-true-formula(LEN(TRIM([.G5]))=0)" style:apply-style-name="cf4" style:base-cell-address="Defensive.G5"/>
    </style:style>
    <style:style style:name="ce240"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map style:condition="of:cell-content()&gt;0" style:apply-style-name="cf2"/>
      <style:map style:condition="of:cell-content()=0" style:apply-style-name="cf1"/>
    </style:style>
    <style:style style:name="ce241" style:family="table-cell" style:parent-style-name="Default" style:data-style-name="N0">
      <style:table-cell-properties fo:border="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5]))=0)" style:apply-style-name="cf4" style:base-cell-address="Defensive.G5"/>
    </style:style>
    <style:style style:name="ce242" style:family="table-cell" style:parent-style-name="Default" style:data-style-name="N0">
      <style:table-cell-properties fo:border="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is-true-formula(LEN(TRIM([.G5]))=0)" style:apply-style-name="cf4" style:base-cell-address="Defensive.G5"/>
    </style:style>
    <style:style style:name="ce243" style:family="table-cell" style:parent-style-name="Hyperlink" style:data-style-name="N0">
      <style:table-cell-properties fo:border="thin solid #000000" style:vertical-align="middle" fo:wrap-option="wrap" fo:background-color="#FFFFFF" style:repeat-content="false"/>
      <style:paragraph-properties fo:text-align="center"/>
      <style:text-properties fo:color="#1155CC" style:text-underline-style="solid" style:text-underline-type="single" style:font-family-generic="swiss"/>
      <style:map style:condition="of:is-true-formula(LEN(TRIM([.G5]))=0)" style:apply-style-name="cf4" style:base-cell-address="Lesson.G5"/>
    </style:style>
    <style:style style:name="ce244" style:family="table-cell" style:parent-style-name="Default" style:data-style-name="N0">
      <style:table-cell-properties fo:border="thin solid #000000" style:vertical-align="middle" style:repeat-content="false"/>
      <style:paragraph-properties fo:text-align="center"/>
      <style:text-properties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5]))=0)" style:apply-style-name="cf4" style:base-cell-address="Lesson.G5"/>
    </style:style>
    <style:style style:name="ce245" style:family="table-cell" style:parent-style-name="Default" style:data-style-name="N0">
      <style:table-cell-properties fo:border="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is-true-formula(LEN(TRIM([.G5]))=0)" style:apply-style-name="cf4" style:base-cell-address="Lesson.G5"/>
    </style:style>
    <style:style style:name="ce246" style:family="table-cell" style:parent-style-name="Default" style:data-style-name="N0">
      <style:table-cell-properties fo:border="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5]))=0)" style:apply-style-name="cf4" style:base-cell-address="Lesson.G5"/>
    </style:style>
    <style:style style:name="ce247" style:family="table-cell" style:parent-style-name="Default" style:data-style-name="N0">
      <style:table-cell-properties fo:border="thin solid #000000" style:vertical-align="middle" fo:wrap-option="wrap"/>
      <style:text-properties fo:color="#000000" style:font-name="Avenir Next LT Pro" style:font-name-asian="Avenir Next LT Pro" style:font-name-complex="Avenir Next LT Pro" fo:font-size="11pt" style:font-size-asian="11pt" style:font-size-complex="11pt" style:font-family-generic="swiss"/>
      <style:map style:condition="of:is-true-formula(LEN(TRIM([.G5]))=0)" style:apply-style-name="cf4" style:base-cell-address="Lesson.G5"/>
    </style:style>
    <style:style style:name="ce248" style:family="table-cell" style:parent-style-name="Default" style:data-style-name="N0">
      <style:table-cell-properties fo:border="thin solid #000000" style:vertical-align="middle" fo:wrap-option="wrap"/>
      <style:text-properties fo:color="#000000" style:font-name="Avenir Next LT Pro" style:font-name-asian="Avenir Next LT Pro" style:font-name-complex="Avenir Next LT Pro" fo:font-size="11pt" style:font-size-asian="11pt" style:font-size-complex="11pt" fo:font-weight="bold" style:font-weight-asian="bold" style:font-weight-complex="bold"/>
      <style:map style:condition="of:is-true-formula(LEN(TRIM([.G5]))=0)" style:apply-style-name="cf4" style:base-cell-address="Lesson.G5"/>
    </style:style>
    <style:style style:name="ce249"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style:font-name="Avenir Next LT Pro" style:font-name-asian="Avenir Next LT Pro" style:font-name-complex="Avenir Next LT Pro" fo:font-size="12pt" style:font-size-asian="12pt" style:font-size-complex="12pt" fo:font-weight="bold" style:font-weight-asian="bold" style:font-weight-complex="bold" style:font-family-generic="swiss"/>
      <style:map style:condition="of:is-true-formula(LEN(TRIM([.G16]))=0)" style:apply-style-name="cf3" style:base-cell-address="Lesson.G16"/>
    </style:style>
    <style:style style:name="ce250"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2pt" style:font-size-asian="12pt" style:font-size-complex="12pt" fo:font-weight="bold" style:font-weight-asian="bold" style:font-weight-complex="bold" style:font-family-generic="swiss"/>
      <style:map style:condition="of:is-true-formula(LEN(TRIM([.G16]))=0)" style:apply-style-name="cf3" style:base-cell-address="Lesson.G16"/>
    </style:style>
    <style:style style:name="ce251" style:family="table-cell" style:parent-style-name="Default" style:data-style-name="N36">
      <style:table-cell-properties fo:border="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16]))=0)" style:apply-style-name="cf3" style:base-cell-address="Lesson.G16"/>
    </style:style>
    <style:style style:name="ce252" style:family="table-cell" style:parent-style-name="Default" style:data-style-name="N0">
      <style:table-cell-properties fo:border="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is-true-formula(NOT(ISERROR(SEARCH((&quot;Present&quot;);([.G39])))))" style:apply-style-name="cf1" style:base-cell-address="Lesson.G39"/>
      <style:map style:condition="of:is-true-formula(NOT(ISERROR(SEARCH((&quot;Absent&quot;);([.G39])))))" style:apply-style-name="cf2" style:base-cell-address="Lesson.G39"/>
      <style:map style:condition="of:is-true-formula(LEN(TRIM([.G5]))=0)" style:apply-style-name="cf4" style:base-cell-address="Lesson.G5"/>
    </style:style>
    <style:style style:name="ce253" style:family="table-cell" style:parent-style-name="Default" style:data-style-name="N0">
      <style:table-cell-properties fo:border="thin solid #000000" style:vertical-align="middle" style:repeat-content="false"/>
      <style:paragraph-properties fo:text-align="center"/>
      <style:text-properties fo:color="#000000" fo:font-size="11pt" style:font-size-asian="11pt" style:font-size-complex="11pt" fo:font-weight="bold" style:font-weight-asian="bold" style:font-weight-complex="bold" style:font-family-generic="swiss"/>
      <style:map style:condition="of:is-true-formula(LEN(TRIM([.R8]))=0)" style:apply-style-name="cf4" style:base-cell-address="Lesson.R8"/>
    </style:style>
    <style:style style:name="ce254" style:family="table-cell" style:parent-style-name="Default" style:data-style-name="N0">
      <style:table-cell-properties fo:border="thin solid #000000" style:vertical-align="middle"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cell-content()=&quot;Indexed&quot;" style:apply-style-name="cf1"/>
      <style:map style:condition="of:cell-content()=&quot;Not Indexed&quot;" style:apply-style-name="cf2"/>
      <style:map style:condition="of:is-true-formula(LEN(TRIM([.G5]))=0)" style:apply-style-name="cf4" style:base-cell-address="Lesson.G5"/>
    </style:style>
    <style:style style:name="ce255"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map style:condition="of:cell-content()&gt;0" style:apply-style-name="cf2"/>
      <style:map style:condition="of:cell-content()=0" style:apply-style-name="cf1"/>
    </style:style>
    <style:style style:name="ce256" style:family="table-cell" style:parent-style-name="Default" style:data-style-name="N0">
      <style:table-cell-properties fo:border="thin solid #000000" style:vertical-align="middle"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cell-content()=&quot;Responsive&quot;" style:apply-style-name="cf1"/>
      <style:map style:condition="of:cell-content()=&quot;Not Responsive&quot;" style:apply-style-name="cf2"/>
      <style:map style:condition="of:is-true-formula(LEN(TRIM([.G5]))=0)" style:apply-style-name="cf4" style:base-cell-address="Lesson.G5"/>
    </style:style>
    <style:style style:name="ce257" style:family="table-cell" style:parent-style-name="Default" style:data-style-name="N0">
      <style:table-cell-properties fo:border="thin solid #000000" style:vertical-align="middle"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cell-content()=&quot;Crawlable&quot;" style:apply-style-name="cf1"/>
      <style:map style:condition="of:cell-content()=&quot;Not Crawlable&quot;" style:apply-style-name="cf2"/>
      <style:map style:condition="of:is-true-formula(LEN(TRIM([.G5]))=0)" style:apply-style-name="cf4" style:base-cell-address="Lesson.G5"/>
    </style:style>
    <style:style style:name="ce258" style:family="table-cell" style:parent-style-name="Default" style:data-style-name="N0">
      <style:table-cell-properties fo:border="thin solid #000000" style:vertical-align="middle"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cell-content()=&quot;Crawlable&quot;" style:apply-style-name="cf1"/>
      <style:map style:condition="of:cell-content()=&quot;Not Crawlable&quot;" style:apply-style-name="cf2"/>
      <style:map style:condition="of:is-true-formula(LEN(TRIM([.G5]))=0)" style:apply-style-name="cf4" style:base-cell-address="Ohio_Abbreviated_Adult_Drivers.G5"/>
    </style:style>
    <style:style style:name="ce259" style:family="table-cell" style:parent-style-name="Default" style:data-style-name="N0">
      <style:table-cell-properties fo:border="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is-true-formula(NOT(ISERROR(SEARCH((&quot;Present&quot;);([.G39])))))" style:apply-style-name="cf1" style:base-cell-address="Ohio_Abbreviated_Adult_Drivers.G39"/>
      <style:map style:condition="of:is-true-formula(NOT(ISERROR(SEARCH((&quot;Absent&quot;);([.G39])))))" style:apply-style-name="cf2" style:base-cell-address="Ohio_Abbreviated_Adult_Drivers.G39"/>
      <style:map style:condition="of:is-true-formula(LEN(TRIM([.G5]))=0)" style:apply-style-name="cf4" style:base-cell-address="Ohio_Abbreviated_Adult_Drivers.G5"/>
    </style:style>
    <style:style style:name="ce260" style:family="table-cell" style:parent-style-name="Default" style:data-style-name="N0">
      <style:table-cell-properties fo:border="thin solid #000000" style:vertical-align="middle"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cell-content()=&quot;Responsive&quot;" style:apply-style-name="cf1"/>
      <style:map style:condition="of:cell-content()=&quot;Not Responsive&quot;" style:apply-style-name="cf2"/>
      <style:map style:condition="of:is-true-formula(LEN(TRIM([.G5]))=0)" style:apply-style-name="cf4" style:base-cell-address="Ohio_Abbreviated_Adult_Drivers.G5"/>
    </style:style>
    <style:style style:name="ce261"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map style:condition="of:cell-content()&gt;0" style:apply-style-name="cf2"/>
      <style:map style:condition="of:cell-content()=0" style:apply-style-name="cf1"/>
    </style:style>
    <style:style style:name="ce262" style:family="table-cell" style:parent-style-name="Hyperlink" style:data-style-name="N0">
      <style:table-cell-properties fo:border="thin solid #000000" style:vertical-align="middle" fo:wrap-option="wrap" fo:background-color="#FFFFFF" style:repeat-content="false"/>
      <style:paragraph-properties fo:text-align="center"/>
      <style:text-properties fo:color="#1155CC" style:text-underline-style="solid" style:text-underline-type="single" style:font-family-generic="swiss"/>
      <style:map style:condition="of:is-true-formula(LEN(TRIM([.G5]))=0)" style:apply-style-name="cf4" style:base-cell-address="Ohio_Abbreviated_Adult_Drivers.G5"/>
    </style:style>
    <style:style style:name="ce263" style:family="table-cell" style:parent-style-name="Default" style:data-style-name="N0">
      <style:table-cell-properties fo:border="thin solid #000000" style:vertical-align="middle" style:repeat-content="false"/>
      <style:paragraph-properties fo:text-align="center"/>
      <style:text-properties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5]))=0)" style:apply-style-name="cf4" style:base-cell-address="Ohio_Abbreviated_Adult_Drivers.G5"/>
    </style:style>
    <style:style style:name="ce264"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style:font-name="Avenir Next LT Pro" style:font-name-asian="Avenir Next LT Pro" style:font-name-complex="Avenir Next LT Pro" fo:font-size="12pt" style:font-size-asian="12pt" style:font-size-complex="12pt" fo:font-weight="bold" style:font-weight-asian="bold" style:font-weight-complex="bold" style:font-family-generic="swiss"/>
      <style:map style:condition="of:is-true-formula(LEN(TRIM([.G16]))=0)" style:apply-style-name="cf3" style:base-cell-address="Ohio_Abbreviated_Adult_Drivers.G16"/>
    </style:style>
    <style:style style:name="ce265"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2pt" style:font-size-asian="12pt" style:font-size-complex="12pt" fo:font-weight="bold" style:font-weight-asian="bold" style:font-weight-complex="bold" style:font-family-generic="swiss"/>
      <style:map style:condition="of:is-true-formula(LEN(TRIM([.G16]))=0)" style:apply-style-name="cf3" style:base-cell-address="Ohio_Abbreviated_Adult_Drivers.G16"/>
    </style:style>
    <style:style style:name="ce266" style:family="table-cell" style:parent-style-name="Default" style:data-style-name="N36">
      <style:table-cell-properties fo:border="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16]))=0)" style:apply-style-name="cf3" style:base-cell-address="Ohio_Abbreviated_Adult_Drivers.G16"/>
    </style:style>
    <style:style style:name="ce267" style:family="table-cell" style:parent-style-name="Default" style:data-style-name="N0">
      <style:table-cell-properties fo:border="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5]))=0)" style:apply-style-name="cf4" style:base-cell-address="Ohio_Abbreviated_Adult_Drivers.G5"/>
    </style:style>
    <style:style style:name="ce268" style:family="table-cell" style:parent-style-name="Default" style:data-style-name="N0">
      <style:table-cell-properties fo:border="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is-true-formula(LEN(TRIM([.G5]))=0)" style:apply-style-name="cf4" style:base-cell-address="Ohio_Abbreviated_Adult_Drivers.G5"/>
    </style:style>
    <style:style style:name="ce269" style:family="table-cell" style:parent-style-name="Default" style:data-style-name="N0">
      <style:table-cell-properties fo:border="thin solid #000000" style:vertical-align="middle" style:repeat-content="false"/>
      <style:paragraph-properties fo:text-align="center"/>
      <style:text-properties fo:color="#000000" fo:font-size="11pt" style:font-size-asian="11pt" style:font-size-complex="11pt" fo:font-weight="bold" style:font-weight-asian="bold" style:font-weight-complex="bold" style:font-family-generic="swiss"/>
      <style:map style:condition="of:is-true-formula(LEN(TRIM([.R8]))=0)" style:apply-style-name="cf4" style:base-cell-address="Ohio_Abbreviated_Adult_Drivers.R8"/>
    </style:style>
    <style:style style:name="ce270" style:family="table-cell" style:parent-style-name="Default" style:data-style-name="N0">
      <style:table-cell-properties fo:border="thin solid #000000" style:vertical-align="middle"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cell-content()=&quot;Indexed&quot;" style:apply-style-name="cf1"/>
      <style:map style:condition="of:cell-content()=&quot;Not Indexed&quot;" style:apply-style-name="cf2"/>
      <style:map style:condition="of:is-true-formula(LEN(TRIM([.G5]))=0)" style:apply-style-name="cf4" style:base-cell-address="Ohio_Abbreviated_Adult_Drivers.G5"/>
    </style:style>
    <style:style style:name="ce271" style:family="table-cell" style:parent-style-name="Default" style:data-style-name="N0">
      <style:table-cell-properties fo:border="thin solid #000000" style:vertical-align="middle" fo:wrap-option="wrap"/>
      <style:text-properties fo:color="#000000" style:font-name="Avenir Next LT Pro" style:font-name-asian="Avenir Next LT Pro" style:font-name-complex="Avenir Next LT Pro" fo:font-size="11pt" style:font-size-asian="11pt" style:font-size-complex="11pt" style:font-family-generic="swiss"/>
      <style:map style:condition="of:is-true-formula(LEN(TRIM([.G5]))=0)" style:apply-style-name="cf4" style:base-cell-address="Ohio_Abbreviated_Adult_Drivers.G5"/>
    </style:style>
    <style:style style:name="ce272" style:family="table-cell" style:parent-style-name="Default" style:data-style-name="N0">
      <style:table-cell-properties fo:border="thin solid #000000" style:vertical-align="middle" fo:wrap-option="wrap"/>
      <style:text-properties fo:color="#000000"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5]))=0)" style:apply-style-name="cf4" style:base-cell-address="Ohio_Abbreviated_Adult_Drivers.G5"/>
    </style:style>
    <style:style style:name="ce273"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map style:condition="of:cell-content()&gt;0" style:apply-style-name="cf2"/>
      <style:map style:condition="of:cell-content()=0" style:apply-style-name="cf1"/>
    </style:style>
    <style:style style:name="ce274" style:family="table-cell" style:parent-style-name="Hyperlink" style:data-style-name="N0">
      <style:table-cell-properties fo:border="thin solid #000000" style:vertical-align="middle" fo:wrap-option="wrap" fo:background-color="#FFFFFF" style:repeat-content="false"/>
      <style:paragraph-properties fo:text-align="center"/>
      <style:text-properties fo:color="#1155CC" style:text-underline-style="solid" style:text-underline-type="single" style:font-family-generic="swiss"/>
      <style:map style:condition="of:is-true-formula(LEN(TRIM([.G5]))=0)" style:apply-style-name="cf4" style:base-cell-address="Ohio_Drivers_Ed.G5"/>
    </style:style>
    <style:style style:name="ce275" style:family="table-cell" style:parent-style-name="Default" style:data-style-name="N0">
      <style:table-cell-properties fo:border="thin solid #000000" style:vertical-align="middle" style:repeat-content="false"/>
      <style:paragraph-properties fo:text-align="center"/>
      <style:text-properties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5]))=0)" style:apply-style-name="cf4" style:base-cell-address="Ohio_Drivers_Ed.G5"/>
    </style:style>
    <style:style style:name="ce276" style:family="table-cell" style:parent-style-name="Default" style:data-style-name="N0">
      <style:table-cell-properties fo:border="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is-true-formula(NOT(ISERROR(SEARCH((&quot;Present&quot;);([.G39])))))" style:apply-style-name="cf1" style:base-cell-address="Ohio_Drivers_Ed.G39"/>
      <style:map style:condition="of:is-true-formula(NOT(ISERROR(SEARCH((&quot;Absent&quot;);([.G39])))))" style:apply-style-name="cf2" style:base-cell-address="Ohio_Drivers_Ed.G39"/>
      <style:map style:condition="of:is-true-formula(LEN(TRIM([.G5]))=0)" style:apply-style-name="cf4" style:base-cell-address="Ohio_Drivers_Ed.G5"/>
    </style:style>
    <style:style style:name="ce277" style:family="table-cell" style:parent-style-name="Default" style:data-style-name="N0">
      <style:table-cell-properties fo:border="thin solid #000000" style:vertical-align="middle"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cell-content()=&quot;Responsive&quot;" style:apply-style-name="cf1"/>
      <style:map style:condition="of:cell-content()=&quot;Not Responsive&quot;" style:apply-style-name="cf2"/>
      <style:map style:condition="of:is-true-formula(LEN(TRIM([.G5]))=0)" style:apply-style-name="cf4" style:base-cell-address="Ohio_Drivers_Ed.G5"/>
    </style:style>
    <style:style style:name="ce278" style:family="table-cell" style:parent-style-name="Default" style:data-style-name="N0">
      <style:table-cell-properties fo:border="thin solid #000000" style:vertical-align="middle"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cell-content()=&quot;Crawlable&quot;" style:apply-style-name="cf1"/>
      <style:map style:condition="of:cell-content()=&quot;Not Crawlable&quot;" style:apply-style-name="cf2"/>
      <style:map style:condition="of:is-true-formula(LEN(TRIM([.G5]))=0)" style:apply-style-name="cf4" style:base-cell-address="Ohio_Drivers_Ed.G5"/>
    </style:style>
    <style:style style:name="ce279" style:family="table-cell" style:parent-style-name="Default" style:data-style-name="N0">
      <style:table-cell-properties fo:border="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5]))=0)" style:apply-style-name="cf4" style:base-cell-address="Ohio_Drivers_Ed.G5"/>
    </style:style>
    <style:style style:name="ce280" style:family="table-cell" style:parent-style-name="Default" style:data-style-name="N0">
      <style:table-cell-properties fo:border="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is-true-formula(LEN(TRIM([.G5]))=0)" style:apply-style-name="cf4" style:base-cell-address="Ohio_Drivers_Ed.G5"/>
    </style:style>
    <style:style style:name="ce281"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style:font-name="Avenir Next LT Pro" style:font-name-asian="Avenir Next LT Pro" style:font-name-complex="Avenir Next LT Pro" fo:font-size="12pt" style:font-size-asian="12pt" style:font-size-complex="12pt" fo:font-weight="bold" style:font-weight-asian="bold" style:font-weight-complex="bold" style:font-family-generic="swiss"/>
      <style:map style:condition="of:is-true-formula(LEN(TRIM([.G16]))=0)" style:apply-style-name="cf3" style:base-cell-address="Ohio_Drivers_Ed.G16"/>
    </style:style>
    <style:style style:name="ce282"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2pt" style:font-size-asian="12pt" style:font-size-complex="12pt" fo:font-weight="bold" style:font-weight-asian="bold" style:font-weight-complex="bold" style:font-family-generic="swiss"/>
      <style:map style:condition="of:is-true-formula(LEN(TRIM([.G16]))=0)" style:apply-style-name="cf3" style:base-cell-address="Ohio_Drivers_Ed.G16"/>
    </style:style>
    <style:style style:name="ce283" style:family="table-cell" style:parent-style-name="Default" style:data-style-name="N36">
      <style:table-cell-properties fo:border="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16]))=0)" style:apply-style-name="cf3" style:base-cell-address="Ohio_Drivers_Ed.G16"/>
    </style:style>
    <style:style style:name="ce284" style:family="table-cell" style:parent-style-name="Default" style:data-style-name="N0">
      <style:table-cell-properties fo:border="thin solid #000000" style:vertical-align="middle" style:repeat-content="false"/>
      <style:paragraph-properties fo:text-align="center"/>
      <style:text-properties fo:color="#000000" fo:font-size="11pt" style:font-size-asian="11pt" style:font-size-complex="11pt" fo:font-weight="bold" style:font-weight-asian="bold" style:font-weight-complex="bold" style:font-family-generic="swiss"/>
      <style:map style:condition="of:is-true-formula(LEN(TRIM([.R8]))=0)" style:apply-style-name="cf4" style:base-cell-address="Ohio_Drivers_Ed.R8"/>
    </style:style>
    <style:style style:name="ce285" style:family="table-cell" style:parent-style-name="Default" style:data-style-name="N0">
      <style:table-cell-properties fo:border="thin solid #000000" style:vertical-align="middle"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cell-content()=&quot;Indexed&quot;" style:apply-style-name="cf1"/>
      <style:map style:condition="of:cell-content()=&quot;Not Indexed&quot;" style:apply-style-name="cf2"/>
      <style:map style:condition="of:is-true-formula(LEN(TRIM([.G5]))=0)" style:apply-style-name="cf4" style:base-cell-address="Ohio_Drivers_Ed.G5"/>
    </style:style>
    <style:style style:name="ce286" style:family="table-cell" style:parent-style-name="Default" style:data-style-name="N0">
      <style:table-cell-properties fo:border="thin solid #000000" style:vertical-align="middle" fo:wrap-option="wrap"/>
      <style:text-properties fo:color="#000000" style:font-name="Avenir Next LT Pro" style:font-name-asian="Avenir Next LT Pro" style:font-name-complex="Avenir Next LT Pro" fo:font-size="11pt" style:font-size-asian="11pt" style:font-size-complex="11pt" style:font-family-generic="swiss"/>
      <style:map style:condition="of:is-true-formula(LEN(TRIM([.G5]))=0)" style:apply-style-name="cf4" style:base-cell-address="Ohio_Drivers_Ed.G5"/>
    </style:style>
    <style:style style:name="ce287" style:family="table-cell" style:parent-style-name="Default" style:data-style-name="N0">
      <style:table-cell-properties fo:border="thin solid #000000" style:vertical-align="middle" fo:wrap-option="wrap"/>
      <style:text-properties fo:color="#000000"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5]))=0)" style:apply-style-name="cf4" style:base-cell-address="Ohio_Drivers_Ed.G5"/>
    </style:style>
    <style:style style:name="ce288"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00" style:font-name="Avenir Next LT Pro" style:font-name-asian="Avenir Next LT Pro" style:font-name-complex="Avenir Next LT Pro" fo:font-size="11pt" style:font-size-asian="11pt" style:font-size-complex="11pt" style:text-underline-style="solid" style:text-underline-type="single" fo:font-weight="bold" style:font-weight-asian="bold" style:font-weight-complex="bold" style:font-family-generic="swiss"/>
      <style:map style:condition="of:is-true-formula(LEN(TRIM([.G5]))=0)" style:apply-style-name="cf4" style:base-cell-address="Onsite_Recommendation_Repor_(6).G5"/>
    </style:style>
    <style:style style:name="ce289" style:family="table-cell" style:parent-style-name="Default" style:data-style-name="N0">
      <style:table-cell-properties fo:border="thin solid #000000" style:vertical-align="middle" style:repeat-content="false"/>
      <style:paragraph-properties fo:text-align="center"/>
      <style:text-properties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5]))=0)" style:apply-style-name="cf4" style:base-cell-address="Onsite_Recommendation_Repor_(6).G5"/>
    </style:style>
    <style:style style:name="ce290" style:family="table-cell" style:parent-style-name="Default" style:data-style-name="N0">
      <style:table-cell-properties fo:border="thin solid #000000" style:vertical-align="middle" style:repeat-content="false"/>
      <style:paragraph-properties fo:text-align="center"/>
      <style:text-properties fo:color="#000000" fo:font-size="11pt" style:font-size-asian="11pt" style:font-size-complex="11pt" fo:font-weight="bold" style:font-weight-asian="bold" style:font-weight-complex="bold" style:font-family-generic="swiss"/>
      <style:map style:condition="of:is-true-formula(LEN(TRIM([.R8]))=0)" style:apply-style-name="cf4" style:base-cell-address="Onsite_Recommendation_Repor_(6).R8"/>
    </style:style>
    <style:style style:name="ce291"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style:font-name="Avenir Next LT Pro" style:font-name-asian="Avenir Next LT Pro" style:font-name-complex="Avenir Next LT Pro" fo:font-size="12pt" style:font-size-asian="12pt" style:font-size-complex="12pt" fo:font-weight="bold" style:font-weight-asian="bold" style:font-weight-complex="bold" style:font-family-generic="swiss"/>
      <style:map style:condition="of:is-true-formula(LEN(TRIM([.G16]))=0)" style:apply-style-name="cf3" style:base-cell-address="Onsite_Recommendation_Repor_(6).G16"/>
    </style:style>
    <style:style style:name="ce292"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2pt" style:font-size-asian="12pt" style:font-size-complex="12pt" fo:font-weight="bold" style:font-weight-asian="bold" style:font-weight-complex="bold" style:font-family-generic="swiss"/>
      <style:map style:condition="of:is-true-formula(LEN(TRIM([.G16]))=0)" style:apply-style-name="cf3" style:base-cell-address="Onsite_Recommendation_Repor_(6).G16"/>
    </style:style>
    <style:style style:name="ce293" style:family="table-cell" style:parent-style-name="Default" style:data-style-name="N36">
      <style:table-cell-properties fo:border="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16]))=0)" style:apply-style-name="cf3" style:base-cell-address="Onsite_Recommendation_Repor_(6).G16"/>
    </style:style>
    <style:style style:name="ce294" style:family="table-cell" style:parent-style-name="Default" style:data-style-name="N0">
      <style:table-cell-properties fo:border="thin solid #000000" style:vertical-align="middle" fo:wrap-option="wrap"/>
      <style:text-properties fo:color="#000000" style:font-name="Avenir Next LT Pro" style:font-name-asian="Avenir Next LT Pro" style:font-name-complex="Avenir Next LT Pro" fo:font-size="11pt" style:font-size-asian="11pt" style:font-size-complex="11pt" style:font-family-generic="swiss"/>
      <style:map style:condition="of:is-true-formula(LEN(TRIM([.G5]))=0)" style:apply-style-name="cf4" style:base-cell-address="Onsite_Recommendation_Repor_(6).G5"/>
    </style:style>
    <style:style style:name="ce295" style:family="table-cell" style:parent-style-name="Default" style:data-style-name="N0">
      <style:table-cell-properties fo:border="thin solid #000000" style:vertical-align="middle" fo:wrap-option="wrap"/>
      <style:text-properties fo:color="#000000"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5]))=0)" style:apply-style-name="cf4" style:base-cell-address="Onsite_Recommendation_Repor_(6).G5"/>
    </style:style>
    <style:style style:name="ce296" style:family="table-cell" style:parent-style-name="Default" style:data-style-name="N0">
      <style:table-cell-properties fo:border="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is-true-formula(NOT(ISERROR(SEARCH((&quot;Present&quot;);([.G39])))))" style:apply-style-name="cf1" style:base-cell-address="Onsite_Recommendation_Repor_(6).G39"/>
      <style:map style:condition="of:is-true-formula(NOT(ISERROR(SEARCH((&quot;Absent&quot;);([.G39])))))" style:apply-style-name="cf2" style:base-cell-address="Onsite_Recommendation_Repor_(6).G39"/>
      <style:map style:condition="of:is-true-formula(LEN(TRIM([.G5]))=0)" style:apply-style-name="cf4" style:base-cell-address="Onsite_Recommendation_Repor_(6).G5"/>
    </style:style>
    <style:style style:name="ce297" style:family="table-cell" style:parent-style-name="Default" style:data-style-name="N0">
      <style:table-cell-properties fo:border="thin solid #000000" style:vertical-align="middle"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cell-content()=&quot;Crawlable&quot;" style:apply-style-name="cf1"/>
      <style:map style:condition="of:cell-content()=&quot;Not Crawlable&quot;" style:apply-style-name="cf2"/>
      <style:map style:condition="of:is-true-formula(LEN(TRIM([.G5]))=0)" style:apply-style-name="cf4" style:base-cell-address="Onsite_Recommendation_Repor_(6).G5"/>
    </style:style>
    <style:style style:name="ce298" style:family="table-cell" style:parent-style-name="Default" style:data-style-name="N0">
      <style:table-cell-properties fo:border="thin solid #000000" style:vertical-align="middle"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cell-content()=&quot;Responsive&quot;" style:apply-style-name="cf1"/>
      <style:map style:condition="of:cell-content()=&quot;Not Responsive&quot;" style:apply-style-name="cf2"/>
      <style:map style:condition="of:is-true-formula(LEN(TRIM([.G5]))=0)" style:apply-style-name="cf4" style:base-cell-address="Onsite_Recommendation_Repor_(6).G5"/>
    </style:style>
    <style:style style:name="ce299" style:family="table-cell" style:parent-style-name="Default" style:data-style-name="N0">
      <style:table-cell-properties fo:border="thin solid #000000" style:vertical-align="middle"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cell-content()=&quot;Indexed&quot;" style:apply-style-name="cf1"/>
      <style:map style:condition="of:cell-content()=&quot;Not Indexed&quot;" style:apply-style-name="cf2"/>
      <style:map style:condition="of:is-true-formula(LEN(TRIM([.G5]))=0)" style:apply-style-name="cf4" style:base-cell-address="Onsite_Recommendation_Repor_(6).G5"/>
    </style:style>
    <style:style style:name="ce300"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venir Next LT Pro" style:font-name-asian="Avenir Next LT Pro" style:font-name-complex="Avenir Next LT Pro" fo:font-size="11pt" style:font-size-asian="11pt" style:font-size-complex="11pt" style:font-family-generic="swiss"/>
      <style:map style:condition="of:cell-content()&gt;0" style:apply-style-name="cf2"/>
      <style:map style:condition="of:cell-content()=0" style:apply-style-name="cf1"/>
    </style:style>
    <style:style style:name="ce301" style:family="table-cell" style:parent-style-name="Default" style:data-style-name="N0">
      <style:table-cell-properties fo:border="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fo:font-weight="bold" style:font-weight-asian="bold" style:font-weight-complex="bold" style:font-family-generic="swiss"/>
      <style:map style:condition="of:is-true-formula(LEN(TRIM([.G5]))=0)" style:apply-style-name="cf4" style:base-cell-address="Onsite_Recommendation_Repor_(6).G5"/>
    </style:style>
    <style:style style:name="ce302" style:family="table-cell" style:parent-style-name="Default" style:data-style-name="N0">
      <style:table-cell-properties fo:border="thin solid #000000" style:vertical-align="middle" fo:wrap-option="wrap" style:repeat-content="false"/>
      <style:paragraph-properties fo:text-align="center"/>
      <style:text-properties fo:color="#000000" style:font-name="Avenir Next LT Pro" style:font-name-asian="Avenir Next LT Pro" style:font-name-complex="Avenir Next LT Pro" fo:font-size="11pt" style:font-size-asian="11pt" style:font-size-complex="11pt" style:font-family-generic="swiss"/>
      <style:map style:condition="of:is-true-formula(LEN(TRIM([.G5]))=0)" style:apply-style-name="cf4" style:base-cell-address="Onsite_Recommendation_Repor_(6).G5"/>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Yes&quot;;&quot;No&quot;)">
          <table:help-message table:display="true"/>
          <table:error-message table:display="true"/>
        </table:content-validation>
        <table:content-validation table:name="val2" table:condition="of:cell-content-is-in-list(&quot;Indexed&quot;;&quot;Not indexed&quot;)">
          <table:help-message/>
          <table:error-message/>
        </table:content-validation>
        <table:content-validation table:name="val3" table:condition="of:cell-content-is-in-list(&quot;Existing Page&quot;;&quot;Page Needs Created&quot;)">
          <table:help-message/>
          <table:error-message/>
        </table:content-validation>
        <table:content-validation table:name="val4" table:condition="of:cell-content-is-in-list(&quot;Crawlable&quot;;&quot;Not Crawlable&quot;)">
          <table:help-message/>
          <table:error-message/>
        </table:content-validation>
        <table:content-validation table:name="val5" table:condition="of:cell-content-is-in-list(&quot;Present&quot;;&quot;Absent&quot;)">
          <table:help-message/>
          <table:error-message/>
        </table:content-validation>
        <table:content-validation table:name="val6" table:condition="of:cell-content-is-in-list(&quot;Mobile Friendly&quot;;&quot;Not Mobile Friendly&quot;)">
          <table:help-message/>
          <table:error-message/>
        </table:content-validation>
        <table:content-validation table:name="val7" table:condition="of:cell-content-is-in-list(&quot;Present&quot;;&quot;Absent We Will Address In Your Internal Linking Deliverable&quot;)">
          <table:help-message/>
          <table:error-message/>
        </table:content-validation>
        <table:content-validation table:name="val8" table:condition="of:cell-content-is-in-list(&quot;Home Page&quot;;&quot;Category Page&quot;;&quot;Product Page&quot;;&quot;Service Page&quot;;&quot;Blog Post&quot;;&quot;Review Page&quot;;&quot;FAQ Page&quot;;&quot;Directory Page&quot;;&quot;Location Page&quot;;&quot;Other&quot;)">
          <table:help-message/>
          <table:error-message/>
        </table:content-validation>
        <table:content-validation table:name="val9" table:condition="of:cell-content-is-in-list(&quot;Responsive&quot;;&quot;Not Responsive&quot;)">
          <table:help-message/>
          <table:error-message/>
        </table:content-validation>
        <table:content-validation table:name="val10" table:condition="of:cell-content-is-in-list(&quot;Yes&quot;;&quot;No&quot;)">
          <table:help-message table:display="true"/>
          <table:error-message table:display="true"/>
        </table:content-validation>
        <table:content-validation table:name="val11" table:condition="of:cell-content-is-in-list(&quot;Indexed&quot;;&quot;Not indexed&quot;)">
          <table:help-message/>
          <table:error-message/>
        </table:content-validation>
        <table:content-validation table:name="val12" table:condition="of:cell-content-is-in-list(&quot;Existing Page&quot;;&quot;Page Needs Created&quot;)">
          <table:help-message/>
          <table:error-message/>
        </table:content-validation>
        <table:content-validation table:name="val13" table:condition="of:cell-content-is-in-list(&quot;Crawlable&quot;;&quot;Not Crawlable&quot;)">
          <table:help-message/>
          <table:error-message/>
        </table:content-validation>
        <table:content-validation table:name="val14" table:condition="of:cell-content-is-in-list(&quot;Present&quot;;&quot;Absent&quot;)">
          <table:help-message/>
          <table:error-message/>
        </table:content-validation>
        <table:content-validation table:name="val15" table:condition="of:cell-content-is-in-list(&quot;Present&quot;;&quot;Absent We Will Address In Your Internal Linking Deliverable&quot;)">
          <table:help-message/>
          <table:error-message/>
        </table:content-validation>
        <table:content-validation table:name="val16" table:condition="of:cell-content-is-in-list(&quot;Home Page&quot;;&quot;Category Page&quot;;&quot;Product Page&quot;;&quot;Service Page&quot;;&quot;Blog Post&quot;;&quot;Review Page&quot;;&quot;FAQ Page&quot;;&quot;Directory Page&quot;;&quot;Location Page&quot;;&quot;Other&quot;)">
          <table:help-message/>
          <table:error-message/>
        </table:content-validation>
        <table:content-validation table:name="val17" table:condition="of:cell-content-is-in-list(&quot;Responsive&quot;;&quot;Not Responsive&quot;)">
          <table:help-message/>
          <table:error-message/>
        </table:content-validation>
        <table:content-validation table:name="val18" table:condition="of:cell-content-is-in-list(&quot;Responsive&quot;;&quot;Not Responsive&quot;)">
          <table:help-message/>
          <table:error-message/>
        </table:content-validation>
        <table:content-validation table:name="val19" table:condition="of:cell-content-is-in-list(&quot;Home Page&quot;;&quot;Category Page&quot;;&quot;Product Page&quot;;&quot;Service Page&quot;;&quot;Blog Post&quot;;&quot;Review Page&quot;;&quot;FAQ Page&quot;;&quot;Directory Page&quot;;&quot;Location Page&quot;;&quot;Other&quot;)">
          <table:help-message/>
          <table:error-message/>
        </table:content-validation>
        <table:content-validation table:name="val20" table:condition="of:cell-content-is-in-list(&quot;Present&quot;;&quot;Absent We Will Address In Your Internal Linking Deliverable&quot;)">
          <table:help-message/>
          <table:error-message/>
        </table:content-validation>
        <table:content-validation table:name="val21" table:condition="of:cell-content-is-in-list(&quot;Present&quot;;&quot;Absent&quot;)">
          <table:help-message/>
          <table:error-message/>
        </table:content-validation>
        <table:content-validation table:name="val22" table:condition="of:cell-content-is-in-list(&quot;Crawlable&quot;;&quot;Not Crawlable&quot;)">
          <table:help-message/>
          <table:error-message/>
        </table:content-validation>
        <table:content-validation table:name="val23" table:condition="of:cell-content-is-in-list(&quot;Existing Page&quot;;&quot;Page Needs Created&quot;)">
          <table:help-message/>
          <table:error-message/>
        </table:content-validation>
        <table:content-validation table:name="val24" table:condition="of:cell-content-is-in-list(&quot;Indexed&quot;;&quot;Not indexed&quot;)">
          <table:help-message/>
          <table:error-message/>
        </table:content-validation>
        <table:content-validation table:name="val25" table:condition="of:cell-content-is-in-list(&quot;Yes&quot;;&quot;No&quot;)">
          <table:help-message table:display="true"/>
          <table:error-message table:display="true"/>
        </table:content-validation>
        <table:content-validation table:name="val26" table:condition="of:cell-content-is-in-list(&quot;Yes&quot;;&quot;No&quot;)">
          <table:help-message table:display="true"/>
          <table:error-message table:display="true"/>
        </table:content-validation>
        <table:content-validation table:name="val27" table:condition="of:cell-content-is-in-list(&quot;Indexed&quot;;&quot;Not indexed&quot;)">
          <table:help-message/>
          <table:error-message/>
        </table:content-validation>
        <table:content-validation table:name="val28" table:condition="of:cell-content-is-in-list(&quot;Existing Page&quot;;&quot;Page Needs Created&quot;)">
          <table:help-message/>
          <table:error-message/>
        </table:content-validation>
        <table:content-validation table:name="val29" table:condition="of:cell-content-is-in-list(&quot;Crawlable&quot;;&quot;Not Crawlable&quot;)">
          <table:help-message/>
          <table:error-message/>
        </table:content-validation>
        <table:content-validation table:name="val30" table:condition="of:cell-content-is-in-list(&quot;Present&quot;;&quot;Absent&quot;)">
          <table:help-message/>
          <table:error-message/>
        </table:content-validation>
        <table:content-validation table:name="val31" table:condition="of:cell-content-is-in-list(&quot;Present&quot;;&quot;Absent We Will Address In Your Internal Linking Deliverable&quot;)">
          <table:help-message/>
          <table:error-message/>
        </table:content-validation>
        <table:content-validation table:name="val32" table:condition="of:cell-content-is-in-list(&quot;Home Page&quot;;&quot;Category Page&quot;;&quot;Product Page&quot;;&quot;Service Page&quot;;&quot;Blog Post&quot;;&quot;Review Page&quot;;&quot;FAQ Page&quot;;&quot;Directory Page&quot;;&quot;Location Page&quot;;&quot;Other&quot;)">
          <table:help-message/>
          <table:error-message/>
        </table:content-validation>
        <table:content-validation table:name="val33" table:condition="of:cell-content-is-in-list(&quot;Responsive&quot;;&quot;Not Responsive&quot;)">
          <table:help-message/>
          <table:error-message/>
        </table:content-validation>
        <table:content-validation table:name="val34" table:condition="of:cell-content-is-in-list(&quot;Responsive&quot;;&quot;Not Responsive&quot;)">
          <table:help-message/>
          <table:error-message/>
        </table:content-validation>
        <table:content-validation table:name="val35" table:condition="of:cell-content-is-in-list(&quot;Home Page&quot;;&quot;Category Page&quot;;&quot;Product Page&quot;;&quot;Service Page&quot;;&quot;Blog Post&quot;;&quot;Review Page&quot;;&quot;FAQ Page&quot;;&quot;Directory Page&quot;;&quot;Location Page&quot;;&quot;Other&quot;)">
          <table:help-message/>
          <table:error-message/>
        </table:content-validation>
        <table:content-validation table:name="val36" table:condition="of:cell-content-is-in-list(&quot;Present&quot;;&quot;Absent We Will Address In Your Internal Linking Deliverable&quot;)">
          <table:help-message/>
          <table:error-message/>
        </table:content-validation>
        <table:content-validation table:name="val37" table:condition="of:cell-content-is-in-list(&quot;Present&quot;;&quot;Absent&quot;)">
          <table:help-message/>
          <table:error-message/>
        </table:content-validation>
        <table:content-validation table:name="val38" table:condition="of:cell-content-is-in-list(&quot;Crawlable&quot;;&quot;Not Crawlable&quot;)">
          <table:help-message/>
          <table:error-message/>
        </table:content-validation>
        <table:content-validation table:name="val39" table:condition="of:cell-content-is-in-list(&quot;Existing Page&quot;;&quot;Page Needs Created&quot;)">
          <table:help-message/>
          <table:error-message/>
        </table:content-validation>
        <table:content-validation table:name="val40" table:condition="of:cell-content-is-in-list(&quot;Indexed&quot;;&quot;Not indexed&quot;)">
          <table:help-message/>
          <table:error-message/>
        </table:content-validation>
        <table:content-validation table:name="val41" table:condition="of:cell-content-is-in-list(&quot;Yes&quot;;&quot;No&quot;)">
          <table:help-message table:display="true"/>
          <table:error-message table:display="true"/>
        </table:content-validation>
        <table:content-validation table:name="val42" table:condition="of:cell-content-is-in-list(&quot;Yes&quot;;&quot;No&quot;)">
          <table:help-message table:display="true"/>
          <table:error-message table:display="true"/>
        </table:content-validation>
        <table:content-validation table:name="val43" table:condition="of:cell-content-is-in-list(&quot;Indexed&quot;;&quot;Not indexed&quot;)">
          <table:help-message/>
          <table:error-message/>
        </table:content-validation>
        <table:content-validation table:name="val44" table:condition="of:cell-content-is-in-list(&quot;Existing Page&quot;;&quot;Page Needs Created&quot;)">
          <table:help-message/>
          <table:error-message/>
        </table:content-validation>
        <table:content-validation table:name="val45" table:condition="of:cell-content-is-in-list(&quot;Crawlable&quot;;&quot;Not Crawlable&quot;)">
          <table:help-message/>
          <table:error-message/>
        </table:content-validation>
        <table:content-validation table:name="val46" table:condition="of:cell-content-is-in-list(&quot;Present&quot;;&quot;Absent&quot;)">
          <table:help-message/>
          <table:error-message/>
        </table:content-validation>
        <table:content-validation table:name="val47" table:condition="of:cell-content-is-in-list(&quot;Present&quot;;&quot;Absent We Will Address In Your Internal Linking Deliverable&quot;)">
          <table:help-message/>
          <table:error-message/>
        </table:content-validation>
        <table:content-validation table:name="val48" table:condition="of:cell-content-is-in-list(&quot;Home Page&quot;;&quot;Category Page&quot;;&quot;Product Page&quot;;&quot;Service Page&quot;;&quot;Blog Post&quot;;&quot;Review Page&quot;;&quot;FAQ Page&quot;;&quot;Directory Page&quot;;&quot;Location Page&quot;;&quot;Other&quot;)">
          <table:help-message/>
          <table:error-message/>
        </table:content-validation>
        <table:content-validation table:name="val49" table:condition="of:cell-content-is-in-list(&quot;Responsive&quot;;&quot;Not Responsive&quot;)">
          <table:help-message/>
          <table:error-message/>
        </table:content-validation>
      </table:content-validations>
      <table:table table:name="Product_Delivery" table:style-name="ta1">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5" table:number-columns-repeated="16376" table:default-cell-style-name="ce2"/>
        <table:table-row table:style-name="ro1">
          <table:table-cell table:number-columns-repeated="2" table:style-name="ce13"/>
          <table:table-cell table:number-columns-repeated="16382" table:style-name="ce2"/>
        </table:table-row>
        <table:table-row table:style-name="ro2">
          <table:table-cell table:style-name="ce13"/>
          <table:table-cell office:value-type="string" table:style-name="ce13">
            <text:p>Product Delivery: Onsite Optimization Recommendation</text:p>
          </table:table-cell>
          <table:table-cell table:number-columns-repeated="16382" table:style-name="ce2"/>
        </table:table-row>
        <table:table-row table:style-name="ro3">
          <table:table-cell table:number-columns-repeated="2" table:style-name="ce14"/>
          <table:table-cell table:number-columns-repeated="16382" table:style-name="ce2"/>
        </table:table-row>
        <table:table-row table:style-name="ro4">
          <table:table-cell table:style-name="ce14"/>
          <table:table-cell office:value-type="string" table:number-columns-spanned="4" table:number-rows-spanned="1" table:style-name="ce20">
            <text:p><text:span text:style-name="T2">What you can expect:<text:s/></text:span></text:p>
            <text:p>Our SEO specialists conduct extensive research to find the very best information for these fields on a target page: Page title, Meta Description, Heading tags H1/ H2, Image optimization, secondary keyword presence in content, Internal linking, Schema implementation, &amp; Multi device accessibility check.</text:p>
            <text:p/>
            <text:p/>
            <text:p><text:span text:style-name="T2">You will receive:</text:span></text:p>
            <text:p>- Analysis of a target URL with recommended optimizations to bolster SEO strategy and performance.</text:p>
            <text:p>- Specific optimizations including main and secondary keywords, title tags, meta descriptions, headers, internal links, schema, and more.</text:p>
            <text:p>- Image alt text analysis and recommendations.</text:p>
          </table:table-cell>
          <table:covered-table-cell table:number-columns-repeated="3"/>
          <table:table-cell table:style-name="ce2">
            <draw:frame draw:z-index="1" draw:id="id0" draw:style-name="a0" draw:name="image4.jpg" svg:x="0.375in" svg:y="0.19792in" svg:width="7.28125in" svg:height="6.3125in" style:rel-width="scale" style:rel-height="scale">
              <draw:image xlink:href="" xlink:type="simple" xlink:show="embed" xlink:actuate="onLoad"/>
              <svg:title>Image</svg:title>
              <svg:desc/>
            </draw:frame>
          </table:table-cell>
          <table:table-cell office:value-type="string" table:style-name="ce15">
            <text:p><text:span text:style-name="T6">How we got here:</text:span></text:p>
            <text:p/>
          </table:table-cell>
          <table:table-cell table:number-columns-repeated="16377" table:style-name="ce2"/>
        </table:table-row>
        <table:table-row table:style-name="ro3">
          <table:table-cell table:number-columns-repeated="2" table:style-name="ce14"/>
          <table:table-cell table:number-columns-repeated="16382" table:style-name="ce2"/>
        </table:table-row>
        <table:table-row table:style-name="ro3">
          <table:table-cell table:style-name="ce14"/>
          <table:table-cell office:value-type="string" table:style-name="ce14">
            <text:p><text:span text:style-name="T6">What are the benefits:</text:span></text:p>
            <text:p/>
          </table:table-cell>
          <table:table-cell table:number-columns-repeated="16382" table:style-name="ce2"/>
        </table:table-row>
        <table:table-row table:style-name="ro5">
          <table:table-cell table:style-name="ce16">
            <draw:frame draw:z-index="2" draw:id="id1" draw:style-name="a1" draw:name="image2.jpg" svg:x="0.35833in" svg:y="0.10833in" svg:width="0.47083in" svg:height="0.47083in" style:rel-width="scale" style:rel-height="scale">
              <draw:image xlink:href="" xlink:type="simple" xlink:show="embed" xlink:actuate="onLoad"/>
              <svg:title/>
              <svg:desc/>
            </draw:frame>
          </table:table-cell>
          <table:table-cell table:style-name="ce16"/>
          <table:table-cell office:value-type="string" table:style-name="ce11">
            <text:p><text:span text:style-name="T12">Increase rankings</text:span><text:s/>– Following these recommendations will ensure that your pages are fully optimized for search engines and will be rewarded with higher rankings.</text:p>
            <draw:frame draw:z-index="3" draw:id="id2" draw:style-name="a2" draw:name="image1.jpg" svg:x="3.81667in" svg:y="0.04167in" svg:width="0.4125in" svg:height="0.39495in" style:rel-width="scale" style:rel-height="scale">
              <draw:image xlink:href="" xlink:type="simple" xlink:show="embed" xlink:actuate="onLoad"/>
              <svg:title/>
              <svg:desc/>
            </draw:frame>
          </table:table-cell>
          <table:table-cell table:style-name="ce16"/>
          <table:table-cell office:value-type="string" table:style-name="ce11">
            <text:p><text:span text:style-name="T12">Rank for specific keywords</text:span><text:s/>– Our recommendations will include ways to target new rankings for specific keywords that will drive qualified traffic to your site.</text:p>
          </table:table-cell>
          <table:table-cell table:number-columns-repeated="22" table:style-name="ce16"/>
          <table:table-cell table:number-columns-repeated="16357"/>
        </table:table-row>
        <table:table-row table:style-name="ro6">
          <table:table-cell table:number-columns-repeated="2" table:style-name="ce2"/>
          <table:table-cell table:style-name="ce12"/>
          <table:table-cell table:style-name="ce2"/>
          <table:table-cell table:style-name="ce12"/>
          <table:table-cell table:number-columns-repeated="16379" table:style-name="ce2"/>
        </table:table-row>
        <table:table-row table:style-name="ro7">
          <table:table-cell table:style-name="ce16">
            <draw:frame draw:z-index="4" draw:id="id3" draw:style-name="a3" draw:name="image5.png" svg:x="0.3375in" svg:y="0.07083in" svg:width="0.47083in" svg:height="0.47083in" style:rel-width="scale" style:rel-height="scale">
              <draw:image xlink:href="" xlink:type="simple" xlink:show="embed" xlink:actuate="onLoad"/>
              <svg:title/>
              <svg:desc/>
            </draw:frame>
          </table:table-cell>
          <table:table-cell table:style-name="ce16"/>
          <table:table-cell office:value-type="string" table:style-name="ce11">
            <text:p><text:span text:style-name="T12">Strategy ideas</text:span><text:s/>– Based on our analysis, we can make strategic decisions on how to improve keyword rankings and support future optimizations.</text:p>
          </table:table-cell>
          <table:table-cell table:style-name="ce16"/>
          <table:table-cell table:style-name="ce11"/>
          <table:table-cell table:number-columns-repeated="22" table:style-name="ce16"/>
          <table:table-cell table:number-columns-repeated="16357"/>
        </table:table-row>
        <table:table-row table:style-name="ro8">
          <table:table-cell table:number-columns-repeated="2" table:style-name="ce2"/>
          <table:table-cell table:style-name="ce12"/>
          <table:table-cell table:style-name="ce2"/>
          <table:table-cell table:style-name="ce12"/>
          <table:table-cell table:number-columns-repeated="16379" table:style-name="ce2"/>
        </table:table-row>
        <table:table-row table:style-name="ro9">
          <table:table-cell table:number-columns-repeated="2" table:style-name="ce2"/>
          <table:table-cell table:style-name="ce17"/>
          <table:table-cell table:style-name="ce2"/>
          <table:table-cell table:style-name="ce12"/>
          <table:table-cell table:number-columns-repeated="16379" table:style-name="ce2"/>
        </table:table-row>
        <table:table-row table:style-name="ro8">
          <table:table-cell table:number-columns-repeated="2" table:style-name="ce2"/>
          <table:table-cell table:style-name="ce12"/>
          <table:table-cell table:style-name="ce2"/>
          <table:table-cell table:style-name="ce12"/>
          <table:table-cell table:number-columns-repeated="16379" table:style-name="ce2"/>
        </table:table-row>
        <table:table-row table:style-name="ro9">
          <table:table-cell table:number-columns-repeated="2" table:style-name="ce2"/>
          <table:table-cell table:style-name="ce12"/>
          <table:table-cell table:style-name="ce2"/>
          <table:table-cell table:style-name="ce12"/>
          <table:table-cell table:number-columns-repeated="16379" table:style-name="ce2"/>
        </table:table-row>
        <table:table-row table:style-name="ro8">
          <table:table-cell table:number-columns-repeated="2" table:style-name="ce2"/>
          <table:table-cell table:style-name="ce12"/>
          <table:table-cell table:style-name="ce2"/>
          <table:table-cell table:style-name="ce12"/>
          <table:table-cell table:number-columns-repeated="16379" table:style-name="ce2"/>
        </table:table-row>
        <table:table-row table:style-name="ro9">
          <table:table-cell table:number-columns-repeated="2" table:style-name="ce2"/>
          <table:table-cell table:style-name="ce12"/>
          <table:table-cell table:style-name="ce2"/>
          <table:table-cell table:style-name="ce12"/>
          <table:table-cell table:number-columns-repeated="16379" table:style-name="ce2"/>
        </table:table-row>
        <table:table-row table:style-name="ro8">
          <table:table-cell table:number-columns-repeated="2" table:style-name="ce2"/>
          <table:table-cell table:style-name="ce12"/>
          <table:table-cell table:style-name="ce2"/>
          <table:table-cell table:style-name="ce12"/>
          <table:table-cell table:number-columns-repeated="16379" table:style-name="ce2"/>
        </table:table-row>
        <table:table-row table:style-name="ro9">
          <table:table-cell table:number-columns-repeated="2"/>
          <table:table-cell table:style-name="ce12"/>
          <table:table-cell table:style-name="ce2"/>
          <table:table-cell table:style-name="ce12"/>
          <table:table-cell table:number-columns-repeated="16379"/>
        </table:table-row>
        <table:table-row table:style-name="ro8">
          <table:table-cell table:number-columns-repeated="2"/>
          <table:table-cell table:style-name="ce12"/>
          <table:table-cell table:style-name="ce2"/>
          <table:table-cell table:style-name="ce12"/>
          <table:table-cell table:number-columns-repeated="16379"/>
        </table:table-row>
        <table:table-row table:style-name="ro9">
          <table:table-cell table:number-columns-repeated="2"/>
          <table:table-cell table:style-name="ce12"/>
          <table:table-cell table:style-name="ce2"/>
          <table:table-cell table:style-name="ce12"/>
          <table:table-cell table:number-columns-repeated="16379"/>
        </table:table-row>
        <table:table-row table:style-name="ro8">
          <table:table-cell table:number-columns-repeated="2"/>
          <table:table-cell table:style-name="ce12"/>
          <table:table-cell table:style-name="ce2"/>
          <table:table-cell table:style-name="ce12"/>
          <table:table-cell table:number-columns-repeated="16379"/>
        </table:table-row>
        <table:table-row table:style-name="ro9">
          <table:table-cell table:number-columns-repeated="2"/>
          <table:table-cell table:style-name="ce12"/>
          <table:table-cell table:style-name="ce2"/>
          <table:table-cell table:style-name="ce12"/>
          <table:table-cell table:number-columns-repeated="16379"/>
        </table:table-row>
        <table:table-row table:style-name="ro8">
          <table:table-cell table:number-columns-repeated="2"/>
          <table:table-cell table:style-name="ce12"/>
          <table:table-cell table:style-name="ce2"/>
          <table:table-cell table:style-name="ce12"/>
          <table:table-cell table:number-columns-repeated="16379"/>
        </table:table-row>
        <table:table-row table:style-name="ro9">
          <table:table-cell table:number-columns-repeated="2"/>
          <table:table-cell table:style-name="ce12"/>
          <table:table-cell table:style-name="ce2"/>
          <table:table-cell table:style-name="ce12"/>
          <table:table-cell table:number-columns-repeated="16379"/>
        </table:table-row>
        <table:table-row table:style-name="ro8">
          <table:table-cell table:number-columns-repeated="2"/>
          <table:table-cell table:style-name="ce12"/>
          <table:table-cell table:style-name="ce2"/>
          <table:table-cell table:style-name="ce12"/>
          <table:table-cell table:number-columns-repeated="16379"/>
        </table:table-row>
        <table:table-row table:style-name="ro9">
          <table:table-cell table:number-columns-repeated="2"/>
          <table:table-cell table:style-name="ce12"/>
          <table:table-cell table:style-name="ce2"/>
          <table:table-cell table:style-name="ce12"/>
          <table:table-cell table:number-columns-repeated="16379"/>
        </table:table-row>
        <table:table-row table:style-name="ro8">
          <table:table-cell table:number-columns-repeated="2"/>
          <table:table-cell table:style-name="ce12"/>
          <table:table-cell table:style-name="ce2"/>
          <table:table-cell table:style-name="ce12"/>
          <table:table-cell table:number-columns-repeated="16379"/>
        </table:table-row>
        <table:table-row table:style-name="ro9">
          <table:table-cell table:number-columns-repeated="2"/>
          <table:table-cell table:style-name="ce12"/>
          <table:table-cell table:style-name="ce2"/>
          <table:table-cell table:style-name="ce12"/>
          <table:table-cell table:number-columns-repeated="16379"/>
        </table:table-row>
        <table:table-row table:style-name="ro8">
          <table:table-cell table:number-columns-repeated="2"/>
          <table:table-cell table:style-name="ce12"/>
          <table:table-cell table:style-name="ce2"/>
          <table:table-cell table:style-name="ce12"/>
          <table:table-cell table:number-columns-repeated="16379"/>
        </table:table-row>
        <table:table-row table:style-name="ro9">
          <table:table-cell table:number-columns-repeated="2"/>
          <table:table-cell table:style-name="ce12"/>
          <table:table-cell table:style-name="ce2"/>
          <table:table-cell table:style-name="ce12"/>
          <table:table-cell table:number-columns-repeated="16379"/>
        </table:table-row>
        <table:table-row table:style-name="ro8">
          <table:table-cell table:number-columns-repeated="2"/>
          <table:table-cell table:style-name="ce12"/>
          <table:table-cell table:style-name="ce2"/>
          <table:table-cell table:style-name="ce12"/>
          <table:table-cell table:number-columns-repeated="16379"/>
        </table:table-row>
        <table:table-row table:style-name="ro9">
          <table:table-cell table:number-columns-repeated="2"/>
          <table:table-cell table:style-name="ce12"/>
          <table:table-cell table:style-name="ce2"/>
          <table:table-cell table:style-name="ce12"/>
          <table:table-cell table:number-columns-repeated="16379"/>
        </table:table-row>
        <table:table-row table:style-name="ro9">
          <table:table-cell table:number-columns-repeated="2"/>
          <table:table-cell table:number-columns-repeated="2" table:style-name="ce2"/>
          <table:table-cell table:style-name="ce14"/>
          <table:table-cell table:number-columns-repeated="16379"/>
        </table:table-row>
        <table:table-row table:number-rows-repeated="18" table:style-name="ro9">
          <table:table-cell table:number-columns-repeated="16384"/>
        </table:table-row>
        <table:table-row table:number-rows-repeated="1048526" table:style-name="ro10">
          <table:table-cell table:number-columns-repeated="16384"/>
        </table:table-row>
      </table:table>
      <table:table table:name="Onsite_Recommendation_Extra" table:style-name="ta2">
        <table:table-column table:style-name="co8" table:default-cell-style-name="ce2"/>
        <table:table-column table:style-name="co5" table:default-cell-style-name="ce2"/>
        <table:table-column table:style-name="co9" table:number-columns-repeated="4" table:default-cell-style-name="ce2"/>
        <table:table-column table:style-name="co5" table:default-cell-style-name="ce2"/>
        <table:table-column table:style-name="co10" table:number-columns-repeated="2" table:default-cell-style-name="ce2"/>
        <table:table-column table:style-name="co11" table:number-columns-repeated="2" table:default-cell-style-name="ce2"/>
        <table:table-column table:style-name="co10" table:number-columns-repeated="2" table:default-cell-style-name="ce2"/>
        <table:table-column table:style-name="co11" table:number-columns-repeated="4" table:default-cell-style-name="ce2"/>
        <table:table-column table:style-name="co12" table:number-columns-repeated="2" table:default-cell-style-name="ce2"/>
        <table:table-column table:style-name="co5" table:default-cell-style-name="ce2"/>
        <table:table-column table:style-name="co12" table:number-columns-repeated="2" table:default-cell-style-name="ce2"/>
        <table:table-column table:style-name="co13" table:default-cell-style-name="ce2"/>
        <table:table-column table:style-name="co8" table:default-cell-style-name="ce2"/>
        <table:table-column table:style-name="co5" table:number-columns-repeated="16360" table:default-cell-style-name="ce2" table:visibility="collapse"/>
        <table:table-row table:style-name="ro11">
          <table:table-cell table:style-name="ce2"/>
          <table:table-cell table:number-columns-spanned="5" table:number-rows-spanned="2" table:style-name="ce192"/>
          <table:covered-table-cell>
            <draw:frame draw:z-index="1" draw:id="id4" draw:style-name="a4" draw:name="image3.png" svg:x="0.01042in" svg:y="0.01042in" svg:width="1.22917in" svg:height="0.53125in" style:rel-width="scale" style:rel-height="scale">
              <draw:image xlink:href="" xlink:type="simple" xlink:show="embed" xlink:actuate="onLoad"/>
              <svg:title/>
              <svg:desc/>
            </draw:frame>
          </table:covered-table-cell>
          <table:covered-table-cell table:number-columns-repeated="3"/>
          <table:table-cell office:value-type="string" table:number-columns-spanned="17" table:number-rows-spanned="2" table:style-name="ce193">
            <text:p>DOMAIN</text:p>
          </table:table-cell>
          <table:covered-table-cell table:number-columns-repeated="16"/>
          <table:table-cell table:style-name="ce1"/>
          <table:table-cell table:number-columns-repeated="16360"/>
        </table:table-row>
        <table:table-row table:style-name="ro11">
          <table:table-cell table:style-name="ce3"/>
          <table:covered-table-cell/>
          <table:covered-table-cell table:number-columns-repeated="4"/>
          <table:covered-table-cell/>
          <table:covered-table-cell table:number-columns-repeated="16"/>
          <table:table-cell table:style-name="ce4"/>
          <table:table-cell table:number-columns-repeated="16360"/>
        </table:table-row>
        <table:table-row table:style-name="ro3">
          <table:table-cell table:style-name="ce3"/>
          <table:table-cell table:number-columns-spanned="22" table:number-rows-spanned="1" table:style-name="ce194"/>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URL</text:p>
          </table:table-cell>
          <table:covered-table-cell table:number-columns-repeated="21"/>
          <table:table-cell table:style-name="ce4"/>
          <table:table-cell table:number-columns-repeated="16360"/>
        </table:table-row>
        <table:table-row table:style-name="ro13">
          <table:table-cell table:style-name="ce3"/>
          <table:table-cell office:value-type="string" table:number-columns-spanned="5" table:number-rows-spanned="3" table:style-name="ce181">
            <office:annotation draw:style-name="" svg:x="1.22916666666667in" svg:y="1.20833333333333in" svg:width="2.6875in" svg:height="0.895833333333333in">
              <dc:creator/>
              <text:p><text:span text:style-name="T13">This is the specific page we are focusing on for this onsite optimization recommendation.</text:span></text:p>
            </office:annotation>
            <text:p>URL</text:p>
          </table:table-cell>
          <table:covered-table-cell table:number-columns-repeated="4"/>
          <table:table-cell table:number-columns-spanned="11" table:number-rows-spanned="3" table:style-name="ce219"/>
          <table:covered-table-cell/>
          <table:covered-table-cell/>
          <table:covered-table-cell/>
          <table:covered-table-cell/>
          <table:covered-table-cell/>
          <table:covered-table-cell/>
          <table:covered-table-cell/>
          <table:covered-table-cell/>
          <table:covered-table-cell/>
          <table:covered-table-cell/>
          <table:table-cell office:value-type="string" table:number-columns-spanned="3" table:number-rows-spanned="3" table:style-name="ce181">
            <text:p>Implementation Date</text:p>
          </table:table-cell>
          <table:covered-table-cell table:number-columns-repeated="2"/>
          <table:table-cell table:number-columns-spanned="3" table:number-rows-spanned="3" table:style-name="ce196"/>
          <table:covered-table-cell table:number-columns-repeated="2"/>
          <table:table-cell table:style-name="ce4"/>
          <table:table-cell table:number-columns-repeated="16360"/>
        </table:table-row>
        <table:table-row table:number-rows-repeated="2" table:style-name="ro13">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number-columns-repeated="2"/>
          <table:covered-table-cell/>
          <table:covered-table-cell table:number-columns-repeated="2"/>
          <table:table-cell table:style-name="ce4"/>
          <table:table-cell table:number-columns-repeated="16360"/>
        </table:table-row>
        <table:table-row table:style-name="ro13">
          <table:table-cell table:style-name="ce3"/>
          <table:table-cell office:value-type="string" table:number-columns-spanned="5" table:number-rows-spanned="3" table:style-name="ce181">
            <office:annotation draw:style-name="" svg:x="1.22916666666667in" svg:y="1.77083333333333in" svg:width="2.70833333333333in" svg:height="0.916666666666667in">
              <dc:creator/>
              <text:p><text:span text:style-name="T13">There are two factors to pay attention to: what you currently have and what we are recommending.<text:s/></text:span></text:p>
            </office:annotation>
            <text:p>Status</text:p>
          </table:table-cell>
          <table:covered-table-cell table:number-columns-repeated="4"/>
          <table:table-cell table:number-columns-spanned="7" table:number-rows-spanned="3" table:content-validation-name="val3" table:style-name="ce220"/>
          <table:covered-table-cell/>
          <table:covered-table-cell/>
          <table:covered-table-cell/>
          <table:covered-table-cell/>
          <table:covered-table-cell/>
          <table:covered-table-cell/>
          <table:table-cell office:value-type="string" table:number-columns-spanned="4" table:number-rows-spanned="3" table:style-name="ce181">
            <office:annotation draw:style-name="" svg:x="7.94791666666667in" svg:y="1.77083333333333in" svg:width="2.3125in" svg:height="0.65625in">
              <dc:creator/>
              <text:p><text:span text:style-name="T13">If the page is relevant to the visitor, it's relevant to SEO.</text:span></text:p>
            </office:annotation>
            <text:p>Page Type</text:p>
          </table:table-cell>
          <table:covered-table-cell table:number-columns-repeated="3"/>
          <table:table-cell table:number-columns-spanned="6" table:number-rows-spanned="3" table:content-validation-name="val8" table:style-name="ce223"/>
          <table:covered-table-cell/>
          <table:covered-table-cell/>
          <table:covered-table-cell/>
          <table:covered-table-cell/>
          <table:covered-table-cell/>
          <table:table-cell table:style-name="ce4"/>
          <table:table-cell table:number-columns-repeated="16360"/>
        </table:table-row>
        <table:table-row table:number-rows-repeated="2" table:style-name="ro13">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number-columns-repeated="3"/>
          <table:covered-table-cell/>
          <table:covered-table-cell/>
          <table:covered-table-cell/>
          <table:covered-table-cell/>
          <table:covered-table-cell/>
          <table:covered-table-cell/>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table:number-columns-spanned="5" table:number-rows-spanned="7" table:style-name="ce189"/>
          <table:covered-table-cell table:number-columns-repeated="4"/>
          <table:table-cell office:value-type="string" table:number-columns-spanned="12" table:number-rows-spanned="1" table:style-name="ce190">
            <office:annotation draw:style-name="" svg:x="9.96875in" svg:y="2.5in" svg:width="2.75in" svg:height="1.0625in">
              <dc:creator/>
              <text:p><text:span text:style-name="T13">Providing basic, organic user data from the last 30 days.</text:span></text:p>
            </office:annotation>
            <text:p>Organic Analytics Data</text:p>
          </table:table-cell>
          <table:covered-table-cell table:number-columns-repeated="11"/>
          <table:table-cell table:number-columns-spanned="5" table:number-rows-spanned="7" table:style-name="ce191"/>
          <table:covered-table-cell table:number-columns-repeated="4"/>
          <table:table-cell table:style-name="ce4"/>
          <table:table-cell table:number-columns-repeated="16360"/>
        </table:table-row>
        <table:table-row table:style-name="ro3">
          <table:table-cell table:style-name="ce3"/>
          <table:covered-table-cell/>
          <table:covered-table-cell table:number-columns-repeated="4"/>
          <table:table-cell office:value-type="string" table:number-columns-spanned="3" table:number-rows-spanned="2" table:style-name="ce188">
            <office:annotation draw:style-name="" svg:x="4.5625in" svg:y="2.89583333333333in" svg:width="2.45833333333333in" svg:height="1.0625in">
              <dc:creator/>
              <text:p><text:span text:style-name="T13">The number of sessions that began on the target URL.</text:span></text:p>
            </office:annotation>
            <text:p>Sessions</text:p>
          </table:table-cell>
          <table:covered-table-cell table:number-columns-repeated="2"/>
          <table:table-cell office:value-type="string" table:number-columns-spanned="5" table:number-rows-spanned="2" table:style-name="ce188">
            <office:annotation draw:style-name="" svg:x="6.01041666666667in" svg:y="2.89583333333333in" svg:width="2.14583333333333in" svg:height="0.875in">
              <dc:creator/>
              <text:p><text:span text:style-name="T13">The number of users that are visiting your site.</text:span></text:p>
            </office:annotation>
            <text:p>Users</text:p>
          </table:table-cell>
          <table:covered-table-cell table:number-columns-repeated="4"/>
          <table:table-cell office:value-type="string" table:number-columns-spanned="4" table:number-rows-spanned="2" table:style-name="ce188">
            <office:annotation draw:style-name="" svg:x="8.4375in" svg:y="2.89583333333333in" svg:width="2.34375in" svg:height="0.729166666666667in">
              <dc:creator/>
              <text:p><text:span text:style-name="T13">The average time a user is engaging with a page.</text:span></text:p>
            </office:annotation>
            <text:p>Avg. Engagement Time</text:p>
          </table:table-cell>
          <table:covered-table-cell table:number-columns-repeated="3"/>
          <table:covered-table-cell/>
          <table:covered-table-cell table:number-columns-repeated="4"/>
          <table:table-cell table:style-name="ce5"/>
          <table:table-cell table:number-columns-repeated="16360"/>
        </table:table-row>
        <table:table-row table:style-name="ro3">
          <table:table-cell table:style-name="ce3"/>
          <table:covered-table-cell/>
          <table:covered-table-cell table:number-columns-repeated="4"/>
          <table:covered-table-cell/>
          <table:covered-table-cell table:number-columns-repeated="2"/>
          <table:covered-table-cell/>
          <table:covered-table-cell table:number-columns-repeated="4"/>
          <table:covered-table-cell/>
          <table:covered-table-cell table:number-columns-repeated="3"/>
          <table:covered-table-cell/>
          <table:covered-table-cell table:number-columns-repeated="4"/>
          <table:table-cell table:style-name="ce5"/>
          <table:table-cell table:number-columns-repeated="16360"/>
        </table:table-row>
        <table:table-row table:style-name="ro14">
          <table:table-cell table:style-name="ce3"/>
          <table:covered-table-cell/>
          <table:covered-table-cell table:number-columns-repeated="4"/>
          <table:table-cell table:number-columns-spanned="3" table:number-rows-spanned="4" table:style-name="ce215"/>
          <table:covered-table-cell/>
          <table:covered-table-cell/>
          <table:table-cell table:number-columns-spanned="5" table:number-rows-spanned="4" table:style-name="ce217"/>
          <table:covered-table-cell/>
          <table:covered-table-cell/>
          <table:covered-table-cell/>
          <table:covered-table-cell/>
          <table:table-cell table:number-columns-spanned="4" table:number-rows-spanned="4" table:style-name="ce218"/>
          <table:covered-table-cell/>
          <table:covered-table-cell/>
          <table:covered-table-cell/>
          <table:covered-table-cell/>
          <table:covered-table-cell table:number-columns-repeated="4"/>
          <table:table-cell table:style-name="ce5"/>
          <table:table-cell table:number-columns-repeated="16360"/>
        </table:table-row>
        <table:table-row table:number-rows-repeated="2" table:style-name="ro14">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number-columns-repeated="4"/>
          <table:table-cell table:style-name="ce5"/>
          <table:table-cell table:number-columns-repeated="16360"/>
        </table:table-row>
        <table:table-row table:style-name="ro15">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number-columns-repeated="4"/>
          <table:table-cell table:style-name="ce5"/>
          <table:table-cell table:number-columns-repeated="16360"/>
        </table:table-row>
        <table:table-row table:style-name="ro3">
          <table:table-cell table:style-name="ce3"/>
          <table:table-cell table:number-columns-spanned="22" table:number-rows-spanned="2" table:style-name="ce171"/>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Keywords</text:p>
          </table: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5" table:number-rows-spanned="1" table:style-name="ce181">
            <office:annotation draw:style-name="" svg:x="1.22916666666667in" svg:y="4.8125in" svg:width="2.83333333333333in" svg:height="0.635416666666667in">
              <dc:creator/>
              <text:p><text:span text:style-name="T13">This is the Main Keyword that the Target Page is going to be optimized for.</text:span></text:p>
            </office:annotation>
            <text:p>Main Target Keyword</text:p>
          </table:table-cell>
          <table:covered-table-cell table:number-columns-repeated="4"/>
          <table:table-cell table:number-columns-spanned="5" table:number-rows-spanned="1" table:style-name="ce221"/>
          <table:covered-table-cell/>
          <table:covered-table-cell/>
          <table:covered-table-cell/>
          <table:covered-table-cell/>
          <table:table-cell office:value-type="string" table:number-columns-spanned="6" table:number-rows-spanned="1" table:style-name="ce181">
            <office:annotation draw:style-name="" svg:x="6.97916666666667in" svg:y="4.8125in" svg:width="2.57291666666667in" svg:height="1.67708333333333in">
              <dc:creator/>
              <text:p><text:span text:style-name="T13">Secondary keywords are those keywords which are highly relevant to your Target Keyword. These keywords usually contain less search volume when compared to the Target Keyword, but usually carry a high buyer intent.</text:span></text:p>
            </office:annotation>
            <text:p>Secondary Keywords</text:p>
          </table:table-cell>
          <table:covered-table-cell table:number-columns-repeated="5"/>
          <table:table-cell table:number-columns-spanned="6" table:number-rows-spanned="1" table:style-name="ce221"/>
          <table:covered-table-cell/>
          <table:covered-table-cell/>
          <table:covered-table-cell/>
          <table:covered-table-cell/>
          <table:covered-table-cell/>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Meta Data</text:p>
          </table:table-cell>
          <table:covered-table-cell table:number-columns-repeated="21"/>
          <table:table-cell table:style-name="ce4"/>
          <table:table-cell table:number-columns-repeated="16360"/>
        </table:table-row>
        <table:table-row table:style-name="ro16">
          <table:table-cell table:style-name="ce3"/>
          <table:table-cell office:value-type="string" table:number-columns-spanned="5" table:number-rows-spanned="2" table:style-name="ce181">
            <office:annotation draw:style-name="" svg:x="1.22916666666667in" svg:y="5.98958333333333in" svg:width="2.41666666666667in" svg:height="1.14583333333333in">
              <dc:creator/>
              <text:p><text:span text:style-name="T13">The headline of the Target URL when it shows up as an organic listing on Google Search Engine Results Pages.<text:s/></text:span></text:p>
            </office:annotation>
            <text:p>Page Title Tag</text:p>
          </table:table-cell>
          <table:covered-table-cell table:number-columns-repeated="4"/>
          <table:table-cell office:value-type="string" table:number-columns-spanned="2" table:number-rows-spanned="1" table:style-name="ce185">
            <text:p>Current</text:p>
          </table:table-cell>
          <table:covered-table-cell/>
          <table:table-cell table:number-columns-spanned="9" table:number-rows-spanned="1" table:style-name="ce222"/>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9.92708333333333in" svg:y="5.98958333333333in" svg:width="2.59375in" svg:height="1.47916666666667in">
              <dc:creator/>
              <text:p><text:span text:style-name="T13">Google typically displays the first 50–60 characters of a title tag. If you keep your titles under 60 characters, research suggests that you can expect about 90% of your titles to display properly.</text:span></text:p>
            </office:annotation>
            <text:p>Length</text:p>
          </table:table-cell>
          <table:covered-table-cell table:number-columns-repeated="2"/>
          <table:table-cell office:value-type="float" office:value="0" table:formula="of:=LEN([.I27])" table:number-columns-spanned="3" table:number-rows-spanned="1" table:style-name="ce186">
            <text:p>0</text:p>
          </table:table-cell>
          <table:covered-table-cell table:number-columns-repeated="2"/>
          <table:table-cell table:style-name="ce4"/>
          <table:table-cell table:number-columns-repeated="16360"/>
        </table:table-row>
        <table:table-row table:style-name="ro16">
          <table:table-cell table:style-name="ce3"/>
          <table:covered-table-cell/>
          <table:covered-table-cell table:number-columns-repeated="4"/>
          <table:table-cell office:value-type="string" table:number-columns-spanned="2" table:number-rows-spanned="1" table:style-name="ce185">
            <text:p>Recommended</text:p>
          </table:table-cell>
          <table:covered-table-cell/>
          <table:table-cell table:number-columns-spanned="9" table:number-rows-spanned="1" table:style-name="ce221"/>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9.92708333333333in" svg:y="6.59375in" svg:width="2.57291666666667in" svg:height="1.5in">
              <dc:creator/>
              <text:p><text:span text:style-name="T13">Google typically displays the first 50–60 characters of a title tag. If you keep your titles under 60 characters, research suggests that you can expect about 90% of your titles to display properly.</text:span></text:p>
            </office:annotation>
            <text:p>Length</text:p>
          </table:table-cell>
          <table:covered-table-cell table:number-columns-repeated="2"/>
          <table:table-cell office:value-type="float" office:value="0" table:formula="of:=LEN([.I28])" table:number-columns-spanned="3" table:number-rows-spanned="1" table:style-name="ce186">
            <text:p>0</text:p>
          </table:table-cell>
          <table:covered-table-cell table:number-columns-repeated="2"/>
          <table:table-cell table:style-name="ce4"/>
          <table:table-cell table:number-columns-repeated="16360"/>
        </table:table-row>
        <table:table-row table:style-name="ro16">
          <table:table-cell table:style-name="ce3"/>
          <table:table-cell office:value-type="string" table:number-columns-spanned="5" table:number-rows-spanned="2" table:style-name="ce181">
            <office:annotation draw:style-name="" svg:x="2.14583333333333in" svg:y="6.64583333333333in" svg:width="2.70833333333333in" svg:height="1.375in">
              <dc:creator/>
              <text:p><text:span text:style-name="T13">The brief description of the Target URL when it shows up as an organic listing on Google Search Engine Results Pages.<text:s/></text:span></text:p>
            </office:annotation>
            <text:p>Meta Description</text:p>
          </table:table-cell>
          <table:covered-table-cell table:number-columns-repeated="4"/>
          <table:table-cell office:value-type="string" table:number-columns-spanned="2" table:number-rows-spanned="1" table:style-name="ce185">
            <text:p>Current</text:p>
          </table:table-cell>
          <table:covered-table-cell/>
          <table:table-cell table:number-columns-spanned="9" table:number-rows-spanned="1" table:style-name="ce222"/>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9.92708333333333in" svg:y="7.19791666666667in" svg:width="2.66666666666667in" svg:height="1.40625in">
              <dc:creator/>
              <text:p><text:span text:style-name="T13">Google generally truncates snippets to ~155–160 characters. It's best to keep meta descriptions long enough that they're sufficiently descriptive, so we recommend descriptions between 50–160 characters</text:span></text:p>
            </office:annotation>
            <text:p>Length</text:p>
          </table:table-cell>
          <table:covered-table-cell table:number-columns-repeated="2"/>
          <table:table-cell office:value-type="float" office:value="0" table:formula="of:=LEN([.I29])" table:number-columns-spanned="3" table:number-rows-spanned="1" table:style-name="ce186">
            <text:p>0</text:p>
          </table:table-cell>
          <table:covered-table-cell table:number-columns-repeated="2"/>
          <table:table-cell table:style-name="ce4"/>
          <table:table-cell table:number-columns-repeated="16360"/>
        </table:table-row>
        <table:table-row table:style-name="ro16">
          <table:table-cell table:style-name="ce3"/>
          <table:covered-table-cell/>
          <table:covered-table-cell table:number-columns-repeated="4"/>
          <table:table-cell office:value-type="string" table:number-columns-spanned="2" table:number-rows-spanned="1" table:style-name="ce185">
            <text:p>Recommended</text:p>
          </table:table-cell>
          <table:covered-table-cell/>
          <table:table-cell table:number-columns-spanned="9" table:number-rows-spanned="1" table:style-name="ce221"/>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9.92708333333333in" svg:y="7.80208333333333in" svg:width="2.76041666666667in" svg:height="1.44791666666667in">
              <dc:creator/>
              <text:p><text:span text:style-name="T13">Google generally truncates snippets to ~155–160 characters. It's best to keep meta descriptions long enough that they're sufficiently descriptive, so we recommend descriptions between 50–160 characters</text:span></text:p>
            </office:annotation>
            <text:p>Length</text:p>
          </table:table-cell>
          <table:covered-table-cell table:number-columns-repeated="2"/>
          <table:table-cell office:value-type="float" office:value="0" table:formula="of:=LEN([.I30])" table:number-columns-spanned="3" table:number-rows-spanned="1" table:style-name="ce186">
            <text:p>0</text:p>
          </table:table-cell>
          <table:covered-table-cell table:number-columns-repeated="2"/>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Header Structure</text:p>
          </table:table-cell>
          <table:covered-table-cell table:number-columns-repeated="21"/>
          <table:table-cell table:style-name="ce4"/>
          <table:table-cell table:number-columns-repeated="16360"/>
        </table:table-row>
        <table:table-row table:style-name="ro17">
          <table:table-cell table:style-name="ce3"/>
          <table:table-cell office:value-type="string" table:number-columns-spanned="5" table:number-rows-spanned="2" table:style-name="ce181">
            <office:annotation draw:style-name="" svg:x="1.22916666666667in" svg:y="8.9375in" svg:width="2.76041666666667in" svg:height="1.91666666666667in">
              <dc:creator/>
              <text:p><text:span text:style-name="T13">Header structure should generally follow a hierarchical order so they are nested properly.</text:span></text:p>
              <text:p><text:span text:style-name="T13"/></text:p>
              <text:p><text:span text:style-name="T13">For example, H2s should only be found under an H1, H3s should only be found under H2s, and so on.</text:span></text:p>
            </office:annotation>
            <text:p>Headers</text:p>
          </table:table-cell>
          <table:covered-table-cell table:number-columns-repeated="4"/>
          <table:table-cell office:value-type="string" table:number-columns-spanned="9" table:number-rows-spanned="1" table:style-name="ce182">
            <text:p>Current</text:p>
          </table:table-cell>
          <table:covered-table-cell table:number-columns-repeated="8"/>
          <table:table-cell office:value-type="string" table:number-columns-spanned="8" table:number-rows-spanned="1" table:style-name="ce182">
            <text:p>Recommended</text:p>
          </table:table-cell>
          <table:covered-table-cell table:number-columns-repeated="7"/>
          <table:table-cell table:style-name="ce4"/>
          <table:table-cell table:number-columns-repeated="16360"/>
        </table:table-row>
        <table:table-row table:style-name="ro18">
          <table:table-cell table:style-name="ce3"/>
          <table:covered-table-cell/>
          <table:covered-table-cell table:number-columns-repeated="4"/>
          <table:table-cell table:number-columns-spanned="9" table:number-rows-spanned="1" table:style-name="ce224"/>
          <table:covered-table-cell/>
          <table:covered-table-cell/>
          <table:covered-table-cell/>
          <table:covered-table-cell/>
          <table:covered-table-cell/>
          <table:covered-table-cell/>
          <table:covered-table-cell/>
          <table:covered-table-cell/>
          <table:table-cell table:number-columns-spanned="8" table:number-rows-spanned="1" table:style-name="ce225"/>
          <table:covered-table-cell/>
          <table:covered-table-cell/>
          <table:covered-table-cell/>
          <table:covered-table-cell/>
          <table:covered-table-cell/>
          <table:covered-table-cell/>
          <table:covered-table-cell/>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Onsite Ranking Factors</text:p>
          </table:table-cell>
          <table:covered-table-cell table:number-columns-repeated="21"/>
          <table:table-cell table:style-name="ce4"/>
          <table:table-cell table:number-columns-repeated="16360"/>
        </table:table-row>
        <table:table-row table:style-name="ro19">
          <table:table-cell table:style-name="ce3"/>
          <table:table-cell office:value-type="string" table:number-columns-spanned="5" table:number-rows-spanned="3" table:style-name="ce172">
            <office:annotation draw:style-name="" svg:x="1.22916666666667in" svg:y="13.3645833333333in" svg:width="2.71875in" svg:height="1.13541666666667in">
              <dc:creator/>
              <text:p><text:span text:style-name="T13">Are there internal pages linking to the Target URL?</text:span></text:p>
            </office:annotation>
            <text:p>Internal Links Pointing to the Page</text:p>
          </table:table-cell>
          <table:covered-table-cell table:number-columns-repeated="4"/>
          <table:table-cell table:number-columns-spanned="6" table:number-rows-spanned="3" table:content-validation-name="val7" table:style-name="ce211"/>
          <table:covered-table-cell/>
          <table:covered-table-cell/>
          <table:covered-table-cell/>
          <table:covered-table-cell/>
          <table:covered-table-cell/>
          <table:table-cell office:value-type="string" table:number-columns-spanned="6" table:number-rows-spanned="3" table:style-name="ce172">
            <office:annotation draw:style-name="" svg:x="7.45833333333333in" svg:y="13.3645833333333in" svg:width="2.40625in" svg:height="1.08333333333333in">
              <dc:creator/>
              <text:p><text:span text:style-name="T13">Is the Target URL linking to other internal pages?</text:span></text:p>
            </office:annotation>
            <text:p>Internal Links Pointing From the Page</text:p>
          </table:table-cell>
          <table:covered-table-cell table:number-columns-repeated="5"/>
          <table:table-cell table:number-columns-spanned="5" table:number-rows-spanned="3" table:content-validation-name="val5" table:style-name="ce211"/>
          <table:covered-table-cell/>
          <table:covered-table-cell/>
          <table:covered-table-cell/>
          <table:covered-table-cell/>
          <table:table-cell table:style-name="ce4"/>
          <table:table-cell table:number-columns-repeated="16360"/>
        </table:table-row>
        <table:table-row table:number-rows-repeated="2" table:style-name="ro19">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number-columns-repeated="5"/>
          <table:covered-table-cell/>
          <table:covered-table-cell/>
          <table:covered-table-cell/>
          <table:covered-table-cell/>
          <table:covered-table-cell/>
          <table:table-cell table:style-name="ce4"/>
          <table:table-cell table:number-columns-repeated="16360"/>
        </table:table-row>
        <table:table-row table:style-name="ro19">
          <table:table-cell table:style-name="ce3"/>
          <table:table-cell office:value-type="string" table:number-columns-spanned="5" table:number-rows-spanned="3" table:style-name="ce172">
            <office:annotation draw:style-name="" svg:x="1.22916666666667in" svg:y="14.1145833333333in" svg:width="2.85416666666667in" svg:height="0.9375in">
              <dc:creator/>
              <text:p><text:span text:style-name="T13">Crawlability describes the search engine’s ability to access and crawl content on a page.</text:span></text:p>
            </office:annotation>
            <text:p>Is This Target Page Easily Crawlable By Search Engines?</text:p>
          </table:table-cell>
          <table:covered-table-cell table:number-columns-repeated="4"/>
          <table:table-cell table:number-columns-spanned="6" table:number-rows-spanned="3" table:content-validation-name="val4" table:style-name="ce212"/>
          <table:covered-table-cell/>
          <table:covered-table-cell/>
          <table:covered-table-cell/>
          <table:covered-table-cell/>
          <table:covered-table-cell/>
          <table:table-cell office:value-type="string" table:number-columns-spanned="6" table:number-rows-spanned="3" table:style-name="ce172">
            <office:annotation draw:style-name="" svg:x="7.45833333333333in" svg:y="14.1145833333333in" svg:width="2.25in" svg:height="0.84375in">
              <dc:creator/>
              <text:p><text:span text:style-name="T13">Indexability refers to the search engine’s ability to analyze and add a page to its index.</text:span></text:p>
            </office:annotation>
            <text:p>Is This Target Page Indexed By Google?</text:p>
          </table:table-cell>
          <table:covered-table-cell table:number-columns-repeated="5"/>
          <table:table-cell table:number-columns-spanned="5" table:number-rows-spanned="3" table:content-validation-name="val2" table:style-name="ce226"/>
          <table:covered-table-cell/>
          <table:covered-table-cell/>
          <table:covered-table-cell/>
          <table:covered-table-cell/>
          <table:table-cell table:style-name="ce4"/>
          <table:table-cell table:number-columns-repeated="16360"/>
        </table:table-row>
        <table:table-row table:number-rows-repeated="2" table:style-name="ro19">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number-columns-repeated="5"/>
          <table:covered-table-cell/>
          <table:covered-table-cell/>
          <table:covered-table-cell/>
          <table:covered-table-cell/>
          <table:covered-table-cell/>
          <table:table-cell table:style-name="ce4"/>
          <table:table-cell table:number-columns-repeated="16360"/>
        </table:table-row>
        <table:table-row table:style-name="ro19">
          <table:table-cell table:style-name="ce3"/>
          <table:table-cell office:value-type="string" table:number-columns-spanned="5" table:number-rows-spanned="3" table:style-name="ce172">
            <office:annotation draw:style-name="" svg:x="1.22916666666667in" svg:y="14.8645833333333in" svg:width="3.05208333333333in" svg:height="1.13541666666667in">
              <dc:creator/>
              <text:p><text:span text:style-name="T13">Responsive web design means that you don't have separate mobile, tablet, and PC versions of your site: the site adapts to whatever size screen it's being displayed on.</text:span></text:p>
            </office:annotation>
            <text:p>Is The Design Of This Target Page Responsive On Different Devices?</text:p>
          </table:table-cell>
          <table:covered-table-cell table:number-columns-repeated="4"/>
          <table:table-cell table:number-columns-spanned="6" table:number-rows-spanned="3" table:content-validation-name="val9" table:style-name="ce213"/>
          <table:covered-table-cell/>
          <table:covered-table-cell/>
          <table:covered-table-cell/>
          <table:covered-table-cell/>
          <table:covered-table-cell/>
          <table:table-cell office:value-type="string" table:number-columns-spanned="6" table:number-rows-spanned="3" table:style-name="ce172">
            <office:annotation draw:style-name="" svg:x="7.45833333333333in" svg:y="14.8645833333333in" svg:width="2.875in" svg:height="1in">
              <dc:creator/>
              <text:p><text:span text:style-name="T13">The web is being accessed more and more on mobile devices. Designing your websites to be mobile friendly ensures that your pages perform well on all devices.</text:span></text:p>
            </office:annotation>
            <text:p>Is This Target Page Mobile Friendly?</text:p>
          </table:table-cell>
          <table:covered-table-cell table:number-columns-repeated="5"/>
          <table:table-cell table:number-columns-spanned="5" table:number-rows-spanned="3" table:content-validation-name="val6" table:style-name="ce227"/>
          <table:covered-table-cell/>
          <table:covered-table-cell/>
          <table:covered-table-cell/>
          <table:covered-table-cell/>
          <table:table-cell table:style-name="ce4"/>
          <table:table-cell table:number-columns-repeated="16360"/>
        </table:table-row>
        <table:table-row table:number-rows-repeated="2" table:style-name="ro19">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number-columns-repeated="5"/>
          <table:covered-table-cell/>
          <table:covered-table-cell/>
          <table:covered-table-cell/>
          <table:covered-table-cell/>
          <table:covered-table-cell/>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178">
            <text:p>Structured Data</text:p>
          </table:table-cell>
          <table:covered-table-cell table:number-columns-repeated="21"/>
          <table:table-cell table:style-name="ce4"/>
          <table:table-cell table:number-columns-repeated="16360"/>
        </table:table-row>
        <table:table-row table:style-name="ro20">
          <table:table-cell table:style-name="ce3"/>
          <table:table-cell office:value-type="string" table:number-columns-spanned="5" table:number-rows-spanned="1" table:style-name="ce172">
            <office:annotation draw:style-name="" svg:x="1.22916666666667in" svg:y="16.7083333333333in" svg:width="2.875in" svg:height="2.44791666666667in">
              <dc:creator/>
              <text:p><text:span text:style-name="T13">Which Schema Types currently exist on the Target URL?</text:span></text:p>
              <text:p><text:span text:style-name="T13"/></text:p>
              <text:p><text:span text:style-name="T13">Schema markup helps your website rank better for all kinds of content types. There are hundreds of markup types. If you have any type of data on your website, there’s a good chance that it’s going to have an associated itemscope and itemtype.</text:span></text:p>
            </office:annotation>
            <text:p>Schema Elements Present on the Page</text:p>
          </table:table-cell>
          <table:covered-table-cell table:number-columns-repeated="4"/>
          <table:table-cell office:value-type="string" table:number-columns-spanned="2" table:number-rows-spanned="1" table:style-name="ce174">
            <text:p>Ex</text:p>
          </table:table-cell>
          <table:covered-table-cell/>
          <table:table-cell office:value-type="string" table:number-columns-spanned="3" table:number-rows-spanned="1" table:style-name="ce174">
            <text:p>Ex</text:p>
          </table:table-cell>
          <table:covered-table-cell table:number-columns-repeated="2"/>
          <table:table-cell office:value-type="string" table:number-columns-spanned="3" table:number-rows-spanned="1" table:style-name="ce174">
            <text:p>Ex</text:p>
          </table:table-cell>
          <table:covered-table-cell table:number-columns-repeated="2"/>
          <table:table-cell table:number-columns-repeated="2" table:style-name="ce6"/>
          <table:table-cell table:number-columns-spanned="2" table:number-rows-spanned="1" table:style-name="ce170"/>
          <table:covered-table-cell/>
          <table:table-cell table:number-columns-repeated="4" table:style-name="ce7"/>
          <table:table-cell table:style-name="ce6"/>
          <table:table-cell table:style-name="ce4"/>
          <table:table-cell table:number-columns-repeated="16360"/>
        </table:table-row>
        <table:table-row table:style-name="ro20">
          <table:table-cell table:style-name="ce3"/>
          <table:table-cell office:value-type="string" table:number-columns-spanned="5" table:number-rows-spanned="1" table:style-name="ce172">
            <office:annotation draw:style-name="" svg:x="1.22916666666667in" svg:y="17.4791666666667in" svg:width="2.71875in" svg:height="0.864583333333333in">
              <dc:creator/>
              <text:p><text:span text:style-name="T13">Are there any errors in the current Schema Types that exist on the Target URL?</text:span></text:p>
            </office:annotation>
            <text:p>Errors with Current Schema Elements</text:p>
          </table:table-cell>
          <table:covered-table-cell table:number-columns-repeated="4"/>
          <table:table-cell office:value-type="float" office:value="1" table:number-columns-spanned="2" table:number-rows-spanned="1" table:style-name="ce214">
            <text:p>1</text:p>
          </table:table-cell>
          <table:covered-table-cell/>
          <table:table-cell office:value-type="float" office:value="4" table:number-columns-spanned="3" table:number-rows-spanned="1" table:style-name="ce214">
            <text:p>4</text:p>
          </table:table-cell>
          <table:covered-table-cell/>
          <table:covered-table-cell/>
          <table:table-cell office:value-type="float" office:value="0" table:number-columns-spanned="3" table:number-rows-spanned="1" table:style-name="ce214">
            <text:p>0</text:p>
          </table:table-cell>
          <table:covered-table-cell/>
          <table:covered-table-cell/>
          <table:table-cell table:number-columns-repeated="2" table:style-name="ce6"/>
          <table:table-cell table:number-columns-spanned="2" table:number-rows-spanned="1" table:style-name="ce170"/>
          <table:covered-table-cell/>
          <table:table-cell table:number-columns-repeated="4" table:style-name="ce8"/>
          <table:table-cell table:style-name="ce6"/>
          <table:table-cell table:style-name="ce4"/>
          <table:table-cell table:number-columns-repeated="16360"/>
        </table:table-row>
        <table:table-row table:style-name="ro20">
          <table:table-cell table:style-name="ce3"/>
          <table:table-cell office:value-type="string" table:number-columns-spanned="5" table:number-rows-spanned="1" table:style-name="ce172">
            <office:annotation draw:style-name="" svg:x="1.22916666666667in" svg:y="18.25in" svg:width="3.08333333333333in" svg:height="1.11458333333333in">
              <dc:creator/>
              <text:p><text:span text:style-name="T13">Based on the existing Schema and possible Schema Errors we discovered, here are the suggestions we are making.</text:span></text:p>
            </office:annotation>
            <text:p>Schema Recommendations</text:p>
          </table:table-cell>
          <table:covered-table-cell table:number-columns-repeated="4"/>
          <table:table-cell office:value-type="string" table:number-columns-spanned="2" table:number-rows-spanned="1" table:style-name="ce174">
            <office:annotation draw:style-name="" svg:x="5.09375in" svg:y="17.1770833333333in" svg:width="1.9375in" svg:height="3.83333333333333in">
              <dc:creator/>
              <text:p><text:span text:style-name="T13">&lt;script type="application/ld+json"&gt;</text:span></text:p>
              <text:p><text:span text:style-name="T13">{</text:span></text:p>
              <text:p><text:span text:style-name="T13"><text:s text:c="2"/>"@context": "https://schema.org/",<text:s/></text:span></text:p>
              <text:p><text:span text:style-name="T13"><text:s text:c="2"/>"@type": "BreadcrumbList",<text:s/></text:span></text:p>
              <text:p><text:span text:style-name="T13"><text:s text:c="2"/>"itemListElement": [{</text:span></text:p>
              <text:p><text:span text:style-name="T13"><text:s text:c="4"/>"@type": "ListItem",<text:s/></text:span></text:p>
              <text:p><text:span text:style-name="T13"><text:s text:c="4"/>"position": 1,<text:s/></text:span></text:p>
              <text:p><text:span text:style-name="T13"><text:s text:c="4"/>"name": "",</text:span></text:p>
              <text:p><text:span text:style-name="T13"><text:s text:c="4"/>"item": ""<text:s text:c="2"/></text:span></text:p>
              <text:p><text:span text:style-name="T13"><text:s text:c="2"/>},{</text:span></text:p>
              <text:p><text:span text:style-name="T13"><text:s text:c="4"/>"@type": "ListItem",<text:s/></text:span></text:p>
              <text:p><text:span text:style-name="T13"><text:s text:c="4"/>"position": 2,<text:s/></text:span></text:p>
              <text:p><text:span text:style-name="T13"><text:s text:c="4"/>"name": "",</text:span></text:p>
              <text:p><text:span text:style-name="T13"><text:s text:c="4"/>"item": ""<text:s text:c="2"/></text:span></text:p>
              <text:p><text:span text:style-name="T13"><text:s text:c="2"/>}]</text:span></text:p>
              <text:p><text:span text:style-name="T13">}</text:span></text:p>
              <text:p><text:span text:style-name="T13">&lt;/script&gt;</text:span></text:p>
            </office:annotation>
            <text:p>Ex</text:p>
          </table:table-cell>
          <table:covered-table-cell/>
          <table:table-cell table:number-columns-spanned="3" table:number-rows-spanned="1" table:style-name="ce175"/>
          <table:covered-table-cell table:number-columns-repeated="2"/>
          <table:table-cell table:number-columns-spanned="3" table:number-rows-spanned="1" table:style-name="ce176"/>
          <table:covered-table-cell table:number-columns-repeated="2"/>
          <table:table-cell table:number-columns-spanned="3" table:number-rows-spanned="1" table:style-name="ce170"/>
          <table:covered-table-cell table:number-columns-repeated="2"/>
          <table:table-cell table:number-columns-spanned="2" table:number-rows-spanned="1" table:style-name="ce170"/>
          <table:covered-table-cell/>
          <table:table-cell table:number-columns-repeated="4" table:style-name="ce6"/>
          <table:table-cell table:style-name="ce4"/>
          <table:table-cell table:number-columns-repeated="16360"/>
        </table:table-row>
        <table:table-row table:style-name="ro3">
          <table:table-cell table:style-name="ce3"/>
          <table:table-cell table:number-columns-spanned="22" table:number-rows-spanned="2" table:style-name="ce171"/>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Images</text:p>
          </table:table-cell>
          <table:covered-table-cell table:number-columns-repeated="21"/>
          <table:table-cell table:style-name="ce4"/>
          <table:table-cell table:number-columns-repeated="16360"/>
        </table:table-row>
        <table:table-row table:style-name="ro21">
          <table:table-cell table:style-name="ce3"/>
          <table:table-cell office:value-type="string" table:number-columns-spanned="7" table:number-rows-spanned="1" table:style-name="ce172">
            <text:p>Image URL</text:p>
          </table:table-cell>
          <table:covered-table-cell table:number-columns-repeated="6"/>
          <table:table-cell office:value-type="string" table:number-columns-spanned="5" table:number-rows-spanned="1" table:style-name="ce172">
            <office:annotation draw:style-name="" svg:x="5.52083333333333in" svg:y="19.5833333333333in" svg:width="1.9375in" svg:height="1.45833333333333in">
              <dc:creator/>
              <text:p><text:span text:style-name="T13">Is there an Alt Text Tag present on the image?<text:s/></text:span></text:p>
            </office:annotation>
            <text:p>Current Alt Text</text:p>
          </table:table-cell>
          <table:covered-table-cell table:number-columns-repeated="4"/>
          <table:table-cell office:value-type="string" table:number-columns-spanned="5" table:number-rows-spanned="1" table:style-name="ce172">
            <text:p>Recommended Alt Text</text:p>
          </table:table-cell>
          <table:covered-table-cell table:number-columns-repeated="4"/>
          <table:table-cell office:value-type="string" table:number-columns-spanned="2" table:number-rows-spanned="1" table:style-name="ce172">
            <text:p>Image Preview</text:p>
          </table:table-cell>
          <table:covered-table-cell/>
          <table:table-cell office:value-type="string" table:number-columns-spanned="3" table:number-rows-spanned="1" table:style-name="ce173">
            <text:p>Alt Text Implemented?</text:p>
          </table:table-cell>
          <table:covered-table-cell table:number-columns-repeated="2"/>
          <table:table-cell table:style-name="ce5"/>
          <table:table-cell table:number-columns-repeated="16360"/>
        </table:table-row>
        <table:table-row table:style-name="ro21">
          <table:table-cell table:style-name="ce3"/>
          <table:table-cell table:number-columns-spanned="7" table:number-rows-spanned="1" table:style-name="ce166"/>
          <table:covered-table-cell table:number-columns-repeated="6"/>
          <table:table-cell table:number-columns-spanned="5" table:number-rows-spanned="1" table:style-name="ce167"/>
          <table:covered-table-cell table:number-columns-repeated="4"/>
          <table:table-cell table:number-columns-spanned="5" table:number-rows-spanned="1" table:style-name="ce167"/>
          <table:covered-table-cell table:number-columns-repeated="4"/>
          <table:table-cell office:value-type="error" office:string-value="#VALUE!" table:formula="of:=COM.MICROSOFT.IMAGE([.B58])" table:number-columns-spanned="2" table:number-rows-spanned="1" table:style-name="ce167">
            <text:p>#VALUE!</text:p>
          </table:table-cell>
          <table:covered-table-cell/>
          <table:table-cell office:value-type="string" table:number-columns-spanned="3" table:number-rows-spanned="1" table:content-validation-name="val1" table:style-name="ce168">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69"/>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59])" table:number-columns-spanned="2" table:number-rows-spanned="1" table:style-name="ce160">
            <text:p>#VALUE!</text:p>
          </table:table-cell>
          <table:covered-table-cell/>
          <table:table-cell office:value-type="string" table:number-columns-spanned="3" table:number-rows-spanned="1" table:content-validation-name="val1"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65"/>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0])" table:number-columns-spanned="2" table:number-rows-spanned="1" table:style-name="ce160">
            <text:p>#VALUE!</text:p>
          </table:table-cell>
          <table:covered-table-cell/>
          <table:table-cell office:value-type="string" table:number-columns-spanned="3" table:number-rows-spanned="1" table:content-validation-name="val1"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1])" table:number-columns-spanned="2" table:number-rows-spanned="1" table:style-name="ce160">
            <text:p>#VALUE!</text:p>
          </table:table-cell>
          <table:covered-table-cell/>
          <table:table-cell office:value-type="string" table:number-columns-spanned="3" table:number-rows-spanned="1" table:content-validation-name="val1"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2])" table:number-columns-spanned="2" table:number-rows-spanned="1" table:style-name="ce160">
            <text:p>#VALUE!</text:p>
          </table:table-cell>
          <table:covered-table-cell/>
          <table:table-cell office:value-type="string" table:number-columns-spanned="3" table:number-rows-spanned="1" table:content-validation-name="val1"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3])" table:number-columns-spanned="2" table:number-rows-spanned="1" table:style-name="ce160">
            <text:p>#VALUE!</text:p>
          </table:table-cell>
          <table:covered-table-cell/>
          <table:table-cell office:value-type="string" table:number-columns-spanned="3" table:number-rows-spanned="1" table:content-validation-name="val1"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4])" table:number-columns-spanned="2" table:number-rows-spanned="1" table:style-name="ce160">
            <text:p>#VALUE!</text:p>
          </table:table-cell>
          <table:covered-table-cell/>
          <table:table-cell office:value-type="string" table:number-columns-spanned="3" table:number-rows-spanned="1" table:content-validation-name="val1"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5])" table:number-columns-spanned="2" table:number-rows-spanned="1" table:style-name="ce160">
            <text:p>#VALUE!</text:p>
          </table:table-cell>
          <table:covered-table-cell/>
          <table:table-cell office:value-type="string" table:number-columns-spanned="3" table:number-rows-spanned="1" table:content-validation-name="val1"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6])" table:number-columns-spanned="2" table:number-rows-spanned="1" table:style-name="ce160">
            <text:p>#VALUE!</text:p>
          </table:table-cell>
          <table:covered-table-cell/>
          <table:table-cell office:value-type="string" table:number-columns-spanned="3" table:number-rows-spanned="1" table:content-validation-name="val1"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7])" table:number-columns-spanned="2" table:number-rows-spanned="1" table:style-name="ce160">
            <text:p>#VALUE!</text:p>
          </table:table-cell>
          <table:covered-table-cell/>
          <table:table-cell office:value-type="string" table:number-columns-spanned="3" table:number-rows-spanned="1" table:content-validation-name="val1"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8])" table:number-columns-spanned="2" table:number-rows-spanned="1" table:style-name="ce160">
            <text:p>#VALUE!</text:p>
          </table:table-cell>
          <table:covered-table-cell/>
          <table:table-cell office:value-type="string" table:number-columns-spanned="3" table:number-rows-spanned="1" table:content-validation-name="val1"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9])" table:number-columns-spanned="2" table:number-rows-spanned="1" table:style-name="ce160">
            <text:p>#VALUE!</text:p>
          </table:table-cell>
          <table:covered-table-cell/>
          <table:table-cell office:value-type="string" table:number-columns-spanned="3" table:number-rows-spanned="1" table:content-validation-name="val1"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70])" table:number-columns-spanned="2" table:number-rows-spanned="1" table:style-name="ce160">
            <text:p>#VALUE!</text:p>
          </table:table-cell>
          <table:covered-table-cell/>
          <table:table-cell office:value-type="string" table:number-columns-spanned="3" table:number-rows-spanned="1" table:content-validation-name="val1"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71])" table:number-columns-spanned="2" table:number-rows-spanned="1" table:style-name="ce160">
            <text:p>#VALUE!</text:p>
          </table:table-cell>
          <table:covered-table-cell/>
          <table:table-cell office:value-type="string" table:number-columns-spanned="3" table:number-rows-spanned="1" table:content-validation-name="val1"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72])" table:number-columns-spanned="2" table:number-rows-spanned="1" table:style-name="ce160">
            <text:p>#VALUE!</text:p>
          </table:table-cell>
          <table:covered-table-cell/>
          <table:table-cell office:value-type="string" table:number-columns-spanned="3" table:number-rows-spanned="1" table:content-validation-name="val1" table:style-name="ce161">
            <text:p>No</text:p>
          </table:table-cell>
          <table:covered-table-cell/>
          <table:covered-table-cell/>
          <table:table-cell table:style-name="ce5"/>
          <table:table-cell table:number-columns-repeated="16360"/>
        </table:table-row>
        <table:table-row table:style-name="ro21">
          <table:table-cell table:style-name="ce9"/>
          <table:table-cell table:number-columns-spanned="22" table:number-rows-spanned="1" table:style-name="ce162"/>
          <table:covered-table-cell table:number-columns-repeated="21"/>
          <table:table-cell table:style-name="ce10"/>
          <table:table-cell table:number-columns-repeated="16360"/>
        </table:table-row>
        <table:table-row table:number-rows-repeated="1048503" table:style-name="ro22">
          <table:table-cell table:number-columns-repeated="16384"/>
        </table:table-row>
      </table:table>
      <table:table table:name="Defensive" table:style-name="ta1">
        <table:table-column table:style-name="co8" table:default-cell-style-name="ce2"/>
        <table:table-column table:style-name="co5" table:default-cell-style-name="ce2"/>
        <table:table-column table:style-name="co9" table:number-columns-repeated="4" table:default-cell-style-name="ce2"/>
        <table:table-column table:style-name="co5" table:default-cell-style-name="ce2"/>
        <table:table-column table:style-name="co10" table:number-columns-repeated="2" table:default-cell-style-name="ce2"/>
        <table:table-column table:style-name="co11" table:number-columns-repeated="2" table:default-cell-style-name="ce2"/>
        <table:table-column table:style-name="co10" table:number-columns-repeated="2" table:default-cell-style-name="ce2"/>
        <table:table-column table:style-name="co11" table:number-columns-repeated="4" table:default-cell-style-name="ce2"/>
        <table:table-column table:style-name="co12" table:number-columns-repeated="2" table:default-cell-style-name="ce2"/>
        <table:table-column table:style-name="co5" table:default-cell-style-name="ce2"/>
        <table:table-column table:style-name="co12" table:number-columns-repeated="2" table:default-cell-style-name="ce2"/>
        <table:table-column table:style-name="co13" table:default-cell-style-name="ce2"/>
        <table:table-column table:style-name="co8" table:default-cell-style-name="ce2"/>
        <table:table-column table:style-name="co5" table:number-columns-repeated="16360" table:default-cell-style-name="ce2" table:visibility="collapse"/>
        <table:table-row table:style-name="ro11">
          <table:table-cell table:style-name="ce2"/>
          <table:table-cell table:number-columns-spanned="5" table:number-rows-spanned="2" table:style-name="ce192"/>
          <table:covered-table-cell>
            <draw:frame draw:z-index="1" draw:id="id5" draw:style-name="a5" draw:name="image3.png" svg:x="0.01042in" svg:y="0.01042in" svg:width="1.22917in" svg:height="0.53125in" style:rel-width="scale" style:rel-height="scale">
              <draw:image xlink:href="" xlink:type="simple" xlink:show="embed" xlink:actuate="onLoad"/>
              <svg:title/>
              <svg:desc/>
            </draw:frame>
          </table:covered-table-cell>
          <table:covered-table-cell table:number-columns-repeated="3"/>
          <table:table-cell office:value-type="string" table:number-columns-spanned="17" table:number-rows-spanned="2" table:style-name="ce199">
            <text:p><text:a xlink:href="https://getdriversed.com/">https://getdriversed.com/</text:a></text:p>
          </table:table-cell>
          <table:covered-table-cell table:number-columns-repeated="16"/>
          <table:table-cell table:style-name="ce1"/>
          <table:table-cell table:number-columns-repeated="16360"/>
        </table:table-row>
        <table:table-row table:style-name="ro11">
          <table:table-cell table:style-name="ce3"/>
          <table:covered-table-cell/>
          <table:covered-table-cell table:number-columns-repeated="4"/>
          <table:covered-table-cell/>
          <table:covered-table-cell table:number-columns-repeated="16"/>
          <table:table-cell table:style-name="ce4"/>
          <table:table-cell table:number-columns-repeated="16360"/>
        </table:table-row>
        <table:table-row table:style-name="ro3">
          <table:table-cell table:style-name="ce3"/>
          <table:table-cell table:number-columns-spanned="22" table:number-rows-spanned="1" table:style-name="ce194"/>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URL</text:p>
          </table:table-cell>
          <table:covered-table-cell table:number-columns-repeated="21"/>
          <table:table-cell table:style-name="ce4"/>
          <table:table-cell table:number-columns-repeated="16360"/>
        </table:table-row>
        <table:table-row table:style-name="ro13">
          <table:table-cell table:style-name="ce3"/>
          <table:table-cell office:value-type="string" table:number-columns-spanned="5" table:number-rows-spanned="3" table:style-name="ce181">
            <office:annotation draw:style-name="" svg:x="3.66666666666667in" svg:y="0.822916666666667in" svg:width="1.5in" svg:height="0.822916666666667in">
              <dc:creator/>
              <text:p><text:span text:style-name="T13">This is the specific page we are focusing on for this onsite optimization recommendation.</text:span></text:p>
            </office:annotation>
            <text:p>URL</text:p>
          </table:table-cell>
          <table:covered-table-cell table:number-columns-repeated="4"/>
          <table:table-cell office:value-type="string" table:number-columns-spanned="11" table:number-rows-spanned="3" table:style-name="ce228">
            <text:p><text:a xlink:href="https://getdriversed.com/course/defensive">https://getdriversed.com/course/defensive</text:a></text:p>
          </table:table-cell>
          <table:covered-table-cell/>
          <table:covered-table-cell/>
          <table:covered-table-cell/>
          <table:covered-table-cell/>
          <table:covered-table-cell/>
          <table:covered-table-cell/>
          <table:covered-table-cell/>
          <table:covered-table-cell/>
          <table:covered-table-cell/>
          <table:covered-table-cell/>
          <table:table-cell office:value-type="string" table:number-columns-spanned="3" table:number-rows-spanned="3" table:style-name="ce181">
            <text:p>Implementation Date</text:p>
          </table:table-cell>
          <table:covered-table-cell table:number-columns-repeated="2"/>
          <table:table-cell table:number-columns-spanned="3" table:number-rows-spanned="3" table:style-name="ce196"/>
          <table:covered-table-cell table:number-columns-repeated="2"/>
          <table:table-cell table:style-name="ce4"/>
          <table:table-cell table:number-columns-repeated="16360"/>
        </table:table-row>
        <table:table-row table:number-rows-repeated="2" table:style-name="ro13">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number-columns-repeated="2"/>
          <table:covered-table-cell/>
          <table:covered-table-cell table:number-columns-repeated="2"/>
          <table:table-cell table:style-name="ce4"/>
          <table:table-cell table:number-columns-repeated="16360"/>
        </table:table-row>
        <table:table-row table:style-name="ro13">
          <table:table-cell table:style-name="ce3"/>
          <table:table-cell office:value-type="string" table:number-columns-spanned="5" table:number-rows-spanned="3" table:style-name="ce181">
            <office:annotation draw:style-name="" svg:x="3.66666666666667in" svg:y="1.39583333333333in" svg:width="1.5in" svg:height="0.8125in">
              <dc:creator/>
              <text:p><text:span text:style-name="T13">There are two factors to pay attention to: what you currently have and what we are recommending.<text:s/></text:span></text:p>
            </office:annotation>
            <text:p>Status</text:p>
          </table:table-cell>
          <table:covered-table-cell table:number-columns-repeated="4"/>
          <table:table-cell office:value-type="string" table:number-columns-spanned="7" table:number-rows-spanned="3" table:content-validation-name="val12" table:style-name="ce229">
            <text:p>Existing Page</text:p>
          </table:table-cell>
          <table:covered-table-cell/>
          <table:covered-table-cell/>
          <table:covered-table-cell/>
          <table:covered-table-cell/>
          <table:covered-table-cell/>
          <table:covered-table-cell/>
          <table:table-cell office:value-type="string" table:number-columns-spanned="4" table:number-rows-spanned="3" table:style-name="ce181">
            <office:annotation draw:style-name="" svg:x="9.4375in" svg:y="1.39583333333333in" svg:width="1.5in" svg:height="0.8125in">
              <dc:creator/>
              <text:p><text:span text:style-name="T13">If the page is relevant to the visitor, it's relevant to SEO.</text:span></text:p>
            </office:annotation>
            <text:p>Page Type</text:p>
          </table:table-cell>
          <table:covered-table-cell table:number-columns-repeated="3"/>
          <table:table-cell office:value-type="string" table:number-columns-spanned="6" table:number-rows-spanned="3" table:content-validation-name="val16" table:style-name="ce230">
            <text:p>Product Page</text:p>
          </table:table-cell>
          <table:covered-table-cell/>
          <table:covered-table-cell/>
          <table:covered-table-cell/>
          <table:covered-table-cell/>
          <table:covered-table-cell/>
          <table:table-cell table:style-name="ce4"/>
          <table:table-cell table:number-columns-repeated="16360"/>
        </table:table-row>
        <table:table-row table:number-rows-repeated="2" table:style-name="ro13">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number-columns-repeated="3"/>
          <table:covered-table-cell/>
          <table:covered-table-cell/>
          <table:covered-table-cell/>
          <table:covered-table-cell/>
          <table:covered-table-cell/>
          <table:covered-table-cell/>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table:number-columns-spanned="5" table:number-rows-spanned="7" table:style-name="ce189"/>
          <table:covered-table-cell table:number-columns-repeated="4"/>
          <table:table-cell office:value-type="string" table:number-columns-spanned="12" table:number-rows-spanned="1" table:style-name="ce190">
            <office:annotation draw:style-name="" svg:x="9.94791666666667in" svg:y="2.30208333333333in" svg:width="1.5in" svg:height="0.822916666666667in">
              <dc:creator/>
              <text:p><text:span text:style-name="T13">Providing basic, organic user data from the last 30 days.</text:span></text:p>
            </office:annotation>
            <text:p>Organic Analytics Data</text:p>
          </table:table-cell>
          <table:covered-table-cell table:number-columns-repeated="11"/>
          <table:table-cell table:number-columns-spanned="5" table:number-rows-spanned="7" table:style-name="ce191"/>
          <table:covered-table-cell table:number-columns-repeated="4"/>
          <table:table-cell table:style-name="ce4"/>
          <table:table-cell table:number-columns-repeated="16360"/>
        </table:table-row>
        <table:table-row table:style-name="ro3">
          <table:table-cell table:style-name="ce3"/>
          <table:covered-table-cell/>
          <table:covered-table-cell table:number-columns-repeated="4"/>
          <table:table-cell office:value-type="string" table:number-columns-spanned="3" table:number-rows-spanned="2" table:style-name="ce188">
            <office:annotation draw:style-name="" svg:x="5.54166666666667in" svg:y="2.52083333333333in" svg:width="1.5in" svg:height="0.822916666666667in">
              <dc:creator/>
              <text:p><text:span text:style-name="T13">The number of sessions that began on the target URL.</text:span></text:p>
            </office:annotation>
            <text:p>Sessions</text:p>
          </table:table-cell>
          <table:covered-table-cell table:number-columns-repeated="2"/>
          <table:table-cell office:value-type="string" table:number-columns-spanned="5" table:number-rows-spanned="2" table:style-name="ce188">
            <office:annotation draw:style-name="" svg:x="7.96875in" svg:y="2.52083333333333in" svg:width="1.5in" svg:height="0.822916666666667in">
              <dc:creator/>
              <text:p><text:span text:style-name="T13">The number of users that are visiting your site.</text:span></text:p>
            </office:annotation>
            <text:p>Users</text:p>
          </table:table-cell>
          <table:covered-table-cell table:number-columns-repeated="4"/>
          <table:table-cell office:value-type="string" table:number-columns-spanned="4" table:number-rows-spanned="2" table:style-name="ce188">
            <office:annotation draw:style-name="" svg:x="9.94791666666667in" svg:y="2.52083333333333in" svg:width="1.5in" svg:height="0.822916666666667in">
              <dc:creator/>
              <text:p><text:span text:style-name="T13">The average time a user is engaging with a page.</text:span></text:p>
            </office:annotation>
            <text:p>Avg. Engagement Time</text:p>
          </table:table-cell>
          <table:covered-table-cell table:number-columns-repeated="3"/>
          <table:covered-table-cell/>
          <table:covered-table-cell table:number-columns-repeated="4"/>
          <table:table-cell table:style-name="ce5"/>
          <table:table-cell table:number-columns-repeated="16360"/>
        </table:table-row>
        <table:table-row table:style-name="ro3">
          <table:table-cell table:style-name="ce3"/>
          <table:covered-table-cell/>
          <table:covered-table-cell table:number-columns-repeated="4"/>
          <table:covered-table-cell/>
          <table:covered-table-cell table:number-columns-repeated="2"/>
          <table:covered-table-cell/>
          <table:covered-table-cell table:number-columns-repeated="4"/>
          <table:covered-table-cell/>
          <table:covered-table-cell table:number-columns-repeated="3"/>
          <table:covered-table-cell/>
          <table:covered-table-cell table:number-columns-repeated="4"/>
          <table:table-cell table:style-name="ce5"/>
          <table:table-cell table:number-columns-repeated="16360"/>
        </table:table-row>
        <table:table-row table:style-name="ro14">
          <table:table-cell table:style-name="ce3"/>
          <table:covered-table-cell/>
          <table:covered-table-cell table:number-columns-repeated="4"/>
          <table:table-cell office:value-type="float" office:value="20" table:number-columns-spanned="3" table:number-rows-spanned="4" table:style-name="ce231">
            <text:p>20</text:p>
          </table:table-cell>
          <table:covered-table-cell/>
          <table:covered-table-cell/>
          <table:table-cell office:value-type="float" office:value="20" table:number-columns-spanned="5" table:number-rows-spanned="4" table:style-name="ce232">
            <text:p>20</text:p>
          </table:table-cell>
          <table:covered-table-cell/>
          <table:covered-table-cell/>
          <table:covered-table-cell/>
          <table:covered-table-cell/>
          <table:table-cell office:value-type="time" office:time-value="PT0H0M5S" table:number-columns-spanned="4" table:number-rows-spanned="4" table:style-name="ce233">
            <text:p>0:00:05</text:p>
          </table:table-cell>
          <table:covered-table-cell/>
          <table:covered-table-cell/>
          <table:covered-table-cell/>
          <table:covered-table-cell/>
          <table:covered-table-cell table:number-columns-repeated="4"/>
          <table:table-cell table:style-name="ce5"/>
          <table:table-cell table:number-columns-repeated="16360"/>
        </table:table-row>
        <table:table-row table:number-rows-repeated="2" table:style-name="ro14">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number-columns-repeated="4"/>
          <table:table-cell table:style-name="ce5"/>
          <table:table-cell table:number-columns-repeated="16360"/>
        </table:table-row>
        <table:table-row table:style-name="ro15">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number-columns-repeated="4"/>
          <table:table-cell table:style-name="ce5"/>
          <table:table-cell table:number-columns-repeated="16360"/>
        </table:table-row>
        <table:table-row table:style-name="ro3">
          <table:table-cell table:style-name="ce3"/>
          <table:table-cell table:number-columns-spanned="22" table:number-rows-spanned="2" table:style-name="ce171"/>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Keywords</text:p>
          </table:table-cell>
          <table:covered-table-cell table:number-columns-repeated="21"/>
          <table:table-cell table:style-name="ce4"/>
          <table:table-cell table:number-columns-repeated="16360"/>
        </table:table-row>
        <table:table-row table:style-name="ro23">
          <table:table-cell table:style-name="ce3"/>
          <table:table-cell office:value-type="string" table:number-columns-spanned="5" table:number-rows-spanned="1" table:style-name="ce181">
            <office:annotation draw:style-name="" svg:x="3.66666666666667in" svg:y="4.39583333333333in" svg:width="1.5in" svg:height="0.822916666666667in">
              <dc:creator/>
              <text:p><text:span text:style-name="T13">This is the Main Keyword that the Target Page is going to be optimized for.</text:span></text:p>
            </office:annotation>
            <text:p>Main Target Keyword</text:p>
          </table:table-cell>
          <table:covered-table-cell table:number-columns-repeated="4"/>
          <table:table-cell office:value-type="string" table:number-columns-spanned="5" table:number-rows-spanned="1" table:style-name="ce241">
            <text:p>defensive driving course</text:p>
          </table:table-cell>
          <table:covered-table-cell/>
          <table:covered-table-cell/>
          <table:covered-table-cell/>
          <table:covered-table-cell/>
          <table:table-cell office:value-type="string" table:number-columns-spanned="6" table:number-rows-spanned="1" table:style-name="ce181">
            <office:annotation draw:style-name="" svg:x="9.4375in" svg:y="4.39583333333333in" svg:width="1.5in" svg:height="0.822916666666667in">
              <dc:creator/>
              <text:p><text:span text:style-name="T13">Secondary keywords are those keywords which are highly relevant to your Target Keyword. These keywords usually contain less search volume when compared to the Target Keyword, but usually carry a high buyer intent.</text:span></text:p>
            </office:annotation>
            <text:p>Secondary Keywords</text:p>
          </table:table-cell>
          <table:covered-table-cell table:number-columns-repeated="5"/>
          <table:table-cell office:value-type="string" table:number-columns-spanned="6" table:number-rows-spanned="1" table:style-name="ce241">
            <text:p>defensive driving course online</text:p>
            <text:p>online defensive driving course</text:p>
            <text:p>defensive driving class online</text:p>
            <text:p>driver defensive course online</text:p>
            <text:p>defensive driving school online</text:p>
          </table:table-cell>
          <table:covered-table-cell/>
          <table:covered-table-cell/>
          <table:covered-table-cell/>
          <table:covered-table-cell/>
          <table:covered-table-cell/>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Meta Data</text:p>
          </table:table-cell>
          <table:covered-table-cell table:number-columns-repeated="21"/>
          <table:table-cell table:style-name="ce4"/>
          <table:table-cell table:number-columns-repeated="16360"/>
        </table:table-row>
        <table:table-row table:style-name="ro24">
          <table:table-cell table:style-name="ce3"/>
          <table:table-cell office:value-type="string" table:number-columns-spanned="5" table:number-rows-spanned="2" table:style-name="ce181">
            <office:annotation draw:style-name="" svg:x="3.66666666666667in" svg:y="5.1875in" svg:width="1.5in" svg:height="0.822916666666667in">
              <dc:creator/>
              <text:p><text:span text:style-name="T13">The headline of the Target URL when it shows up as an organic listing on Google Search Engine Results Pages.<text:s/></text:span></text:p>
            </office:annotation>
            <text:p>Page Title Tag</text:p>
          </table:table-cell>
          <table:covered-table-cell table:number-columns-repeated="4"/>
          <table:table-cell office:value-type="string" table:number-columns-spanned="2" table:number-rows-spanned="1" table:style-name="ce185">
            <text:p>Current</text:p>
          </table:table-cell>
          <table:covered-table-cell/>
          <table:table-cell office:value-type="string" table:number-columns-spanned="9" table:number-rows-spanned="1" table:style-name="ce242">
            <text:p>Defensive Driving Courses Online | Lower Your Insurance &amp; Dismiss Tickets</text:p>
          </table:table-cell>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11.375in" svg:y="5.1875in" svg:width="1.5in" svg:height="0.822916666666667in">
              <dc:creator/>
              <text:p><text:span text:style-name="T13">Google typically displays the first 50–60 characters of a title tag. If you keep your titles under 60 characters, research suggests that you can expect about 90% of your titles to display properly.</text:span></text:p>
            </office:annotation>
            <text:p>Length</text:p>
          </table:table-cell>
          <table:covered-table-cell table:number-columns-repeated="2"/>
          <table:table-cell office:value-type="float" office:value="73" table:formula="of:=LEN([.I27])" table:number-columns-spanned="3" table:number-rows-spanned="1" table:style-name="ce186">
            <text:p>73</text:p>
          </table:table-cell>
          <table:covered-table-cell table:number-columns-repeated="2"/>
          <table:table-cell table:style-name="ce4"/>
          <table:table-cell table:number-columns-repeated="16360"/>
        </table:table-row>
        <table:table-row table:style-name="ro25">
          <table:table-cell table:style-name="ce3"/>
          <table:covered-table-cell/>
          <table:covered-table-cell table:number-columns-repeated="4"/>
          <table:table-cell office:value-type="string" table:number-columns-spanned="2" table:number-rows-spanned="1" table:style-name="ce185">
            <text:p>Recommended</text:p>
          </table:table-cell>
          <table:covered-table-cell/>
          <table:table-cell office:value-type="string" table:number-columns-spanned="9" table:number-rows-spanned="1" table:style-name="ce241">
            <text:p>Defensive Driving Courses Online | Get Drivers Ed</text:p>
          </table:table-cell>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11.375in" svg:y="5.80208333333333in" svg:width="1.5in" svg:height="0.8125in">
              <dc:creator/>
              <text:p><text:span text:style-name="T13">Google typically displays the first 50–60 characters of a title tag. If you keep your titles under 60 characters, research suggests that you can expect about 90% of your titles to display properly.</text:span></text:p>
            </office:annotation>
            <text:p>Length</text:p>
          </table:table-cell>
          <table:covered-table-cell table:number-columns-repeated="2"/>
          <table:table-cell office:value-type="float" office:value="49" table:formula="of:=LEN([.I28])" table:number-columns-spanned="3" table:number-rows-spanned="1" table:style-name="ce186">
            <text:p>49</text:p>
          </table:table-cell>
          <table:covered-table-cell table:number-columns-repeated="2"/>
          <table:table-cell table:style-name="ce4"/>
          <table:table-cell table:number-columns-repeated="16360"/>
        </table:table-row>
        <table:table-row table:style-name="ro26">
          <table:table-cell table:style-name="ce3"/>
          <table:table-cell office:value-type="string" table:number-columns-spanned="5" table:number-rows-spanned="2" table:style-name="ce181">
            <office:annotation draw:style-name="" svg:x="3.66666666666667in" svg:y="6.40625in" svg:width="1.5in" svg:height="0.8125in">
              <dc:creator/>
              <text:p><text:span text:style-name="T13">The brief description of the Target URL when it shows up as an organic listing on Google Search Engine Results Pages.<text:s/></text:span></text:p>
            </office:annotation>
            <text:p>Meta Description</text:p>
          </table:table-cell>
          <table:covered-table-cell table:number-columns-repeated="4"/>
          <table:table-cell office:value-type="string" table:number-columns-spanned="2" table:number-rows-spanned="1" table:style-name="ce185">
            <text:p>Current</text:p>
          </table:table-cell>
          <table:covered-table-cell/>
          <table:table-cell office:value-type="string" table:number-columns-spanned="9" table:number-rows-spanned="1" table:style-name="ce242">
            <text:p>Take an online defensive driving course to lower insurance costs, remove points from your record, and improve your driving skills. Start today from any device!</text:p>
          </table:table-cell>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11.375in" svg:y="6.40625in" svg:width="1.5in" svg:height="0.8125in">
              <dc:creator/>
              <text:p><text:span text:style-name="T13">Google generally truncates snippets to ~155–160 characters. It's best to keep meta descriptions long enough that they're sufficiently descriptive, so we recommend descriptions between 50–160 characters</text:span></text:p>
            </office:annotation>
            <text:p>Length</text:p>
          </table:table-cell>
          <table:covered-table-cell table:number-columns-repeated="2"/>
          <table:table-cell office:value-type="float" office:value="159" table:formula="of:=LEN([.I29])" table:number-columns-spanned="3" table:number-rows-spanned="1" table:style-name="ce186">
            <text:p>159</text:p>
          </table:table-cell>
          <table:covered-table-cell table:number-columns-repeated="2"/>
          <table:table-cell table:style-name="ce4"/>
          <table:table-cell table:number-columns-repeated="16360"/>
        </table:table-row>
        <table:table-row table:style-name="ro27">
          <table:table-cell table:style-name="ce3"/>
          <table:covered-table-cell/>
          <table:covered-table-cell table:number-columns-repeated="4"/>
          <table:table-cell office:value-type="string" table:number-columns-spanned="2" table:number-rows-spanned="1" table:style-name="ce185">
            <text:p>Recommended</text:p>
          </table:table-cell>
          <table:covered-table-cell/>
          <table:table-cell office:value-type="string" table:number-columns-spanned="9" table:number-rows-spanned="1" table:style-name="ce241">
            <text:p>Take an online defensive driving course to lower insurance costs, remove points from your record, and improve your driving. Start now with Get Drivers Ed!</text:p>
          </table:table-cell>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11.375in" svg:y="7.01041666666667in" svg:width="1.5in" svg:height="0.8125in">
              <dc:creator/>
              <text:p><text:span text:style-name="T13">Google generally truncates snippets to ~155–160 characters. It's best to keep meta descriptions long enough that they're sufficiently descriptive, so we recommend descriptions between 50–160 characters</text:span></text:p>
            </office:annotation>
            <text:p>Length</text:p>
          </table:table-cell>
          <table:covered-table-cell table:number-columns-repeated="2"/>
          <table:table-cell office:value-type="float" office:value="154" table:formula="of:=LEN([.I30])" table:number-columns-spanned="3" table:number-rows-spanned="1" table:style-name="ce186">
            <text:p>154</text:p>
          </table:table-cell>
          <table:covered-table-cell table:number-columns-repeated="2"/>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Header Structure</text:p>
          </table:table-cell>
          <table:covered-table-cell table:number-columns-repeated="21"/>
          <table:table-cell table:style-name="ce4"/>
          <table:table-cell table:number-columns-repeated="16360"/>
        </table:table-row>
        <table:table-row table:style-name="ro17">
          <table:table-cell table:style-name="ce3"/>
          <table:table-cell office:value-type="string" table:number-columns-spanned="5" table:number-rows-spanned="2" table:style-name="ce181">
            <office:annotation draw:style-name="" svg:x="3.66666666666667in" svg:y="8.17708333333333in" svg:width="1.5in" svg:height="0.822916666666667in">
              <dc:creator/>
              <text:p><text:span text:style-name="T13">Header structure should generally follow a hierarchical order so they are nested properly.</text:span></text:p>
              <text:p><text:span text:style-name="T13"/></text:p>
              <text:p><text:span text:style-name="T13">For example, H2s should only be found under an H1, H3s should only be found under H2s, and so on.</text:span></text:p>
            </office:annotation>
            <text:p>Headers</text:p>
          </table:table-cell>
          <table:covered-table-cell table:number-columns-repeated="4"/>
          <table:table-cell office:value-type="string" table:number-columns-spanned="9" table:number-rows-spanned="1" table:style-name="ce182">
            <text:p>Current</text:p>
          </table:table-cell>
          <table:covered-table-cell table:number-columns-repeated="8"/>
          <table:table-cell office:value-type="string" table:number-columns-spanned="8" table:number-rows-spanned="1" table:style-name="ce182">
            <text:p>Recommended</text:p>
          </table:table-cell>
          <table:covered-table-cell table:number-columns-repeated="7"/>
          <table:table-cell table:style-name="ce4"/>
          <table:table-cell table:number-columns-repeated="16360"/>
        </table:table-row>
        <table:table-row table:style-name="ro28">
          <table:table-cell table:style-name="ce3"/>
          <table:covered-table-cell/>
          <table:covered-table-cell table:number-columns-repeated="4"/>
          <table:table-cell office:value-type="string" table:number-columns-spanned="9" table:number-rows-spanned="1" table:style-name="ce234">
            <text:p><text:s text:c="6"/>&lt;H3&gt; We Use Cookies</text:p>
            <text:p>&lt;H1&gt; #OnlineDefensiveCoursesFind the Right Defensive Driving Course for You</text:p>
            <text:p><text:s text:c="3"/>&lt;H2&gt; The Benefits of Learning with Get Drivers Ed</text:p>
            <text:p><text:s text:c="6"/>&lt;H3&gt; Less Stress 1</text:p>
            <text:p><text:s text:c="6"/>&lt;H3&gt; Court Approved &amp; Certified</text:p>
            <text:p><text:s text:c="6"/>&lt;H3&gt; Maximum Convenience.</text:p>
            <text:p><text:s text:c="6"/>&lt;H3&gt; Affordable &amp; Fast.</text:p>
            <text:p><text:s text:c="6"/>&lt;H3&gt; Insurance Discounts.</text:p>
            <text:p><text:s text:c="6"/>&lt;H3&gt; Learn and Save.</text:p>
            <text:p><text:s text:c="3"/>&lt;H2&gt; Find the Defensive Driving Course for You</text:p>
            <text:p><text:s text:c="3"/>&lt;H2&gt; Step-By-Step Guide: Insurance Discount &amp; Ticket Options</text:p>
            <text:p><text:s text:c="6"/>&lt;H3&gt; Easy Sign-Up</text:p>
            <text:p><text:s text:c="6"/>&lt;H3&gt; Learn at Your Pace</text:p>
            <text:p><text:s text:c="6"/>&lt;H3&gt; Finish Fast</text:p>
            <text:p><text:s text:c="6"/>&lt;H3&gt; Get Your Certificate</text:p>
            <text:p><text:s text:c="3"/>&lt;H2&gt; Success Stories from Our Students</text:p>
            <text:p><text:s text:c="3"/>&lt;H2&gt; Frequently Asked Questions</text:p>
            <text:p><text:s text:c="6"/>&lt;H3&gt; Will I receive a certificate?</text:p>
            <text:p><text:s text:c="6"/>&lt;H3&gt; Can I take the course on my phone?</text:p>
            <text:p><text:s text:c="6"/>&lt;H3&gt; How long is the course?</text:p>
            <text:p><text:s text:c="6"/>&lt;H3&gt; Can I use this for an insurance discount?</text:p>
            <text:p><text:s text:c="6"/>&lt;H3&gt; Is this defensive driving course court-approved?</text:p>
          </table:table-cell>
          <table:covered-table-cell/>
          <table:covered-table-cell/>
          <table:covered-table-cell/>
          <table:covered-table-cell/>
          <table:covered-table-cell/>
          <table:covered-table-cell/>
          <table:covered-table-cell/>
          <table:covered-table-cell/>
          <table:table-cell office:value-type="string" table:number-columns-spanned="8" table:number-rows-spanned="1" table:style-name="ce235">
            <text:p><text:s text:c="6"/><text:span text:style-name="T15">&lt;p&gt;</text:span><text:s/>We Use Cookies</text:p>
            <text:p>&lt;H1&gt; #OnlineDefensiveCourses Find the Right Defensive Driving Course for You<text:s/><text:span text:style-name="T15">[insert space]</text:span></text:p>
            <text:p><text:s text:c="3"/>&lt;H2&gt; The Benefits of Learning with Get Drivers Ed</text:p>
            <text:p><text:s text:c="6"/>&lt;H3&gt; Less Stress 1</text:p>
            <text:p><text:s text:c="6"/>&lt;H3&gt; Court Approved &amp; Certified</text:p>
            <text:p><text:s text:c="6"/>&lt;H3&gt; Maximum Convenience.</text:p>
            <text:p><text:s text:c="6"/>&lt;H3&gt; Affordable &amp; Fast.</text:p>
            <text:p><text:s text:c="6"/>&lt;H3&gt; Insurance Discounts.</text:p>
            <text:p><text:s text:c="6"/>&lt;H3&gt; Learn and Save.</text:p>
            <text:p><text:s text:c="3"/>&lt;H2&gt; Find the Defensive Driving Course for You</text:p>
            <text:p><text:s text:c="3"/>&lt;H2&gt; Step-By-Step Guide: Insurance Discount &amp; Ticket Options</text:p>
            <text:p><text:s text:c="6"/>&lt;H3&gt; Easy Sign-Up</text:p>
            <text:p><text:s text:c="6"/>&lt;H3&gt; Learn at Your Pace</text:p>
            <text:p><text:s text:c="6"/>&lt;H3&gt; Finish Fast</text:p>
            <text:p><text:s text:c="6"/>&lt;H3&gt; Get Your Certificate</text:p>
            <text:p><text:s text:c="3"/>&lt;H2&gt; Success Stories from Our Students</text:p>
            <text:p><text:s text:c="3"/>&lt;H2&gt; Frequently Asked Questions</text:p>
            <text:p><text:s text:c="6"/>&lt;H3&gt; Will I receive a certificate?</text:p>
            <text:p><text:s text:c="6"/>&lt;H3&gt; Can I take the course on my phone?</text:p>
            <text:p><text:s text:c="6"/>&lt;H3&gt; How long is the course?</text:p>
            <text:p><text:s text:c="6"/>&lt;H3&gt; Can I use this for an insurance discount?</text:p>
            <text:p><text:s text:c="6"/>&lt;H3&gt; Is this defensive driving course court-approved?</text:p>
          </table:table-cell>
          <table:covered-table-cell/>
          <table:covered-table-cell/>
          <table:covered-table-cell/>
          <table:covered-table-cell/>
          <table:covered-table-cell/>
          <table:covered-table-cell/>
          <table:covered-table-cell/>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Onsite Ranking Factors</text:p>
          </table:table-cell>
          <table:covered-table-cell table:number-columns-repeated="21"/>
          <table:table-cell table:style-name="ce4"/>
          <table:table-cell table:number-columns-repeated="16360"/>
        </table:table-row>
        <table:table-row table:style-name="ro19">
          <table:table-cell table:style-name="ce3"/>
          <table:table-cell office:value-type="string" table:number-columns-spanned="5" table:number-rows-spanned="3" table:style-name="ce172">
            <office:annotation draw:style-name="" svg:x="3.66666666666667in" svg:y="12.9166666666667in" svg:width="1.5in" svg:height="0.822916666666667in">
              <dc:creator/>
              <text:p><text:span text:style-name="T13">Are there internal pages linking to the Target URL?</text:span></text:p>
            </office:annotation>
            <text:p>Internal Links Pointing to the Page</text:p>
          </table:table-cell>
          <table:covered-table-cell table:number-columns-repeated="4"/>
          <table:table-cell office:value-type="string" table:number-columns-spanned="6" table:number-rows-spanned="3" table:content-validation-name="val15" table:style-name="ce236">
            <text:p>Present</text:p>
          </table:table-cell>
          <table:covered-table-cell/>
          <table:covered-table-cell/>
          <table:covered-table-cell/>
          <table:covered-table-cell/>
          <table:covered-table-cell/>
          <table:table-cell office:value-type="string" table:number-columns-spanned="6" table:number-rows-spanned="3" table:style-name="ce172">
            <office:annotation draw:style-name="" svg:x="9.94791666666667in" svg:y="12.9166666666667in" svg:width="1.5in" svg:height="0.822916666666667in">
              <dc:creator/>
              <text:p><text:span text:style-name="T13">Is the Target URL linking to other internal pages?</text:span></text:p>
            </office:annotation>
            <text:p>Internal Links Pointing From the Page</text:p>
          </table:table-cell>
          <table:covered-table-cell table:number-columns-repeated="5"/>
          <table:table-cell office:value-type="string" table:number-columns-spanned="5" table:number-rows-spanned="3" table:content-validation-name="val14" table:style-name="ce236">
            <text:p>Present</text:p>
          </table:table-cell>
          <table:covered-table-cell/>
          <table:covered-table-cell/>
          <table:covered-table-cell/>
          <table:covered-table-cell/>
          <table:table-cell table:style-name="ce4"/>
          <table:table-cell table:number-columns-repeated="16360"/>
        </table:table-row>
        <table:table-row table:number-rows-repeated="2" table:style-name="ro19">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number-columns-repeated="5"/>
          <table:covered-table-cell/>
          <table:covered-table-cell/>
          <table:covered-table-cell/>
          <table:covered-table-cell/>
          <table:covered-table-cell/>
          <table:table-cell table:style-name="ce4"/>
          <table:table-cell table:number-columns-repeated="16360"/>
        </table:table-row>
        <table:table-row table:style-name="ro19">
          <table:table-cell table:style-name="ce3"/>
          <table:table-cell office:value-type="string" table:number-columns-spanned="5" table:number-rows-spanned="3" table:style-name="ce172">
            <office:annotation draw:style-name="" svg:x="3.66666666666667in" svg:y="13.6666666666667in" svg:width="1.5in" svg:height="0.822916666666667in">
              <dc:creator/>
              <text:p><text:span text:style-name="T13">Crawlability describes the search engine’s ability to access and crawl content on a page.</text:span></text:p>
            </office:annotation>
            <text:p>Is This Target Page Easily Crawlable By Search Engines?</text:p>
          </table:table-cell>
          <table:covered-table-cell table:number-columns-repeated="4"/>
          <table:table-cell office:value-type="string" table:number-columns-spanned="6" table:number-rows-spanned="3" table:content-validation-name="val13" table:style-name="ce237">
            <text:p>Crawlable</text:p>
          </table:table-cell>
          <table:covered-table-cell/>
          <table:covered-table-cell/>
          <table:covered-table-cell/>
          <table:covered-table-cell/>
          <table:covered-table-cell/>
          <table:table-cell office:value-type="string" table:number-columns-spanned="6" table:number-rows-spanned="3" table:style-name="ce172">
            <office:annotation draw:style-name="" svg:x="9.94791666666667in" svg:y="13.6666666666667in" svg:width="1.5in" svg:height="0.822916666666667in">
              <dc:creator/>
              <text:p><text:span text:style-name="T13">Indexability refers to the search engine’s ability to analyze and add a page to its index.</text:span></text:p>
            </office:annotation>
            <text:p>Is This Target Page Indexed By Google?</text:p>
          </table:table-cell>
          <table:covered-table-cell table:number-columns-repeated="5"/>
          <table:table-cell office:value-type="string" table:number-columns-spanned="5" table:number-rows-spanned="3" table:content-validation-name="val11" table:style-name="ce239">
            <text:p>Indexed</text:p>
          </table:table-cell>
          <table:covered-table-cell/>
          <table:covered-table-cell/>
          <table:covered-table-cell/>
          <table:covered-table-cell/>
          <table:table-cell table:style-name="ce4"/>
          <table:table-cell table:number-columns-repeated="16360"/>
        </table:table-row>
        <table:table-row table:number-rows-repeated="2" table:style-name="ro19">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number-columns-repeated="5"/>
          <table:covered-table-cell/>
          <table:covered-table-cell/>
          <table:covered-table-cell/>
          <table:covered-table-cell/>
          <table:covered-table-cell/>
          <table:table-cell table:style-name="ce4"/>
          <table:table-cell table:number-columns-repeated="16360"/>
        </table:table-row>
        <table:table-row table:style-name="ro19">
          <table:table-cell table:style-name="ce3"/>
          <table:table-cell office:value-type="string" table:number-columns-spanned="5" table:number-rows-spanned="3" table:style-name="ce172">
            <office:annotation draw:style-name="" svg:x="3.66666666666667in" svg:y="14.4166666666667in" svg:width="1.5in" svg:height="0.822916666666667in">
              <dc:creator/>
              <text:p><text:span text:style-name="T13">Responsive web design means that you don't have separate mobile, tablet, and PC versions of your site: the site adapts to whatever size screen it's being displayed on.</text:span></text:p>
            </office:annotation>
            <text:p>Is The Design Of This Target Page Responsive On Different Devices?</text:p>
          </table:table-cell>
          <table:covered-table-cell table:number-columns-repeated="4"/>
          <table:table-cell office:value-type="string" table:number-columns-spanned="6" table:number-rows-spanned="3" table:content-validation-name="val17" table:style-name="ce238">
            <text:p>Responsive</text:p>
          </table:table-cell>
          <table:covered-table-cell/>
          <table:covered-table-cell/>
          <table:covered-table-cell/>
          <table:covered-table-cell/>
          <table:covered-table-cell/>
          <table:table-cell table:number-columns-spanned="3" table:number-rows-spanned="1" table:style-name="ce175"/>
          <table:covered-table-cell table:number-columns-repeated="2"/>
          <table:table-cell table:number-columns-spanned="3" table:number-rows-spanned="1" table:style-name="ce176"/>
          <table:covered-table-cell table:number-columns-repeated="2"/>
          <table:table-cell table:number-columns-spanned="3" table:number-rows-spanned="1" table:style-name="ce176"/>
          <table:covered-table-cell table:number-columns-repeated="2"/>
          <table:table-cell table:number-columns-spanned="3" table:number-rows-spanned="1" table:style-name="ce201"/>
          <table:covered-table-cell table:number-columns-repeated="2"/>
          <table:table-cell table:number-columns-repeated="16360"/>
        </table:table-row>
        <table:table-row table:style-name="ro19">
          <table:table-cell table:style-name="ce3"/>
          <table:covered-table-cell/>
          <table:covered-table-cell table:number-columns-repeated="4"/>
          <table:covered-table-cell/>
          <table:covered-table-cell/>
          <table:covered-table-cell/>
          <table:covered-table-cell/>
          <table:covered-table-cell/>
          <table:covered-table-cell/>
          <table:table-cell table:number-columns-spanned="3" table:number-rows-spanned="1" table:style-name="ce202"/>
          <table:covered-table-cell table:number-columns-repeated="2"/>
          <table:table-cell table:number-columns-spanned="3" table:number-rows-spanned="1" table:style-name="ce203"/>
          <table:covered-table-cell table:number-columns-repeated="2"/>
          <table:table-cell table:number-columns-spanned="3" table:number-rows-spanned="1" table:style-name="ce203"/>
          <table:covered-table-cell table:number-columns-repeated="2"/>
          <table:table-cell table:number-columns-spanned="3" table:number-rows-spanned="1" table:style-name="ce204"/>
          <table:covered-table-cell table:number-columns-repeated="2"/>
          <table:table-cell table:number-columns-repeated="16360"/>
        </table:table-row>
        <table:table-row table:style-name="ro19">
          <table:table-cell table:style-name="ce3"/>
          <table:covered-table-cell/>
          <table:covered-table-cell table:number-columns-repeated="4"/>
          <table:covered-table-cell/>
          <table:covered-table-cell/>
          <table:covered-table-cell/>
          <table:covered-table-cell/>
          <table:covered-table-cell/>
          <table:covered-table-cell/>
          <table:table-cell table:number-columns-spanned="3" table:number-rows-spanned="1" table:style-name="ce202"/>
          <table:covered-table-cell table:number-columns-repeated="2"/>
          <table:table-cell table:number-columns-spanned="3" table:number-rows-spanned="1" table:style-name="ce203"/>
          <table:covered-table-cell table:number-columns-repeated="2"/>
          <table:table-cell table:number-columns-spanned="3" table:number-rows-spanned="1" table:style-name="ce203"/>
          <table:covered-table-cell table:number-columns-repeated="2"/>
          <table:table-cell table:number-columns-spanned="3" table:number-rows-spanned="1" table:style-name="ce204"/>
          <table:covered-table-cell table:number-columns-repeated="2"/>
          <table:table-cell table:number-columns-repeated="16360"/>
        </table:table-row>
        <table:table-row table:style-name="ro3">
          <table:table-cell table:style-name="ce3"/>
          <table:table-cell table:number-columns-spanned="22" table:number-rows-spanned="2" table:style-name="ce171"/>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178">
            <text:p>Structured Data</text:p>
          </table:table-cell>
          <table:covered-table-cell table:number-columns-repeated="21"/>
          <table:table-cell table:style-name="ce4"/>
          <table:table-cell table:number-columns-repeated="16360"/>
        </table:table-row>
        <table:table-row table:style-name="ro20">
          <table:table-cell table:style-name="ce3"/>
          <table:table-cell office:value-type="string" table:number-columns-spanned="5" table:number-rows-spanned="1" table:style-name="ce172">
            <office:annotation draw:style-name="" svg:x="3.66666666666667in" svg:y="15.7395833333333in" svg:width="1.5in" svg:height="0.822916666666667in">
              <dc:creator/>
              <text:p><text:span text:style-name="T13">Which Schema Types currently exist on the Target URL?</text:span></text:p>
              <text:p><text:span text:style-name="T13"/></text:p>
              <text:p><text:span text:style-name="T13">Schema markup helps your website rank better for all kinds of content types. There are hundreds of markup types. If you have any type of data on your website, there’s a good chance that it’s going to have an associated itemscope and itemtype.</text:span></text:p>
            </office:annotation>
            <text:p>Schema Elements Present on the Page</text:p>
          </table:table-cell>
          <table:covered-table-cell table:number-columns-repeated="4"/>
          <table:table-cell office:value-type="string" table:number-columns-spanned="2" table:number-rows-spanned="1" table:style-name="ce174">
            <text:p>FAQ</text:p>
          </table:table-cell>
          <table:covered-table-cell/>
          <table:table-cell office:value-type="string" table:number-columns-spanned="3" table:number-rows-spanned="1" table:style-name="ce174">
            <text:p>Organization</text:p>
          </table:table-cell>
          <table:covered-table-cell table:number-columns-repeated="2"/>
          <table:table-cell table:number-columns-spanned="3" table:number-rows-spanned="1" table:style-name="ce174"/>
          <table:covered-table-cell table:number-columns-repeated="2"/>
          <table:table-cell table:number-columns-repeated="2" table:style-name="ce6"/>
          <table:table-cell table:number-columns-spanned="2" table:number-rows-spanned="1" table:style-name="ce170"/>
          <table:covered-table-cell/>
          <table:table-cell table:number-columns-repeated="4" table:style-name="ce7"/>
          <table:table-cell table:style-name="ce6"/>
          <table:table-cell table:style-name="ce4"/>
          <table:table-cell table:number-columns-repeated="16360"/>
        </table:table-row>
        <table:table-row table:style-name="ro20">
          <table:table-cell table:style-name="ce3"/>
          <table:table-cell office:value-type="string" table:number-columns-spanned="5" table:number-rows-spanned="1" table:style-name="ce172">
            <office:annotation draw:style-name="" svg:x="3.66666666666667in" svg:y="16.5208333333333in" svg:width="1.5in" svg:height="0.8125in">
              <dc:creator/>
              <text:p><text:span text:style-name="T13">Are there any errors in the current Schema Types that exist on the Target URL?</text:span></text:p>
            </office:annotation>
            <text:p>Errors with Current Schema Elements</text:p>
          </table:table-cell>
          <table:covered-table-cell table:number-columns-repeated="4"/>
          <table:table-cell office:value-type="float" office:value="0" table:number-columns-spanned="2" table:number-rows-spanned="1" table:style-name="ce240">
            <text:p>0</text:p>
          </table:table-cell>
          <table:covered-table-cell/>
          <table:table-cell office:value-type="float" office:value="0" table:number-columns-spanned="3" table:number-rows-spanned="1" table:style-name="ce240">
            <text:p>0</text:p>
          </table:table-cell>
          <table:covered-table-cell/>
          <table:covered-table-cell/>
          <table:table-cell table:number-columns-spanned="3" table:number-rows-spanned="1" table:style-name="ce174"/>
          <table:covered-table-cell table:number-columns-repeated="2"/>
          <table:table-cell table:number-columns-repeated="2" table:style-name="ce6"/>
          <table:table-cell table:number-columns-spanned="2" table:number-rows-spanned="1" table:style-name="ce170"/>
          <table:covered-table-cell/>
          <table:table-cell table:number-columns-repeated="4" table:style-name="ce8"/>
          <table:table-cell table:style-name="ce6"/>
          <table:table-cell table:style-name="ce4"/>
          <table:table-cell table:number-columns-repeated="16360"/>
        </table:table-row>
        <table:table-row table:style-name="ro20">
          <table:table-cell table:style-name="ce3"/>
          <table:table-cell office:value-type="string" table:number-columns-spanned="5" table:number-rows-spanned="1" table:style-name="ce172">
            <office:annotation draw:style-name="" svg:x="3.66666666666667in" svg:y="17.2916666666667in" svg:width="1.5in" svg:height="0.8125in">
              <dc:creator/>
              <text:p><text:span text:style-name="T13">Based on the existing Schema and possible Schema Errors we discovered, here are the suggestions we are making.</text:span></text:p>
            </office:annotation>
            <text:p>Schema Recommendations</text:p>
          </table:table-cell>
          <table:covered-table-cell table:number-columns-repeated="4"/>
          <table:table-cell office:value-type="string" table:number-columns-spanned="2" table:number-rows-spanned="1" table:style-name="ce174">
            <text:p>Install breadcrumbs on site</text:p>
          </table:table-cell>
          <table:covered-table-cell/>
          <table:table-cell office:value-type="string" table:number-columns-spanned="3" table:number-rows-spanned="1" table:style-name="ce205">
            <text:p>Remove organization schema</text:p>
          </table:table-cell>
          <table:covered-table-cell table:number-columns-repeated="2"/>
          <table:table-cell table:number-columns-spanned="3" table:number-rows-spanned="1" table:style-name="ce206"/>
          <table:covered-table-cell table:number-columns-repeated="2"/>
          <table:table-cell table:number-columns-spanned="3" table:number-rows-spanned="1" table:style-name="ce170"/>
          <table:covered-table-cell table:number-columns-repeated="2"/>
          <table:table-cell table:number-columns-spanned="2" table:number-rows-spanned="1" table:style-name="ce170"/>
          <table:covered-table-cell/>
          <table:table-cell table:number-columns-repeated="4" table:style-name="ce6"/>
          <table:table-cell table:style-name="ce4"/>
          <table:table-cell table:number-columns-repeated="16360"/>
        </table:table-row>
        <table:table-row table:style-name="ro3">
          <table:table-cell table:style-name="ce3"/>
          <table:table-cell table:number-columns-spanned="22" table:number-rows-spanned="2" table:style-name="ce171"/>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Images</text:p>
          </table:table-cell>
          <table:covered-table-cell table:number-columns-repeated="21"/>
          <table:table-cell table:style-name="ce4"/>
          <table:table-cell table:number-columns-repeated="16360"/>
        </table:table-row>
        <table:table-row table:style-name="ro21">
          <table:table-cell table:style-name="ce3"/>
          <table:table-cell office:value-type="string" table:number-columns-spanned="7" table:number-rows-spanned="1" table:style-name="ce172">
            <text:p>Image URL</text:p>
          </table:table-cell>
          <table:covered-table-cell table:number-columns-repeated="6"/>
          <table:table-cell office:value-type="string" table:number-columns-spanned="5" table:number-rows-spanned="1" table:style-name="ce172">
            <office:annotation draw:style-name="" svg:x="7.47916666666667in" svg:y="18.625in" svg:width="1.5in" svg:height="0.822916666666667in">
              <dc:creator/>
              <text:p><text:span text:style-name="T13">Is there an Alt Text Tag present on the image?<text:s/></text:span></text:p>
            </office:annotation>
            <text:p>Current Alt Text</text:p>
          </table:table-cell>
          <table:covered-table-cell table:number-columns-repeated="4"/>
          <table:table-cell office:value-type="string" table:number-columns-spanned="5" table:number-rows-spanned="1" table:style-name="ce172">
            <text:p>Recommended Alt Text</text:p>
          </table:table-cell>
          <table:covered-table-cell table:number-columns-repeated="4"/>
          <table:table-cell office:value-type="string" table:number-columns-spanned="2" table:number-rows-spanned="1" table:style-name="ce172">
            <text:p>Image Preview</text:p>
          </table:table-cell>
          <table:covered-table-cell/>
          <table:table-cell office:value-type="string" table:number-columns-spanned="3" table:number-rows-spanned="1" table:style-name="ce173">
            <text:p>Alt Text Implemented?</text:p>
          </table:table-cell>
          <table:covered-table-cell table:number-columns-repeated="2"/>
          <table:table-cell table:style-name="ce5"/>
          <table:table-cell table:number-columns-repeated="16360"/>
        </table:table-row>
        <table:table-row table:style-name="ro21">
          <table:table-cell table:style-name="ce3"/>
          <table:table-cell office:value-type="string" table:number-columns-spanned="7" table:number-rows-spanned="1" table:style-name="ce207">
            <text:p>No opportunities</text:p>
          </table:table-cell>
          <table:covered-table-cell table:number-columns-repeated="6"/>
          <table:table-cell table:number-columns-spanned="5" table:number-rows-spanned="1" table:style-name="ce167"/>
          <table:covered-table-cell table:number-columns-repeated="4"/>
          <table:table-cell table:number-columns-spanned="5" table:number-rows-spanned="1" table:style-name="ce167"/>
          <table:covered-table-cell table:number-columns-repeated="4"/>
          <table:table-cell office:value-type="error" office:string-value="#VALUE!" table:formula="of:=COM.MICROSOFT.IMAGE([.B58])" table:number-columns-spanned="2" table:number-rows-spanned="1" table:style-name="ce167">
            <text:p>#VALUE!</text:p>
          </table:table-cell>
          <table:covered-table-cell/>
          <table:table-cell office:value-type="string" table:number-columns-spanned="3" table:number-rows-spanned="1" table:content-validation-name="val10" table:style-name="ce168">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9"/>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59])" table:number-columns-spanned="2" table:number-rows-spanned="1" table:style-name="ce160">
            <text:p>#VALUE!</text:p>
          </table:table-cell>
          <table:covered-table-cell/>
          <table:table-cell office:value-type="string" table:number-columns-spanned="3" table:number-rows-spanned="1" table:content-validation-name="val10"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5"/>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0])" table:number-columns-spanned="2" table:number-rows-spanned="1" table:style-name="ce160">
            <text:p>#VALUE!</text:p>
          </table:table-cell>
          <table:covered-table-cell/>
          <table:table-cell office:value-type="string" table:number-columns-spanned="3" table:number-rows-spanned="1" table:content-validation-name="val10"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1])" table:number-columns-spanned="2" table:number-rows-spanned="1" table:style-name="ce160">
            <text:p>#VALUE!</text:p>
          </table:table-cell>
          <table:covered-table-cell/>
          <table:table-cell office:value-type="string" table:number-columns-spanned="3" table:number-rows-spanned="1" table:content-validation-name="val10"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2])" table:number-columns-spanned="2" table:number-rows-spanned="1" table:style-name="ce160">
            <text:p>#VALUE!</text:p>
          </table:table-cell>
          <table:covered-table-cell/>
          <table:table-cell office:value-type="string" table:number-columns-spanned="3" table:number-rows-spanned="1" table:content-validation-name="val10"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3])" table:number-columns-spanned="2" table:number-rows-spanned="1" table:style-name="ce160">
            <text:p>#VALUE!</text:p>
          </table:table-cell>
          <table:covered-table-cell/>
          <table:table-cell office:value-type="string" table:number-columns-spanned="3" table:number-rows-spanned="1" table:content-validation-name="val10"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4])" table:number-columns-spanned="2" table:number-rows-spanned="1" table:style-name="ce160">
            <text:p>#VALUE!</text:p>
          </table:table-cell>
          <table:covered-table-cell/>
          <table:table-cell office:value-type="string" table:number-columns-spanned="3" table:number-rows-spanned="1" table:content-validation-name="val10"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5])" table:number-columns-spanned="2" table:number-rows-spanned="1" table:style-name="ce160">
            <text:p>#VALUE!</text:p>
          </table:table-cell>
          <table:covered-table-cell/>
          <table:table-cell office:value-type="string" table:number-columns-spanned="3" table:number-rows-spanned="1" table:content-validation-name="val10"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6])" table:number-columns-spanned="2" table:number-rows-spanned="1" table:style-name="ce160">
            <text:p>#VALUE!</text:p>
          </table:table-cell>
          <table:covered-table-cell/>
          <table:table-cell office:value-type="string" table:number-columns-spanned="3" table:number-rows-spanned="1" table:content-validation-name="val10"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7])" table:number-columns-spanned="2" table:number-rows-spanned="1" table:style-name="ce160">
            <text:p>#VALUE!</text:p>
          </table:table-cell>
          <table:covered-table-cell/>
          <table:table-cell office:value-type="string" table:number-columns-spanned="3" table:number-rows-spanned="1" table:content-validation-name="val10"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8])" table:number-columns-spanned="2" table:number-rows-spanned="1" table:style-name="ce160">
            <text:p>#VALUE!</text:p>
          </table:table-cell>
          <table:covered-table-cell/>
          <table:table-cell office:value-type="string" table:number-columns-spanned="3" table:number-rows-spanned="1" table:content-validation-name="val10"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9])" table:number-columns-spanned="2" table:number-rows-spanned="1" table:style-name="ce160">
            <text:p>#VALUE!</text:p>
          </table:table-cell>
          <table:covered-table-cell/>
          <table:table-cell office:value-type="string" table:number-columns-spanned="3" table:number-rows-spanned="1" table:content-validation-name="val10"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70])" table:number-columns-spanned="2" table:number-rows-spanned="1" table:style-name="ce160">
            <text:p>#VALUE!</text:p>
          </table:table-cell>
          <table:covered-table-cell/>
          <table:table-cell office:value-type="string" table:number-columns-spanned="3" table:number-rows-spanned="1" table:content-validation-name="val10"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71])" table:number-columns-spanned="2" table:number-rows-spanned="1" table:style-name="ce160">
            <text:p>#VALUE!</text:p>
          </table:table-cell>
          <table:covered-table-cell/>
          <table:table-cell office:value-type="string" table:number-columns-spanned="3" table:number-rows-spanned="1" table:content-validation-name="val10"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72])" table:number-columns-spanned="2" table:number-rows-spanned="1" table:style-name="ce160">
            <text:p>#VALUE!</text:p>
          </table:table-cell>
          <table:covered-table-cell/>
          <table:table-cell office:value-type="string" table:number-columns-spanned="3" table:number-rows-spanned="1" table:content-validation-name="val10" table:style-name="ce161">
            <text:p>No</text:p>
          </table:table-cell>
          <table:covered-table-cell/>
          <table:covered-table-cell/>
          <table:table-cell table:style-name="ce5"/>
          <table:table-cell table:number-columns-repeated="16360"/>
        </table:table-row>
        <table:table-row table:style-name="ro21">
          <table:table-cell table:style-name="ce9"/>
          <table:table-cell table:number-columns-spanned="22" table:number-rows-spanned="1" table:style-name="ce162"/>
          <table:covered-table-cell table:number-columns-repeated="21"/>
          <table:table-cell table:style-name="ce10"/>
          <table:table-cell table:number-columns-repeated="16360"/>
        </table:table-row>
        <table:table-row table:number-rows-repeated="1048503" table:style-name="ro22">
          <table:table-cell table:number-columns-repeated="16384"/>
        </table:table-row>
      </table:table>
      <table:table table:name="Lesson" table:style-name="ta1">
        <table:table-column table:style-name="co8" table:default-cell-style-name="ce2"/>
        <table:table-column table:style-name="co5" table:default-cell-style-name="ce2"/>
        <table:table-column table:style-name="co9" table:number-columns-repeated="4" table:default-cell-style-name="ce2"/>
        <table:table-column table:style-name="co5" table:default-cell-style-name="ce2"/>
        <table:table-column table:style-name="co10" table:number-columns-repeated="2" table:default-cell-style-name="ce2"/>
        <table:table-column table:style-name="co11" table:number-columns-repeated="2" table:default-cell-style-name="ce2"/>
        <table:table-column table:style-name="co10" table:number-columns-repeated="2" table:default-cell-style-name="ce2"/>
        <table:table-column table:style-name="co11" table:number-columns-repeated="4" table:default-cell-style-name="ce2"/>
        <table:table-column table:style-name="co12" table:number-columns-repeated="2" table:default-cell-style-name="ce2"/>
        <table:table-column table:style-name="co5" table:default-cell-style-name="ce2"/>
        <table:table-column table:style-name="co12" table:number-columns-repeated="2" table:default-cell-style-name="ce2"/>
        <table:table-column table:style-name="co13" table:default-cell-style-name="ce2"/>
        <table:table-column table:style-name="co8" table:default-cell-style-name="ce2"/>
        <table:table-column table:style-name="co5" table:number-columns-repeated="16360" table:default-cell-style-name="ce2" table:visibility="collapse"/>
        <table:table-row table:style-name="ro11">
          <table:table-cell table:style-name="ce2"/>
          <table:table-cell table:number-columns-spanned="5" table:number-rows-spanned="2" table:style-name="ce192"/>
          <table:covered-table-cell>
            <draw:frame draw:z-index="1" draw:id="id6" draw:style-name="a6" draw:name="image3.png" svg:x="0.01042in" svg:y="0.01042in" svg:width="1.22917in" svg:height="0.53125in" style:rel-width="scale" style:rel-height="scale">
              <draw:image xlink:href="" xlink:type="simple" xlink:show="embed" xlink:actuate="onLoad"/>
              <svg:title/>
              <svg:desc/>
            </draw:frame>
          </table:covered-table-cell>
          <table:covered-table-cell table:number-columns-repeated="3"/>
          <table:table-cell office:value-type="string" table:number-columns-spanned="17" table:number-rows-spanned="2" table:style-name="ce199">
            <text:p><text:a xlink:href="https://getdriversed.com/">https://getdriversed.com/</text:a></text:p>
          </table:table-cell>
          <table:covered-table-cell table:number-columns-repeated="16"/>
          <table:table-cell table:style-name="ce1"/>
          <table:table-cell table:number-columns-repeated="16360"/>
        </table:table-row>
        <table:table-row table:style-name="ro11">
          <table:table-cell table:style-name="ce3"/>
          <table:covered-table-cell/>
          <table:covered-table-cell table:number-columns-repeated="4"/>
          <table:covered-table-cell/>
          <table:covered-table-cell table:number-columns-repeated="16"/>
          <table:table-cell table:style-name="ce4"/>
          <table:table-cell table:number-columns-repeated="16360"/>
        </table:table-row>
        <table:table-row table:style-name="ro3">
          <table:table-cell table:style-name="ce3"/>
          <table:table-cell table:number-columns-spanned="22" table:number-rows-spanned="1" table:style-name="ce194"/>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URL</text:p>
          </table:table-cell>
          <table:covered-table-cell table:number-columns-repeated="21"/>
          <table:table-cell table:style-name="ce4"/>
          <table:table-cell table:number-columns-repeated="16360"/>
        </table:table-row>
        <table:table-row table:style-name="ro13">
          <table:table-cell table:style-name="ce3"/>
          <table:table-cell office:value-type="string" table:number-columns-spanned="5" table:number-rows-spanned="3" table:style-name="ce181">
            <office:annotation draw:style-name="" svg:x="3.66666666666667in" svg:y="0.822916666666667in" svg:width="1.5in" svg:height="0.822916666666667in">
              <dc:creator/>
              <text:p><text:span text:style-name="T13">This is the specific page we are focusing on for this onsite optimization recommendation.</text:span></text:p>
            </office:annotation>
            <text:p>URL</text:p>
          </table:table-cell>
          <table:covered-table-cell table:number-columns-repeated="4"/>
          <table:table-cell office:value-type="string" table:number-columns-spanned="11" table:number-rows-spanned="3" table:style-name="ce243">
            <text:p><text:a xlink:href="https://getdriversed.com/course/lesson">https://getdriversed.com/course/lesson</text:a></text:p>
          </table:table-cell>
          <table:covered-table-cell/>
          <table:covered-table-cell/>
          <table:covered-table-cell/>
          <table:covered-table-cell/>
          <table:covered-table-cell/>
          <table:covered-table-cell/>
          <table:covered-table-cell/>
          <table:covered-table-cell/>
          <table:covered-table-cell/>
          <table:covered-table-cell/>
          <table:table-cell office:value-type="string" table:number-columns-spanned="3" table:number-rows-spanned="3" table:style-name="ce181">
            <text:p>Implementation Date</text:p>
          </table:table-cell>
          <table:covered-table-cell table:number-columns-repeated="2"/>
          <table:table-cell table:number-columns-spanned="3" table:number-rows-spanned="3" table:style-name="ce196"/>
          <table:covered-table-cell table:number-columns-repeated="2"/>
          <table:table-cell table:style-name="ce4"/>
          <table:table-cell table:number-columns-repeated="16360"/>
        </table:table-row>
        <table:table-row table:number-rows-repeated="2" table:style-name="ro13">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number-columns-repeated="2"/>
          <table:covered-table-cell/>
          <table:covered-table-cell table:number-columns-repeated="2"/>
          <table:table-cell table:style-name="ce4"/>
          <table:table-cell table:number-columns-repeated="16360"/>
        </table:table-row>
        <table:table-row table:style-name="ro13">
          <table:table-cell table:style-name="ce3"/>
          <table:table-cell office:value-type="string" table:number-columns-spanned="5" table:number-rows-spanned="3" table:style-name="ce181">
            <office:annotation draw:style-name="" svg:x="3.66666666666667in" svg:y="1.39583333333333in" svg:width="1.5in" svg:height="0.8125in">
              <dc:creator/>
              <text:p><text:span text:style-name="T13">There are two factors to pay attention to: what you currently have and what we are recommending.<text:s/></text:span></text:p>
            </office:annotation>
            <text:p>Status</text:p>
          </table:table-cell>
          <table:covered-table-cell table:number-columns-repeated="4"/>
          <table:table-cell office:value-type="string" table:number-columns-spanned="7" table:number-rows-spanned="3" table:content-validation-name="val23" table:style-name="ce244">
            <text:p>Existing Page</text:p>
          </table:table-cell>
          <table:covered-table-cell/>
          <table:covered-table-cell/>
          <table:covered-table-cell/>
          <table:covered-table-cell/>
          <table:covered-table-cell/>
          <table:covered-table-cell/>
          <table:table-cell office:value-type="string" table:number-columns-spanned="4" table:number-rows-spanned="3" table:style-name="ce181">
            <office:annotation draw:style-name="" svg:x="9.4375in" svg:y="1.39583333333333in" svg:width="1.5in" svg:height="0.8125in">
              <dc:creator/>
              <text:p><text:span text:style-name="T13">If the page is relevant to the visitor, it's relevant to SEO.</text:span></text:p>
            </office:annotation>
            <text:p>Page Type</text:p>
          </table:table-cell>
          <table:covered-table-cell table:number-columns-repeated="3"/>
          <table:table-cell office:value-type="string" table:number-columns-spanned="6" table:number-rows-spanned="3" table:content-validation-name="val19" table:style-name="ce253">
            <text:p>Product Page</text:p>
          </table:table-cell>
          <table:covered-table-cell/>
          <table:covered-table-cell/>
          <table:covered-table-cell/>
          <table:covered-table-cell/>
          <table:covered-table-cell/>
          <table:table-cell table:style-name="ce4"/>
          <table:table-cell table:number-columns-repeated="16360"/>
        </table:table-row>
        <table:table-row table:number-rows-repeated="2" table:style-name="ro13">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number-columns-repeated="3"/>
          <table:covered-table-cell/>
          <table:covered-table-cell/>
          <table:covered-table-cell/>
          <table:covered-table-cell/>
          <table:covered-table-cell/>
          <table:covered-table-cell/>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table:number-columns-spanned="5" table:number-rows-spanned="7" table:style-name="ce189"/>
          <table:covered-table-cell table:number-columns-repeated="4"/>
          <table:table-cell office:value-type="string" table:number-columns-spanned="12" table:number-rows-spanned="1" table:style-name="ce190">
            <office:annotation draw:style-name="" svg:x="9.94791666666667in" svg:y="2.30208333333333in" svg:width="1.5in" svg:height="0.822916666666667in">
              <dc:creator/>
              <text:p><text:span text:style-name="T13">Providing basic, organic user data from the last 30 days.</text:span></text:p>
            </office:annotation>
            <text:p>Organic Analytics Data</text:p>
          </table:table-cell>
          <table:covered-table-cell table:number-columns-repeated="11"/>
          <table:table-cell table:number-columns-spanned="5" table:number-rows-spanned="7" table:style-name="ce191"/>
          <table:covered-table-cell table:number-columns-repeated="4"/>
          <table:table-cell table:style-name="ce4"/>
          <table:table-cell table:number-columns-repeated="16360"/>
        </table:table-row>
        <table:table-row table:style-name="ro3">
          <table:table-cell table:style-name="ce3"/>
          <table:covered-table-cell/>
          <table:covered-table-cell table:number-columns-repeated="4"/>
          <table:table-cell office:value-type="string" table:number-columns-spanned="3" table:number-rows-spanned="2" table:style-name="ce188">
            <office:annotation draw:style-name="" svg:x="5.54166666666667in" svg:y="2.52083333333333in" svg:width="1.5in" svg:height="0.822916666666667in">
              <dc:creator/>
              <text:p><text:span text:style-name="T13">The number of sessions that began on the target URL.</text:span></text:p>
            </office:annotation>
            <text:p>Sessions</text:p>
          </table:table-cell>
          <table:covered-table-cell table:number-columns-repeated="2"/>
          <table:table-cell office:value-type="string" table:number-columns-spanned="5" table:number-rows-spanned="2" table:style-name="ce188">
            <office:annotation draw:style-name="" svg:x="7.96875in" svg:y="2.52083333333333in" svg:width="1.5in" svg:height="0.822916666666667in">
              <dc:creator/>
              <text:p><text:span text:style-name="T13">The number of users that are visiting your site.</text:span></text:p>
            </office:annotation>
            <text:p>Users</text:p>
          </table:table-cell>
          <table:covered-table-cell table:number-columns-repeated="4"/>
          <table:table-cell office:value-type="string" table:number-columns-spanned="4" table:number-rows-spanned="2" table:style-name="ce188">
            <office:annotation draw:style-name="" svg:x="9.94791666666667in" svg:y="2.52083333333333in" svg:width="1.5in" svg:height="0.822916666666667in">
              <dc:creator/>
              <text:p><text:span text:style-name="T13">The average time a user is engaging with a page.</text:span></text:p>
            </office:annotation>
            <text:p>Avg. Engagement Time</text:p>
          </table:table-cell>
          <table:covered-table-cell table:number-columns-repeated="3"/>
          <table:covered-table-cell/>
          <table:covered-table-cell table:number-columns-repeated="4"/>
          <table:table-cell table:style-name="ce5"/>
          <table:table-cell table:number-columns-repeated="16360"/>
        </table:table-row>
        <table:table-row table:style-name="ro3">
          <table:table-cell table:style-name="ce3"/>
          <table:covered-table-cell/>
          <table:covered-table-cell table:number-columns-repeated="4"/>
          <table:covered-table-cell/>
          <table:covered-table-cell table:number-columns-repeated="2"/>
          <table:covered-table-cell/>
          <table:covered-table-cell table:number-columns-repeated="4"/>
          <table:covered-table-cell/>
          <table:covered-table-cell table:number-columns-repeated="3"/>
          <table:covered-table-cell/>
          <table:covered-table-cell table:number-columns-repeated="4"/>
          <table:table-cell table:style-name="ce5"/>
          <table:table-cell table:number-columns-repeated="16360"/>
        </table:table-row>
        <table:table-row table:style-name="ro14">
          <table:table-cell table:style-name="ce3"/>
          <table:covered-table-cell/>
          <table:covered-table-cell table:number-columns-repeated="4"/>
          <table:table-cell office:value-type="float" office:value="26" table:number-columns-spanned="3" table:number-rows-spanned="4" table:style-name="ce249">
            <text:p>26</text:p>
          </table:table-cell>
          <table:covered-table-cell/>
          <table:covered-table-cell/>
          <table:table-cell office:value-type="float" office:value="25" table:number-columns-spanned="5" table:number-rows-spanned="4" table:style-name="ce250">
            <text:p>25</text:p>
          </table:table-cell>
          <table:covered-table-cell/>
          <table:covered-table-cell/>
          <table:covered-table-cell/>
          <table:covered-table-cell/>
          <table:table-cell office:value-type="time" office:time-value="PT0H0M13S" table:number-columns-spanned="4" table:number-rows-spanned="4" table:style-name="ce251">
            <text:p>0:00:13</text:p>
          </table:table-cell>
          <table:covered-table-cell/>
          <table:covered-table-cell/>
          <table:covered-table-cell/>
          <table:covered-table-cell/>
          <table:covered-table-cell table:number-columns-repeated="4"/>
          <table:table-cell table:style-name="ce5"/>
          <table:table-cell table:number-columns-repeated="16360"/>
        </table:table-row>
        <table:table-row table:number-rows-repeated="2" table:style-name="ro14">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number-columns-repeated="4"/>
          <table:table-cell table:style-name="ce5"/>
          <table:table-cell table:number-columns-repeated="16360"/>
        </table:table-row>
        <table:table-row table:style-name="ro15">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number-columns-repeated="4"/>
          <table:table-cell table:style-name="ce5"/>
          <table:table-cell table:number-columns-repeated="16360"/>
        </table:table-row>
        <table:table-row table:style-name="ro3">
          <table:table-cell table:style-name="ce3"/>
          <table:table-cell table:number-columns-spanned="22" table:number-rows-spanned="2" table:style-name="ce171"/>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Keywords</text:p>
          </table:table-cell>
          <table:covered-table-cell table:number-columns-repeated="21"/>
          <table:table-cell table:style-name="ce4"/>
          <table:table-cell table:number-columns-repeated="16360"/>
        </table:table-row>
        <table:table-row table:style-name="ro29">
          <table:table-cell table:style-name="ce3"/>
          <table:table-cell office:value-type="string" table:number-columns-spanned="5" table:number-rows-spanned="1" table:style-name="ce181">
            <office:annotation draw:style-name="" svg:x="3.66666666666667in" svg:y="4.39583333333333in" svg:width="1.5in" svg:height="0.822916666666667in">
              <dc:creator/>
              <text:p><text:span text:style-name="T13">This is the Main Keyword that the Target Page is going to be optimized for.</text:span></text:p>
            </office:annotation>
            <text:p>Main Target Keyword</text:p>
          </table:table-cell>
          <table:covered-table-cell table:number-columns-repeated="4"/>
          <table:table-cell office:value-type="string" table:number-columns-spanned="5" table:number-rows-spanned="1" table:style-name="ce246">
            <text:p>driving lessons</text:p>
          </table:table-cell>
          <table:covered-table-cell/>
          <table:covered-table-cell/>
          <table:covered-table-cell/>
          <table:covered-table-cell/>
          <table:table-cell office:value-type="string" table:number-columns-spanned="6" table:number-rows-spanned="1" table:style-name="ce181">
            <office:annotation draw:style-name="" svg:x="9.4375in" svg:y="4.39583333333333in" svg:width="1.5in" svg:height="0.822916666666667in">
              <dc:creator/>
              <text:p><text:span text:style-name="T13">Secondary keywords are those keywords which are highly relevant to your Target Keyword. These keywords usually contain less search volume when compared to the Target Keyword, but usually carry a high buyer intent.</text:span></text:p>
            </office:annotation>
            <text:p>Secondary Keywords</text:p>
          </table:table-cell>
          <table:covered-table-cell table:number-columns-repeated="5"/>
          <table:table-cell office:value-type="string" table:number-columns-spanned="6" table:number-rows-spanned="1" table:style-name="ce246">
            <text:p>drivers ed lessons</text:p>
            <text:p>drivers ed driving lessons</text:p>
            <text:p>hands on driving lessons</text:p>
            <text:p>in person driving lessons</text:p>
            <text:p>driving lesson courses</text:p>
            <text:p>behind the wheel driving lessons</text:p>
            <text:p>driving training</text:p>
          </table:table-cell>
          <table:covered-table-cell/>
          <table:covered-table-cell/>
          <table:covered-table-cell/>
          <table:covered-table-cell/>
          <table:covered-table-cell/>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Meta Data</text:p>
          </table:table-cell>
          <table:covered-table-cell table:number-columns-repeated="21"/>
          <table:table-cell table:style-name="ce4"/>
          <table:table-cell table:number-columns-repeated="16360"/>
        </table:table-row>
        <table:table-row table:style-name="ro24">
          <table:table-cell table:style-name="ce3"/>
          <table:table-cell office:value-type="string" table:number-columns-spanned="5" table:number-rows-spanned="2" table:style-name="ce181">
            <office:annotation draw:style-name="" svg:x="3.66666666666667in" svg:y="5.1875in" svg:width="1.5in" svg:height="0.822916666666667in">
              <dc:creator/>
              <text:p><text:span text:style-name="T13">The headline of the Target URL when it shows up as an organic listing on Google Search Engine Results Pages.<text:s/></text:span></text:p>
            </office:annotation>
            <text:p>Page Title Tag</text:p>
          </table:table-cell>
          <table:covered-table-cell table:number-columns-repeated="4"/>
          <table:table-cell office:value-type="string" table:number-columns-spanned="2" table:number-rows-spanned="1" table:style-name="ce185">
            <text:p>Current</text:p>
          </table:table-cell>
          <table:covered-table-cell/>
          <table:table-cell office:value-type="string" table:number-columns-spanned="9" table:number-rows-spanned="1" table:style-name="ce245">
            <text:p>Driving Lessons Near You | In-Person Behind-the-Wheel Training</text:p>
          </table:table-cell>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11.375in" svg:y="5.1875in" svg:width="1.5in" svg:height="0.822916666666667in">
              <dc:creator/>
              <text:p><text:span text:style-name="T13">Google typically displays the first 50–60 characters of a title tag. If you keep your titles under 60 characters, research suggests that you can expect about 90% of your titles to display properly.</text:span></text:p>
            </office:annotation>
            <text:p>Length</text:p>
          </table:table-cell>
          <table:covered-table-cell table:number-columns-repeated="2"/>
          <table:table-cell office:value-type="float" office:value="62" table:formula="of:=LEN([.I27])" table:number-columns-spanned="3" table:number-rows-spanned="1" table:style-name="ce186">
            <text:p>62</text:p>
          </table:table-cell>
          <table:covered-table-cell table:number-columns-repeated="2"/>
          <table:table-cell table:style-name="ce4"/>
          <table:table-cell table:number-columns-repeated="16360"/>
        </table:table-row>
        <table:table-row table:style-name="ro30">
          <table:table-cell table:style-name="ce3"/>
          <table:covered-table-cell/>
          <table:covered-table-cell table:number-columns-repeated="4"/>
          <table:table-cell office:value-type="string" table:number-columns-spanned="2" table:number-rows-spanned="1" table:style-name="ce185">
            <text:p>Recommended</text:p>
          </table:table-cell>
          <table:covered-table-cell/>
          <table:table-cell office:value-type="string" table:number-columns-spanned="9" table:number-rows-spanned="1" table:style-name="ce246">
            <text:p>Driving Lessons Near You | Drivers Ed Lessons | Get Drivers Ed</text:p>
          </table:table-cell>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11.375in" svg:y="5.80208333333333in" svg:width="1.5in" svg:height="0.8125in">
              <dc:creator/>
              <text:p><text:span text:style-name="T13">Google typically displays the first 50–60 characters of a title tag. If you keep your titles under 60 characters, research suggests that you can expect about 90% of your titles to display properly.</text:span></text:p>
            </office:annotation>
            <text:p>Length</text:p>
          </table:table-cell>
          <table:covered-table-cell table:number-columns-repeated="2"/>
          <table:table-cell office:value-type="float" office:value="62" table:formula="of:=LEN([.I28])" table:number-columns-spanned="3" table:number-rows-spanned="1" table:style-name="ce186">
            <text:p>62</text:p>
          </table:table-cell>
          <table:covered-table-cell table:number-columns-repeated="2"/>
          <table:table-cell table:style-name="ce4"/>
          <table:table-cell table:number-columns-repeated="16360"/>
        </table:table-row>
        <table:table-row table:style-name="ro31">
          <table:table-cell table:style-name="ce3"/>
          <table:table-cell office:value-type="string" table:number-columns-spanned="5" table:number-rows-spanned="2" table:style-name="ce181">
            <office:annotation draw:style-name="" svg:x="3.66666666666667in" svg:y="6.40625in" svg:width="1.5in" svg:height="0.8125in">
              <dc:creator/>
              <text:p><text:span text:style-name="T13">The brief description of the Target URL when it shows up as an organic listing on Google Search Engine Results Pages.<text:s/></text:span></text:p>
            </office:annotation>
            <text:p>Meta Description</text:p>
          </table:table-cell>
          <table:covered-table-cell table:number-columns-repeated="4"/>
          <table:table-cell office:value-type="string" table:number-columns-spanned="2" table:number-rows-spanned="1" table:style-name="ce185">
            <text:p>Current</text:p>
          </table:table-cell>
          <table:covered-table-cell/>
          <table:table-cell office:value-type="string" table:number-columns-spanned="9" table:number-rows-spanned="1" table:style-name="ce245">
            <text:p>Learn to drive with professional behind-the-wheel training! Book in-person driving lessons with certified instructors and gain the confidence to pass your road test.</text:p>
          </table:table-cell>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11.375in" svg:y="6.40625in" svg:width="1.5in" svg:height="0.8125in">
              <dc:creator/>
              <text:p><text:span text:style-name="T13">Google generally truncates snippets to ~155–160 characters. It's best to keep meta descriptions long enough that they're sufficiently descriptive, so we recommend descriptions between 50–160 characters</text:span></text:p>
            </office:annotation>
            <text:p>Length</text:p>
          </table:table-cell>
          <table:covered-table-cell table:number-columns-repeated="2"/>
          <table:table-cell office:value-type="float" office:value="165" table:formula="of:=LEN([.I29])" table:number-columns-spanned="3" table:number-rows-spanned="1" table:style-name="ce186">
            <text:p>165</text:p>
          </table:table-cell>
          <table:covered-table-cell table:number-columns-repeated="2"/>
          <table:table-cell table:style-name="ce4"/>
          <table:table-cell table:number-columns-repeated="16360"/>
        </table:table-row>
        <table:table-row table:style-name="ro31">
          <table:table-cell table:style-name="ce3"/>
          <table:covered-table-cell/>
          <table:covered-table-cell table:number-columns-repeated="4"/>
          <table:table-cell office:value-type="string" table:number-columns-spanned="2" table:number-rows-spanned="1" table:style-name="ce185">
            <text:p>Recommended</text:p>
          </table:table-cell>
          <table:covered-table-cell/>
          <table:table-cell office:value-type="string" table:number-columns-spanned="9" table:number-rows-spanned="1" table:style-name="ce246">
            <text:p>Learn to drive with professional behind-the-wheel training! Book in-person driving lessons with certified instructors from Get Drivers Ed. Sign up today!</text:p>
          </table:table-cell>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11.375in" svg:y="7.01041666666667in" svg:width="1.5in" svg:height="0.8125in">
              <dc:creator/>
              <text:p><text:span text:style-name="T13">Google generally truncates snippets to ~155–160 characters. It's best to keep meta descriptions long enough that they're sufficiently descriptive, so we recommend descriptions between 50–160 characters</text:span></text:p>
            </office:annotation>
            <text:p>Length</text:p>
          </table:table-cell>
          <table:covered-table-cell table:number-columns-repeated="2"/>
          <table:table-cell office:value-type="float" office:value="153" table:formula="of:=LEN([.I30])" table:number-columns-spanned="3" table:number-rows-spanned="1" table:style-name="ce186">
            <text:p>153</text:p>
          </table:table-cell>
          <table:covered-table-cell table:number-columns-repeated="2"/>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Header Structure</text:p>
          </table:table-cell>
          <table:covered-table-cell table:number-columns-repeated="21"/>
          <table:table-cell table:style-name="ce4"/>
          <table:table-cell table:number-columns-repeated="16360"/>
        </table:table-row>
        <table:table-row table:style-name="ro17">
          <table:table-cell table:style-name="ce3"/>
          <table:table-cell office:value-type="string" table:number-columns-spanned="5" table:number-rows-spanned="2" table:style-name="ce181">
            <office:annotation draw:style-name="" svg:x="3.66666666666667in" svg:y="8.17708333333333in" svg:width="1.5in" svg:height="0.822916666666667in">
              <dc:creator/>
              <text:p><text:span text:style-name="T13">Header structure should generally follow a hierarchical order so they are nested properly.</text:span></text:p>
              <text:p><text:span text:style-name="T13"/></text:p>
              <text:p><text:span text:style-name="T13">For example, H2s should only be found under an H1, H3s should only be found under H2s, and so on.</text:span></text:p>
            </office:annotation>
            <text:p>Headers</text:p>
          </table:table-cell>
          <table:covered-table-cell table:number-columns-repeated="4"/>
          <table:table-cell office:value-type="string" table:number-columns-spanned="9" table:number-rows-spanned="1" table:style-name="ce182">
            <text:p>Current</text:p>
          </table:table-cell>
          <table:covered-table-cell table:number-columns-repeated="8"/>
          <table:table-cell office:value-type="string" table:number-columns-spanned="8" table:number-rows-spanned="1" table:style-name="ce182">
            <text:p>Recommended</text:p>
          </table:table-cell>
          <table:covered-table-cell table:number-columns-repeated="7"/>
          <table:table-cell table:style-name="ce4"/>
          <table:table-cell table:number-columns-repeated="16360"/>
        </table:table-row>
        <table:table-row table:style-name="ro32">
          <table:table-cell table:style-name="ce3"/>
          <table:covered-table-cell/>
          <table:covered-table-cell table:number-columns-repeated="4"/>
          <table:table-cell office:value-type="string" table:number-columns-spanned="9" table:number-rows-spanned="1" table:style-name="ce247">
            <text:p><text:s text:c="6"/>&lt;H3&gt; We Use Cookies</text:p>
            <text:p>&lt;H1&gt; #OnlineDriversEdDrivingLesson</text:p>
            <text:p><text:s text:c="3"/>&lt;H2&gt; Find the Right Driving Lesson for You</text:p>
            <text:p><text:s text:c="3"/>&lt;H2&gt; The Benefits of Learning with Get Drivers Ed</text:p>
            <text:p><text:s text:c="6"/>&lt;H3&gt; Effortless</text:p>
            <text:p><text:s text:c="6"/>&lt;H3&gt; Convenient</text:p>
            <text:p><text:s text:c="6"/>&lt;H3&gt; Engaging</text:p>
            <text:p><text:s text:c="6"/>&lt;H3&gt; Swift</text:p>
            <text:p><text:s text:c="6"/>&lt;H3&gt; Reliable</text:p>
            <text:p><text:s text:c="6"/>&lt;H3&gt; Reliable</text:p>
            <text:p><text:s text:c="3"/>&lt;H2&gt; Find the Behind-the-Wheel Course for You</text:p>
            <text:p><text:s text:c="3"/>&lt;H2&gt; Start Your Driving Journey with Confidence and Flexibility</text:p>
            <text:p><text:s text:c="6"/>&lt;H3&gt; Hands-On Learning</text:p>
            <text:p><text:s text:c="6"/>&lt;H3&gt; Support That Drives You</text:p>
            <text:p><text:s text:c="6"/>&lt;H3&gt; Your Road, Your Pace</text:p>
            <text:p><text:s text:c="3"/>&lt;H2&gt; Your Step-By-Step Guide to Getting Licensed</text:p>
            <text:p><text:s text:c="6"/>&lt;H3&gt; Easy Sign-Up</text:p>
            <text:p><text:s text:c="6"/>&lt;H3&gt; Schedule Lessons</text:p>
            <text:p><text:s text:c="6"/>&lt;H3&gt; Start Driving with Confidence</text:p>
            <text:p><text:s text:c="6"/>&lt;H3&gt; Prepare for the Test</text:p>
            <text:p><text:s text:c="3"/>&lt;H2&gt; Success Stories from Our Students</text:p>
            <text:p><text:s text:c="3"/>&lt;H2&gt; Frequently Asked Questions</text:p>
            <text:p><text:s text:c="6"/>&lt;H3&gt; Where do the lessons take place?</text:p>
            <text:p><text:s text:c="6"/>&lt;H3&gt; Do I need to bring my own car?</text:p>
            <text:p><text:s text:c="6"/>&lt;H3&gt; What types of behind-the-wheel packages do you offer?</text:p>
            <text:p><text:s text:c="6"/>&lt;H3&gt; Can I choose my driving schedule?</text:p>
            <text:p><text:s text:c="6"/>&lt;H3&gt; Is this program certified?</text:p>
          </table:table-cell>
          <table:covered-table-cell/>
          <table:covered-table-cell/>
          <table:covered-table-cell/>
          <table:covered-table-cell/>
          <table:covered-table-cell/>
          <table:covered-table-cell/>
          <table:covered-table-cell/>
          <table:covered-table-cell/>
          <table:table-cell office:value-type="string" table:number-columns-spanned="8" table:number-rows-spanned="1" table:style-name="ce248">
            <text:p><text:span text:style-name="T16"><text:s text:c="6"/></text:span><text:span text:style-name="T17">&lt;p&gt;</text:span><text:span text:style-name="T16"><text:s/>We Use Cookies</text:span></text:p>
            <text:p><text:span text:style-name="T16">&lt;H1&gt; #OnlineDriversEd Driving Lesson</text:span><text:span text:style-name="T17">s</text:span><text:span text:style-name="T16"><text:s/></text:span><text:span text:style-name="T17">[insert spaces]</text:span></text:p>
            <text:p><text:span text:style-name="T16"><text:s text:c="3"/>&lt;H2&gt; Find the Right Driving Lesson for You</text:span></text:p>
            <text:p><text:span text:style-name="T16"><text:s text:c="3"/>&lt;H2&gt; The Benefits of Learning with Get Drivers Ed</text:span></text:p>
            <text:p><text:span text:style-name="T16"><text:s text:c="6"/>&lt;H3&gt; Effortless</text:span></text:p>
            <text:p><text:span text:style-name="T16"><text:s text:c="6"/>&lt;H3&gt; Convenient</text:span></text:p>
            <text:p><text:span text:style-name="T16"><text:s text:c="6"/>&lt;H3&gt; Engaging</text:span></text:p>
            <text:p><text:span text:style-name="T16"><text:s text:c="6"/>&lt;H3&gt; Swift</text:span></text:p>
            <text:p><text:span text:style-name="T16"><text:s text:c="6"/>&lt;H3&gt; Reliable</text:span></text:p>
            <text:p><text:span text:style-name="T16"><text:s text:c="6"/>&lt;H3&gt; Reliable</text:span></text:p>
            <text:p><text:span text:style-name="T16"><text:s text:c="3"/>&lt;H2&gt; Find the Behind-the-Wheel Course for You</text:span></text:p>
            <text:p><text:span text:style-name="T16"><text:s text:c="3"/>&lt;H2&gt; Start Your Driving Journey with Confidence and Flexibility</text:span></text:p>
            <text:p><text:span text:style-name="T16"><text:s text:c="6"/>&lt;H3&gt; Hands-On<text:s/></text:span><text:span text:style-name="T17">Driving Lessons</text:span><text:span text:style-name="T16"><text:s/></text:span><text:span text:style-name="T18">Learning</text:span></text:p>
            <text:p><text:span text:style-name="T16"><text:s text:c="6"/>&lt;H3&gt; Support That Drives You</text:span></text:p>
            <text:p><text:span text:style-name="T16"><text:s text:c="6"/>&lt;H3&gt; Your Road, Your Pace</text:span></text:p>
            <text:p><text:span text:style-name="T16"><text:s text:c="3"/>&lt;H2&gt; Your Step-By-Step Guide to Getting Licensed</text:span></text:p>
            <text:p><text:span text:style-name="T16"><text:s text:c="6"/>&lt;H3&gt; Easy Sign-Up</text:span></text:p>
            <text:p><text:span text:style-name="T16"><text:s text:c="6"/>&lt;H3&gt; Schedule<text:s/></text:span><text:span text:style-name="T17">Driving<text:s/></text:span><text:span text:style-name="T16">Lessons</text:span></text:p>
            <text:p><text:span text:style-name="T16"><text:s text:c="6"/>&lt;H3&gt; Start Driving with Confidence</text:span></text:p>
            <text:p><text:span text:style-name="T16"><text:s text:c="6"/>&lt;H3&gt; Prepare for the Test</text:span></text:p>
            <text:p><text:span text:style-name="T16"><text:s text:c="3"/>&lt;H2&gt; Success Stories from Our Students</text:span></text:p>
            <text:p><text:span text:style-name="T16"><text:s text:c="3"/>&lt;H2&gt; Frequently Asked Questions</text:span></text:p>
            <text:p><text:span text:style-name="T16"><text:s text:c="6"/>&lt;H3&gt; Where do the lessons take place?</text:span></text:p>
            <text:p><text:span text:style-name="T16"><text:s text:c="6"/>&lt;H3&gt; Do I need to bring my own car?</text:span></text:p>
            <text:p><text:span text:style-name="T16"><text:s text:c="6"/>&lt;H3&gt; What types of behind-the-wheel packages do you offer?</text:span></text:p>
            <text:p><text:span text:style-name="T16"><text:s text:c="6"/>&lt;H3&gt; Can I choose my driving schedule?</text:span></text:p>
            <text:p><text:span text:style-name="T16"><text:s text:c="6"/>&lt;H3&gt; Is this program certified?</text:span></text:p>
          </table:table-cell>
          <table:covered-table-cell/>
          <table:covered-table-cell/>
          <table:covered-table-cell/>
          <table:covered-table-cell/>
          <table:covered-table-cell/>
          <table:covered-table-cell/>
          <table:covered-table-cell/>
          <table:table-cell table:style-name="ce4"/>
          <table:table-cell table:number-columns-repeated="16360"/>
        </table:table-row>
        <table:table-row table:style-name="ro3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3">
          <table:table-cell table:style-name="ce3"/>
          <table:covered-table-cell/>
          <table:covered-table-cell table:number-columns-repeated="21"/>
          <table:table-cell table:style-name="ce4"/>
          <table:table-cell table:number-columns-repeated="16360"/>
        </table:table-row>
        <table:table-row table:style-name="ro10">
          <table:table-cell table:style-name="ce3"/>
          <table:table-cell office:value-type="string" table:number-columns-spanned="22" table:number-rows-spanned="1" table:style-name="ce93">
            <text:p>Onsite Ranking Factors</text:p>
          </table:table-cell>
          <table:covered-table-cell table:number-columns-repeated="21"/>
          <table:table-cell table:style-name="ce4"/>
          <table:table-cell table:number-columns-repeated="16360"/>
        </table:table-row>
        <table:table-row table:style-name="ro19">
          <table:table-cell table:style-name="ce3"/>
          <table:table-cell office:value-type="string" table:number-columns-spanned="5" table:number-rows-spanned="3" table:style-name="ce172">
            <office:annotation draw:style-name="" svg:x="3.66666666666667in" svg:y="12.9166666666667in" svg:width="1.5in" svg:height="0.822916666666667in">
              <dc:creator/>
              <text:p><text:span text:style-name="T13">Are there internal pages linking to the Target URL?</text:span></text:p>
            </office:annotation>
            <text:p>Internal Links Pointing to the Page</text:p>
          </table:table-cell>
          <table:covered-table-cell table:number-columns-repeated="4"/>
          <table:table-cell office:value-type="string" table:number-columns-spanned="6" table:number-rows-spanned="3" table:content-validation-name="val20" table:style-name="ce252">
            <text:p>Present</text:p>
          </table:table-cell>
          <table:covered-table-cell/>
          <table:covered-table-cell/>
          <table:covered-table-cell/>
          <table:covered-table-cell/>
          <table:covered-table-cell/>
          <table:table-cell office:value-type="string" table:number-columns-spanned="6" table:number-rows-spanned="3" table:style-name="ce172">
            <office:annotation draw:style-name="" svg:x="9.94791666666667in" svg:y="12.9166666666667in" svg:width="1.5in" svg:height="0.822916666666667in">
              <dc:creator/>
              <text:p><text:span text:style-name="T13">Is the Target URL linking to other internal pages?</text:span></text:p>
            </office:annotation>
            <text:p>Internal Links Pointing From the Page</text:p>
          </table:table-cell>
          <table:covered-table-cell table:number-columns-repeated="5"/>
          <table:table-cell office:value-type="string" table:number-columns-spanned="5" table:number-rows-spanned="3" table:content-validation-name="val21" table:style-name="ce252">
            <text:p>Present</text:p>
          </table:table-cell>
          <table:covered-table-cell/>
          <table:covered-table-cell/>
          <table:covered-table-cell/>
          <table:covered-table-cell/>
          <table:table-cell table:style-name="ce4"/>
          <table:table-cell table:number-columns-repeated="16360"/>
        </table:table-row>
        <table:table-row table:number-rows-repeated="2" table:style-name="ro19">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number-columns-repeated="5"/>
          <table:covered-table-cell/>
          <table:covered-table-cell/>
          <table:covered-table-cell/>
          <table:covered-table-cell/>
          <table:covered-table-cell/>
          <table:table-cell table:style-name="ce4"/>
          <table:table-cell table:number-columns-repeated="16360"/>
        </table:table-row>
        <table:table-row table:style-name="ro19">
          <table:table-cell table:style-name="ce3"/>
          <table:table-cell office:value-type="string" table:number-columns-spanned="5" table:number-rows-spanned="3" table:style-name="ce172">
            <office:annotation draw:style-name="" svg:x="3.66666666666667in" svg:y="13.6666666666667in" svg:width="1.5in" svg:height="0.822916666666667in">
              <dc:creator/>
              <text:p><text:span text:style-name="T13">Crawlability describes the search engine’s ability to access and crawl content on a page.</text:span></text:p>
            </office:annotation>
            <text:p>Is This Target Page Easily Crawlable By Search Engines?</text:p>
          </table:table-cell>
          <table:covered-table-cell table:number-columns-repeated="4"/>
          <table:table-cell office:value-type="string" table:number-columns-spanned="6" table:number-rows-spanned="3" table:content-validation-name="val22" table:style-name="ce257">
            <text:p>Crawlable</text:p>
          </table:table-cell>
          <table:covered-table-cell/>
          <table:covered-table-cell/>
          <table:covered-table-cell/>
          <table:covered-table-cell/>
          <table:covered-table-cell/>
          <table:table-cell office:value-type="string" table:number-columns-spanned="6" table:number-rows-spanned="3" table:style-name="ce172">
            <office:annotation draw:style-name="" svg:x="9.94791666666667in" svg:y="13.6666666666667in" svg:width="1.5in" svg:height="0.822916666666667in">
              <dc:creator/>
              <text:p><text:span text:style-name="T13">Indexability refers to the search engine’s ability to analyze and add a page to its index.</text:span></text:p>
            </office:annotation>
            <text:p>Is This Target Page Indexed By Google?</text:p>
          </table:table-cell>
          <table:covered-table-cell table:number-columns-repeated="5"/>
          <table:table-cell office:value-type="string" table:number-columns-spanned="5" table:number-rows-spanned="3" table:content-validation-name="val24" table:style-name="ce254">
            <text:p>Indexed</text:p>
          </table:table-cell>
          <table:covered-table-cell/>
          <table:covered-table-cell/>
          <table:covered-table-cell/>
          <table:covered-table-cell/>
          <table:table-cell table:style-name="ce4"/>
          <table:table-cell table:number-columns-repeated="16360"/>
        </table:table-row>
        <table:table-row table:number-rows-repeated="2" table:style-name="ro19">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number-columns-repeated="5"/>
          <table:covered-table-cell/>
          <table:covered-table-cell/>
          <table:covered-table-cell/>
          <table:covered-table-cell/>
          <table:covered-table-cell/>
          <table:table-cell table:style-name="ce4"/>
          <table:table-cell table:number-columns-repeated="16360"/>
        </table:table-row>
        <table:table-row table:style-name="ro19">
          <table:table-cell table:style-name="ce3"/>
          <table:table-cell office:value-type="string" table:number-columns-spanned="5" table:number-rows-spanned="3" table:style-name="ce172">
            <office:annotation draw:style-name="" svg:x="3.66666666666667in" svg:y="14.4166666666667in" svg:width="1.5in" svg:height="0.822916666666667in">
              <dc:creator/>
              <text:p><text:span text:style-name="T13">Responsive web design means that you don't have separate mobile, tablet, and PC versions of your site: the site adapts to whatever size screen it's being displayed on.</text:span></text:p>
            </office:annotation>
            <text:p>Is The Design Of This Target Page Responsive On Different Devices?</text:p>
          </table:table-cell>
          <table:covered-table-cell table:number-columns-repeated="4"/>
          <table:table-cell office:value-type="string" table:number-columns-spanned="6" table:number-rows-spanned="3" table:content-validation-name="val18" table:style-name="ce256">
            <text:p>Responsive</text:p>
          </table:table-cell>
          <table:covered-table-cell/>
          <table:covered-table-cell/>
          <table:covered-table-cell/>
          <table:covered-table-cell/>
          <table:covered-table-cell/>
          <table:table-cell table:number-columns-spanned="3" table:number-rows-spanned="1" table:style-name="ce175"/>
          <table:covered-table-cell table:number-columns-repeated="2"/>
          <table:table-cell table:number-columns-spanned="3" table:number-rows-spanned="1" table:style-name="ce176"/>
          <table:covered-table-cell table:number-columns-repeated="2"/>
          <table:table-cell table:number-columns-spanned="3" table:number-rows-spanned="1" table:style-name="ce176"/>
          <table:covered-table-cell table:number-columns-repeated="2"/>
          <table:table-cell table:number-columns-spanned="3" table:number-rows-spanned="1" table:style-name="ce201"/>
          <table:covered-table-cell table:number-columns-repeated="2"/>
          <table:table-cell table:number-columns-repeated="16360"/>
        </table:table-row>
        <table:table-row table:style-name="ro19">
          <table:table-cell table:style-name="ce3"/>
          <table:covered-table-cell/>
          <table:covered-table-cell table:number-columns-repeated="4"/>
          <table:covered-table-cell/>
          <table:covered-table-cell/>
          <table:covered-table-cell/>
          <table:covered-table-cell/>
          <table:covered-table-cell/>
          <table:covered-table-cell/>
          <table:table-cell table:number-columns-spanned="3" table:number-rows-spanned="1" table:style-name="ce202"/>
          <table:covered-table-cell table:number-columns-repeated="2"/>
          <table:table-cell table:number-columns-spanned="3" table:number-rows-spanned="1" table:style-name="ce203"/>
          <table:covered-table-cell table:number-columns-repeated="2"/>
          <table:table-cell table:number-columns-spanned="3" table:number-rows-spanned="1" table:style-name="ce203"/>
          <table:covered-table-cell table:number-columns-repeated="2"/>
          <table:table-cell table:number-columns-spanned="3" table:number-rows-spanned="1" table:style-name="ce204"/>
          <table:covered-table-cell table:number-columns-repeated="2"/>
          <table:table-cell table:number-columns-repeated="16360"/>
        </table:table-row>
        <table:table-row table:style-name="ro19">
          <table:table-cell table:style-name="ce3"/>
          <table:covered-table-cell/>
          <table:covered-table-cell table:number-columns-repeated="4"/>
          <table:covered-table-cell/>
          <table:covered-table-cell/>
          <table:covered-table-cell/>
          <table:covered-table-cell/>
          <table:covered-table-cell/>
          <table:covered-table-cell/>
          <table:table-cell table:number-columns-spanned="3" table:number-rows-spanned="1" table:style-name="ce202"/>
          <table:covered-table-cell table:number-columns-repeated="2"/>
          <table:table-cell table:number-columns-spanned="3" table:number-rows-spanned="1" table:style-name="ce203"/>
          <table:covered-table-cell table:number-columns-repeated="2"/>
          <table:table-cell table:number-columns-spanned="3" table:number-rows-spanned="1" table:style-name="ce203"/>
          <table:covered-table-cell table:number-columns-repeated="2"/>
          <table:table-cell table:number-columns-spanned="3" table:number-rows-spanned="1" table:style-name="ce204"/>
          <table:covered-table-cell table:number-columns-repeated="2"/>
          <table:table-cell table:number-columns-repeated="16360"/>
        </table:table-row>
        <table:table-row table:style-name="ro3">
          <table:table-cell table:style-name="ce3"/>
          <table:table-cell table:number-columns-spanned="22" table:number-rows-spanned="2" table:style-name="ce171"/>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178">
            <text:p>Structured Data</text:p>
          </table:table-cell>
          <table:covered-table-cell table:number-columns-repeated="21"/>
          <table:table-cell table:style-name="ce4"/>
          <table:table-cell table:number-columns-repeated="16360"/>
        </table:table-row>
        <table:table-row table:style-name="ro20">
          <table:table-cell table:style-name="ce3"/>
          <table:table-cell office:value-type="string" table:number-columns-spanned="5" table:number-rows-spanned="1" table:style-name="ce172">
            <office:annotation draw:style-name="" svg:x="3.66666666666667in" svg:y="15.7395833333333in" svg:width="1.5in" svg:height="0.822916666666667in">
              <dc:creator/>
              <text:p><text:span text:style-name="T13">Which Schema Types currently exist on the Target URL?</text:span></text:p>
              <text:p><text:span text:style-name="T13"/></text:p>
              <text:p><text:span text:style-name="T13">Schema markup helps your website rank better for all kinds of content types. There are hundreds of markup types. If you have any type of data on your website, there’s a good chance that it’s going to have an associated itemscope and itemtype.</text:span></text:p>
            </office:annotation>
            <text:p>Schema Elements Present on the Page</text:p>
          </table:table-cell>
          <table:covered-table-cell table:number-columns-repeated="4"/>
          <table:table-cell office:value-type="string" table:number-columns-spanned="2" table:number-rows-spanned="1" table:style-name="ce174">
            <text:p>FAQ</text:p>
          </table:table-cell>
          <table:covered-table-cell/>
          <table:table-cell office:value-type="string" table:number-columns-spanned="3" table:number-rows-spanned="1" table:style-name="ce174">
            <text:p>Organization</text:p>
          </table:table-cell>
          <table:covered-table-cell table:number-columns-repeated="2"/>
          <table:table-cell table:number-columns-spanned="3" table:number-rows-spanned="1" table:style-name="ce174"/>
          <table:covered-table-cell table:number-columns-repeated="2"/>
          <table:table-cell table:number-columns-repeated="2" table:style-name="ce6"/>
          <table:table-cell table:number-columns-spanned="2" table:number-rows-spanned="1" table:style-name="ce170"/>
          <table:covered-table-cell/>
          <table:table-cell table:number-columns-repeated="4" table:style-name="ce7"/>
          <table:table-cell table:style-name="ce6"/>
          <table:table-cell table:style-name="ce4"/>
          <table:table-cell table:number-columns-repeated="16360"/>
        </table:table-row>
        <table:table-row table:style-name="ro20">
          <table:table-cell table:style-name="ce3"/>
          <table:table-cell office:value-type="string" table:number-columns-spanned="5" table:number-rows-spanned="1" table:style-name="ce172">
            <office:annotation draw:style-name="" svg:x="3.66666666666667in" svg:y="16.5208333333333in" svg:width="1.5in" svg:height="0.8125in">
              <dc:creator/>
              <text:p><text:span text:style-name="T13">Are there any errors in the current Schema Types that exist on the Target URL?</text:span></text:p>
            </office:annotation>
            <text:p>Errors with Current Schema Elements</text:p>
          </table:table-cell>
          <table:covered-table-cell table:number-columns-repeated="4"/>
          <table:table-cell office:value-type="float" office:value="0" table:number-columns-spanned="2" table:number-rows-spanned="1" table:style-name="ce255">
            <text:p>0</text:p>
          </table:table-cell>
          <table:covered-table-cell/>
          <table:table-cell office:value-type="float" office:value="0" table:number-columns-spanned="3" table:number-rows-spanned="1" table:style-name="ce255">
            <text:p>0</text:p>
          </table:table-cell>
          <table:covered-table-cell/>
          <table:covered-table-cell/>
          <table:table-cell table:number-columns-spanned="3" table:number-rows-spanned="1" table:style-name="ce174"/>
          <table:covered-table-cell table:number-columns-repeated="2"/>
          <table:table-cell table:number-columns-repeated="2" table:style-name="ce6"/>
          <table:table-cell table:number-columns-spanned="2" table:number-rows-spanned="1" table:style-name="ce170"/>
          <table:covered-table-cell/>
          <table:table-cell table:number-columns-repeated="4" table:style-name="ce8"/>
          <table:table-cell table:style-name="ce6"/>
          <table:table-cell table:style-name="ce4"/>
          <table:table-cell table:number-columns-repeated="16360"/>
        </table:table-row>
        <table:table-row table:style-name="ro20">
          <table:table-cell table:style-name="ce3"/>
          <table:table-cell office:value-type="string" table:number-columns-spanned="5" table:number-rows-spanned="1" table:style-name="ce172">
            <office:annotation draw:style-name="" svg:x="3.66666666666667in" svg:y="17.2916666666667in" svg:width="1.5in" svg:height="0.8125in">
              <dc:creator/>
              <text:p><text:span text:style-name="T13">Based on the existing Schema and possible Schema Errors we discovered, here are the suggestions we are making.</text:span></text:p>
            </office:annotation>
            <text:p>Schema Recommendations</text:p>
          </table:table-cell>
          <table:covered-table-cell table:number-columns-repeated="4"/>
          <table:table-cell office:value-type="string" table:number-columns-spanned="2" table:number-rows-spanned="1" table:style-name="ce174">
            <text:p>Install breadcrumbs on site</text:p>
          </table:table-cell>
          <table:covered-table-cell/>
          <table:table-cell office:value-type="string" table:number-columns-spanned="3" table:number-rows-spanned="1" table:style-name="ce205">
            <text:p>Remove organization schema</text:p>
          </table:table-cell>
          <table:covered-table-cell table:number-columns-repeated="2"/>
          <table:table-cell table:number-columns-spanned="3" table:number-rows-spanned="1" table:style-name="ce206"/>
          <table:covered-table-cell table:number-columns-repeated="2"/>
          <table:table-cell table:number-columns-spanned="3" table:number-rows-spanned="1" table:style-name="ce170"/>
          <table:covered-table-cell table:number-columns-repeated="2"/>
          <table:table-cell table:number-columns-spanned="2" table:number-rows-spanned="1" table:style-name="ce170"/>
          <table:covered-table-cell/>
          <table:table-cell table:number-columns-repeated="4" table:style-name="ce6"/>
          <table:table-cell table:style-name="ce4"/>
          <table:table-cell table:number-columns-repeated="16360"/>
        </table:table-row>
        <table:table-row table:style-name="ro3">
          <table:table-cell table:style-name="ce3"/>
          <table:table-cell table:number-columns-spanned="22" table:number-rows-spanned="2" table:style-name="ce171"/>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Images</text:p>
          </table:table-cell>
          <table:covered-table-cell table:number-columns-repeated="21"/>
          <table:table-cell table:style-name="ce4"/>
          <table:table-cell table:number-columns-repeated="16360"/>
        </table:table-row>
        <table:table-row table:style-name="ro21">
          <table:table-cell table:style-name="ce3"/>
          <table:table-cell office:value-type="string" table:number-columns-spanned="7" table:number-rows-spanned="1" table:style-name="ce172">
            <text:p>Image URL</text:p>
          </table:table-cell>
          <table:covered-table-cell table:number-columns-repeated="6"/>
          <table:table-cell office:value-type="string" table:number-columns-spanned="5" table:number-rows-spanned="1" table:style-name="ce172">
            <office:annotation draw:style-name="" svg:x="7.47916666666667in" svg:y="18.625in" svg:width="1.5in" svg:height="0.822916666666667in">
              <dc:creator/>
              <text:p><text:span text:style-name="T13">Is there an Alt Text Tag present on the image?<text:s/></text:span></text:p>
            </office:annotation>
            <text:p>Current Alt Text</text:p>
          </table:table-cell>
          <table:covered-table-cell table:number-columns-repeated="4"/>
          <table:table-cell office:value-type="string" table:number-columns-spanned="5" table:number-rows-spanned="1" table:style-name="ce172">
            <text:p>Recommended Alt Text</text:p>
          </table:table-cell>
          <table:covered-table-cell table:number-columns-repeated="4"/>
          <table:table-cell office:value-type="string" table:number-columns-spanned="2" table:number-rows-spanned="1" table:style-name="ce172">
            <text:p>Image Preview</text:p>
          </table:table-cell>
          <table:covered-table-cell/>
          <table:table-cell office:value-type="string" table:number-columns-spanned="3" table:number-rows-spanned="1" table:style-name="ce173">
            <text:p>Alt Text Implemented?</text:p>
          </table:table-cell>
          <table:covered-table-cell table:number-columns-repeated="2"/>
          <table:table-cell table:style-name="ce5"/>
          <table:table-cell table:number-columns-repeated="16360"/>
        </table:table-row>
        <table:table-row table:style-name="ro21">
          <table:table-cell table:style-name="ce3"/>
          <table:table-cell office:value-type="string" table:number-columns-spanned="7" table:number-rows-spanned="1" table:style-name="ce208">
            <text:p><text:a xlink:href="https://d18hvbbehx7xaf.cloudfront.net/public/uploads/main/images/7ecbc02177013e03d9c706ca4c59a1da.svg">https://d18hvbbehx7xaf.cloudfront.net/public/uploads/main/images/7ecbc02177013e03d9c706ca4c59a1da.svg</text:a></text:p>
          </table:table-cell>
          <table:covered-table-cell table:number-columns-repeated="6"/>
          <table:table-cell office:value-type="string" table:number-columns-spanned="5" table:number-rows-spanned="1" table:style-name="ce167">
            <text:p>N/A</text:p>
          </table:table-cell>
          <table:covered-table-cell table:number-columns-repeated="4"/>
          <table:table-cell office:value-type="string" table:number-columns-spanned="5" table:number-rows-spanned="1" table:style-name="ce167">
            <text:p>Graphic of Get Drivers Ed employee giving driving lessons</text:p>
          </table:table-cell>
          <table:covered-table-cell table:number-columns-repeated="4"/>
          <table:table-cell office:value-type="error" office:string-value="#VALUE!" table:formula="of:=COM.MICROSOFT.IMAGE([.B58])" table:number-columns-spanned="2" table:number-rows-spanned="1" table:style-name="ce167">
            <text:p>#VALUE!</text:p>
          </table:table-cell>
          <table:covered-table-cell/>
          <table:table-cell office:value-type="string" table:number-columns-spanned="3" table:number-rows-spanned="1" table:content-validation-name="val25" table:style-name="ce168">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9"/>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59])" table:number-columns-spanned="2" table:number-rows-spanned="1" table:style-name="ce160">
            <text:p>#VALUE!</text:p>
          </table:table-cell>
          <table:covered-table-cell/>
          <table:table-cell office:value-type="string" table:number-columns-spanned="3" table:number-rows-spanned="1" table:content-validation-name="val25"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5"/>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0])" table:number-columns-spanned="2" table:number-rows-spanned="1" table:style-name="ce160">
            <text:p>#VALUE!</text:p>
          </table:table-cell>
          <table:covered-table-cell/>
          <table:table-cell office:value-type="string" table:number-columns-spanned="3" table:number-rows-spanned="1" table:content-validation-name="val25"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1])" table:number-columns-spanned="2" table:number-rows-spanned="1" table:style-name="ce160">
            <text:p>#VALUE!</text:p>
          </table:table-cell>
          <table:covered-table-cell/>
          <table:table-cell office:value-type="string" table:number-columns-spanned="3" table:number-rows-spanned="1" table:content-validation-name="val25"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2])" table:number-columns-spanned="2" table:number-rows-spanned="1" table:style-name="ce160">
            <text:p>#VALUE!</text:p>
          </table:table-cell>
          <table:covered-table-cell/>
          <table:table-cell office:value-type="string" table:number-columns-spanned="3" table:number-rows-spanned="1" table:content-validation-name="val25"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3])" table:number-columns-spanned="2" table:number-rows-spanned="1" table:style-name="ce160">
            <text:p>#VALUE!</text:p>
          </table:table-cell>
          <table:covered-table-cell/>
          <table:table-cell office:value-type="string" table:number-columns-spanned="3" table:number-rows-spanned="1" table:content-validation-name="val25"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4])" table:number-columns-spanned="2" table:number-rows-spanned="1" table:style-name="ce160">
            <text:p>#VALUE!</text:p>
          </table:table-cell>
          <table:covered-table-cell/>
          <table:table-cell office:value-type="string" table:number-columns-spanned="3" table:number-rows-spanned="1" table:content-validation-name="val25"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5])" table:number-columns-spanned="2" table:number-rows-spanned="1" table:style-name="ce160">
            <text:p>#VALUE!</text:p>
          </table:table-cell>
          <table:covered-table-cell/>
          <table:table-cell office:value-type="string" table:number-columns-spanned="3" table:number-rows-spanned="1" table:content-validation-name="val25"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6])" table:number-columns-spanned="2" table:number-rows-spanned="1" table:style-name="ce160">
            <text:p>#VALUE!</text:p>
          </table:table-cell>
          <table:covered-table-cell/>
          <table:table-cell office:value-type="string" table:number-columns-spanned="3" table:number-rows-spanned="1" table:content-validation-name="val25"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7])" table:number-columns-spanned="2" table:number-rows-spanned="1" table:style-name="ce160">
            <text:p>#VALUE!</text:p>
          </table:table-cell>
          <table:covered-table-cell/>
          <table:table-cell office:value-type="string" table:number-columns-spanned="3" table:number-rows-spanned="1" table:content-validation-name="val25"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8])" table:number-columns-spanned="2" table:number-rows-spanned="1" table:style-name="ce160">
            <text:p>#VALUE!</text:p>
          </table:table-cell>
          <table:covered-table-cell/>
          <table:table-cell office:value-type="string" table:number-columns-spanned="3" table:number-rows-spanned="1" table:content-validation-name="val25"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9])" table:number-columns-spanned="2" table:number-rows-spanned="1" table:style-name="ce160">
            <text:p>#VALUE!</text:p>
          </table:table-cell>
          <table:covered-table-cell/>
          <table:table-cell office:value-type="string" table:number-columns-spanned="3" table:number-rows-spanned="1" table:content-validation-name="val25"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70])" table:number-columns-spanned="2" table:number-rows-spanned="1" table:style-name="ce160">
            <text:p>#VALUE!</text:p>
          </table:table-cell>
          <table:covered-table-cell/>
          <table:table-cell office:value-type="string" table:number-columns-spanned="3" table:number-rows-spanned="1" table:content-validation-name="val25"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71])" table:number-columns-spanned="2" table:number-rows-spanned="1" table:style-name="ce160">
            <text:p>#VALUE!</text:p>
          </table:table-cell>
          <table:covered-table-cell/>
          <table:table-cell office:value-type="string" table:number-columns-spanned="3" table:number-rows-spanned="1" table:content-validation-name="val25"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72])" table:number-columns-spanned="2" table:number-rows-spanned="1" table:style-name="ce160">
            <text:p>#VALUE!</text:p>
          </table:table-cell>
          <table:covered-table-cell/>
          <table:table-cell office:value-type="string" table:number-columns-spanned="3" table:number-rows-spanned="1" table:content-validation-name="val25" table:style-name="ce161">
            <text:p>No</text:p>
          </table:table-cell>
          <table:covered-table-cell/>
          <table:covered-table-cell/>
          <table:table-cell table:style-name="ce5"/>
          <table:table-cell table:number-columns-repeated="16360"/>
        </table:table-row>
        <table:table-row table:style-name="ro21">
          <table:table-cell table:style-name="ce9"/>
          <table:table-cell table:number-columns-spanned="22" table:number-rows-spanned="1" table:style-name="ce162"/>
          <table:covered-table-cell table:number-columns-repeated="21"/>
          <table:table-cell table:style-name="ce10"/>
          <table:table-cell table:number-columns-repeated="16360"/>
        </table:table-row>
        <table:table-row table:number-rows-repeated="1048503" table:style-name="ro22">
          <table:table-cell table:number-columns-repeated="16384"/>
        </table:table-row>
      </table:table>
      <table:table table:name="Ohio_Abbreviated_Adult_Drivers" table:style-name="ta1">
        <table:table-column table:style-name="co8" table:default-cell-style-name="ce2"/>
        <table:table-column table:style-name="co5" table:default-cell-style-name="ce2"/>
        <table:table-column table:style-name="co9" table:number-columns-repeated="4" table:default-cell-style-name="ce2"/>
        <table:table-column table:style-name="co5" table:default-cell-style-name="ce2"/>
        <table:table-column table:style-name="co10" table:number-columns-repeated="2" table:default-cell-style-name="ce2"/>
        <table:table-column table:style-name="co11" table:number-columns-repeated="2" table:default-cell-style-name="ce2"/>
        <table:table-column table:style-name="co10" table:number-columns-repeated="2" table:default-cell-style-name="ce2"/>
        <table:table-column table:style-name="co11" table:number-columns-repeated="4" table:default-cell-style-name="ce2"/>
        <table:table-column table:style-name="co12" table:number-columns-repeated="2" table:default-cell-style-name="ce2"/>
        <table:table-column table:style-name="co5" table:default-cell-style-name="ce2"/>
        <table:table-column table:style-name="co12" table:number-columns-repeated="2" table:default-cell-style-name="ce2"/>
        <table:table-column table:style-name="co13" table:default-cell-style-name="ce2"/>
        <table:table-column table:style-name="co8" table:default-cell-style-name="ce2"/>
        <table:table-column table:style-name="co5" table:number-columns-repeated="16360" table:default-cell-style-name="ce2" table:visibility="collapse"/>
        <table:table-row table:style-name="ro11">
          <table:table-cell table:style-name="ce2"/>
          <table:table-cell table:number-columns-spanned="5" table:number-rows-spanned="2" table:style-name="ce192"/>
          <table:covered-table-cell>
            <draw:frame draw:z-index="1" draw:id="id7" draw:style-name="a7" draw:name="image3.png" svg:x="0.01042in" svg:y="0.01042in" svg:width="1.22917in" svg:height="0.53125in" style:rel-width="scale" style:rel-height="scale">
              <draw:image xlink:href="" xlink:type="simple" xlink:show="embed" xlink:actuate="onLoad"/>
              <svg:title/>
              <svg:desc/>
            </draw:frame>
          </table:covered-table-cell>
          <table:covered-table-cell table:number-columns-repeated="3"/>
          <table:table-cell office:value-type="string" table:number-columns-spanned="17" table:number-rows-spanned="2" table:style-name="ce199">
            <text:p><text:a xlink:href="https://getdriversed.com/">https://getdriversed.com/</text:a></text:p>
          </table:table-cell>
          <table:covered-table-cell table:number-columns-repeated="16"/>
          <table:table-cell table:style-name="ce1"/>
          <table:table-cell table:number-columns-repeated="16360"/>
        </table:table-row>
        <table:table-row table:style-name="ro11">
          <table:table-cell table:style-name="ce3"/>
          <table:covered-table-cell/>
          <table:covered-table-cell table:number-columns-repeated="4"/>
          <table:covered-table-cell/>
          <table:covered-table-cell table:number-columns-repeated="16"/>
          <table:table-cell table:style-name="ce4"/>
          <table:table-cell table:number-columns-repeated="16360"/>
        </table:table-row>
        <table:table-row table:style-name="ro3">
          <table:table-cell table:style-name="ce3"/>
          <table:table-cell table:number-columns-spanned="22" table:number-rows-spanned="1" table:style-name="ce194"/>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URL</text:p>
          </table:table-cell>
          <table:covered-table-cell table:number-columns-repeated="21"/>
          <table:table-cell table:style-name="ce4"/>
          <table:table-cell table:number-columns-repeated="16360"/>
        </table:table-row>
        <table:table-row table:style-name="ro13">
          <table:table-cell table:style-name="ce3"/>
          <table:table-cell office:value-type="string" table:number-columns-spanned="5" table:number-rows-spanned="3" table:style-name="ce181">
            <office:annotation draw:style-name="" svg:x="3.66666666666667in" svg:y="0.822916666666667in" svg:width="1.5in" svg:height="0.822916666666667in">
              <dc:creator/>
              <text:p><text:span text:style-name="T13">This is the specific page we are focusing on for this onsite optimization recommendation.</text:span></text:p>
            </office:annotation>
            <text:p>URL</text:p>
          </table:table-cell>
          <table:covered-table-cell table:number-columns-repeated="4"/>
          <table:table-cell office:value-type="string" table:number-columns-spanned="11" table:number-rows-spanned="3" table:style-name="ce262">
            <text:p><text:a xlink:href="https://getdriversed.com/courses-details/ohio-abbreviated-adult-drivers-ed/en">https://getdriversed.com/courses-details/ohio-abbreviated-adult-drivers-ed/en</text:a></text:p>
          </table:table-cell>
          <table:covered-table-cell/>
          <table:covered-table-cell/>
          <table:covered-table-cell/>
          <table:covered-table-cell/>
          <table:covered-table-cell/>
          <table:covered-table-cell/>
          <table:covered-table-cell/>
          <table:covered-table-cell/>
          <table:covered-table-cell/>
          <table:covered-table-cell/>
          <table:table-cell office:value-type="string" table:number-columns-spanned="3" table:number-rows-spanned="3" table:style-name="ce181">
            <text:p>Implementation Date</text:p>
          </table:table-cell>
          <table:covered-table-cell table:number-columns-repeated="2"/>
          <table:table-cell table:number-columns-spanned="3" table:number-rows-spanned="3" table:style-name="ce196"/>
          <table:covered-table-cell table:number-columns-repeated="2"/>
          <table:table-cell table:style-name="ce4"/>
          <table:table-cell table:number-columns-repeated="16360"/>
        </table:table-row>
        <table:table-row table:number-rows-repeated="2" table:style-name="ro13">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number-columns-repeated="2"/>
          <table:covered-table-cell/>
          <table:covered-table-cell table:number-columns-repeated="2"/>
          <table:table-cell table:style-name="ce4"/>
          <table:table-cell table:number-columns-repeated="16360"/>
        </table:table-row>
        <table:table-row table:style-name="ro13">
          <table:table-cell table:style-name="ce3"/>
          <table:table-cell office:value-type="string" table:number-columns-spanned="5" table:number-rows-spanned="3" table:style-name="ce181">
            <office:annotation draw:style-name="" svg:x="3.66666666666667in" svg:y="1.39583333333333in" svg:width="1.5in" svg:height="0.8125in">
              <dc:creator/>
              <text:p><text:span text:style-name="T13">There are two factors to pay attention to: what you currently have and what we are recommending.<text:s/></text:span></text:p>
            </office:annotation>
            <text:p>Status</text:p>
          </table:table-cell>
          <table:covered-table-cell table:number-columns-repeated="4"/>
          <table:table-cell office:value-type="string" table:number-columns-spanned="7" table:number-rows-spanned="3" table:content-validation-name="val28" table:style-name="ce263">
            <text:p>Existing Page</text:p>
          </table:table-cell>
          <table:covered-table-cell/>
          <table:covered-table-cell/>
          <table:covered-table-cell/>
          <table:covered-table-cell/>
          <table:covered-table-cell/>
          <table:covered-table-cell/>
          <table:table-cell office:value-type="string" table:number-columns-spanned="4" table:number-rows-spanned="3" table:style-name="ce181">
            <office:annotation draw:style-name="" svg:x="9.4375in" svg:y="1.39583333333333in" svg:width="1.5in" svg:height="0.8125in">
              <dc:creator/>
              <text:p><text:span text:style-name="T13">If the page is relevant to the visitor, it's relevant to SEO.</text:span></text:p>
            </office:annotation>
            <text:p>Page Type</text:p>
          </table:table-cell>
          <table:covered-table-cell table:number-columns-repeated="3"/>
          <table:table-cell office:value-type="string" table:number-columns-spanned="6" table:number-rows-spanned="3" table:content-validation-name="val32" table:style-name="ce269">
            <text:p>Product Page</text:p>
          </table:table-cell>
          <table:covered-table-cell/>
          <table:covered-table-cell/>
          <table:covered-table-cell/>
          <table:covered-table-cell/>
          <table:covered-table-cell/>
          <table:table-cell table:style-name="ce4"/>
          <table:table-cell table:number-columns-repeated="16360"/>
        </table:table-row>
        <table:table-row table:number-rows-repeated="2" table:style-name="ro13">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number-columns-repeated="3"/>
          <table:covered-table-cell/>
          <table:covered-table-cell/>
          <table:covered-table-cell/>
          <table:covered-table-cell/>
          <table:covered-table-cell/>
          <table:covered-table-cell/>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table:number-columns-spanned="5" table:number-rows-spanned="7" table:style-name="ce189"/>
          <table:covered-table-cell table:number-columns-repeated="4"/>
          <table:table-cell office:value-type="string" table:number-columns-spanned="12" table:number-rows-spanned="1" table:style-name="ce190">
            <office:annotation draw:style-name="" svg:x="9.94791666666667in" svg:y="2.30208333333333in" svg:width="1.5in" svg:height="0.822916666666667in">
              <dc:creator/>
              <text:p><text:span text:style-name="T13">Providing basic, organic user data from the last 30 days.</text:span></text:p>
            </office:annotation>
            <text:p>Organic Analytics Data</text:p>
          </table:table-cell>
          <table:covered-table-cell table:number-columns-repeated="11"/>
          <table:table-cell table:number-columns-spanned="5" table:number-rows-spanned="7" table:style-name="ce191"/>
          <table:covered-table-cell table:number-columns-repeated="4"/>
          <table:table-cell table:style-name="ce4"/>
          <table:table-cell table:number-columns-repeated="16360"/>
        </table:table-row>
        <table:table-row table:style-name="ro3">
          <table:table-cell table:style-name="ce3"/>
          <table:covered-table-cell/>
          <table:covered-table-cell table:number-columns-repeated="4"/>
          <table:table-cell office:value-type="string" table:number-columns-spanned="3" table:number-rows-spanned="2" table:style-name="ce188">
            <office:annotation draw:style-name="" svg:x="5.54166666666667in" svg:y="2.52083333333333in" svg:width="1.5in" svg:height="0.822916666666667in">
              <dc:creator/>
              <text:p><text:span text:style-name="T13">The number of sessions that began on the target URL.</text:span></text:p>
            </office:annotation>
            <text:p>Sessions</text:p>
          </table:table-cell>
          <table:covered-table-cell table:number-columns-repeated="2"/>
          <table:table-cell office:value-type="string" table:number-columns-spanned="5" table:number-rows-spanned="2" table:style-name="ce188">
            <office:annotation draw:style-name="" svg:x="7.96875in" svg:y="2.52083333333333in" svg:width="1.5in" svg:height="0.822916666666667in">
              <dc:creator/>
              <text:p><text:span text:style-name="T13">The number of users that are visiting your site.</text:span></text:p>
            </office:annotation>
            <text:p>Users</text:p>
          </table:table-cell>
          <table:covered-table-cell table:number-columns-repeated="4"/>
          <table:table-cell office:value-type="string" table:number-columns-spanned="4" table:number-rows-spanned="2" table:style-name="ce188">
            <office:annotation draw:style-name="" svg:x="9.94791666666667in" svg:y="2.52083333333333in" svg:width="1.5in" svg:height="0.822916666666667in">
              <dc:creator/>
              <text:p><text:span text:style-name="T13">The average time a user is engaging with a page.</text:span></text:p>
            </office:annotation>
            <text:p>Avg. Engagement Time</text:p>
          </table:table-cell>
          <table:covered-table-cell table:number-columns-repeated="3"/>
          <table:covered-table-cell/>
          <table:covered-table-cell table:number-columns-repeated="4"/>
          <table:table-cell table:style-name="ce5"/>
          <table:table-cell table:number-columns-repeated="16360"/>
        </table:table-row>
        <table:table-row table:style-name="ro3">
          <table:table-cell table:style-name="ce3"/>
          <table:covered-table-cell/>
          <table:covered-table-cell table:number-columns-repeated="4"/>
          <table:covered-table-cell/>
          <table:covered-table-cell table:number-columns-repeated="2"/>
          <table:covered-table-cell/>
          <table:covered-table-cell table:number-columns-repeated="4"/>
          <table:covered-table-cell/>
          <table:covered-table-cell table:number-columns-repeated="3"/>
          <table:covered-table-cell/>
          <table:covered-table-cell table:number-columns-repeated="4"/>
          <table:table-cell table:style-name="ce5"/>
          <table:table-cell table:number-columns-repeated="16360"/>
        </table:table-row>
        <table:table-row table:style-name="ro14">
          <table:table-cell table:style-name="ce3"/>
          <table:covered-table-cell/>
          <table:covered-table-cell table:number-columns-repeated="4"/>
          <table:table-cell office:value-type="float" office:value="8" table:number-columns-spanned="3" table:number-rows-spanned="4" table:style-name="ce264">
            <text:p>8</text:p>
          </table:table-cell>
          <table:covered-table-cell/>
          <table:covered-table-cell/>
          <table:table-cell office:value-type="float" office:value="6" table:number-columns-spanned="5" table:number-rows-spanned="4" table:style-name="ce265">
            <text:p>6</text:p>
          </table:table-cell>
          <table:covered-table-cell/>
          <table:covered-table-cell/>
          <table:covered-table-cell/>
          <table:covered-table-cell/>
          <table:table-cell office:value-type="time" office:time-value="PT0H0M17S" table:number-columns-spanned="4" table:number-rows-spanned="4" table:style-name="ce266">
            <text:p>0:00:17</text:p>
          </table:table-cell>
          <table:covered-table-cell/>
          <table:covered-table-cell/>
          <table:covered-table-cell/>
          <table:covered-table-cell/>
          <table:covered-table-cell table:number-columns-repeated="4"/>
          <table:table-cell table:style-name="ce5"/>
          <table:table-cell table:number-columns-repeated="16360"/>
        </table:table-row>
        <table:table-row table:number-rows-repeated="2" table:style-name="ro14">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number-columns-repeated="4"/>
          <table:table-cell table:style-name="ce5"/>
          <table:table-cell table:number-columns-repeated="16360"/>
        </table:table-row>
        <table:table-row table:style-name="ro15">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number-columns-repeated="4"/>
          <table:table-cell table:style-name="ce5"/>
          <table:table-cell table:number-columns-repeated="16360"/>
        </table:table-row>
        <table:table-row table:style-name="ro3">
          <table:table-cell table:style-name="ce3"/>
          <table:table-cell table:number-columns-spanned="22" table:number-rows-spanned="2" table:style-name="ce171"/>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Keywords</text:p>
          </table:table-cell>
          <table:covered-table-cell table:number-columns-repeated="21"/>
          <table:table-cell table:style-name="ce4"/>
          <table:table-cell table:number-columns-repeated="16360"/>
        </table:table-row>
        <table:table-row table:style-name="ro34">
          <table:table-cell table:style-name="ce3"/>
          <table:table-cell office:value-type="string" table:number-columns-spanned="5" table:number-rows-spanned="1" table:style-name="ce181">
            <office:annotation draw:style-name="" svg:x="3.66666666666667in" svg:y="4.39583333333333in" svg:width="1.5in" svg:height="0.822916666666667in">
              <dc:creator/>
              <text:p><text:span text:style-name="T13">This is the Main Keyword that the Target Page is going to be optimized for.</text:span></text:p>
            </office:annotation>
            <text:p>Main Target Keyword</text:p>
          </table:table-cell>
          <table:covered-table-cell table:number-columns-repeated="4"/>
          <table:table-cell office:value-type="string" table:number-columns-spanned="5" table:number-rows-spanned="1" table:style-name="ce267">
            <text:p>adult abbreviated online course ohio</text:p>
          </table:table-cell>
          <table:covered-table-cell/>
          <table:covered-table-cell/>
          <table:covered-table-cell/>
          <table:covered-table-cell/>
          <table:table-cell office:value-type="string" table:number-columns-spanned="6" table:number-rows-spanned="1" table:style-name="ce181">
            <office:annotation draw:style-name="" svg:x="9.4375in" svg:y="4.39583333333333in" svg:width="1.5in" svg:height="0.822916666666667in">
              <dc:creator/>
              <text:p><text:span text:style-name="T13">Secondary keywords are those keywords which are highly relevant to your Target Keyword. These keywords usually contain less search volume when compared to the Target Keyword, but usually carry a high buyer intent.</text:span></text:p>
            </office:annotation>
            <text:p>Secondary Keywords</text:p>
          </table:table-cell>
          <table:covered-table-cell table:number-columns-repeated="5"/>
          <table:table-cell office:value-type="string" table:number-columns-spanned="6" table:number-rows-spanned="1" table:style-name="ce267">
            <text:p>abbreviated adult driver training course ohio</text:p>
            <text:p>adult driving course online</text:p>
            <text:p>abbreviated driving course ohio</text:p>
            <text:p>ohio abbreviated adult driver training course</text:p>
            <text:p>4-hour online driving course</text:p>
          </table:table-cell>
          <table:covered-table-cell/>
          <table:covered-table-cell/>
          <table:covered-table-cell/>
          <table:covered-table-cell/>
          <table:covered-table-cell/>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Meta Data</text:p>
          </table:table-cell>
          <table:covered-table-cell table:number-columns-repeated="21"/>
          <table:table-cell table:style-name="ce4"/>
          <table:table-cell table:number-columns-repeated="16360"/>
        </table:table-row>
        <table:table-row table:style-name="ro25">
          <table:table-cell table:style-name="ce3"/>
          <table:table-cell office:value-type="string" table:number-columns-spanned="5" table:number-rows-spanned="2" table:style-name="ce181">
            <office:annotation draw:style-name="" svg:x="3.66666666666667in" svg:y="5.1875in" svg:width="1.5in" svg:height="0.822916666666667in">
              <dc:creator/>
              <text:p><text:span text:style-name="T13">The headline of the Target URL when it shows up as an organic listing on Google Search Engine Results Pages.<text:s/></text:span></text:p>
            </office:annotation>
            <text:p>Page Title Tag</text:p>
          </table:table-cell>
          <table:covered-table-cell table:number-columns-repeated="4"/>
          <table:table-cell office:value-type="string" table:number-columns-spanned="2" table:number-rows-spanned="1" table:style-name="ce185">
            <text:p>Current</text:p>
          </table:table-cell>
          <table:covered-table-cell/>
          <table:table-cell office:value-type="string" table:number-columns-spanned="9" table:number-rows-spanned="1" table:style-name="ce268">
            <text:p>Get Drivers Ed - Ohio Abbreviated Adult Drivers Ed</text:p>
          </table:table-cell>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11.375in" svg:y="5.1875in" svg:width="1.5in" svg:height="0.822916666666667in">
              <dc:creator/>
              <text:p><text:span text:style-name="T13">Google typically displays the first 50–60 characters of a title tag. If you keep your titles under 60 characters, research suggests that you can expect about 90% of your titles to display properly.</text:span></text:p>
            </office:annotation>
            <text:p>Length</text:p>
          </table:table-cell>
          <table:covered-table-cell table:number-columns-repeated="2"/>
          <table:table-cell office:value-type="float" office:value="50" table:formula="of:=LEN([.I27])" table:number-columns-spanned="3" table:number-rows-spanned="1" table:style-name="ce186">
            <text:p>50</text:p>
          </table:table-cell>
          <table:covered-table-cell table:number-columns-repeated="2"/>
          <table:table-cell table:style-name="ce4"/>
          <table:table-cell table:number-columns-repeated="16360"/>
        </table:table-row>
        <table:table-row table:style-name="ro30">
          <table:table-cell table:style-name="ce3"/>
          <table:covered-table-cell/>
          <table:covered-table-cell table:number-columns-repeated="4"/>
          <table:table-cell office:value-type="string" table:number-columns-spanned="2" table:number-rows-spanned="1" table:style-name="ce185">
            <text:p>Recommended</text:p>
          </table:table-cell>
          <table:covered-table-cell/>
          <table:table-cell office:value-type="string" table:number-columns-spanned="9" table:number-rows-spanned="1" table:style-name="ce267">
            <text:p>Adult Abbreviated Online Course for Ohio | Get Drivers Ed</text:p>
          </table:table-cell>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11.375in" svg:y="5.80208333333333in" svg:width="1.5in" svg:height="0.8125in">
              <dc:creator/>
              <text:p><text:span text:style-name="T13">Google typically displays the first 50–60 characters of a title tag. If you keep your titles under 60 characters, research suggests that you can expect about 90% of your titles to display properly.</text:span></text:p>
            </office:annotation>
            <text:p>Length</text:p>
          </table:table-cell>
          <table:covered-table-cell table:number-columns-repeated="2"/>
          <table:table-cell office:value-type="float" office:value="57" table:formula="of:=LEN([.I28])" table:number-columns-spanned="3" table:number-rows-spanned="1" table:style-name="ce186">
            <text:p>57</text:p>
          </table:table-cell>
          <table:covered-table-cell table:number-columns-repeated="2"/>
          <table:table-cell table:style-name="ce4"/>
          <table:table-cell table:number-columns-repeated="16360"/>
        </table:table-row>
        <table:table-row table:style-name="ro35">
          <table:table-cell table:style-name="ce3"/>
          <table:table-cell office:value-type="string" table:number-columns-spanned="5" table:number-rows-spanned="2" table:style-name="ce181">
            <office:annotation draw:style-name="" svg:x="3.66666666666667in" svg:y="6.40625in" svg:width="1.5in" svg:height="0.8125in">
              <dc:creator/>
              <text:p><text:span text:style-name="T13">The brief description of the Target URL when it shows up as an organic listing on Google Search Engine Results Pages.<text:s/></text:span></text:p>
            </office:annotation>
            <text:p>Meta Description</text:p>
          </table:table-cell>
          <table:covered-table-cell table:number-columns-repeated="4"/>
          <table:table-cell office:value-type="string" table:number-columns-spanned="2" table:number-rows-spanned="1" table:style-name="ce185">
            <text:p>Current</text:p>
          </table:table-cell>
          <table:covered-table-cell/>
          <table:table-cell office:value-type="string" table:number-columns-spanned="9" table:number-rows-spanned="1" table:style-name="ce268">
            <text:p>Complete the Ohio Abbreviated Adult Driver Training Course online! This 4-hour, BMV-approved program prepares you for your driving test—enroll today!</text:p>
          </table:table-cell>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11.375in" svg:y="6.40625in" svg:width="1.5in" svg:height="0.8125in">
              <dc:creator/>
              <text:p><text:span text:style-name="T13">Google generally truncates snippets to ~155–160 characters. It's best to keep meta descriptions long enough that they're sufficiently descriptive, so we recommend descriptions between 50–160 characters</text:span></text:p>
            </office:annotation>
            <text:p>Length</text:p>
          </table:table-cell>
          <table:covered-table-cell table:number-columns-repeated="2"/>
          <table:table-cell office:value-type="float" office:value="149" table:formula="of:=LEN([.I29])" table:number-columns-spanned="3" table:number-rows-spanned="1" table:style-name="ce186">
            <text:p>149</text:p>
          </table:table-cell>
          <table:covered-table-cell table:number-columns-repeated="2"/>
          <table:table-cell table:style-name="ce4"/>
          <table:table-cell table:number-columns-repeated="16360"/>
        </table:table-row>
        <table:table-row table:style-name="ro36">
          <table:table-cell table:style-name="ce3"/>
          <table:covered-table-cell/>
          <table:covered-table-cell table:number-columns-repeated="4"/>
          <table:table-cell office:value-type="string" table:number-columns-spanned="2" table:number-rows-spanned="1" table:style-name="ce185">
            <text:p>Recommended</text:p>
          </table:table-cell>
          <table:covered-table-cell/>
          <table:table-cell office:value-type="string" table:number-columns-spanned="9" table:number-rows-spanned="1" table:style-name="ce267">
            <text:p>Complete the Adult Abbreviated Online Course for Ohio today! This 4-hour, BMV-approved program prepares you for your driving test—enroll today!</text:p>
          </table:table-cell>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11.375in" svg:y="7.01041666666667in" svg:width="1.5in" svg:height="0.8125in">
              <dc:creator/>
              <text:p><text:span text:style-name="T13">Google generally truncates snippets to ~155–160 characters. It's best to keep meta descriptions long enough that they're sufficiently descriptive, so we recommend descriptions between 50–160 characters</text:span></text:p>
            </office:annotation>
            <text:p>Length</text:p>
          </table:table-cell>
          <table:covered-table-cell table:number-columns-repeated="2"/>
          <table:table-cell office:value-type="float" office:value="143" table:formula="of:=LEN([.I30])" table:number-columns-spanned="3" table:number-rows-spanned="1" table:style-name="ce186">
            <text:p>143</text:p>
          </table:table-cell>
          <table:covered-table-cell table:number-columns-repeated="2"/>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Header Structure</text:p>
          </table:table-cell>
          <table:covered-table-cell table:number-columns-repeated="21"/>
          <table:table-cell table:style-name="ce4"/>
          <table:table-cell table:number-columns-repeated="16360"/>
        </table:table-row>
        <table:table-row table:style-name="ro17">
          <table:table-cell table:style-name="ce3"/>
          <table:table-cell office:value-type="string" table:number-columns-spanned="5" table:number-rows-spanned="2" table:style-name="ce181">
            <office:annotation draw:style-name="" svg:x="3.66666666666667in" svg:y="8.17708333333333in" svg:width="1.5in" svg:height="0.822916666666667in">
              <dc:creator/>
              <text:p><text:span text:style-name="T13">Header structure should generally follow a hierarchical order so they are nested properly.</text:span></text:p>
              <text:p><text:span text:style-name="T13"/></text:p>
              <text:p><text:span text:style-name="T13">For example, H2s should only be found under an H1, H3s should only be found under H2s, and so on.</text:span></text:p>
            </office:annotation>
            <text:p>Headers</text:p>
          </table:table-cell>
          <table:covered-table-cell table:number-columns-repeated="4"/>
          <table:table-cell office:value-type="string" table:number-columns-spanned="9" table:number-rows-spanned="1" table:style-name="ce182">
            <text:p>Current</text:p>
          </table:table-cell>
          <table:covered-table-cell table:number-columns-repeated="8"/>
          <table:table-cell office:value-type="string" table:number-columns-spanned="8" table:number-rows-spanned="1" table:style-name="ce182">
            <text:p>Recommended</text:p>
          </table:table-cell>
          <table:covered-table-cell table:number-columns-repeated="7"/>
          <table:table-cell table:style-name="ce4"/>
          <table:table-cell table:number-columns-repeated="16360"/>
        </table:table-row>
        <table:table-row table:style-name="ro37">
          <table:table-cell table:style-name="ce3"/>
          <table:covered-table-cell/>
          <table:covered-table-cell table:number-columns-repeated="4"/>
          <table:table-cell office:value-type="string" table:number-columns-spanned="9" table:number-rows-spanned="1" table:style-name="ce271">
            <text:p>&lt;H1&gt; Ohio Abbreviated Adult Driver Training</text:p>
            <text:p><text:s text:c="3"/>&lt;H2&gt; See What Our Students Are Saying!</text:p>
            <text:p><text:s text:c="3"/>&lt;H2&gt; Bundle &amp; Save: Enhance Your Learning Experience!</text:p>
            <text:p><text:s text:c="3"/>&lt;H2&gt; Recommended Courses to Enhance Your Learning</text:p>
            <text:p><text:s text:c="3"/>&lt;H2&gt; Your Step-By-Step Guide to Getting Licensed</text:p>
            <text:p><text:s text:c="6"/>&lt;H3&gt; Easy Sign-Up</text:p>
            <text:p><text:s text:c="6"/>&lt;H3&gt; Finish Course</text:p>
            <text:p><text:s text:c="6"/>&lt;H3&gt; Get Certificate &amp; Practice</text:p>
            <text:p><text:s text:c="6"/>&lt;H3&gt; Retake the Road Test &amp; Get Licensed</text:p>
            <text:p><text:s text:c="3"/>&lt;H2&gt; Why Should You Opt for This Course?</text:p>
            <text:p><text:s text:c="3"/>&lt;H2&gt; Frequently Asked Questions</text:p>
            <text:p><text:s text:c="6"/>&lt;H3&gt; How long do I have to complete the Ohio abbreviated adult driver course?</text:p>
            <text:p><text:s text:c="6"/>&lt;H3&gt; Do I need to complete the Ohio abbreviated driver training course in one session?</text:p>
            <text:p><text:s text:c="6"/>&lt;H3&gt; What happens after I complete the adult abbreviated driving course in Ohio?</text:p>
            <text:p><text:s text:c="6"/>&lt;H3&gt; Can I take the course even if I haven't failed the driving test?</text:p>
            <text:p><text:s text:c="6"/>&lt;H3&gt; Can I enroll and start the Ohio Abbreviated Adult Driver Training course before turning 18?</text:p>
          </table:table-cell>
          <table:covered-table-cell/>
          <table:covered-table-cell/>
          <table:covered-table-cell/>
          <table:covered-table-cell/>
          <table:covered-table-cell/>
          <table:covered-table-cell/>
          <table:covered-table-cell/>
          <table:covered-table-cell/>
          <table:table-cell office:value-type="string" table:number-columns-spanned="8" table:number-rows-spanned="1" table:style-name="ce272">
            <text:p>&lt;H1&gt;<text:s/><text:span text:style-name="T20">Ohio Abbreviated Adult Driver Training<text:s/></text:span><text:span text:style-name="T15">Adult Abbreviated Online Course for Ohio</text:span></text:p>
            <text:p><text:s text:c="3"/>&lt;H2&gt; See What Our Students Are Saying!</text:p>
            <text:p><text:s text:c="3"/>&lt;H2&gt; Bundle &amp; Save: Enhance Your Learning Experience!</text:p>
            <text:p><text:s text:c="3"/>&lt;H2&gt; Recommended Courses to Enhance Your Learning</text:p>
            <text:p><text:s text:c="3"/>&lt;H2&gt; Your Step-By-Step Guide to Getting Licensed</text:p>
            <text:p><text:s text:c="6"/>&lt;H3&gt; Easy Sign-Up</text:p>
            <text:p><text:s text:c="6"/>&lt;H3&gt; Finish Course</text:p>
            <text:p><text:s text:c="6"/>&lt;H3&gt; Get Certificate &amp; Practice</text:p>
            <text:p><text:s text:c="6"/>&lt;H3&gt; Retake the Road Test &amp; Get Licensed</text:p>
            <text:p><text:s text:c="3"/>&lt;H2&gt; Why Should You Opt for This Course?</text:p>
            <text:p><text:s text:c="3"/>&lt;H2&gt; Frequently Asked Questions</text:p>
            <text:p><text:s text:c="6"/>&lt;H3&gt; How long do I have to complete the Ohio abbreviated adult driver course?</text:p>
            <text:p><text:s text:c="6"/>&lt;H3&gt; Do I need to complete the Ohio abbreviated driver training course in one session?</text:p>
            <text:p><text:s text:c="6"/>&lt;H3&gt; What happens after I complete the adult abbreviated driving course in Ohio?</text:p>
            <text:p><text:s text:c="6"/>&lt;H3&gt; Can I take the course even if I haven't failed the driving test?</text:p>
            <text:p><text:s text:c="6"/>&lt;H3&gt; Can I enroll and start the Ohio Abbreviated Adult Driver Training course before turning 18?</text:p>
          </table:table-cell>
          <table:covered-table-cell/>
          <table:covered-table-cell/>
          <table:covered-table-cell/>
          <table:covered-table-cell/>
          <table:covered-table-cell/>
          <table:covered-table-cell/>
          <table:covered-table-cell/>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Onsite Ranking Factors</text:p>
          </table:table-cell>
          <table:covered-table-cell table:number-columns-repeated="21"/>
          <table:table-cell table:style-name="ce4"/>
          <table:table-cell table:number-columns-repeated="16360"/>
        </table:table-row>
        <table:table-row table:style-name="ro19">
          <table:table-cell table:style-name="ce3"/>
          <table:table-cell office:value-type="string" table:number-columns-spanned="5" table:number-rows-spanned="3" table:style-name="ce172">
            <office:annotation draw:style-name="" svg:x="3.66666666666667in" svg:y="12.9166666666667in" svg:width="1.5in" svg:height="0.822916666666667in">
              <dc:creator/>
              <text:p><text:span text:style-name="T13">Are there internal pages linking to the Target URL?</text:span></text:p>
            </office:annotation>
            <text:p>Internal Links Pointing to the Page</text:p>
          </table:table-cell>
          <table:covered-table-cell table:number-columns-repeated="4"/>
          <table:table-cell office:value-type="string" table:number-columns-spanned="6" table:number-rows-spanned="3" table:content-validation-name="val31" table:style-name="ce259">
            <text:p>Present</text:p>
          </table:table-cell>
          <table:covered-table-cell/>
          <table:covered-table-cell/>
          <table:covered-table-cell/>
          <table:covered-table-cell/>
          <table:covered-table-cell/>
          <table:table-cell office:value-type="string" table:number-columns-spanned="6" table:number-rows-spanned="3" table:style-name="ce172">
            <office:annotation draw:style-name="" svg:x="9.94791666666667in" svg:y="12.9166666666667in" svg:width="1.5in" svg:height="0.822916666666667in">
              <dc:creator/>
              <text:p><text:span text:style-name="T13">Is the Target URL linking to other internal pages?</text:span></text:p>
            </office:annotation>
            <text:p>Internal Links Pointing From the Page</text:p>
          </table:table-cell>
          <table:covered-table-cell table:number-columns-repeated="5"/>
          <table:table-cell office:value-type="string" table:number-columns-spanned="5" table:number-rows-spanned="3" table:content-validation-name="val30" table:style-name="ce259">
            <text:p>Present</text:p>
          </table:table-cell>
          <table:covered-table-cell/>
          <table:covered-table-cell/>
          <table:covered-table-cell/>
          <table:covered-table-cell/>
          <table:table-cell table:style-name="ce4"/>
          <table:table-cell table:number-columns-repeated="16360"/>
        </table:table-row>
        <table:table-row table:number-rows-repeated="2" table:style-name="ro19">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number-columns-repeated="5"/>
          <table:covered-table-cell/>
          <table:covered-table-cell/>
          <table:covered-table-cell/>
          <table:covered-table-cell/>
          <table:covered-table-cell/>
          <table:table-cell table:style-name="ce4"/>
          <table:table-cell table:number-columns-repeated="16360"/>
        </table:table-row>
        <table:table-row table:style-name="ro19">
          <table:table-cell table:style-name="ce3"/>
          <table:table-cell office:value-type="string" table:number-columns-spanned="5" table:number-rows-spanned="3" table:style-name="ce172">
            <office:annotation draw:style-name="" svg:x="3.66666666666667in" svg:y="13.6666666666667in" svg:width="1.5in" svg:height="0.822916666666667in">
              <dc:creator/>
              <text:p><text:span text:style-name="T13">Crawlability describes the search engine’s ability to access and crawl content on a page.</text:span></text:p>
            </office:annotation>
            <text:p>Is This Target Page Easily Crawlable By Search Engines?</text:p>
          </table:table-cell>
          <table:covered-table-cell table:number-columns-repeated="4"/>
          <table:table-cell office:value-type="string" table:number-columns-spanned="6" table:number-rows-spanned="3" table:content-validation-name="val29" table:style-name="ce258">
            <text:p>Not Crawlable</text:p>
          </table:table-cell>
          <table:covered-table-cell/>
          <table:covered-table-cell/>
          <table:covered-table-cell/>
          <table:covered-table-cell/>
          <table:covered-table-cell/>
          <table:table-cell office:value-type="string" table:number-columns-spanned="6" table:number-rows-spanned="3" table:style-name="ce172">
            <office:annotation draw:style-name="" svg:x="9.94791666666667in" svg:y="13.6666666666667in" svg:width="1.5in" svg:height="0.822916666666667in">
              <dc:creator/>
              <text:p><text:span text:style-name="T13">Indexability refers to the search engine’s ability to analyze and add a page to its index.</text:span></text:p>
            </office:annotation>
            <text:p>Is This Target Page Indexed By Google?</text:p>
          </table:table-cell>
          <table:covered-table-cell table:number-columns-repeated="5"/>
          <table:table-cell office:value-type="string" table:number-columns-spanned="5" table:number-rows-spanned="3" table:content-validation-name="val27" table:style-name="ce270">
            <office:annotation draw:style-name="" svg:x="8.14583333333333in" svg:y="17.3541666666667in" svg:width="2.52083333333333in" svg:height="7.44791666666667in">
              <text:p>Comment:</text:p>
              <text:p><text:s text:c="4"/>Page is not indexed: Blocked due to access forbidden (403)</text:p>
            </office:annotation>
            <text:p>Not indexed</text:p>
          </table:table-cell>
          <table:covered-table-cell/>
          <table:covered-table-cell/>
          <table:covered-table-cell/>
          <table:covered-table-cell/>
          <table:table-cell table:style-name="ce4"/>
          <table:table-cell table:number-columns-repeated="16360"/>
        </table:table-row>
        <table:table-row table:number-rows-repeated="2" table:style-name="ro19">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number-columns-repeated="5"/>
          <table:covered-table-cell/>
          <table:covered-table-cell/>
          <table:covered-table-cell/>
          <table:covered-table-cell/>
          <table:covered-table-cell/>
          <table:table-cell table:style-name="ce4"/>
          <table:table-cell table:number-columns-repeated="16360"/>
        </table:table-row>
        <table:table-row table:style-name="ro19">
          <table:table-cell table:style-name="ce3"/>
          <table:table-cell office:value-type="string" table:number-columns-spanned="5" table:number-rows-spanned="3" table:style-name="ce172">
            <office:annotation draw:style-name="" svg:x="3.66666666666667in" svg:y="14.4166666666667in" svg:width="1.5in" svg:height="0.822916666666667in">
              <dc:creator/>
              <text:p><text:span text:style-name="T13">Responsive web design means that you don't have separate mobile, tablet, and PC versions of your site: the site adapts to whatever size screen it's being displayed on.</text:span></text:p>
            </office:annotation>
            <text:p>Is The Design Of This Target Page Responsive On Different Devices?</text:p>
          </table:table-cell>
          <table:covered-table-cell table:number-columns-repeated="4"/>
          <table:table-cell office:value-type="string" table:number-columns-spanned="6" table:number-rows-spanned="3" table:content-validation-name="val33" table:style-name="ce260">
            <text:p>Responsive</text:p>
          </table:table-cell>
          <table:covered-table-cell/>
          <table:covered-table-cell/>
          <table:covered-table-cell/>
          <table:covered-table-cell/>
          <table:covered-table-cell/>
          <table:table-cell table:number-columns-spanned="3" table:number-rows-spanned="1" table:style-name="ce175"/>
          <table:covered-table-cell table:number-columns-repeated="2"/>
          <table:table-cell table:number-columns-spanned="3" table:number-rows-spanned="1" table:style-name="ce176"/>
          <table:covered-table-cell table:number-columns-repeated="2"/>
          <table:table-cell table:number-columns-spanned="3" table:number-rows-spanned="1" table:style-name="ce176"/>
          <table:covered-table-cell table:number-columns-repeated="2"/>
          <table:table-cell table:number-columns-spanned="3" table:number-rows-spanned="1" table:style-name="ce201"/>
          <table:covered-table-cell table:number-columns-repeated="2"/>
          <table:table-cell table:number-columns-repeated="16360"/>
        </table:table-row>
        <table:table-row table:style-name="ro19">
          <table:table-cell table:style-name="ce3"/>
          <table:covered-table-cell/>
          <table:covered-table-cell table:number-columns-repeated="4"/>
          <table:covered-table-cell/>
          <table:covered-table-cell/>
          <table:covered-table-cell/>
          <table:covered-table-cell/>
          <table:covered-table-cell/>
          <table:covered-table-cell/>
          <table:table-cell table:number-columns-spanned="3" table:number-rows-spanned="1" table:style-name="ce202"/>
          <table:covered-table-cell table:number-columns-repeated="2"/>
          <table:table-cell table:number-columns-spanned="3" table:number-rows-spanned="1" table:style-name="ce203"/>
          <table:covered-table-cell table:number-columns-repeated="2"/>
          <table:table-cell table:number-columns-spanned="3" table:number-rows-spanned="1" table:style-name="ce203"/>
          <table:covered-table-cell table:number-columns-repeated="2"/>
          <table:table-cell table:number-columns-spanned="3" table:number-rows-spanned="1" table:style-name="ce204"/>
          <table:covered-table-cell table:number-columns-repeated="2"/>
          <table:table-cell table:number-columns-repeated="16360"/>
        </table:table-row>
        <table:table-row table:style-name="ro19">
          <table:table-cell table:style-name="ce3"/>
          <table:covered-table-cell/>
          <table:covered-table-cell table:number-columns-repeated="4"/>
          <table:covered-table-cell/>
          <table:covered-table-cell/>
          <table:covered-table-cell/>
          <table:covered-table-cell/>
          <table:covered-table-cell/>
          <table:covered-table-cell/>
          <table:table-cell table:number-columns-spanned="3" table:number-rows-spanned="1" table:style-name="ce202"/>
          <table:covered-table-cell table:number-columns-repeated="2"/>
          <table:table-cell table:number-columns-spanned="3" table:number-rows-spanned="1" table:style-name="ce203"/>
          <table:covered-table-cell table:number-columns-repeated="2"/>
          <table:table-cell table:number-columns-spanned="3" table:number-rows-spanned="1" table:style-name="ce203"/>
          <table:covered-table-cell table:number-columns-repeated="2"/>
          <table:table-cell table:number-columns-spanned="3" table:number-rows-spanned="1" table:style-name="ce204"/>
          <table:covered-table-cell table:number-columns-repeated="2"/>
          <table:table-cell table:number-columns-repeated="16360"/>
        </table:table-row>
        <table:table-row table:style-name="ro3">
          <table:table-cell table:style-name="ce3"/>
          <table:table-cell table:number-columns-spanned="22" table:number-rows-spanned="2" table:style-name="ce171"/>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178">
            <text:p>Structured Data</text:p>
          </table:table-cell>
          <table:covered-table-cell table:number-columns-repeated="21"/>
          <table:table-cell table:style-name="ce4"/>
          <table:table-cell table:number-columns-repeated="16360"/>
        </table:table-row>
        <table:table-row table:style-name="ro20">
          <table:table-cell table:style-name="ce3"/>
          <table:table-cell office:value-type="string" table:number-columns-spanned="5" table:number-rows-spanned="1" table:style-name="ce172">
            <office:annotation draw:style-name="" svg:x="3.66666666666667in" svg:y="15.7395833333333in" svg:width="1.5in" svg:height="0.822916666666667in">
              <dc:creator/>
              <text:p><text:span text:style-name="T13">Which Schema Types currently exist on the Target URL?</text:span></text:p>
              <text:p><text:span text:style-name="T13"/></text:p>
              <text:p><text:span text:style-name="T13">Schema markup helps your website rank better for all kinds of content types. There are hundreds of markup types. If you have any type of data on your website, there’s a good chance that it’s going to have an associated itemscope and itemtype.</text:span></text:p>
            </office:annotation>
            <text:p>Schema Elements Present on the Page</text:p>
          </table:table-cell>
          <table:covered-table-cell table:number-columns-repeated="4"/>
          <table:table-cell office:value-type="string" table:number-columns-spanned="2" table:number-rows-spanned="1" table:style-name="ce174">
            <office:annotation draw:style-name="" svg:x="5.07291666666667in" svg:y="19.4270833333333in" svg:width="2.45833333333333in" svg:height="5.375in">
              <text:p>Comment:</text:p>
              <text:p><text:s text:c="4"/>URL is not available to Google</text:p>
            </office:annotation>
            <text:p>No Items Detected</text:p>
          </table:table-cell>
          <table:covered-table-cell/>
          <table:table-cell table:number-columns-spanned="3" table:number-rows-spanned="1" table:style-name="ce174"/>
          <table:covered-table-cell table:number-columns-repeated="2"/>
          <table:table-cell table:number-columns-spanned="3" table:number-rows-spanned="1" table:style-name="ce174"/>
          <table:covered-table-cell table:number-columns-repeated="2"/>
          <table:table-cell table:number-columns-repeated="2" table:style-name="ce6"/>
          <table:table-cell table:number-columns-spanned="2" table:number-rows-spanned="1" table:style-name="ce170"/>
          <table:covered-table-cell/>
          <table:table-cell table:number-columns-repeated="4" table:style-name="ce7"/>
          <table:table-cell table:style-name="ce6"/>
          <table:table-cell table:style-name="ce4"/>
          <table:table-cell table:number-columns-repeated="16360"/>
        </table:table-row>
        <table:table-row table:style-name="ro20">
          <table:table-cell table:style-name="ce3"/>
          <table:table-cell office:value-type="string" table:number-columns-spanned="5" table:number-rows-spanned="1" table:style-name="ce172">
            <office:annotation draw:style-name="" svg:x="3.66666666666667in" svg:y="16.5208333333333in" svg:width="1.5in" svg:height="0.8125in">
              <dc:creator/>
              <text:p><text:span text:style-name="T13">Are there any errors in the current Schema Types that exist on the Target URL?</text:span></text:p>
            </office:annotation>
            <text:p>Errors with Current Schema Elements</text:p>
          </table:table-cell>
          <table:covered-table-cell table:number-columns-repeated="4"/>
          <table:table-cell office:value-type="float" office:value="0" table:number-columns-spanned="2" table:number-rows-spanned="1" table:style-name="ce261">
            <text:p>0</text:p>
          </table:table-cell>
          <table:covered-table-cell/>
          <table:table-cell table:number-columns-spanned="3" table:number-rows-spanned="1" table:style-name="ce174"/>
          <table:covered-table-cell table:number-columns-repeated="2"/>
          <table:table-cell table:number-columns-spanned="3" table:number-rows-spanned="1" table:style-name="ce174"/>
          <table:covered-table-cell table:number-columns-repeated="2"/>
          <table:table-cell table:number-columns-repeated="2" table:style-name="ce6"/>
          <table:table-cell table:number-columns-spanned="2" table:number-rows-spanned="1" table:style-name="ce170"/>
          <table:covered-table-cell/>
          <table:table-cell table:number-columns-repeated="4" table:style-name="ce8"/>
          <table:table-cell table:style-name="ce6"/>
          <table:table-cell table:style-name="ce4"/>
          <table:table-cell table:number-columns-repeated="16360"/>
        </table:table-row>
        <table:table-row table:style-name="ro20">
          <table:table-cell table:style-name="ce3"/>
          <table:table-cell office:value-type="string" table:number-columns-spanned="5" table:number-rows-spanned="1" table:style-name="ce172">
            <office:annotation draw:style-name="" svg:x="3.66666666666667in" svg:y="17.2916666666667in" svg:width="1.5in" svg:height="0.8125in">
              <dc:creator/>
              <text:p><text:span text:style-name="T13">Based on the existing Schema and possible Schema Errors we discovered, here are the suggestions we are making.</text:span></text:p>
            </office:annotation>
            <text:p>Schema Recommendations</text:p>
          </table:table-cell>
          <table:covered-table-cell table:number-columns-repeated="4"/>
          <table:table-cell office:value-type="string" table:number-columns-spanned="2" table:number-rows-spanned="1" table:style-name="ce174">
            <office:annotation draw:style-name="" svg:x="5.07291666666667in" svg:y="20.96875in" svg:width="1.5in" svg:height="0.822916666666667in">
              <dc:creator>Cortney Nay</dc:creator>
              <text:p><text:span text:style-name="T19">&lt;script type="application/ld+json"&gt;</text:span></text:p>
              <text:p><text:span text:style-name="T19">{</text:span></text:p>
              <text:p><text:span text:style-name="T19"><text:s text:c="2"/>"@context": "https://schema.org/",<text:s/></text:span></text:p>
              <text:p><text:span text:style-name="T19"><text:s text:c="2"/>"@type": "BreadcrumbList",<text:s/></text:span></text:p>
              <text:p><text:span text:style-name="T19"><text:s text:c="2"/>"itemListElement": [{</text:span></text:p>
              <text:p><text:span text:style-name="T19"><text:s text:c="4"/>"@type": "ListItem",<text:s/></text:span></text:p>
              <text:p><text:span text:style-name="T19"><text:s text:c="4"/>"position": 1,<text:s/></text:span></text:p>
              <text:p><text:span text:style-name="T19"><text:s text:c="4"/>"name": "Get Drivers Ed",</text:span></text:p>
              <text:p><text:span text:style-name="T19"><text:s text:c="4"/>"item": "https://getdriversed.com/"<text:s text:c="2"/></text:span></text:p>
              <text:p><text:span text:style-name="T19"><text:s text:c="2"/>},{</text:span></text:p>
              <text:p><text:span text:style-name="T19"><text:s text:c="4"/>"@type": "ListItem",<text:s/></text:span></text:p>
              <text:p><text:span text:style-name="T19"><text:s text:c="4"/>"position": 2,<text:s/></text:span></text:p>
              <text:p><text:span text:style-name="T19"><text:s text:c="4"/>"name": "Find the Perfect Course for You",</text:span></text:p>
              <text:p><text:span text:style-name="T19"><text:s text:c="4"/>"item": "https://getdriversed.com/courses"<text:s text:c="2"/></text:span></text:p>
              <text:p><text:span text:style-name="T19"><text:s text:c="2"/>},{</text:span></text:p>
              <text:p><text:span text:style-name="T19"><text:s text:c="4"/>"@type": "ListItem",<text:s/></text:span></text:p>
              <text:p><text:span text:style-name="T19"><text:s text:c="4"/>"position": 3,<text:s/></text:span></text:p>
              <text:p><text:span text:style-name="T19"><text:s text:c="4"/>"name": "Adult Abbreviated Online Course for Ohio",</text:span></text:p>
              <text:p><text:span text:style-name="T19"><text:s text:c="4"/>"item": "https://getdriversed.com/courses-details/ohio-abbreviated-adult-drivers-ed/en"<text:s text:c="2"/></text:span></text:p>
              <text:p><text:span text:style-name="T19"><text:s text:c="2"/>}]</text:span></text:p>
              <text:p><text:span text:style-name="T19">}</text:span></text:p>
              <text:p><text:span text:style-name="T19">&lt;/script&gt;</text:span></text:p>
            </office:annotation>
            <text:p>Breadcrumbs Schema</text:p>
          </table:table-cell>
          <table:covered-table-cell/>
          <table:table-cell table:number-columns-spanned="3" table:number-rows-spanned="1" table:style-name="ce175"/>
          <table:covered-table-cell table:number-columns-repeated="2"/>
          <table:table-cell table:number-columns-spanned="3" table:number-rows-spanned="1" table:style-name="ce176"/>
          <table:covered-table-cell table:number-columns-repeated="2"/>
          <table:table-cell table:number-columns-spanned="3" table:number-rows-spanned="1" table:style-name="ce170"/>
          <table:covered-table-cell table:number-columns-repeated="2"/>
          <table:table-cell table:number-columns-spanned="2" table:number-rows-spanned="1" table:style-name="ce170"/>
          <table:covered-table-cell/>
          <table:table-cell table:number-columns-repeated="4" table:style-name="ce6"/>
          <table:table-cell table:style-name="ce4"/>
          <table:table-cell table:number-columns-repeated="16360"/>
        </table:table-row>
        <table:table-row table:style-name="ro3">
          <table:table-cell table:style-name="ce3"/>
          <table:table-cell table:number-columns-spanned="22" table:number-rows-spanned="2" table:style-name="ce171"/>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Images</text:p>
          </table:table-cell>
          <table:covered-table-cell table:number-columns-repeated="21"/>
          <table:table-cell table:style-name="ce4"/>
          <table:table-cell table:number-columns-repeated="16360"/>
        </table:table-row>
        <table:table-row table:style-name="ro21">
          <table:table-cell table:style-name="ce3"/>
          <table:table-cell office:value-type="string" table:number-columns-spanned="7" table:number-rows-spanned="1" table:style-name="ce172">
            <text:p>Image URL</text:p>
          </table:table-cell>
          <table:covered-table-cell table:number-columns-repeated="6"/>
          <table:table-cell office:value-type="string" table:number-columns-spanned="5" table:number-rows-spanned="1" table:style-name="ce172">
            <office:annotation draw:style-name="" svg:x="7.47916666666667in" svg:y="18.625in" svg:width="1.5in" svg:height="0.822916666666667in">
              <dc:creator/>
              <text:p><text:span text:style-name="T13">Is there an Alt Text Tag present on the image?<text:s/></text:span></text:p>
            </office:annotation>
            <text:p>Current Alt Text</text:p>
          </table:table-cell>
          <table:covered-table-cell table:number-columns-repeated="4"/>
          <table:table-cell office:value-type="string" table:number-columns-spanned="5" table:number-rows-spanned="1" table:style-name="ce172">
            <text:p>Recommended Alt Text</text:p>
          </table:table-cell>
          <table:covered-table-cell table:number-columns-repeated="4"/>
          <table:table-cell office:value-type="string" table:number-columns-spanned="2" table:number-rows-spanned="1" table:style-name="ce172">
            <text:p>Image Preview</text:p>
          </table:table-cell>
          <table:covered-table-cell/>
          <table:table-cell office:value-type="string" table:number-columns-spanned="3" table:number-rows-spanned="1" table:style-name="ce173">
            <text:p>Alt Text Implemented?</text:p>
          </table:table-cell>
          <table:covered-table-cell table:number-columns-repeated="2"/>
          <table:table-cell table:style-name="ce5"/>
          <table:table-cell table:number-columns-repeated="16360"/>
        </table:table-row>
        <table:table-row table:style-name="ro21">
          <table:table-cell table:style-name="ce3"/>
          <table:table-cell office:value-type="string" table:number-columns-spanned="7" table:number-rows-spanned="1" table:style-name="ce208">
            <text:p><text:a xlink:href="https://getdriversed.com/_next/static/media/video-thumb.d0d6b1bd.png">https://getdriversed.com/_next/static/media/video-thumb.d0d6b1bd.png</text:a></text:p>
          </table:table-cell>
          <table:covered-table-cell table:number-columns-repeated="6"/>
          <table:table-cell office:value-type="string" table:number-columns-spanned="5" table:number-rows-spanned="1" table:style-name="ce167">
            <text:p>N/A</text:p>
          </table:table-cell>
          <table:covered-table-cell table:number-columns-repeated="4"/>
          <table:table-cell office:value-type="string" table:number-columns-spanned="5" table:number-rows-spanned="1" table:style-name="ce167">
            <text:p>Graphic of person driving car representing Abbreviated Adult Driver Training Course for Ohio</text:p>
          </table:table-cell>
          <table:covered-table-cell table:number-columns-repeated="4"/>
          <table:table-cell office:value-type="error" office:string-value="#VALUE!" table:formula="of:=COM.MICROSOFT.IMAGE([.B58])" table:number-columns-spanned="2" table:number-rows-spanned="1" table:style-name="ce167">
            <text:p>#VALUE!</text:p>
          </table:table-cell>
          <table:covered-table-cell/>
          <table:table-cell office:value-type="string" table:number-columns-spanned="3" table:number-rows-spanned="1" table:content-validation-name="val26" table:style-name="ce168">
            <text:p>No</text:p>
          </table:table-cell>
          <table:covered-table-cell/>
          <table:covered-table-cell/>
          <table:table-cell table:style-name="ce5"/>
          <table:table-cell table:number-columns-repeated="16360"/>
        </table:table-row>
        <table:table-row table:style-name="ro38">
          <table:table-cell table:style-name="ce3"/>
          <table:table-cell office:value-type="string" table:number-columns-spanned="7" table:number-rows-spanned="1" table:style-name="ce210">
            <text:p><text:a xlink:href="https://getdriversed.com/_next/static/media/course-registration.2ffa6e78.png">https://getdriversed.com/_next/static/media/course-registration.2ffa6e78.png</text:a></text:p>
          </table:table-cell>
          <table:covered-table-cell table:number-columns-repeated="6"/>
          <table:table-cell office:value-type="string" table:number-columns-spanned="5" table:number-rows-spanned="1" table:style-name="ce164">
            <text:p>N/A</text:p>
          </table:table-cell>
          <table:covered-table-cell table:number-columns-repeated="4"/>
          <table:table-cell office:value-type="string" table:number-columns-spanned="5" table:number-rows-spanned="1" table:style-name="ce164">
            <text:p>Graphic of person pointing to board representing Abbreviated Adult Driver Training Course for Ohio</text:p>
          </table:table-cell>
          <table:covered-table-cell table:number-columns-repeated="4"/>
          <table:table-cell office:value-type="error" office:string-value="#VALUE!" table:formula="of:=COM.MICROSOFT.IMAGE([.B59])" table:number-columns-spanned="2" table:number-rows-spanned="1" table:style-name="ce160">
            <text:p>#VALUE!</text:p>
          </table:table-cell>
          <table:covered-table-cell/>
          <table:table-cell office:value-type="string" table:number-columns-spanned="3" table:number-rows-spanned="1" table:content-validation-name="val26"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5"/>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0])" table:number-columns-spanned="2" table:number-rows-spanned="1" table:style-name="ce160">
            <text:p>#VALUE!</text:p>
          </table:table-cell>
          <table:covered-table-cell/>
          <table:table-cell office:value-type="string" table:number-columns-spanned="3" table:number-rows-spanned="1" table:content-validation-name="val26"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1])" table:number-columns-spanned="2" table:number-rows-spanned="1" table:style-name="ce160">
            <text:p>#VALUE!</text:p>
          </table:table-cell>
          <table:covered-table-cell/>
          <table:table-cell office:value-type="string" table:number-columns-spanned="3" table:number-rows-spanned="1" table:content-validation-name="val26"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2])" table:number-columns-spanned="2" table:number-rows-spanned="1" table:style-name="ce160">
            <text:p>#VALUE!</text:p>
          </table:table-cell>
          <table:covered-table-cell/>
          <table:table-cell office:value-type="string" table:number-columns-spanned="3" table:number-rows-spanned="1" table:content-validation-name="val26"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3])" table:number-columns-spanned="2" table:number-rows-spanned="1" table:style-name="ce160">
            <text:p>#VALUE!</text:p>
          </table:table-cell>
          <table:covered-table-cell/>
          <table:table-cell office:value-type="string" table:number-columns-spanned="3" table:number-rows-spanned="1" table:content-validation-name="val26"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4])" table:number-columns-spanned="2" table:number-rows-spanned="1" table:style-name="ce160">
            <text:p>#VALUE!</text:p>
          </table:table-cell>
          <table:covered-table-cell/>
          <table:table-cell office:value-type="string" table:number-columns-spanned="3" table:number-rows-spanned="1" table:content-validation-name="val26"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5])" table:number-columns-spanned="2" table:number-rows-spanned="1" table:style-name="ce160">
            <text:p>#VALUE!</text:p>
          </table:table-cell>
          <table:covered-table-cell/>
          <table:table-cell office:value-type="string" table:number-columns-spanned="3" table:number-rows-spanned="1" table:content-validation-name="val26"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6])" table:number-columns-spanned="2" table:number-rows-spanned="1" table:style-name="ce160">
            <text:p>#VALUE!</text:p>
          </table:table-cell>
          <table:covered-table-cell/>
          <table:table-cell office:value-type="string" table:number-columns-spanned="3" table:number-rows-spanned="1" table:content-validation-name="val26"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7])" table:number-columns-spanned="2" table:number-rows-spanned="1" table:style-name="ce160">
            <text:p>#VALUE!</text:p>
          </table:table-cell>
          <table:covered-table-cell/>
          <table:table-cell office:value-type="string" table:number-columns-spanned="3" table:number-rows-spanned="1" table:content-validation-name="val26"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8])" table:number-columns-spanned="2" table:number-rows-spanned="1" table:style-name="ce160">
            <text:p>#VALUE!</text:p>
          </table:table-cell>
          <table:covered-table-cell/>
          <table:table-cell office:value-type="string" table:number-columns-spanned="3" table:number-rows-spanned="1" table:content-validation-name="val26"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9])" table:number-columns-spanned="2" table:number-rows-spanned="1" table:style-name="ce160">
            <text:p>#VALUE!</text:p>
          </table:table-cell>
          <table:covered-table-cell/>
          <table:table-cell office:value-type="string" table:number-columns-spanned="3" table:number-rows-spanned="1" table:content-validation-name="val26"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70])" table:number-columns-spanned="2" table:number-rows-spanned="1" table:style-name="ce160">
            <text:p>#VALUE!</text:p>
          </table:table-cell>
          <table:covered-table-cell/>
          <table:table-cell office:value-type="string" table:number-columns-spanned="3" table:number-rows-spanned="1" table:content-validation-name="val26"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71])" table:number-columns-spanned="2" table:number-rows-spanned="1" table:style-name="ce160">
            <text:p>#VALUE!</text:p>
          </table:table-cell>
          <table:covered-table-cell/>
          <table:table-cell office:value-type="string" table:number-columns-spanned="3" table:number-rows-spanned="1" table:content-validation-name="val26" table:style-name="ce161">
            <text:p>No</text:p>
          </table:table-cell>
          <table:covered-table-cell/>
          <table:covered-table-cell/>
          <table:table-cell table:style-name="ce5"/>
          <table:table-cell table:number-columns-repeated="16360"/>
        </table:table-row>
        <table:table-row table:style-name="ro39"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72])" table:number-columns-spanned="2" table:number-rows-spanned="1" table:style-name="ce160">
            <text:p>#VALUE!</text:p>
          </table:table-cell>
          <table:covered-table-cell/>
          <table:table-cell office:value-type="string" table:number-columns-spanned="3" table:number-rows-spanned="1" table:content-validation-name="val26" table:style-name="ce161">
            <text:p>No</text:p>
          </table:table-cell>
          <table:covered-table-cell/>
          <table:covered-table-cell/>
          <table:table-cell table:style-name="ce5"/>
          <table:table-cell table:number-columns-repeated="16360"/>
        </table:table-row>
        <table:table-row table:style-name="ro21">
          <table:table-cell table:style-name="ce9"/>
          <table:table-cell table:number-columns-spanned="22" table:number-rows-spanned="1" table:style-name="ce162"/>
          <table:covered-table-cell table:number-columns-repeated="21"/>
          <table:table-cell table:style-name="ce10"/>
          <table:table-cell table:number-columns-repeated="16360"/>
        </table:table-row>
        <table:table-row table:number-rows-repeated="1048503" table:style-name="ro22">
          <table:table-cell table:number-columns-repeated="16384"/>
        </table:table-row>
      </table:table>
      <table:table table:name="Ohio_Drivers_Ed" table:style-name="ta1">
        <table:table-column table:style-name="co8" table:default-cell-style-name="ce2"/>
        <table:table-column table:style-name="co5" table:default-cell-style-name="ce2"/>
        <table:table-column table:style-name="co9" table:number-columns-repeated="4" table:default-cell-style-name="ce2"/>
        <table:table-column table:style-name="co5" table:default-cell-style-name="ce2"/>
        <table:table-column table:style-name="co10" table:number-columns-repeated="2" table:default-cell-style-name="ce2"/>
        <table:table-column table:style-name="co11" table:number-columns-repeated="2" table:default-cell-style-name="ce2"/>
        <table:table-column table:style-name="co10" table:number-columns-repeated="2" table:default-cell-style-name="ce2"/>
        <table:table-column table:style-name="co11" table:number-columns-repeated="4" table:default-cell-style-name="ce2"/>
        <table:table-column table:style-name="co12" table:number-columns-repeated="2" table:default-cell-style-name="ce2"/>
        <table:table-column table:style-name="co5" table:default-cell-style-name="ce2"/>
        <table:table-column table:style-name="co12" table:number-columns-repeated="2" table:default-cell-style-name="ce2"/>
        <table:table-column table:style-name="co13" table:default-cell-style-name="ce2"/>
        <table:table-column table:style-name="co8" table:default-cell-style-name="ce2"/>
        <table:table-column table:style-name="co5" table:number-columns-repeated="16360" table:default-cell-style-name="ce2" table:visibility="collapse"/>
        <table:table-row table:style-name="ro11">
          <table:table-cell table:style-name="ce2"/>
          <table:table-cell table:number-columns-spanned="5" table:number-rows-spanned="2" table:style-name="ce192"/>
          <table:covered-table-cell>
            <draw:frame draw:z-index="1" draw:id="id8" draw:style-name="a8" draw:name="image3.png" svg:x="0.01042in" svg:y="0.01042in" svg:width="1.22917in" svg:height="0.53125in" style:rel-width="scale" style:rel-height="scale">
              <draw:image xlink:href="" xlink:type="simple" xlink:show="embed" xlink:actuate="onLoad"/>
              <svg:title/>
              <svg:desc/>
            </draw:frame>
          </table:covered-table-cell>
          <table:covered-table-cell table:number-columns-repeated="3"/>
          <table:table-cell office:value-type="string" table:number-columns-spanned="17" table:number-rows-spanned="2" table:style-name="ce199">
            <text:p><text:a xlink:href="https://getdriversed.com/">https://getdriversed.com/</text:a></text:p>
          </table:table-cell>
          <table:covered-table-cell table:number-columns-repeated="16"/>
          <table:table-cell table:style-name="ce1"/>
          <table:table-cell table:number-columns-repeated="16360"/>
        </table:table-row>
        <table:table-row table:style-name="ro11">
          <table:table-cell table:style-name="ce3"/>
          <table:covered-table-cell/>
          <table:covered-table-cell table:number-columns-repeated="4"/>
          <table:covered-table-cell/>
          <table:covered-table-cell table:number-columns-repeated="16"/>
          <table:table-cell table:style-name="ce4"/>
          <table:table-cell table:number-columns-repeated="16360"/>
        </table:table-row>
        <table:table-row table:style-name="ro3">
          <table:table-cell table:style-name="ce3"/>
          <table:table-cell table:number-columns-spanned="22" table:number-rows-spanned="1" table:style-name="ce194"/>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URL</text:p>
          </table:table-cell>
          <table:covered-table-cell table:number-columns-repeated="21"/>
          <table:table-cell table:style-name="ce4"/>
          <table:table-cell table:number-columns-repeated="16360"/>
        </table:table-row>
        <table:table-row table:style-name="ro13">
          <table:table-cell table:style-name="ce3"/>
          <table:table-cell office:value-type="string" table:number-columns-spanned="5" table:number-rows-spanned="3" table:style-name="ce181">
            <office:annotation draw:style-name="" svg:x="3.66666666666667in" svg:y="0.822916666666667in" svg:width="1.5in" svg:height="0.822916666666667in">
              <dc:creator/>
              <text:p><text:span text:style-name="T13">This is the specific page we are focusing on for this onsite optimization recommendation.</text:span></text:p>
            </office:annotation>
            <text:p>URL</text:p>
          </table:table-cell>
          <table:covered-table-cell table:number-columns-repeated="4"/>
          <table:table-cell office:value-type="string" table:number-columns-spanned="11" table:number-rows-spanned="3" table:style-name="ce274">
            <text:p><text:a xlink:href="https://getdriversed.com/courses-details/ohio-drivers-ed/en">https://getdriversed.com/courses-details/ohio-drivers-ed/en</text:a></text:p>
          </table:table-cell>
          <table:covered-table-cell/>
          <table:covered-table-cell/>
          <table:covered-table-cell/>
          <table:covered-table-cell/>
          <table:covered-table-cell/>
          <table:covered-table-cell/>
          <table:covered-table-cell/>
          <table:covered-table-cell/>
          <table:covered-table-cell/>
          <table:covered-table-cell/>
          <table:table-cell office:value-type="string" table:number-columns-spanned="3" table:number-rows-spanned="3" table:style-name="ce181">
            <text:p>Implementation Date</text:p>
          </table:table-cell>
          <table:covered-table-cell table:number-columns-repeated="2"/>
          <table:table-cell table:number-columns-spanned="3" table:number-rows-spanned="3" table:style-name="ce196"/>
          <table:covered-table-cell table:number-columns-repeated="2"/>
          <table:table-cell table:style-name="ce4"/>
          <table:table-cell table:number-columns-repeated="16360"/>
        </table:table-row>
        <table:table-row table:number-rows-repeated="2" table:style-name="ro13">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number-columns-repeated="2"/>
          <table:covered-table-cell/>
          <table:covered-table-cell table:number-columns-repeated="2"/>
          <table:table-cell table:style-name="ce4"/>
          <table:table-cell table:number-columns-repeated="16360"/>
        </table:table-row>
        <table:table-row table:style-name="ro13">
          <table:table-cell table:style-name="ce3"/>
          <table:table-cell office:value-type="string" table:number-columns-spanned="5" table:number-rows-spanned="3" table:style-name="ce181">
            <office:annotation draw:style-name="" svg:x="3.66666666666667in" svg:y="1.39583333333333in" svg:width="1.5in" svg:height="0.8125in">
              <dc:creator/>
              <text:p><text:span text:style-name="T13">There are two factors to pay attention to: what you currently have and what we are recommending.<text:s/></text:span></text:p>
            </office:annotation>
            <text:p>Status</text:p>
          </table:table-cell>
          <table:covered-table-cell table:number-columns-repeated="4"/>
          <table:table-cell office:value-type="string" table:number-columns-spanned="7" table:number-rows-spanned="3" table:content-validation-name="val39" table:style-name="ce275">
            <text:p>Existing Page</text:p>
          </table:table-cell>
          <table:covered-table-cell/>
          <table:covered-table-cell/>
          <table:covered-table-cell/>
          <table:covered-table-cell/>
          <table:covered-table-cell/>
          <table:covered-table-cell/>
          <table:table-cell office:value-type="string" table:number-columns-spanned="4" table:number-rows-spanned="3" table:style-name="ce181">
            <office:annotation draw:style-name="" svg:x="9.4375in" svg:y="1.39583333333333in" svg:width="1.5in" svg:height="0.8125in">
              <dc:creator/>
              <text:p><text:span text:style-name="T13">If the page is relevant to the visitor, it's relevant to SEO.</text:span></text:p>
            </office:annotation>
            <text:p>Page Type</text:p>
          </table:table-cell>
          <table:covered-table-cell table:number-columns-repeated="3"/>
          <table:table-cell office:value-type="string" table:number-columns-spanned="6" table:number-rows-spanned="3" table:content-validation-name="val35" table:style-name="ce284">
            <text:p>Product Page</text:p>
          </table:table-cell>
          <table:covered-table-cell/>
          <table:covered-table-cell/>
          <table:covered-table-cell/>
          <table:covered-table-cell/>
          <table:covered-table-cell/>
          <table:table-cell table:style-name="ce4"/>
          <table:table-cell table:number-columns-repeated="16360"/>
        </table:table-row>
        <table:table-row table:number-rows-repeated="2" table:style-name="ro13">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number-columns-repeated="3"/>
          <table:covered-table-cell/>
          <table:covered-table-cell/>
          <table:covered-table-cell/>
          <table:covered-table-cell/>
          <table:covered-table-cell/>
          <table:covered-table-cell/>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table:number-columns-spanned="5" table:number-rows-spanned="7" table:style-name="ce189"/>
          <table:covered-table-cell table:number-columns-repeated="4"/>
          <table:table-cell office:value-type="string" table:number-columns-spanned="12" table:number-rows-spanned="1" table:style-name="ce190">
            <office:annotation draw:style-name="" svg:x="9.94791666666667in" svg:y="2.30208333333333in" svg:width="1.5in" svg:height="0.822916666666667in">
              <dc:creator/>
              <text:p><text:span text:style-name="T13">Providing basic, organic user data from the last 30 days.</text:span></text:p>
            </office:annotation>
            <text:p>Organic Analytics Data</text:p>
          </table:table-cell>
          <table:covered-table-cell table:number-columns-repeated="11"/>
          <table:table-cell table:number-columns-spanned="5" table:number-rows-spanned="7" table:style-name="ce191"/>
          <table:covered-table-cell table:number-columns-repeated="4"/>
          <table:table-cell table:style-name="ce4"/>
          <table:table-cell table:number-columns-repeated="16360"/>
        </table:table-row>
        <table:table-row table:style-name="ro3">
          <table:table-cell table:style-name="ce3"/>
          <table:covered-table-cell/>
          <table:covered-table-cell table:number-columns-repeated="4"/>
          <table:table-cell office:value-type="string" table:number-columns-spanned="3" table:number-rows-spanned="2" table:style-name="ce188">
            <office:annotation draw:style-name="" svg:x="5.54166666666667in" svg:y="2.52083333333333in" svg:width="1.5in" svg:height="0.822916666666667in">
              <dc:creator/>
              <text:p><text:span text:style-name="T13">The number of sessions that began on the target URL.</text:span></text:p>
            </office:annotation>
            <text:p>Sessions</text:p>
          </table:table-cell>
          <table:covered-table-cell table:number-columns-repeated="2"/>
          <table:table-cell office:value-type="string" table:number-columns-spanned="5" table:number-rows-spanned="2" table:style-name="ce188">
            <office:annotation draw:style-name="" svg:x="7.96875in" svg:y="2.52083333333333in" svg:width="1.5in" svg:height="0.822916666666667in">
              <dc:creator/>
              <text:p><text:span text:style-name="T13">The number of users that are visiting your site.</text:span></text:p>
            </office:annotation>
            <text:p>Users</text:p>
          </table:table-cell>
          <table:covered-table-cell table:number-columns-repeated="4"/>
          <table:table-cell office:value-type="string" table:number-columns-spanned="4" table:number-rows-spanned="2" table:style-name="ce188">
            <office:annotation draw:style-name="" svg:x="9.94791666666667in" svg:y="2.52083333333333in" svg:width="1.5in" svg:height="0.822916666666667in">
              <dc:creator/>
              <text:p><text:span text:style-name="T13">The average time a user is engaging with a page.</text:span></text:p>
            </office:annotation>
            <text:p>Avg. Engagement Time</text:p>
          </table:table-cell>
          <table:covered-table-cell table:number-columns-repeated="3"/>
          <table:covered-table-cell/>
          <table:covered-table-cell table:number-columns-repeated="4"/>
          <table:table-cell table:style-name="ce5"/>
          <table:table-cell table:number-columns-repeated="16360"/>
        </table:table-row>
        <table:table-row table:style-name="ro3">
          <table:table-cell table:style-name="ce3"/>
          <table:covered-table-cell/>
          <table:covered-table-cell table:number-columns-repeated="4"/>
          <table:covered-table-cell/>
          <table:covered-table-cell table:number-columns-repeated="2"/>
          <table:covered-table-cell/>
          <table:covered-table-cell table:number-columns-repeated="4"/>
          <table:covered-table-cell/>
          <table:covered-table-cell table:number-columns-repeated="3"/>
          <table:covered-table-cell/>
          <table:covered-table-cell table:number-columns-repeated="4"/>
          <table:table-cell table:style-name="ce5"/>
          <table:table-cell table:number-columns-repeated="16360"/>
        </table:table-row>
        <table:table-row table:style-name="ro14">
          <table:table-cell table:style-name="ce3"/>
          <table:covered-table-cell/>
          <table:covered-table-cell table:number-columns-repeated="4"/>
          <table:table-cell office:value-type="float" office:value="2" table:number-columns-spanned="3" table:number-rows-spanned="4" table:style-name="ce281">
            <text:p>2</text:p>
          </table:table-cell>
          <table:covered-table-cell/>
          <table:covered-table-cell/>
          <table:table-cell office:value-type="float" office:value="2" table:number-columns-spanned="5" table:number-rows-spanned="4" table:style-name="ce282">
            <text:p>2</text:p>
          </table:table-cell>
          <table:covered-table-cell/>
          <table:covered-table-cell/>
          <table:covered-table-cell/>
          <table:covered-table-cell/>
          <table:table-cell office:value-type="time" office:time-value="PT0H0M0S" table:number-columns-spanned="4" table:number-rows-spanned="4" table:style-name="ce283">
            <text:p>0:00:00</text:p>
          </table:table-cell>
          <table:covered-table-cell/>
          <table:covered-table-cell/>
          <table:covered-table-cell/>
          <table:covered-table-cell/>
          <table:covered-table-cell table:number-columns-repeated="4"/>
          <table:table-cell table:style-name="ce5"/>
          <table:table-cell table:number-columns-repeated="16360"/>
        </table:table-row>
        <table:table-row table:number-rows-repeated="2" table:style-name="ro14">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number-columns-repeated="4"/>
          <table:table-cell table:style-name="ce5"/>
          <table:table-cell table:number-columns-repeated="16360"/>
        </table:table-row>
        <table:table-row table:style-name="ro15">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number-columns-repeated="4"/>
          <table:table-cell table:style-name="ce5"/>
          <table:table-cell table:number-columns-repeated="16360"/>
        </table:table-row>
        <table:table-row table:style-name="ro3">
          <table:table-cell table:style-name="ce3"/>
          <table:table-cell table:number-columns-spanned="22" table:number-rows-spanned="2" table:style-name="ce171"/>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Keywords</text:p>
          </table:table-cell>
          <table:covered-table-cell table:number-columns-repeated="21"/>
          <table:table-cell table:style-name="ce4"/>
          <table:table-cell table:number-columns-repeated="16360"/>
        </table:table-row>
        <table:table-row table:style-name="ro40">
          <table:table-cell table:style-name="ce3"/>
          <table:table-cell office:value-type="string" table:number-columns-spanned="5" table:number-rows-spanned="1" table:style-name="ce181">
            <office:annotation draw:style-name="" svg:x="3.66666666666667in" svg:y="4.39583333333333in" svg:width="1.5in" svg:height="0.822916666666667in">
              <dc:creator/>
              <text:p><text:span text:style-name="T13">This is the Main Keyword that the Target Page is going to be optimized for.</text:span></text:p>
            </office:annotation>
            <text:p>Main Target Keyword</text:p>
          </table:table-cell>
          <table:covered-table-cell table:number-columns-repeated="4"/>
          <table:table-cell office:value-type="string" table:number-columns-spanned="5" table:number-rows-spanned="1" table:style-name="ce279">
            <text:p>ohio drivers ed online course</text:p>
          </table:table-cell>
          <table:covered-table-cell/>
          <table:covered-table-cell/>
          <table:covered-table-cell/>
          <table:covered-table-cell/>
          <table:table-cell office:value-type="string" table:number-columns-spanned="6" table:number-rows-spanned="1" table:style-name="ce181">
            <office:annotation draw:style-name="" svg:x="9.4375in" svg:y="4.39583333333333in" svg:width="1.5in" svg:height="0.822916666666667in">
              <dc:creator/>
              <text:p><text:span text:style-name="T13">Secondary keywords are those keywords which are highly relevant to your Target Keyword. These keywords usually contain less search volume when compared to the Target Keyword, but usually carry a high buyer intent.</text:span></text:p>
            </office:annotation>
            <text:p>Secondary Keywords</text:p>
          </table:table-cell>
          <table:covered-table-cell table:number-columns-repeated="5"/>
          <table:table-cell office:value-type="string" table:number-columns-spanned="6" table:number-rows-spanned="1" table:style-name="ce279">
            <text:p>drivers ed online course</text:p>
            <text:p>online drivers ed course</text:p>
            <text:p>online drivers ed course ohio</text:p>
            <text:p>drivers ed online course ohio</text:p>
            <text:p>best online drivers ed course ohio</text:p>
            <text:p>ohio teen drivers ed and adult drivers ed</text:p>
          </table:table-cell>
          <table:covered-table-cell/>
          <table:covered-table-cell/>
          <table:covered-table-cell/>
          <table:covered-table-cell/>
          <table:covered-table-cell/>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Meta Data</text:p>
          </table:table-cell>
          <table:covered-table-cell table:number-columns-repeated="21"/>
          <table:table-cell table:style-name="ce4"/>
          <table:table-cell table:number-columns-repeated="16360"/>
        </table:table-row>
        <table:table-row table:style-name="ro41">
          <table:table-cell table:style-name="ce3"/>
          <table:table-cell office:value-type="string" table:number-columns-spanned="5" table:number-rows-spanned="2" table:style-name="ce181">
            <office:annotation draw:style-name="" svg:x="3.66666666666667in" svg:y="5.1875in" svg:width="1.5in" svg:height="0.822916666666667in">
              <dc:creator/>
              <text:p><text:span text:style-name="T13">The headline of the Target URL when it shows up as an organic listing on Google Search Engine Results Pages.<text:s/></text:span></text:p>
            </office:annotation>
            <text:p>Page Title Tag</text:p>
          </table:table-cell>
          <table:covered-table-cell table:number-columns-repeated="4"/>
          <table:table-cell office:value-type="string" table:number-columns-spanned="2" table:number-rows-spanned="1" table:style-name="ce185">
            <text:p>Current</text:p>
          </table:table-cell>
          <table:covered-table-cell/>
          <table:table-cell office:value-type="string" table:number-columns-spanned="9" table:number-rows-spanned="1" table:style-name="ce280">
            <text:p>Certified Ohio Drivers Ed Online - Fast &amp; Convenient</text:p>
          </table:table-cell>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11.375in" svg:y="5.1875in" svg:width="1.5in" svg:height="0.822916666666667in">
              <dc:creator/>
              <text:p><text:span text:style-name="T13">Google typically displays the first 50–60 characters of a title tag. If you keep your titles under 60 characters, research suggests that you can expect about 90% of your titles to display properly.</text:span></text:p>
            </office:annotation>
            <text:p>Length</text:p>
          </table:table-cell>
          <table:covered-table-cell table:number-columns-repeated="2"/>
          <table:table-cell office:value-type="float" office:value="52" table:formula="of:=LEN([.I27])" table:number-columns-spanned="3" table:number-rows-spanned="1" table:style-name="ce186">
            <text:p>52</text:p>
          </table:table-cell>
          <table:covered-table-cell table:number-columns-repeated="2"/>
          <table:table-cell table:style-name="ce4"/>
          <table:table-cell table:number-columns-repeated="16360"/>
        </table:table-row>
        <table:table-row table:style-name="ro24">
          <table:table-cell table:style-name="ce3"/>
          <table:covered-table-cell/>
          <table:covered-table-cell table:number-columns-repeated="4"/>
          <table:table-cell office:value-type="string" table:number-columns-spanned="2" table:number-rows-spanned="1" table:style-name="ce185">
            <text:p>Recommended</text:p>
          </table:table-cell>
          <table:covered-table-cell/>
          <table:table-cell office:value-type="string" table:number-columns-spanned="9" table:number-rows-spanned="1" table:style-name="ce279">
            <text:p>Certified Ohio Drivers Ed Online Course | Get Drivers Ed</text:p>
          </table:table-cell>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11.375in" svg:y="5.80208333333333in" svg:width="1.5in" svg:height="0.8125in">
              <dc:creator/>
              <text:p><text:span text:style-name="T13">Google typically displays the first 50–60 characters of a title tag. If you keep your titles under 60 characters, research suggests that you can expect about 90% of your titles to display properly.</text:span></text:p>
            </office:annotation>
            <text:p>Length</text:p>
          </table:table-cell>
          <table:covered-table-cell table:number-columns-repeated="2"/>
          <table:table-cell office:value-type="float" office:value="56" table:formula="of:=LEN([.I28])" table:number-columns-spanned="3" table:number-rows-spanned="1" table:style-name="ce186">
            <text:p>56</text:p>
          </table:table-cell>
          <table:covered-table-cell table:number-columns-repeated="2"/>
          <table:table-cell table:style-name="ce4"/>
          <table:table-cell table:number-columns-repeated="16360"/>
        </table:table-row>
        <table:table-row table:style-name="ro42">
          <table:table-cell table:style-name="ce3"/>
          <table:table-cell office:value-type="string" table:number-columns-spanned="5" table:number-rows-spanned="2" table:style-name="ce181">
            <office:annotation draw:style-name="" svg:x="3.66666666666667in" svg:y="6.40625in" svg:width="1.5in" svg:height="0.8125in">
              <dc:creator/>
              <text:p><text:span text:style-name="T13">The brief description of the Target URL when it shows up as an organic listing on Google Search Engine Results Pages.<text:s/></text:span></text:p>
            </office:annotation>
            <text:p>Meta Description</text:p>
          </table:table-cell>
          <table:covered-table-cell table:number-columns-repeated="4"/>
          <table:table-cell office:value-type="string" table:number-columns-spanned="2" table:number-rows-spanned="1" table:style-name="ce185">
            <text:p>Current</text:p>
          </table:table-cell>
          <table:covered-table-cell/>
          <table:table-cell office:value-type="string" table:number-columns-spanned="9" table:number-rows-spanned="1" table:style-name="ce280">
            <text:p>Complete your Ohio drivers ed online with a fully BMV-approved, mobile-friendly course. Study anytime, enjoy interactive lessons, get instant certification, and prepare confidently for your Ohio permit test. Start your training today!</text:p>
          </table:table-cell>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11.375in" svg:y="6.40625in" svg:width="1.5in" svg:height="0.8125in">
              <dc:creator/>
              <text:p><text:span text:style-name="T13">Google generally truncates snippets to ~155–160 characters. It's best to keep meta descriptions long enough that they're sufficiently descriptive, so we recommend descriptions between 50–160 characters</text:span></text:p>
            </office:annotation>
            <text:p>Length</text:p>
          </table:table-cell>
          <table:covered-table-cell table:number-columns-repeated="2"/>
          <table:table-cell office:value-type="float" office:value="234" table:formula="of:=LEN([.I29])" table:number-columns-spanned="3" table:number-rows-spanned="1" table:style-name="ce186">
            <text:p>234</text:p>
          </table:table-cell>
          <table:covered-table-cell table:number-columns-repeated="2"/>
          <table:table-cell table:style-name="ce4"/>
          <table:table-cell table:number-columns-repeated="16360"/>
        </table:table-row>
        <table:table-row table:style-name="ro38">
          <table:table-cell table:style-name="ce3"/>
          <table:covered-table-cell/>
          <table:covered-table-cell table:number-columns-repeated="4"/>
          <table:table-cell office:value-type="string" table:number-columns-spanned="2" table:number-rows-spanned="1" table:style-name="ce185">
            <text:p>Recommended</text:p>
          </table:table-cell>
          <table:covered-table-cell/>
          <table:table-cell office:value-type="string" table:number-columns-spanned="9" table:number-rows-spanned="1" table:style-name="ce279">
            <text:p>Complete your certified Ohio drivers ed online course with Get Drivers Ed. Learn safely and conveniently from home and get ready for your driving test.</text:p>
          </table:table-cell>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11.375in" svg:y="7.01041666666667in" svg:width="1.5in" svg:height="0.8125in">
              <dc:creator/>
              <text:p><text:span text:style-name="T13">Google generally truncates snippets to ~155–160 characters. It's best to keep meta descriptions long enough that they're sufficiently descriptive, so we recommend descriptions between 50–160 characters</text:span></text:p>
            </office:annotation>
            <text:p>Length</text:p>
          </table:table-cell>
          <table:covered-table-cell table:number-columns-repeated="2"/>
          <table:table-cell office:value-type="float" office:value="151" table:formula="of:=LEN([.I30])" table:number-columns-spanned="3" table:number-rows-spanned="1" table:style-name="ce186">
            <text:p>151</text:p>
          </table:table-cell>
          <table:covered-table-cell table:number-columns-repeated="2"/>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Header Structure</text:p>
          </table:table-cell>
          <table:covered-table-cell table:number-columns-repeated="21"/>
          <table:table-cell table:style-name="ce4"/>
          <table:table-cell table:number-columns-repeated="16360"/>
        </table:table-row>
        <table:table-row table:style-name="ro17">
          <table:table-cell table:style-name="ce3"/>
          <table:table-cell office:value-type="string" table:number-columns-spanned="5" table:number-rows-spanned="2" table:style-name="ce181">
            <office:annotation draw:style-name="" svg:x="3.66666666666667in" svg:y="8.17708333333333in" svg:width="1.5in" svg:height="0.822916666666667in">
              <dc:creator/>
              <text:p><text:span text:style-name="T13">Header structure should generally follow a hierarchical order so they are nested properly.</text:span></text:p>
              <text:p><text:span text:style-name="T13"/></text:p>
              <text:p><text:span text:style-name="T13">For example, H2s should only be found under an H1, H3s should only be found under H2s, and so on.</text:span></text:p>
            </office:annotation>
            <text:p>Headers</text:p>
          </table:table-cell>
          <table:covered-table-cell table:number-columns-repeated="4"/>
          <table:table-cell office:value-type="string" table:number-columns-spanned="9" table:number-rows-spanned="1" table:style-name="ce182">
            <text:p>Current</text:p>
          </table:table-cell>
          <table:covered-table-cell table:number-columns-repeated="8"/>
          <table:table-cell office:value-type="string" table:number-columns-spanned="8" table:number-rows-spanned="1" table:style-name="ce182">
            <text:p>Recommended</text:p>
          </table:table-cell>
          <table:covered-table-cell table:number-columns-repeated="7"/>
          <table:table-cell table:style-name="ce4"/>
          <table:table-cell table:number-columns-repeated="16360"/>
        </table:table-row>
        <table:table-row table:style-name="ro43">
          <table:table-cell table:style-name="ce3"/>
          <table:covered-table-cell/>
          <table:covered-table-cell table:number-columns-repeated="4"/>
          <table:table-cell office:value-type="string" table:number-columns-spanned="9" table:number-rows-spanned="1" table:style-name="ce286">
            <text:p>&lt;H1&gt; Ohio Online Drivers Ed</text:p>
            <text:p><text:s text:c="3"/>&lt;H2&gt; See What Our Students Are Saying!</text:p>
            <text:p><text:s text:c="3"/>&lt;H2&gt; Bundle &amp; Save: Enhance Your Learning Experience!</text:p>
            <text:p><text:s text:c="3"/>&lt;H2&gt; Recommended Courses to Enhance Your Learning</text:p>
            <text:p><text:s text:c="3"/>&lt;H2&gt; Your Step-By-Step Guide to Getting Licensed</text:p>
            <text:p><text:s text:c="6"/>&lt;H3&gt; Sign Up for Ohio Drivers Ed</text:p>
            <text:p><text:s text:c="6"/>&lt;H3&gt; Get a Temporary Instruction Permit (TIPIC)</text:p>
            <text:p><text:s text:c="6"/>&lt;H3&gt; Start Practicing Driving</text:p>
            <text:p><text:s text:c="6"/>&lt;H3&gt; Take the Road Test &amp; Get Licensed</text:p>
            <text:p><text:s text:c="3"/>&lt;H2&gt; Why Should You Opt for This Course?</text:p>
            <text:p><text:s text:c="3"/>&lt;H2&gt; Frequently Asked Questions</text:p>
            <text:p><text:s text:c="6"/>&lt;H3&gt; Can I retake quizzes or tests if I don't pass them the first time?</text:p>
            <text:p><text:s text:c="6"/>&lt;H3&gt; What if I need help during the course?</text:p>
            <text:p><text:s text:c="6"/>&lt;H3&gt; Are there any prerequisites to enroll?</text:p>
            <text:p><text:s text:c="6"/>&lt;H3&gt; What happens after I finish the course?</text:p>
            <text:p><text:s text:c="6"/>&lt;H3&gt; How do I get my Certificate of Completion?</text:p>
          </table:table-cell>
          <table:covered-table-cell/>
          <table:covered-table-cell/>
          <table:covered-table-cell/>
          <table:covered-table-cell/>
          <table:covered-table-cell/>
          <table:covered-table-cell/>
          <table:covered-table-cell/>
          <table:covered-table-cell/>
          <table:table-cell office:value-type="string" table:number-columns-spanned="8" table:number-rows-spanned="1" table:style-name="ce287">
            <text:p>&lt;H1&gt; Ohio<text:s/><text:span text:style-name="T20">Online</text:span><text:s/>Drivers Ed<text:s/><text:span text:style-name="T15">Online Course</text:span></text:p>
            <text:p><text:s text:c="3"/>&lt;H2&gt; See What Our Students Are Saying!</text:p>
            <text:p><text:s text:c="3"/>&lt;H2&gt; Bundle &amp; Save: Enhance Your Learning Experience!</text:p>
            <text:p><text:s text:c="3"/>&lt;H2&gt; Recommended Courses to Enhance Your Learning</text:p>
            <text:p><text:s text:c="3"/>&lt;H2&gt; Your Step-By-Step Guide to Getting Licensed</text:p>
            <text:p><text:s text:c="6"/>&lt;H3&gt; Sign Up for Ohio Drivers Ed</text:p>
            <text:p><text:s text:c="6"/>&lt;H3&gt; Get a Temporary Instruction Permit (TIPIC)</text:p>
            <text:p><text:s text:c="6"/>&lt;H3&gt; Start Practicing Driving</text:p>
            <text:p><text:s text:c="6"/>&lt;H3&gt; Take the Road Test &amp; Get Licensed</text:p>
            <text:p><text:s text:c="3"/>&lt;H2&gt; Why Should You Opt for This Course?</text:p>
            <text:p><text:s text:c="3"/>&lt;H2&gt; Frequently Asked Questions</text:p>
            <text:p><text:s text:c="6"/>&lt;H3&gt; Can I retake quizzes or tests if I don't pass them the first time?</text:p>
            <text:p><text:s text:c="6"/>&lt;H3&gt; What if I need help during the course?</text:p>
            <text:p><text:s text:c="6"/>&lt;H3&gt; Are there any prerequisites to enroll?</text:p>
            <text:p><text:s text:c="6"/>&lt;H3&gt; What happens after I finish the course?</text:p>
            <text:p><text:s text:c="6"/>&lt;H3&gt; How do I get my Certificate of Completion?</text:p>
          </table:table-cell>
          <table:covered-table-cell/>
          <table:covered-table-cell/>
          <table:covered-table-cell/>
          <table:covered-table-cell/>
          <table:covered-table-cell/>
          <table:covered-table-cell/>
          <table:covered-table-cell/>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Onsite Ranking Factors</text:p>
          </table:table-cell>
          <table:covered-table-cell table:number-columns-repeated="21"/>
          <table:table-cell table:style-name="ce4"/>
          <table:table-cell table:number-columns-repeated="16360"/>
        </table:table-row>
        <table:table-row table:style-name="ro19">
          <table:table-cell table:style-name="ce3"/>
          <table:table-cell office:value-type="string" table:number-columns-spanned="5" table:number-rows-spanned="3" table:style-name="ce172">
            <office:annotation draw:style-name="" svg:x="3.66666666666667in" svg:y="12.9166666666667in" svg:width="1.5in" svg:height="0.822916666666667in">
              <dc:creator/>
              <text:p><text:span text:style-name="T13">Are there internal pages linking to the Target URL?</text:span></text:p>
            </office:annotation>
            <text:p>Internal Links Pointing to the Page</text:p>
          </table:table-cell>
          <table:covered-table-cell table:number-columns-repeated="4"/>
          <table:table-cell office:value-type="string" table:number-columns-spanned="6" table:number-rows-spanned="3" table:content-validation-name="val36" table:style-name="ce276">
            <text:p>Present</text:p>
          </table:table-cell>
          <table:covered-table-cell/>
          <table:covered-table-cell/>
          <table:covered-table-cell/>
          <table:covered-table-cell/>
          <table:covered-table-cell/>
          <table:table-cell office:value-type="string" table:number-columns-spanned="6" table:number-rows-spanned="3" table:style-name="ce172">
            <office:annotation draw:style-name="" svg:x="9.94791666666667in" svg:y="12.9166666666667in" svg:width="1.5in" svg:height="0.822916666666667in">
              <dc:creator/>
              <text:p><text:span text:style-name="T13">Is the Target URL linking to other internal pages?</text:span></text:p>
            </office:annotation>
            <text:p>Internal Links Pointing From the Page</text:p>
          </table:table-cell>
          <table:covered-table-cell table:number-columns-repeated="5"/>
          <table:table-cell office:value-type="string" table:number-columns-spanned="5" table:number-rows-spanned="3" table:content-validation-name="val37" table:style-name="ce276">
            <text:p>Present</text:p>
          </table:table-cell>
          <table:covered-table-cell/>
          <table:covered-table-cell/>
          <table:covered-table-cell/>
          <table:covered-table-cell/>
          <table:table-cell table:style-name="ce4"/>
          <table:table-cell table:number-columns-repeated="16360"/>
        </table:table-row>
        <table:table-row table:number-rows-repeated="2" table:style-name="ro19">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number-columns-repeated="5"/>
          <table:covered-table-cell/>
          <table:covered-table-cell/>
          <table:covered-table-cell/>
          <table:covered-table-cell/>
          <table:covered-table-cell/>
          <table:table-cell table:style-name="ce4"/>
          <table:table-cell table:number-columns-repeated="16360"/>
        </table:table-row>
        <table:table-row table:style-name="ro19">
          <table:table-cell table:style-name="ce3"/>
          <table:table-cell office:value-type="string" table:number-columns-spanned="5" table:number-rows-spanned="3" table:style-name="ce172">
            <office:annotation draw:style-name="" svg:x="3.66666666666667in" svg:y="13.6666666666667in" svg:width="1.5in" svg:height="0.822916666666667in">
              <dc:creator/>
              <text:p><text:span text:style-name="T13">Crawlability describes the search engine’s ability to access and crawl content on a page.</text:span></text:p>
            </office:annotation>
            <text:p>Is This Target Page Easily Crawlable By Search Engines?</text:p>
          </table:table-cell>
          <table:covered-table-cell table:number-columns-repeated="4"/>
          <table:table-cell office:value-type="string" table:number-columns-spanned="6" table:number-rows-spanned="3" table:content-validation-name="val38" table:style-name="ce278">
            <text:p>Crawlable</text:p>
          </table:table-cell>
          <table:covered-table-cell/>
          <table:covered-table-cell/>
          <table:covered-table-cell/>
          <table:covered-table-cell/>
          <table:covered-table-cell/>
          <table:table-cell office:value-type="string" table:number-columns-spanned="6" table:number-rows-spanned="3" table:style-name="ce172">
            <office:annotation draw:style-name="" svg:x="9.94791666666667in" svg:y="13.6666666666667in" svg:width="1.5in" svg:height="0.822916666666667in">
              <dc:creator/>
              <text:p><text:span text:style-name="T13">Indexability refers to the search engine’s ability to analyze and add a page to its index.</text:span></text:p>
            </office:annotation>
            <text:p>Is This Target Page Indexed By Google?</text:p>
          </table:table-cell>
          <table:covered-table-cell table:number-columns-repeated="5"/>
          <table:table-cell office:value-type="string" table:number-columns-spanned="5" table:number-rows-spanned="3" table:content-validation-name="val40" table:style-name="ce285">
            <text:p>Indexed</text:p>
          </table:table-cell>
          <table:covered-table-cell/>
          <table:covered-table-cell/>
          <table:covered-table-cell/>
          <table:covered-table-cell/>
          <table:table-cell table:style-name="ce4"/>
          <table:table-cell table:number-columns-repeated="16360"/>
        </table:table-row>
        <table:table-row table:number-rows-repeated="2" table:style-name="ro19">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number-columns-repeated="5"/>
          <table:covered-table-cell/>
          <table:covered-table-cell/>
          <table:covered-table-cell/>
          <table:covered-table-cell/>
          <table:covered-table-cell/>
          <table:table-cell table:style-name="ce4"/>
          <table:table-cell table:number-columns-repeated="16360"/>
        </table:table-row>
        <table:table-row table:style-name="ro19">
          <table:table-cell table:style-name="ce3"/>
          <table:table-cell office:value-type="string" table:number-columns-spanned="5" table:number-rows-spanned="3" table:style-name="ce172">
            <office:annotation draw:style-name="" svg:x="3.66666666666667in" svg:y="14.4166666666667in" svg:width="1.5in" svg:height="0.822916666666667in">
              <dc:creator/>
              <text:p><text:span text:style-name="T13">Responsive web design means that you don't have separate mobile, tablet, and PC versions of your site: the site adapts to whatever size screen it's being displayed on.</text:span></text:p>
            </office:annotation>
            <text:p>Is The Design Of This Target Page Responsive On Different Devices?</text:p>
          </table:table-cell>
          <table:covered-table-cell table:number-columns-repeated="4"/>
          <table:table-cell office:value-type="string" table:number-columns-spanned="6" table:number-rows-spanned="3" table:content-validation-name="val34" table:style-name="ce277">
            <text:p>Responsive</text:p>
          </table:table-cell>
          <table:covered-table-cell/>
          <table:covered-table-cell/>
          <table:covered-table-cell/>
          <table:covered-table-cell/>
          <table:covered-table-cell/>
          <table:table-cell table:number-columns-spanned="3" table:number-rows-spanned="1" table:style-name="ce175"/>
          <table:covered-table-cell table:number-columns-repeated="2"/>
          <table:table-cell table:number-columns-spanned="3" table:number-rows-spanned="1" table:style-name="ce176"/>
          <table:covered-table-cell table:number-columns-repeated="2"/>
          <table:table-cell table:number-columns-spanned="3" table:number-rows-spanned="1" table:style-name="ce176"/>
          <table:covered-table-cell table:number-columns-repeated="2"/>
          <table:table-cell table:number-columns-spanned="3" table:number-rows-spanned="1" table:style-name="ce201"/>
          <table:covered-table-cell table:number-columns-repeated="2"/>
          <table:table-cell table:number-columns-repeated="16360"/>
        </table:table-row>
        <table:table-row table:style-name="ro19">
          <table:table-cell table:style-name="ce3"/>
          <table:covered-table-cell/>
          <table:covered-table-cell table:number-columns-repeated="4"/>
          <table:covered-table-cell/>
          <table:covered-table-cell/>
          <table:covered-table-cell/>
          <table:covered-table-cell/>
          <table:covered-table-cell/>
          <table:covered-table-cell/>
          <table:table-cell table:number-columns-spanned="3" table:number-rows-spanned="1" table:style-name="ce202"/>
          <table:covered-table-cell table:number-columns-repeated="2"/>
          <table:table-cell table:number-columns-spanned="3" table:number-rows-spanned="1" table:style-name="ce203"/>
          <table:covered-table-cell table:number-columns-repeated="2"/>
          <table:table-cell table:number-columns-spanned="3" table:number-rows-spanned="1" table:style-name="ce203"/>
          <table:covered-table-cell table:number-columns-repeated="2"/>
          <table:table-cell table:number-columns-spanned="3" table:number-rows-spanned="1" table:style-name="ce204"/>
          <table:covered-table-cell table:number-columns-repeated="2"/>
          <table:table-cell table:number-columns-repeated="16360"/>
        </table:table-row>
        <table:table-row table:style-name="ro19">
          <table:table-cell table:style-name="ce3"/>
          <table:covered-table-cell/>
          <table:covered-table-cell table:number-columns-repeated="4"/>
          <table:covered-table-cell/>
          <table:covered-table-cell/>
          <table:covered-table-cell/>
          <table:covered-table-cell/>
          <table:covered-table-cell/>
          <table:covered-table-cell/>
          <table:table-cell table:number-columns-spanned="3" table:number-rows-spanned="1" table:style-name="ce202"/>
          <table:covered-table-cell table:number-columns-repeated="2"/>
          <table:table-cell table:number-columns-spanned="3" table:number-rows-spanned="1" table:style-name="ce203"/>
          <table:covered-table-cell table:number-columns-repeated="2"/>
          <table:table-cell table:number-columns-spanned="3" table:number-rows-spanned="1" table:style-name="ce203"/>
          <table:covered-table-cell table:number-columns-repeated="2"/>
          <table:table-cell table:number-columns-spanned="3" table:number-rows-spanned="1" table:style-name="ce204"/>
          <table:covered-table-cell table:number-columns-repeated="2"/>
          <table:table-cell table:number-columns-repeated="16360"/>
        </table:table-row>
        <table:table-row table:style-name="ro3">
          <table:table-cell table:style-name="ce3"/>
          <table:table-cell table:number-columns-spanned="22" table:number-rows-spanned="2" table:style-name="ce171"/>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178">
            <text:p>Structured Data</text:p>
          </table:table-cell>
          <table:covered-table-cell table:number-columns-repeated="21"/>
          <table:table-cell table:style-name="ce4"/>
          <table:table-cell table:number-columns-repeated="16360"/>
        </table:table-row>
        <table:table-row table:style-name="ro20">
          <table:table-cell table:style-name="ce3"/>
          <table:table-cell office:value-type="string" table:number-columns-spanned="5" table:number-rows-spanned="1" table:style-name="ce172">
            <office:annotation draw:style-name="" svg:x="3.66666666666667in" svg:y="15.7395833333333in" svg:width="1.5in" svg:height="0.822916666666667in">
              <dc:creator/>
              <text:p><text:span text:style-name="T13">Which Schema Types currently exist on the Target URL?</text:span></text:p>
              <text:p><text:span text:style-name="T13"/></text:p>
              <text:p><text:span text:style-name="T13">Schema markup helps your website rank better for all kinds of content types. There are hundreds of markup types. If you have any type of data on your website, there’s a good chance that it’s going to have an associated itemscope and itemtype.</text:span></text:p>
            </office:annotation>
            <text:p>Schema Elements Present on the Page</text:p>
          </table:table-cell>
          <table:covered-table-cell table:number-columns-repeated="4"/>
          <table:table-cell office:value-type="string" table:number-columns-spanned="2" table:number-rows-spanned="1" table:style-name="ce174">
            <text:p>FAQ</text:p>
          </table:table-cell>
          <table:covered-table-cell/>
          <table:table-cell office:value-type="string" table:number-columns-spanned="3" table:number-rows-spanned="1" table:style-name="ce174">
            <text:p>Organization</text:p>
          </table:table-cell>
          <table:covered-table-cell table:number-columns-repeated="2"/>
          <table:table-cell table:number-columns-spanned="3" table:number-rows-spanned="1" table:style-name="ce174"/>
          <table:covered-table-cell table:number-columns-repeated="2"/>
          <table:table-cell table:number-columns-repeated="2" table:style-name="ce6"/>
          <table:table-cell table:number-columns-spanned="2" table:number-rows-spanned="1" table:style-name="ce170"/>
          <table:covered-table-cell/>
          <table:table-cell table:number-columns-repeated="4" table:style-name="ce7"/>
          <table:table-cell table:style-name="ce6"/>
          <table:table-cell table:style-name="ce4"/>
          <table:table-cell table:number-columns-repeated="16360"/>
        </table:table-row>
        <table:table-row table:style-name="ro20">
          <table:table-cell table:style-name="ce3"/>
          <table:table-cell office:value-type="string" table:number-columns-spanned="5" table:number-rows-spanned="1" table:style-name="ce172">
            <office:annotation draw:style-name="" svg:x="3.66666666666667in" svg:y="16.5208333333333in" svg:width="1.5in" svg:height="0.8125in">
              <dc:creator/>
              <text:p><text:span text:style-name="T13">Are there any errors in the current Schema Types that exist on the Target URL?</text:span></text:p>
            </office:annotation>
            <text:p>Errors with Current Schema Elements</text:p>
          </table:table-cell>
          <table:covered-table-cell table:number-columns-repeated="4"/>
          <table:table-cell office:value-type="float" office:value="0" table:number-columns-spanned="2" table:number-rows-spanned="1" table:style-name="ce273">
            <text:p>0</text:p>
          </table:table-cell>
          <table:covered-table-cell/>
          <table:table-cell office:value-type="float" office:value="0" table:number-columns-spanned="3" table:number-rows-spanned="1" table:style-name="ce273">
            <text:p>0</text:p>
          </table:table-cell>
          <table:covered-table-cell/>
          <table:covered-table-cell/>
          <table:table-cell table:number-columns-spanned="3" table:number-rows-spanned="1" table:style-name="ce174"/>
          <table:covered-table-cell table:number-columns-repeated="2"/>
          <table:table-cell table:number-columns-repeated="2" table:style-name="ce6"/>
          <table:table-cell table:number-columns-spanned="2" table:number-rows-spanned="1" table:style-name="ce170"/>
          <table:covered-table-cell/>
          <table:table-cell table:number-columns-repeated="4" table:style-name="ce8"/>
          <table:table-cell table:style-name="ce6"/>
          <table:table-cell table:style-name="ce4"/>
          <table:table-cell table:number-columns-repeated="16360"/>
        </table:table-row>
        <table:table-row table:style-name="ro20">
          <table:table-cell table:style-name="ce3"/>
          <table:table-cell office:value-type="string" table:number-columns-spanned="5" table:number-rows-spanned="1" table:style-name="ce172">
            <office:annotation draw:style-name="" svg:x="3.66666666666667in" svg:y="17.2916666666667in" svg:width="1.5in" svg:height="0.8125in">
              <dc:creator/>
              <text:p><text:span text:style-name="T13">Based on the existing Schema and possible Schema Errors we discovered, here are the suggestions we are making.</text:span></text:p>
            </office:annotation>
            <text:p>Schema Recommendations</text:p>
          </table:table-cell>
          <table:covered-table-cell table:number-columns-repeated="4"/>
          <table:table-cell office:value-type="string" table:number-columns-spanned="2" table:number-rows-spanned="1" table:style-name="ce174">
            <office:annotation draw:style-name="" svg:x="5.07291666666667in" svg:y="21.5729166666667in" svg:width="1.5in" svg:height="0.822916666666667in">
              <dc:creator>Cortney Nay</dc:creator>
              <text:p><text:span text:style-name="T21">&lt;script type="application/ld+json"&gt;</text:span></text:p>
              <text:p><text:span text:style-name="T21">{</text:span></text:p>
              <text:p><text:span text:style-name="T21"><text:s text:c="2"/>"@context": "https://schema.org/",<text:s/></text:span></text:p>
              <text:p><text:span text:style-name="T21"><text:s text:c="2"/>"@type": "BreadcrumbList",<text:s/></text:span></text:p>
              <text:p><text:span text:style-name="T21"><text:s text:c="2"/>"itemListElement": [{</text:span></text:p>
              <text:p><text:span text:style-name="T21"><text:s text:c="4"/>"@type": "ListItem",<text:s/></text:span></text:p>
              <text:p><text:span text:style-name="T21"><text:s text:c="4"/>"position": 1,<text:s/></text:span></text:p>
              <text:p><text:span text:style-name="T21"><text:s text:c="4"/>"name": "Get Drivers Ed",</text:span></text:p>
              <text:p><text:span text:style-name="T21"><text:s text:c="4"/>"item": "https://getdriversed.com/"<text:s text:c="2"/></text:span></text:p>
              <text:p><text:span text:style-name="T21"><text:s text:c="2"/>},{</text:span></text:p>
              <text:p><text:span text:style-name="T21"><text:s text:c="4"/>"@type": "ListItem",<text:s/></text:span></text:p>
              <text:p><text:span text:style-name="T21"><text:s text:c="4"/>"position": 2,<text:s/></text:span></text:p>
              <text:p><text:span text:style-name="T21"><text:s text:c="4"/>"name": "Find the Perfect Course for You",</text:span></text:p>
              <text:p><text:span text:style-name="T21"><text:s text:c="4"/>"item": "https://getdriversed.com/courses"<text:s text:c="2"/></text:span></text:p>
              <text:p><text:span text:style-name="T21"><text:s text:c="2"/>},{</text:span></text:p>
              <text:p><text:span text:style-name="T21"><text:s text:c="4"/>"@type": "ListItem",<text:s/></text:span></text:p>
              <text:p><text:span text:style-name="T21"><text:s text:c="4"/>"position": 3,<text:s/></text:span></text:p>
              <text:p><text:span text:style-name="T21"><text:s text:c="4"/>"name": "Ohio Drivers Ed Online Course",</text:span></text:p>
              <text:p><text:span text:style-name="T21"><text:s text:c="4"/>"item": "https://getdriversed.com/courses-details/ohio-drivers-ed/en"<text:s text:c="2"/></text:span></text:p>
              <text:p><text:span text:style-name="T21"><text:s text:c="2"/>}]</text:span></text:p>
              <text:p><text:span text:style-name="T21">}</text:span></text:p>
              <text:p><text:span text:style-name="T21">&lt;/script&gt;</text:span></text:p>
            </office:annotation>
            <text:p>Breadcrumbs Schema</text:p>
          </table:table-cell>
          <table:covered-table-cell/>
          <table:table-cell office:value-type="string" table:number-columns-spanned="3" table:number-rows-spanned="1" table:style-name="ce205">
            <text:p>Remove organization schema</text:p>
          </table:table-cell>
          <table:covered-table-cell table:number-columns-repeated="2"/>
          <table:table-cell table:number-columns-spanned="3" table:number-rows-spanned="1" table:style-name="ce206"/>
          <table:covered-table-cell table:number-columns-repeated="2"/>
          <table:table-cell table:number-columns-spanned="3" table:number-rows-spanned="1" table:style-name="ce170"/>
          <table:covered-table-cell table:number-columns-repeated="2"/>
          <table:table-cell table:number-columns-spanned="2" table:number-rows-spanned="1" table:style-name="ce170"/>
          <table:covered-table-cell/>
          <table:table-cell table:number-columns-repeated="4" table:style-name="ce6"/>
          <table:table-cell table:style-name="ce4"/>
          <table:table-cell table:number-columns-repeated="16360"/>
        </table:table-row>
        <table:table-row table:style-name="ro3">
          <table:table-cell table:style-name="ce3"/>
          <table:table-cell table:number-columns-spanned="22" table:number-rows-spanned="2" table:style-name="ce171"/>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Images</text:p>
          </table:table-cell>
          <table:covered-table-cell table:number-columns-repeated="21"/>
          <table:table-cell table:style-name="ce4"/>
          <table:table-cell table:number-columns-repeated="16360"/>
        </table:table-row>
        <table:table-row table:style-name="ro21">
          <table:table-cell table:style-name="ce3"/>
          <table:table-cell office:value-type="string" table:number-columns-spanned="7" table:number-rows-spanned="1" table:style-name="ce172">
            <text:p>Image URL</text:p>
          </table:table-cell>
          <table:covered-table-cell table:number-columns-repeated="6"/>
          <table:table-cell office:value-type="string" table:number-columns-spanned="5" table:number-rows-spanned="1" table:style-name="ce172">
            <office:annotation draw:style-name="" svg:x="7.47916666666667in" svg:y="18.625in" svg:width="1.5in" svg:height="0.822916666666667in">
              <dc:creator/>
              <text:p><text:span text:style-name="T13">Is there an Alt Text Tag present on the image?<text:s/></text:span></text:p>
            </office:annotation>
            <text:p>Current Alt Text</text:p>
          </table:table-cell>
          <table:covered-table-cell table:number-columns-repeated="4"/>
          <table:table-cell office:value-type="string" table:number-columns-spanned="5" table:number-rows-spanned="1" table:style-name="ce172">
            <text:p>Recommended Alt Text</text:p>
          </table:table-cell>
          <table:covered-table-cell table:number-columns-repeated="4"/>
          <table:table-cell office:value-type="string" table:number-columns-spanned="2" table:number-rows-spanned="1" table:style-name="ce172">
            <text:p>Image Preview</text:p>
          </table:table-cell>
          <table:covered-table-cell/>
          <table:table-cell office:value-type="string" table:number-columns-spanned="3" table:number-rows-spanned="1" table:style-name="ce173">
            <text:p>Alt Text Implemented?</text:p>
          </table:table-cell>
          <table:covered-table-cell table:number-columns-repeated="2"/>
          <table:table-cell table:style-name="ce5"/>
          <table:table-cell table:number-columns-repeated="16360"/>
        </table:table-row>
        <table:table-row table:style-name="ro21">
          <table:table-cell table:style-name="ce3"/>
          <table:table-cell office:value-type="string" table:number-columns-spanned="7" table:number-rows-spanned="1" table:style-name="ce208">
            <text:p><text:a xlink:href="https://getdriversed.com/_next/static/media/video-thumb.d0d6b1bd.png">https://getdriversed.com/_next/static/media/video-thumb.d0d6b1bd.png</text:a></text:p>
          </table:table-cell>
          <table:covered-table-cell table:number-columns-repeated="6"/>
          <table:table-cell office:value-type="string" table:number-columns-spanned="5" table:number-rows-spanned="1" table:style-name="ce167">
            <text:p>N/A</text:p>
          </table:table-cell>
          <table:covered-table-cell table:number-columns-repeated="4"/>
          <table:table-cell office:value-type="string" table:number-columns-spanned="5" table:number-rows-spanned="1" table:style-name="ce167">
            <text:p>Graphic of person driving car representing Ohio Drivers Ed Online Course</text:p>
          </table:table-cell>
          <table:covered-table-cell table:number-columns-repeated="4"/>
          <table:table-cell office:value-type="error" office:string-value="#VALUE!" table:formula="of:=COM.MICROSOFT.IMAGE([.B58])" table:number-columns-spanned="2" table:number-rows-spanned="1" table:style-name="ce167">
            <text:p>#VALUE!</text:p>
          </table:table-cell>
          <table:covered-table-cell/>
          <table:table-cell office:value-type="string" table:number-columns-spanned="3" table:number-rows-spanned="1" table:content-validation-name="val41" table:style-name="ce168">
            <text:p>No</text:p>
          </table:table-cell>
          <table:covered-table-cell/>
          <table:covered-table-cell/>
          <table:table-cell table:style-name="ce5"/>
          <table:table-cell table:number-columns-repeated="16360"/>
        </table:table-row>
        <table:table-row table:style-name="ro21">
          <table:table-cell table:style-name="ce3"/>
          <table:table-cell office:value-type="string" table:number-columns-spanned="7" table:number-rows-spanned="1" table:style-name="ce210">
            <text:p><text:a xlink:href="https://getdriversed.com/_next/static/media/course-registration.2ffa6e78.png">https://getdriversed.com/_next/static/media/course-registration.2ffa6e78.png</text:a></text:p>
          </table:table-cell>
          <table:covered-table-cell table:number-columns-repeated="6"/>
          <table:table-cell office:value-type="string" table:number-columns-spanned="5" table:number-rows-spanned="1" table:style-name="ce164">
            <text:p>N/A</text:p>
          </table:table-cell>
          <table:covered-table-cell table:number-columns-repeated="4"/>
          <table:table-cell office:value-type="string" table:number-columns-spanned="5" table:number-rows-spanned="1" table:style-name="ce164">
            <text:p>Graphic of person pointing to board representing <text:s/>Ohio Drivers Ed Online Course</text:p>
          </table:table-cell>
          <table:covered-table-cell table:number-columns-repeated="4"/>
          <table:table-cell office:value-type="error" office:string-value="#VALUE!" table:formula="of:=COM.MICROSOFT.IMAGE([.B59])" table:number-columns-spanned="2" table:number-rows-spanned="1" table:style-name="ce160">
            <text:p>#VALUE!</text:p>
          </table:table-cell>
          <table:covered-table-cell/>
          <table:table-cell office:value-type="string" table:number-columns-spanned="3" table:number-rows-spanned="1" table:content-validation-name="val41"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5"/>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0])" table:number-columns-spanned="2" table:number-rows-spanned="1" table:style-name="ce160">
            <text:p>#VALUE!</text:p>
          </table:table-cell>
          <table:covered-table-cell/>
          <table:table-cell office:value-type="string" table:number-columns-spanned="3" table:number-rows-spanned="1" table:content-validation-name="val41"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1])" table:number-columns-spanned="2" table:number-rows-spanned="1" table:style-name="ce160">
            <text:p>#VALUE!</text:p>
          </table:table-cell>
          <table:covered-table-cell/>
          <table:table-cell office:value-type="string" table:number-columns-spanned="3" table:number-rows-spanned="1" table:content-validation-name="val41"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2])" table:number-columns-spanned="2" table:number-rows-spanned="1" table:style-name="ce160">
            <text:p>#VALUE!</text:p>
          </table:table-cell>
          <table:covered-table-cell/>
          <table:table-cell office:value-type="string" table:number-columns-spanned="3" table:number-rows-spanned="1" table:content-validation-name="val41"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3])" table:number-columns-spanned="2" table:number-rows-spanned="1" table:style-name="ce160">
            <text:p>#VALUE!</text:p>
          </table:table-cell>
          <table:covered-table-cell/>
          <table:table-cell office:value-type="string" table:number-columns-spanned="3" table:number-rows-spanned="1" table:content-validation-name="val41"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4])" table:number-columns-spanned="2" table:number-rows-spanned="1" table:style-name="ce160">
            <text:p>#VALUE!</text:p>
          </table:table-cell>
          <table:covered-table-cell/>
          <table:table-cell office:value-type="string" table:number-columns-spanned="3" table:number-rows-spanned="1" table:content-validation-name="val41"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5])" table:number-columns-spanned="2" table:number-rows-spanned="1" table:style-name="ce160">
            <text:p>#VALUE!</text:p>
          </table:table-cell>
          <table:covered-table-cell/>
          <table:table-cell office:value-type="string" table:number-columns-spanned="3" table:number-rows-spanned="1" table:content-validation-name="val41"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6])" table:number-columns-spanned="2" table:number-rows-spanned="1" table:style-name="ce160">
            <text:p>#VALUE!</text:p>
          </table:table-cell>
          <table:covered-table-cell/>
          <table:table-cell office:value-type="string" table:number-columns-spanned="3" table:number-rows-spanned="1" table:content-validation-name="val41"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7])" table:number-columns-spanned="2" table:number-rows-spanned="1" table:style-name="ce160">
            <text:p>#VALUE!</text:p>
          </table:table-cell>
          <table:covered-table-cell/>
          <table:table-cell office:value-type="string" table:number-columns-spanned="3" table:number-rows-spanned="1" table:content-validation-name="val41"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8])" table:number-columns-spanned="2" table:number-rows-spanned="1" table:style-name="ce160">
            <text:p>#VALUE!</text:p>
          </table:table-cell>
          <table:covered-table-cell/>
          <table:table-cell office:value-type="string" table:number-columns-spanned="3" table:number-rows-spanned="1" table:content-validation-name="val41"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9])" table:number-columns-spanned="2" table:number-rows-spanned="1" table:style-name="ce160">
            <text:p>#VALUE!</text:p>
          </table:table-cell>
          <table:covered-table-cell/>
          <table:table-cell office:value-type="string" table:number-columns-spanned="3" table:number-rows-spanned="1" table:content-validation-name="val41"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70])" table:number-columns-spanned="2" table:number-rows-spanned="1" table:style-name="ce160">
            <text:p>#VALUE!</text:p>
          </table:table-cell>
          <table:covered-table-cell/>
          <table:table-cell office:value-type="string" table:number-columns-spanned="3" table:number-rows-spanned="1" table:content-validation-name="val41"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71])" table:number-columns-spanned="2" table:number-rows-spanned="1" table:style-name="ce160">
            <text:p>#VALUE!</text:p>
          </table:table-cell>
          <table:covered-table-cell/>
          <table:table-cell office:value-type="string" table:number-columns-spanned="3" table:number-rows-spanned="1" table:content-validation-name="val41" table:style-name="ce161">
            <text:p>No</text:p>
          </table:table-cell>
          <table:covered-table-cell/>
          <table:covered-table-cell/>
          <table:table-cell table:style-name="ce5"/>
          <table:table-cell table:number-columns-repeated="16360"/>
        </table:table-row>
        <table:table-row table:style-name="ro21" table:visibility="collapse">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72])" table:number-columns-spanned="2" table:number-rows-spanned="1" table:style-name="ce160">
            <text:p>#VALUE!</text:p>
          </table:table-cell>
          <table:covered-table-cell/>
          <table:table-cell office:value-type="string" table:number-columns-spanned="3" table:number-rows-spanned="1" table:content-validation-name="val41" table:style-name="ce161">
            <text:p>No</text:p>
          </table:table-cell>
          <table:covered-table-cell/>
          <table:covered-table-cell/>
          <table:table-cell table:style-name="ce5"/>
          <table:table-cell table:number-columns-repeated="16360"/>
        </table:table-row>
        <table:table-row table:style-name="ro21">
          <table:table-cell table:style-name="ce9"/>
          <table:table-cell table:number-columns-spanned="22" table:number-rows-spanned="1" table:style-name="ce162"/>
          <table:covered-table-cell table:number-columns-repeated="21"/>
          <table:table-cell table:style-name="ce10"/>
          <table:table-cell table:number-columns-repeated="16360"/>
        </table:table-row>
        <table:table-row table:number-rows-repeated="1048503" table:style-name="ro22">
          <table:table-cell table:number-columns-repeated="16384"/>
        </table:table-row>
      </table:table>
      <table:table table:name="Onsite_Recommendation_Repor_(6)" table:style-name="ta2">
        <table:table-column table:style-name="co8" table:default-cell-style-name="ce2"/>
        <table:table-column table:style-name="co5" table:default-cell-style-name="ce2"/>
        <table:table-column table:style-name="co9" table:number-columns-repeated="4" table:default-cell-style-name="ce2"/>
        <table:table-column table:style-name="co5" table:default-cell-style-name="ce2"/>
        <table:table-column table:style-name="co10" table:number-columns-repeated="2" table:default-cell-style-name="ce2"/>
        <table:table-column table:style-name="co11" table:number-columns-repeated="2" table:default-cell-style-name="ce2"/>
        <table:table-column table:style-name="co10" table:number-columns-repeated="2" table:default-cell-style-name="ce2"/>
        <table:table-column table:style-name="co11" table:number-columns-repeated="4" table:default-cell-style-name="ce2"/>
        <table:table-column table:style-name="co12" table:number-columns-repeated="2" table:default-cell-style-name="ce2"/>
        <table:table-column table:style-name="co5" table:default-cell-style-name="ce2"/>
        <table:table-column table:style-name="co12" table:number-columns-repeated="2" table:default-cell-style-name="ce2"/>
        <table:table-column table:style-name="co13" table:default-cell-style-name="ce2"/>
        <table:table-column table:style-name="co8" table:default-cell-style-name="ce2"/>
        <table:table-column table:style-name="co5" table:number-columns-repeated="16360" table:default-cell-style-name="ce2" table:visibility="collapse"/>
        <table:table-row table:style-name="ro11">
          <table:table-cell table:style-name="ce2"/>
          <table:table-cell table:number-columns-spanned="5" table:number-rows-spanned="2" table:style-name="ce192"/>
          <table:covered-table-cell>
            <draw:frame draw:z-index="1" draw:id="id9" draw:style-name="a9" draw:name="image3.png" svg:x="0.01042in" svg:y="0.01042in" svg:width="1.22917in" svg:height="0.53125in" style:rel-width="scale" style:rel-height="scale">
              <draw:image xlink:href="" xlink:type="simple" xlink:show="embed" xlink:actuate="onLoad"/>
              <svg:title/>
              <svg:desc/>
            </draw:frame>
          </table:covered-table-cell>
          <table:covered-table-cell table:number-columns-repeated="3"/>
          <table:table-cell office:value-type="string" table:number-columns-spanned="17" table:number-rows-spanned="2" table:style-name="ce199">
            <text:p><text:a xlink:href="https://getdriversed.com/">https://getdriversed.com/</text:a></text:p>
          </table:table-cell>
          <table:covered-table-cell table:number-columns-repeated="16"/>
          <table:table-cell table:style-name="ce1"/>
          <table:table-cell table:number-columns-repeated="16360"/>
        </table:table-row>
        <table:table-row table:style-name="ro11">
          <table:table-cell table:style-name="ce3"/>
          <table:covered-table-cell/>
          <table:covered-table-cell table:number-columns-repeated="4"/>
          <table:covered-table-cell/>
          <table:covered-table-cell table:number-columns-repeated="16"/>
          <table:table-cell table:style-name="ce4"/>
          <table:table-cell table:number-columns-repeated="16360"/>
        </table:table-row>
        <table:table-row table:style-name="ro3">
          <table:table-cell table:style-name="ce3"/>
          <table:table-cell table:number-columns-spanned="22" table:number-rows-spanned="1" table:style-name="ce194"/>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URL</text:p>
          </table:table-cell>
          <table:covered-table-cell table:number-columns-repeated="21"/>
          <table:table-cell table:style-name="ce4"/>
          <table:table-cell table:number-columns-repeated="16360"/>
        </table:table-row>
        <table:table-row table:style-name="ro13">
          <table:table-cell table:style-name="ce3"/>
          <table:table-cell office:value-type="string" table:number-columns-spanned="5" table:number-rows-spanned="3" table:style-name="ce181">
            <office:annotation draw:style-name="" svg:x="3.66666666666667in" svg:y="0.822916666666667in" svg:width="1.5in" svg:height="0.822916666666667in">
              <dc:creator/>
              <text:p><text:span text:style-name="T13">This is the specific page we are focusing on for this onsite optimization recommendation.</text:span></text:p>
            </office:annotation>
            <text:p>URL</text:p>
          </table:table-cell>
          <table:covered-table-cell table:number-columns-repeated="4"/>
          <table:table-cell table:number-columns-spanned="11" table:number-rows-spanned="3" table:style-name="ce288"/>
          <table:covered-table-cell/>
          <table:covered-table-cell/>
          <table:covered-table-cell/>
          <table:covered-table-cell/>
          <table:covered-table-cell/>
          <table:covered-table-cell/>
          <table:covered-table-cell/>
          <table:covered-table-cell/>
          <table:covered-table-cell/>
          <table:covered-table-cell/>
          <table:table-cell office:value-type="string" table:number-columns-spanned="3" table:number-rows-spanned="3" table:style-name="ce181">
            <text:p>Implementation Date</text:p>
          </table:table-cell>
          <table:covered-table-cell table:number-columns-repeated="2"/>
          <table:table-cell table:number-columns-spanned="3" table:number-rows-spanned="3" table:style-name="ce196"/>
          <table:covered-table-cell table:number-columns-repeated="2"/>
          <table:table-cell table:style-name="ce4"/>
          <table:table-cell table:number-columns-repeated="16360"/>
        </table:table-row>
        <table:table-row table:number-rows-repeated="2" table:style-name="ro13">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number-columns-repeated="2"/>
          <table:covered-table-cell/>
          <table:covered-table-cell table:number-columns-repeated="2"/>
          <table:table-cell table:style-name="ce4"/>
          <table:table-cell table:number-columns-repeated="16360"/>
        </table:table-row>
        <table:table-row table:style-name="ro13">
          <table:table-cell table:style-name="ce3"/>
          <table:table-cell office:value-type="string" table:number-columns-spanned="5" table:number-rows-spanned="3" table:style-name="ce181">
            <office:annotation draw:style-name="" svg:x="3.66666666666667in" svg:y="1.39583333333333in" svg:width="1.5in" svg:height="0.8125in">
              <dc:creator/>
              <text:p><text:span text:style-name="T13">There are two factors to pay attention to: what you currently have and what we are recommending.<text:s/></text:span></text:p>
            </office:annotation>
            <text:p>Status</text:p>
          </table:table-cell>
          <table:covered-table-cell table:number-columns-repeated="4"/>
          <table:table-cell table:number-columns-spanned="7" table:number-rows-spanned="3" table:content-validation-name="val44" table:style-name="ce289"/>
          <table:covered-table-cell/>
          <table:covered-table-cell/>
          <table:covered-table-cell/>
          <table:covered-table-cell/>
          <table:covered-table-cell/>
          <table:covered-table-cell/>
          <table:table-cell office:value-type="string" table:number-columns-spanned="4" table:number-rows-spanned="3" table:style-name="ce181">
            <office:annotation draw:style-name="" svg:x="9.4375in" svg:y="1.39583333333333in" svg:width="1.5in" svg:height="0.8125in">
              <dc:creator/>
              <text:p><text:span text:style-name="T13">If the page is relevant to the visitor, it's relevant to SEO.</text:span></text:p>
            </office:annotation>
            <text:p>Page Type</text:p>
          </table:table-cell>
          <table:covered-table-cell table:number-columns-repeated="3"/>
          <table:table-cell table:number-columns-spanned="6" table:number-rows-spanned="3" table:content-validation-name="val48" table:style-name="ce290"/>
          <table:covered-table-cell/>
          <table:covered-table-cell/>
          <table:covered-table-cell/>
          <table:covered-table-cell/>
          <table:covered-table-cell/>
          <table:table-cell table:style-name="ce4"/>
          <table:table-cell table:number-columns-repeated="16360"/>
        </table:table-row>
        <table:table-row table:number-rows-repeated="2" table:style-name="ro13">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number-columns-repeated="3"/>
          <table:covered-table-cell/>
          <table:covered-table-cell/>
          <table:covered-table-cell/>
          <table:covered-table-cell/>
          <table:covered-table-cell/>
          <table:covered-table-cell/>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table:number-columns-spanned="5" table:number-rows-spanned="7" table:style-name="ce189"/>
          <table:covered-table-cell table:number-columns-repeated="4"/>
          <table:table-cell office:value-type="string" table:number-columns-spanned="12" table:number-rows-spanned="1" table:style-name="ce190">
            <office:annotation draw:style-name="" svg:x="9.94791666666667in" svg:y="2.30208333333333in" svg:width="1.5in" svg:height="0.822916666666667in">
              <dc:creator/>
              <text:p><text:span text:style-name="T13">Providing basic, organic user data from the last 30 days.</text:span></text:p>
            </office:annotation>
            <text:p>Organic Analytics Data</text:p>
          </table:table-cell>
          <table:covered-table-cell table:number-columns-repeated="11"/>
          <table:table-cell table:number-columns-spanned="5" table:number-rows-spanned="7" table:style-name="ce191"/>
          <table:covered-table-cell table:number-columns-repeated="4"/>
          <table:table-cell table:style-name="ce4"/>
          <table:table-cell table:number-columns-repeated="16360"/>
        </table:table-row>
        <table:table-row table:style-name="ro3">
          <table:table-cell table:style-name="ce3"/>
          <table:covered-table-cell/>
          <table:covered-table-cell table:number-columns-repeated="4"/>
          <table:table-cell office:value-type="string" table:number-columns-spanned="3" table:number-rows-spanned="2" table:style-name="ce188">
            <office:annotation draw:style-name="" svg:x="5.54166666666667in" svg:y="2.52083333333333in" svg:width="1.5in" svg:height="0.822916666666667in">
              <dc:creator/>
              <text:p><text:span text:style-name="T13">The number of sessions that began on the target URL.</text:span></text:p>
            </office:annotation>
            <text:p>Sessions</text:p>
          </table:table-cell>
          <table:covered-table-cell table:number-columns-repeated="2"/>
          <table:table-cell office:value-type="string" table:number-columns-spanned="5" table:number-rows-spanned="2" table:style-name="ce188">
            <office:annotation draw:style-name="" svg:x="7.96875in" svg:y="2.52083333333333in" svg:width="1.5in" svg:height="0.822916666666667in">
              <dc:creator/>
              <text:p><text:span text:style-name="T13">The number of users that are visiting your site.</text:span></text:p>
            </office:annotation>
            <text:p>Users</text:p>
          </table:table-cell>
          <table:covered-table-cell table:number-columns-repeated="4"/>
          <table:table-cell office:value-type="string" table:number-columns-spanned="4" table:number-rows-spanned="2" table:style-name="ce188">
            <office:annotation draw:style-name="" svg:x="9.94791666666667in" svg:y="2.52083333333333in" svg:width="1.5in" svg:height="0.822916666666667in">
              <dc:creator/>
              <text:p><text:span text:style-name="T13">The average time a user is engaging with a page.</text:span></text:p>
            </office:annotation>
            <text:p>Avg. Engagement Time</text:p>
          </table:table-cell>
          <table:covered-table-cell table:number-columns-repeated="3"/>
          <table:covered-table-cell/>
          <table:covered-table-cell table:number-columns-repeated="4"/>
          <table:table-cell table:style-name="ce5"/>
          <table:table-cell table:number-columns-repeated="16360"/>
        </table:table-row>
        <table:table-row table:style-name="ro3">
          <table:table-cell table:style-name="ce3"/>
          <table:covered-table-cell/>
          <table:covered-table-cell table:number-columns-repeated="4"/>
          <table:covered-table-cell/>
          <table:covered-table-cell table:number-columns-repeated="2"/>
          <table:covered-table-cell/>
          <table:covered-table-cell table:number-columns-repeated="4"/>
          <table:covered-table-cell/>
          <table:covered-table-cell table:number-columns-repeated="3"/>
          <table:covered-table-cell/>
          <table:covered-table-cell table:number-columns-repeated="4"/>
          <table:table-cell table:style-name="ce5"/>
          <table:table-cell table:number-columns-repeated="16360"/>
        </table:table-row>
        <table:table-row table:style-name="ro14">
          <table:table-cell table:style-name="ce3"/>
          <table:covered-table-cell/>
          <table:covered-table-cell table:number-columns-repeated="4"/>
          <table:table-cell table:number-columns-spanned="3" table:number-rows-spanned="4" table:style-name="ce291"/>
          <table:covered-table-cell/>
          <table:covered-table-cell/>
          <table:table-cell table:number-columns-spanned="5" table:number-rows-spanned="4" table:style-name="ce292"/>
          <table:covered-table-cell/>
          <table:covered-table-cell/>
          <table:covered-table-cell/>
          <table:covered-table-cell/>
          <table:table-cell table:number-columns-spanned="4" table:number-rows-spanned="4" table:style-name="ce293"/>
          <table:covered-table-cell/>
          <table:covered-table-cell/>
          <table:covered-table-cell/>
          <table:covered-table-cell/>
          <table:covered-table-cell table:number-columns-repeated="4"/>
          <table:table-cell table:style-name="ce5"/>
          <table:table-cell table:number-columns-repeated="16360"/>
        </table:table-row>
        <table:table-row table:number-rows-repeated="2" table:style-name="ro14">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number-columns-repeated="4"/>
          <table:table-cell table:style-name="ce5"/>
          <table:table-cell table:number-columns-repeated="16360"/>
        </table:table-row>
        <table:table-row table:style-name="ro15">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number-columns-repeated="4"/>
          <table:table-cell table:style-name="ce5"/>
          <table:table-cell table:number-columns-repeated="16360"/>
        </table:table-row>
        <table:table-row table:style-name="ro3">
          <table:table-cell table:style-name="ce3"/>
          <table:table-cell table:number-columns-spanned="22" table:number-rows-spanned="2" table:style-name="ce171"/>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Keywords</text:p>
          </table: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5" table:number-rows-spanned="1" table:style-name="ce181">
            <office:annotation draw:style-name="" svg:x="3.66666666666667in" svg:y="4.39583333333333in" svg:width="1.5in" svg:height="0.822916666666667in">
              <dc:creator/>
              <text:p><text:span text:style-name="T13">This is the Main Keyword that the Target Page is going to be optimized for.</text:span></text:p>
            </office:annotation>
            <text:p>Main Target Keyword</text:p>
          </table:table-cell>
          <table:covered-table-cell table:number-columns-repeated="4"/>
          <table:table-cell table:number-columns-spanned="5" table:number-rows-spanned="1" table:style-name="ce301"/>
          <table:covered-table-cell/>
          <table:covered-table-cell/>
          <table:covered-table-cell/>
          <table:covered-table-cell/>
          <table:table-cell office:value-type="string" table:number-columns-spanned="6" table:number-rows-spanned="1" table:style-name="ce181">
            <office:annotation draw:style-name="" svg:x="9.4375in" svg:y="4.39583333333333in" svg:width="1.5in" svg:height="0.822916666666667in">
              <dc:creator/>
              <text:p><text:span text:style-name="T13">Secondary keywords are those keywords which are highly relevant to your Target Keyword. These keywords usually contain less search volume when compared to the Target Keyword, but usually carry a high buyer intent.</text:span></text:p>
            </office:annotation>
            <text:p>Secondary Keywords</text:p>
          </table:table-cell>
          <table:covered-table-cell table:number-columns-repeated="5"/>
          <table:table-cell table:number-columns-spanned="6" table:number-rows-spanned="1" table:style-name="ce301"/>
          <table:covered-table-cell/>
          <table:covered-table-cell/>
          <table:covered-table-cell/>
          <table:covered-table-cell/>
          <table:covered-table-cell/>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Meta Data</text:p>
          </table:table-cell>
          <table:covered-table-cell table:number-columns-repeated="21"/>
          <table:table-cell table:style-name="ce4"/>
          <table:table-cell table:number-columns-repeated="16360"/>
        </table:table-row>
        <table:table-row table:style-name="ro16">
          <table:table-cell table:style-name="ce3"/>
          <table:table-cell office:value-type="string" table:number-columns-spanned="5" table:number-rows-spanned="2" table:style-name="ce181">
            <office:annotation draw:style-name="" svg:x="3.66666666666667in" svg:y="5.1875in" svg:width="1.5in" svg:height="0.822916666666667in">
              <dc:creator/>
              <text:p><text:span text:style-name="T13">The headline of the Target URL when it shows up as an organic listing on Google Search Engine Results Pages.<text:s/></text:span></text:p>
            </office:annotation>
            <text:p>Page Title Tag</text:p>
          </table:table-cell>
          <table:covered-table-cell table:number-columns-repeated="4"/>
          <table:table-cell office:value-type="string" table:number-columns-spanned="2" table:number-rows-spanned="1" table:style-name="ce185">
            <text:p>Current</text:p>
          </table:table-cell>
          <table:covered-table-cell/>
          <table:table-cell table:number-columns-spanned="9" table:number-rows-spanned="1" table:style-name="ce302"/>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11.375in" svg:y="5.1875in" svg:width="1.5in" svg:height="0.822916666666667in">
              <dc:creator/>
              <text:p><text:span text:style-name="T13">Google typically displays the first 50–60 characters of a title tag. If you keep your titles under 60 characters, research suggests that you can expect about 90% of your titles to display properly.</text:span></text:p>
            </office:annotation>
            <text:p>Length</text:p>
          </table:table-cell>
          <table:covered-table-cell table:number-columns-repeated="2"/>
          <table:table-cell office:value-type="float" office:value="0" table:formula="of:=LEN([.I27])" table:number-columns-spanned="3" table:number-rows-spanned="1" table:style-name="ce186">
            <text:p>0</text:p>
          </table:table-cell>
          <table:covered-table-cell table:number-columns-repeated="2"/>
          <table:table-cell table:style-name="ce4"/>
          <table:table-cell table:number-columns-repeated="16360"/>
        </table:table-row>
        <table:table-row table:style-name="ro16">
          <table:table-cell table:style-name="ce3"/>
          <table:covered-table-cell/>
          <table:covered-table-cell table:number-columns-repeated="4"/>
          <table:table-cell office:value-type="string" table:number-columns-spanned="2" table:number-rows-spanned="1" table:style-name="ce185">
            <text:p>Recommended</text:p>
          </table:table-cell>
          <table:covered-table-cell/>
          <table:table-cell table:number-columns-spanned="9" table:number-rows-spanned="1" table:style-name="ce301"/>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11.375in" svg:y="5.80208333333333in" svg:width="1.5in" svg:height="0.8125in">
              <dc:creator/>
              <text:p><text:span text:style-name="T13">Google typically displays the first 50–60 characters of a title tag. If you keep your titles under 60 characters, research suggests that you can expect about 90% of your titles to display properly.</text:span></text:p>
            </office:annotation>
            <text:p>Length</text:p>
          </table:table-cell>
          <table:covered-table-cell table:number-columns-repeated="2"/>
          <table:table-cell office:value-type="float" office:value="0" table:formula="of:=LEN([.I28])" table:number-columns-spanned="3" table:number-rows-spanned="1" table:style-name="ce186">
            <text:p>0</text:p>
          </table:table-cell>
          <table:covered-table-cell table:number-columns-repeated="2"/>
          <table:table-cell table:style-name="ce4"/>
          <table:table-cell table:number-columns-repeated="16360"/>
        </table:table-row>
        <table:table-row table:style-name="ro16">
          <table:table-cell table:style-name="ce3"/>
          <table:table-cell office:value-type="string" table:number-columns-spanned="5" table:number-rows-spanned="2" table:style-name="ce181">
            <office:annotation draw:style-name="" svg:x="3.66666666666667in" svg:y="6.40625in" svg:width="1.5in" svg:height="0.8125in">
              <dc:creator/>
              <text:p><text:span text:style-name="T13">The brief description of the Target URL when it shows up as an organic listing on Google Search Engine Results Pages.<text:s/></text:span></text:p>
            </office:annotation>
            <text:p>Meta Description</text:p>
          </table:table-cell>
          <table:covered-table-cell table:number-columns-repeated="4"/>
          <table:table-cell office:value-type="string" table:number-columns-spanned="2" table:number-rows-spanned="1" table:style-name="ce185">
            <text:p>Current</text:p>
          </table:table-cell>
          <table:covered-table-cell/>
          <table:table-cell table:number-columns-spanned="9" table:number-rows-spanned="1" table:style-name="ce302"/>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11.375in" svg:y="6.40625in" svg:width="1.5in" svg:height="0.8125in">
              <dc:creator/>
              <text:p><text:span text:style-name="T13">Google generally truncates snippets to ~155–160 characters. It's best to keep meta descriptions long enough that they're sufficiently descriptive, so we recommend descriptions between 50–160 characters</text:span></text:p>
            </office:annotation>
            <text:p>Length</text:p>
          </table:table-cell>
          <table:covered-table-cell table:number-columns-repeated="2"/>
          <table:table-cell office:value-type="float" office:value="0" table:formula="of:=LEN([.I29])" table:number-columns-spanned="3" table:number-rows-spanned="1" table:style-name="ce186">
            <text:p>0</text:p>
          </table:table-cell>
          <table:covered-table-cell table:number-columns-repeated="2"/>
          <table:table-cell table:style-name="ce4"/>
          <table:table-cell table:number-columns-repeated="16360"/>
        </table:table-row>
        <table:table-row table:style-name="ro16">
          <table:table-cell table:style-name="ce3"/>
          <table:covered-table-cell/>
          <table:covered-table-cell table:number-columns-repeated="4"/>
          <table:table-cell office:value-type="string" table:number-columns-spanned="2" table:number-rows-spanned="1" table:style-name="ce185">
            <text:p>Recommended</text:p>
          </table:table-cell>
          <table:covered-table-cell/>
          <table:table-cell table:number-columns-spanned="9" table:number-rows-spanned="1" table:style-name="ce301"/>
          <table:covered-table-cell/>
          <table:covered-table-cell/>
          <table:covered-table-cell/>
          <table:covered-table-cell/>
          <table:covered-table-cell/>
          <table:covered-table-cell/>
          <table:covered-table-cell/>
          <table:covered-table-cell/>
          <table:table-cell office:value-type="string" table:number-columns-spanned="3" table:number-rows-spanned="1" table:style-name="ce185">
            <office:annotation draw:style-name="" svg:x="11.375in" svg:y="7.01041666666667in" svg:width="1.5in" svg:height="0.8125in">
              <dc:creator/>
              <text:p><text:span text:style-name="T13">Google generally truncates snippets to ~155–160 characters. It's best to keep meta descriptions long enough that they're sufficiently descriptive, so we recommend descriptions between 50–160 characters</text:span></text:p>
            </office:annotation>
            <text:p>Length</text:p>
          </table:table-cell>
          <table:covered-table-cell table:number-columns-repeated="2"/>
          <table:table-cell office:value-type="float" office:value="0" table:formula="of:=LEN([.I30])" table:number-columns-spanned="3" table:number-rows-spanned="1" table:style-name="ce186">
            <text:p>0</text:p>
          </table:table-cell>
          <table:covered-table-cell table:number-columns-repeated="2"/>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Header Structure</text:p>
          </table:table-cell>
          <table:covered-table-cell table:number-columns-repeated="21"/>
          <table:table-cell table:style-name="ce4"/>
          <table:table-cell table:number-columns-repeated="16360"/>
        </table:table-row>
        <table:table-row table:style-name="ro17">
          <table:table-cell table:style-name="ce3"/>
          <table:table-cell office:value-type="string" table:number-columns-spanned="5" table:number-rows-spanned="2" table:style-name="ce181">
            <office:annotation draw:style-name="" svg:x="3.66666666666667in" svg:y="8.17708333333333in" svg:width="1.5in" svg:height="0.822916666666667in">
              <dc:creator/>
              <text:p><text:span text:style-name="T13">Header structure should generally follow a hierarchical order so they are nested properly.</text:span></text:p>
              <text:p><text:span text:style-name="T13"/></text:p>
              <text:p><text:span text:style-name="T13">For example, H2s should only be found under an H1, H3s should only be found under H2s, and so on.</text:span></text:p>
            </office:annotation>
            <text:p>Headers</text:p>
          </table:table-cell>
          <table:covered-table-cell table:number-columns-repeated="4"/>
          <table:table-cell office:value-type="string" table:number-columns-spanned="9" table:number-rows-spanned="1" table:style-name="ce182">
            <text:p>Current</text:p>
          </table:table-cell>
          <table:covered-table-cell table:number-columns-repeated="8"/>
          <table:table-cell office:value-type="string" table:number-columns-spanned="8" table:number-rows-spanned="1" table:style-name="ce182">
            <text:p>Recommended</text:p>
          </table:table-cell>
          <table:covered-table-cell table:number-columns-repeated="7"/>
          <table:table-cell table:style-name="ce4"/>
          <table:table-cell table:number-columns-repeated="16360"/>
        </table:table-row>
        <table:table-row table:style-name="ro18">
          <table:table-cell table:style-name="ce3"/>
          <table:covered-table-cell/>
          <table:covered-table-cell table:number-columns-repeated="4"/>
          <table:table-cell table:number-columns-spanned="9" table:number-rows-spanned="1" table:style-name="ce294"/>
          <table:covered-table-cell/>
          <table:covered-table-cell/>
          <table:covered-table-cell/>
          <table:covered-table-cell/>
          <table:covered-table-cell/>
          <table:covered-table-cell/>
          <table:covered-table-cell/>
          <table:covered-table-cell/>
          <table:table-cell table:number-columns-spanned="8" table:number-rows-spanned="1" table:style-name="ce295"/>
          <table:covered-table-cell/>
          <table:covered-table-cell/>
          <table:covered-table-cell/>
          <table:covered-table-cell/>
          <table:covered-table-cell/>
          <table:covered-table-cell/>
          <table:covered-table-cell/>
          <table:table-cell table:style-name="ce4"/>
          <table:table-cell table:number-columns-repeated="16360"/>
        </table:table-row>
        <table:table-row table:style-name="ro3">
          <table:table-cell table:style-name="ce3"/>
          <table:table-cell table:number-columns-spanned="22" table:number-rows-spanned="2" table:style-name="ce177"/>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Onsite Ranking Factors</text:p>
          </table:table-cell>
          <table:covered-table-cell table:number-columns-repeated="21"/>
          <table:table-cell table:style-name="ce4"/>
          <table:table-cell table:number-columns-repeated="16360"/>
        </table:table-row>
        <table:table-row table:style-name="ro19">
          <table:table-cell table:style-name="ce3"/>
          <table:table-cell office:value-type="string" table:number-columns-spanned="5" table:number-rows-spanned="3" table:style-name="ce172">
            <office:annotation draw:style-name="" svg:x="3.66666666666667in" svg:y="12.9166666666667in" svg:width="1.5in" svg:height="0.822916666666667in">
              <dc:creator/>
              <text:p><text:span text:style-name="T13">Are there internal pages linking to the Target URL?</text:span></text:p>
            </office:annotation>
            <text:p>Internal Links Pointing to the Page</text:p>
          </table:table-cell>
          <table:covered-table-cell table:number-columns-repeated="4"/>
          <table:table-cell table:number-columns-spanned="6" table:number-rows-spanned="3" table:content-validation-name="val47" table:style-name="ce296"/>
          <table:covered-table-cell/>
          <table:covered-table-cell/>
          <table:covered-table-cell/>
          <table:covered-table-cell/>
          <table:covered-table-cell/>
          <table:table-cell office:value-type="string" table:number-columns-spanned="6" table:number-rows-spanned="3" table:style-name="ce172">
            <office:annotation draw:style-name="" svg:x="9.94791666666667in" svg:y="12.9166666666667in" svg:width="1.5in" svg:height="0.822916666666667in">
              <dc:creator/>
              <text:p><text:span text:style-name="T13">Is the Target URL linking to other internal pages?</text:span></text:p>
            </office:annotation>
            <text:p>Internal Links Pointing From the Page</text:p>
          </table:table-cell>
          <table:covered-table-cell table:number-columns-repeated="5"/>
          <table:table-cell table:number-columns-spanned="5" table:number-rows-spanned="3" table:content-validation-name="val46" table:style-name="ce296"/>
          <table:covered-table-cell/>
          <table:covered-table-cell/>
          <table:covered-table-cell/>
          <table:covered-table-cell/>
          <table:table-cell table:style-name="ce4"/>
          <table:table-cell table:number-columns-repeated="16360"/>
        </table:table-row>
        <table:table-row table:number-rows-repeated="2" table:style-name="ro19">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number-columns-repeated="5"/>
          <table:covered-table-cell/>
          <table:covered-table-cell/>
          <table:covered-table-cell/>
          <table:covered-table-cell/>
          <table:covered-table-cell/>
          <table:table-cell table:style-name="ce4"/>
          <table:table-cell table:number-columns-repeated="16360"/>
        </table:table-row>
        <table:table-row table:style-name="ro19">
          <table:table-cell table:style-name="ce3"/>
          <table:table-cell office:value-type="string" table:number-columns-spanned="5" table:number-rows-spanned="3" table:style-name="ce172">
            <office:annotation draw:style-name="" svg:x="3.66666666666667in" svg:y="13.6666666666667in" svg:width="1.5in" svg:height="0.822916666666667in">
              <dc:creator/>
              <text:p><text:span text:style-name="T13">Crawlability describes the search engine’s ability to access and crawl content on a page.</text:span></text:p>
            </office:annotation>
            <text:p>Is This Target Page Easily Crawlable By Search Engines?</text:p>
          </table:table-cell>
          <table:covered-table-cell table:number-columns-repeated="4"/>
          <table:table-cell table:number-columns-spanned="6" table:number-rows-spanned="3" table:content-validation-name="val45" table:style-name="ce297"/>
          <table:covered-table-cell/>
          <table:covered-table-cell/>
          <table:covered-table-cell/>
          <table:covered-table-cell/>
          <table:covered-table-cell/>
          <table:table-cell office:value-type="string" table:number-columns-spanned="6" table:number-rows-spanned="3" table:style-name="ce172">
            <office:annotation draw:style-name="" svg:x="9.94791666666667in" svg:y="13.6666666666667in" svg:width="1.5in" svg:height="0.822916666666667in">
              <dc:creator/>
              <text:p><text:span text:style-name="T13">Indexability refers to the search engine’s ability to analyze and add a page to its index.</text:span></text:p>
            </office:annotation>
            <text:p>Is This Target Page Indexed By Google?</text:p>
          </table:table-cell>
          <table:covered-table-cell table:number-columns-repeated="5"/>
          <table:table-cell table:number-columns-spanned="5" table:number-rows-spanned="3" table:content-validation-name="val43" table:style-name="ce299"/>
          <table:covered-table-cell/>
          <table:covered-table-cell/>
          <table:covered-table-cell/>
          <table:covered-table-cell/>
          <table:table-cell table:style-name="ce4"/>
          <table:table-cell table:number-columns-repeated="16360"/>
        </table:table-row>
        <table:table-row table:number-rows-repeated="2" table:style-name="ro19">
          <table:table-cell table:style-name="ce3"/>
          <table:covered-table-cell/>
          <table:covered-table-cell table:number-columns-repeated="4"/>
          <table:covered-table-cell/>
          <table:covered-table-cell/>
          <table:covered-table-cell/>
          <table:covered-table-cell/>
          <table:covered-table-cell/>
          <table:covered-table-cell/>
          <table:covered-table-cell/>
          <table:covered-table-cell table:number-columns-repeated="5"/>
          <table:covered-table-cell/>
          <table:covered-table-cell/>
          <table:covered-table-cell/>
          <table:covered-table-cell/>
          <table:covered-table-cell/>
          <table:table-cell table:style-name="ce4"/>
          <table:table-cell table:number-columns-repeated="16360"/>
        </table:table-row>
        <table:table-row table:style-name="ro19">
          <table:table-cell table:style-name="ce3"/>
          <table:table-cell office:value-type="string" table:number-columns-spanned="5" table:number-rows-spanned="3" table:style-name="ce172">
            <office:annotation draw:style-name="" svg:x="3.66666666666667in" svg:y="14.4166666666667in" svg:width="1.5in" svg:height="0.822916666666667in">
              <dc:creator/>
              <text:p><text:span text:style-name="T13">Responsive web design means that you don't have separate mobile, tablet, and PC versions of your site: the site adapts to whatever size screen it's being displayed on.</text:span></text:p>
            </office:annotation>
            <text:p>Is The Design Of This Target Page Responsive On Different Devices?</text:p>
          </table:table-cell>
          <table:covered-table-cell table:number-columns-repeated="4"/>
          <table:table-cell table:number-columns-spanned="6" table:number-rows-spanned="3" table:content-validation-name="val49" table:style-name="ce298"/>
          <table:covered-table-cell/>
          <table:covered-table-cell/>
          <table:covered-table-cell/>
          <table:covered-table-cell/>
          <table:covered-table-cell/>
          <table:table-cell table:number-columns-spanned="3" table:number-rows-spanned="1" table:style-name="ce175"/>
          <table:covered-table-cell table:number-columns-repeated="2"/>
          <table:table-cell table:number-columns-spanned="3" table:number-rows-spanned="1" table:style-name="ce176"/>
          <table:covered-table-cell table:number-columns-repeated="2"/>
          <table:table-cell table:number-columns-spanned="3" table:number-rows-spanned="1" table:style-name="ce176"/>
          <table:covered-table-cell table:number-columns-repeated="2"/>
          <table:table-cell table:number-columns-spanned="3" table:number-rows-spanned="1" table:style-name="ce201"/>
          <table:covered-table-cell table:number-columns-repeated="2"/>
          <table:table-cell table:number-columns-repeated="16360"/>
        </table:table-row>
        <table:table-row table:style-name="ro19">
          <table:table-cell table:style-name="ce3"/>
          <table:covered-table-cell/>
          <table:covered-table-cell table:number-columns-repeated="4"/>
          <table:covered-table-cell/>
          <table:covered-table-cell/>
          <table:covered-table-cell/>
          <table:covered-table-cell/>
          <table:covered-table-cell/>
          <table:covered-table-cell/>
          <table:table-cell table:number-columns-spanned="3" table:number-rows-spanned="1" table:style-name="ce202"/>
          <table:covered-table-cell table:number-columns-repeated="2"/>
          <table:table-cell table:number-columns-spanned="3" table:number-rows-spanned="1" table:style-name="ce203"/>
          <table:covered-table-cell table:number-columns-repeated="2"/>
          <table:table-cell table:number-columns-spanned="3" table:number-rows-spanned="1" table:style-name="ce203"/>
          <table:covered-table-cell table:number-columns-repeated="2"/>
          <table:table-cell table:number-columns-spanned="3" table:number-rows-spanned="1" table:style-name="ce204"/>
          <table:covered-table-cell table:number-columns-repeated="2"/>
          <table:table-cell table:number-columns-repeated="16360"/>
        </table:table-row>
        <table:table-row table:style-name="ro19">
          <table:table-cell table:style-name="ce3"/>
          <table:covered-table-cell/>
          <table:covered-table-cell table:number-columns-repeated="4"/>
          <table:covered-table-cell/>
          <table:covered-table-cell/>
          <table:covered-table-cell/>
          <table:covered-table-cell/>
          <table:covered-table-cell/>
          <table:covered-table-cell/>
          <table:table-cell table:number-columns-spanned="3" table:number-rows-spanned="1" table:style-name="ce202"/>
          <table:covered-table-cell table:number-columns-repeated="2"/>
          <table:table-cell table:number-columns-spanned="3" table:number-rows-spanned="1" table:style-name="ce203"/>
          <table:covered-table-cell table:number-columns-repeated="2"/>
          <table:table-cell table:number-columns-spanned="3" table:number-rows-spanned="1" table:style-name="ce203"/>
          <table:covered-table-cell table:number-columns-repeated="2"/>
          <table:table-cell table:number-columns-spanned="3" table:number-rows-spanned="1" table:style-name="ce204"/>
          <table:covered-table-cell table:number-columns-repeated="2"/>
          <table:table-cell table:number-columns-repeated="16360"/>
        </table:table-row>
        <table:table-row table:style-name="ro3">
          <table:table-cell table:style-name="ce3"/>
          <table:table-cell table:number-columns-spanned="22" table:number-rows-spanned="2" table:style-name="ce171"/>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178">
            <text:p>Structured Data</text:p>
          </table:table-cell>
          <table:covered-table-cell table:number-columns-repeated="21"/>
          <table:table-cell table:style-name="ce4"/>
          <table:table-cell table:number-columns-repeated="16360"/>
        </table:table-row>
        <table:table-row table:style-name="ro20">
          <table:table-cell table:style-name="ce3"/>
          <table:table-cell office:value-type="string" table:number-columns-spanned="5" table:number-rows-spanned="1" table:style-name="ce172">
            <office:annotation draw:style-name="" svg:x="3.66666666666667in" svg:y="15.7395833333333in" svg:width="1.5in" svg:height="0.822916666666667in">
              <dc:creator/>
              <text:p><text:span text:style-name="T13">Which Schema Types currently exist on the Target URL?</text:span></text:p>
              <text:p><text:span text:style-name="T13"/></text:p>
              <text:p><text:span text:style-name="T13">Schema markup helps your website rank better for all kinds of content types. There are hundreds of markup types. If you have any type of data on your website, there’s a good chance that it’s going to have an associated itemscope and itemtype.</text:span></text:p>
            </office:annotation>
            <text:p>Schema Elements Present on the Page</text:p>
          </table:table-cell>
          <table:covered-table-cell table:number-columns-repeated="4"/>
          <table:table-cell office:value-type="string" table:number-columns-spanned="2" table:number-rows-spanned="1" table:style-name="ce174">
            <text:p>Ex</text:p>
          </table:table-cell>
          <table:covered-table-cell/>
          <table:table-cell office:value-type="string" table:number-columns-spanned="3" table:number-rows-spanned="1" table:style-name="ce174">
            <text:p>Ex</text:p>
          </table:table-cell>
          <table:covered-table-cell table:number-columns-repeated="2"/>
          <table:table-cell office:value-type="string" table:number-columns-spanned="3" table:number-rows-spanned="1" table:style-name="ce174">
            <text:p>Ex</text:p>
          </table:table-cell>
          <table:covered-table-cell table:number-columns-repeated="2"/>
          <table:table-cell table:number-columns-repeated="2" table:style-name="ce6"/>
          <table:table-cell table:number-columns-spanned="2" table:number-rows-spanned="1" table:style-name="ce170"/>
          <table:covered-table-cell/>
          <table:table-cell table:number-columns-repeated="4" table:style-name="ce7"/>
          <table:table-cell table:style-name="ce6"/>
          <table:table-cell table:style-name="ce4"/>
          <table:table-cell table:number-columns-repeated="16360"/>
        </table:table-row>
        <table:table-row table:style-name="ro20">
          <table:table-cell table:style-name="ce3"/>
          <table:table-cell office:value-type="string" table:number-columns-spanned="5" table:number-rows-spanned="1" table:style-name="ce172">
            <office:annotation draw:style-name="" svg:x="3.66666666666667in" svg:y="16.5208333333333in" svg:width="1.5in" svg:height="0.8125in">
              <dc:creator/>
              <text:p><text:span text:style-name="T13">Are there any errors in the current Schema Types that exist on the Target URL?</text:span></text:p>
            </office:annotation>
            <text:p>Errors with Current Schema Elements</text:p>
          </table:table-cell>
          <table:covered-table-cell table:number-columns-repeated="4"/>
          <table:table-cell office:value-type="float" office:value="1" table:number-columns-spanned="2" table:number-rows-spanned="1" table:style-name="ce300">
            <text:p>1</text:p>
          </table:table-cell>
          <table:covered-table-cell/>
          <table:table-cell office:value-type="float" office:value="4" table:number-columns-spanned="3" table:number-rows-spanned="1" table:style-name="ce300">
            <text:p>4</text:p>
          </table:table-cell>
          <table:covered-table-cell/>
          <table:covered-table-cell/>
          <table:table-cell office:value-type="float" office:value="0" table:number-columns-spanned="3" table:number-rows-spanned="1" table:style-name="ce300">
            <text:p>0</text:p>
          </table:table-cell>
          <table:covered-table-cell/>
          <table:covered-table-cell/>
          <table:table-cell table:number-columns-repeated="2" table:style-name="ce6"/>
          <table:table-cell table:number-columns-spanned="2" table:number-rows-spanned="1" table:style-name="ce170"/>
          <table:covered-table-cell/>
          <table:table-cell table:number-columns-repeated="4" table:style-name="ce8"/>
          <table:table-cell table:style-name="ce6"/>
          <table:table-cell table:style-name="ce4"/>
          <table:table-cell table:number-columns-repeated="16360"/>
        </table:table-row>
        <table:table-row table:style-name="ro20">
          <table:table-cell table:style-name="ce3"/>
          <table:table-cell office:value-type="string" table:number-columns-spanned="5" table:number-rows-spanned="1" table:style-name="ce172">
            <office:annotation draw:style-name="" svg:x="3.66666666666667in" svg:y="17.2916666666667in" svg:width="1.5in" svg:height="0.8125in">
              <dc:creator/>
              <text:p><text:span text:style-name="T13">Based on the existing Schema and possible Schema Errors we discovered, here are the suggestions we are making.</text:span></text:p>
            </office:annotation>
            <text:p>Schema Recommendations</text:p>
          </table:table-cell>
          <table:covered-table-cell table:number-columns-repeated="4"/>
          <table:table-cell office:value-type="string" table:number-columns-spanned="2" table:number-rows-spanned="1" table:style-name="ce174">
            <office:annotation draw:style-name="" svg:x="5.0625in" svg:y="17.2916666666667in" svg:width="1.5in" svg:height="0.8125in">
              <dc:creator/>
              <text:p><text:span text:style-name="T13">&lt;script type="application/ld+json"&gt;</text:span></text:p>
              <text:p><text:span text:style-name="T13">{</text:span></text:p>
              <text:p><text:span text:style-name="T13"><text:s text:c="2"/>"@context": "https://schema.org/",<text:s/></text:span></text:p>
              <text:p><text:span text:style-name="T13"><text:s text:c="2"/>"@type": "BreadcrumbList",<text:s/></text:span></text:p>
              <text:p><text:span text:style-name="T13"><text:s text:c="2"/>"itemListElement": [{</text:span></text:p>
              <text:p><text:span text:style-name="T13"><text:s text:c="4"/>"@type": "ListItem",<text:s/></text:span></text:p>
              <text:p><text:span text:style-name="T13"><text:s text:c="4"/>"position": 1,<text:s/></text:span></text:p>
              <text:p><text:span text:style-name="T13"><text:s text:c="4"/>"name": "",</text:span></text:p>
              <text:p><text:span text:style-name="T13"><text:s text:c="4"/>"item": ""<text:s text:c="2"/></text:span></text:p>
              <text:p><text:span text:style-name="T13"><text:s text:c="2"/>},{</text:span></text:p>
              <text:p><text:span text:style-name="T13"><text:s text:c="4"/>"@type": "ListItem",<text:s/></text:span></text:p>
              <text:p><text:span text:style-name="T13"><text:s text:c="4"/>"position": 2,<text:s/></text:span></text:p>
              <text:p><text:span text:style-name="T13"><text:s text:c="4"/>"name": "",</text:span></text:p>
              <text:p><text:span text:style-name="T13"><text:s text:c="4"/>"item": ""<text:s text:c="2"/></text:span></text:p>
              <text:p><text:span text:style-name="T13"><text:s text:c="2"/>}]</text:span></text:p>
              <text:p><text:span text:style-name="T13">}</text:span></text:p>
              <text:p><text:span text:style-name="T13">&lt;/script&gt;</text:span></text:p>
            </office:annotation>
            <text:p>Ex</text:p>
          </table:table-cell>
          <table:covered-table-cell/>
          <table:table-cell table:number-columns-spanned="3" table:number-rows-spanned="1" table:style-name="ce175"/>
          <table:covered-table-cell table:number-columns-repeated="2"/>
          <table:table-cell table:number-columns-spanned="3" table:number-rows-spanned="1" table:style-name="ce176"/>
          <table:covered-table-cell table:number-columns-repeated="2"/>
          <table:table-cell table:number-columns-spanned="3" table:number-rows-spanned="1" table:style-name="ce170"/>
          <table:covered-table-cell table:number-columns-repeated="2"/>
          <table:table-cell table:number-columns-spanned="2" table:number-rows-spanned="1" table:style-name="ce170"/>
          <table:covered-table-cell/>
          <table:table-cell table:number-columns-repeated="4" table:style-name="ce6"/>
          <table:table-cell table:style-name="ce4"/>
          <table:table-cell table:number-columns-repeated="16360"/>
        </table:table-row>
        <table:table-row table:style-name="ro3">
          <table:table-cell table:style-name="ce3"/>
          <table:table-cell table:number-columns-spanned="22" table:number-rows-spanned="2" table:style-name="ce171"/>
          <table:covered-table-cell table:number-columns-repeated="21"/>
          <table:table-cell table:style-name="ce4"/>
          <table:table-cell table:number-columns-repeated="16360"/>
        </table:table-row>
        <table:table-row table:style-name="ro3">
          <table:table-cell table:style-name="ce3"/>
          <table:covered-table-cell/>
          <table:covered-table-cell table:number-columns-repeated="21"/>
          <table:table-cell table:style-name="ce4"/>
          <table:table-cell table:number-columns-repeated="16360"/>
        </table:table-row>
        <table:table-row table:style-name="ro12">
          <table:table-cell table:style-name="ce3"/>
          <table:table-cell office:value-type="string" table:number-columns-spanned="22" table:number-rows-spanned="1" table:style-name="ce25">
            <text:p>Images</text:p>
          </table:table-cell>
          <table:covered-table-cell table:number-columns-repeated="21"/>
          <table:table-cell table:style-name="ce4"/>
          <table:table-cell table:number-columns-repeated="16360"/>
        </table:table-row>
        <table:table-row table:style-name="ro21">
          <table:table-cell table:style-name="ce3"/>
          <table:table-cell office:value-type="string" table:number-columns-spanned="7" table:number-rows-spanned="1" table:style-name="ce172">
            <text:p>Image URL</text:p>
          </table:table-cell>
          <table:covered-table-cell table:number-columns-repeated="6"/>
          <table:table-cell office:value-type="string" table:number-columns-spanned="5" table:number-rows-spanned="1" table:style-name="ce172">
            <office:annotation draw:style-name="" svg:x="7.47916666666667in" svg:y="18.625in" svg:width="1.5in" svg:height="0.822916666666667in">
              <dc:creator/>
              <text:p><text:span text:style-name="T13">Is there an Alt Text Tag present on the image?<text:s/></text:span></text:p>
            </office:annotation>
            <text:p>Current Alt Text</text:p>
          </table:table-cell>
          <table:covered-table-cell table:number-columns-repeated="4"/>
          <table:table-cell office:value-type="string" table:number-columns-spanned="5" table:number-rows-spanned="1" table:style-name="ce172">
            <text:p>Recommended Alt Text</text:p>
          </table:table-cell>
          <table:covered-table-cell table:number-columns-repeated="4"/>
          <table:table-cell office:value-type="string" table:number-columns-spanned="2" table:number-rows-spanned="1" table:style-name="ce172">
            <text:p>Image Preview</text:p>
          </table:table-cell>
          <table:covered-table-cell/>
          <table:table-cell office:value-type="string" table:number-columns-spanned="3" table:number-rows-spanned="1" table:style-name="ce173">
            <text:p>Alt Text Implemented?</text:p>
          </table:table-cell>
          <table:covered-table-cell table:number-columns-repeated="2"/>
          <table:table-cell table:style-name="ce5"/>
          <table:table-cell table:number-columns-repeated="16360"/>
        </table:table-row>
        <table:table-row table:style-name="ro21">
          <table:table-cell table:style-name="ce3"/>
          <table:table-cell table:number-columns-spanned="7" table:number-rows-spanned="1" table:style-name="ce166"/>
          <table:covered-table-cell table:number-columns-repeated="6"/>
          <table:table-cell table:number-columns-spanned="5" table:number-rows-spanned="1" table:style-name="ce167"/>
          <table:covered-table-cell table:number-columns-repeated="4"/>
          <table:table-cell table:number-columns-spanned="5" table:number-rows-spanned="1" table:style-name="ce167"/>
          <table:covered-table-cell table:number-columns-repeated="4"/>
          <table:table-cell office:value-type="error" office:string-value="#VALUE!" table:formula="of:=COM.MICROSOFT.IMAGE([.B58])" table:number-columns-spanned="2" table:number-rows-spanned="1" table:style-name="ce167">
            <text:p>#VALUE!</text:p>
          </table:table-cell>
          <table:covered-table-cell/>
          <table:table-cell office:value-type="string" table:number-columns-spanned="3" table:number-rows-spanned="1" table:content-validation-name="val42" table:style-name="ce168">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69"/>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59])" table:number-columns-spanned="2" table:number-rows-spanned="1" table:style-name="ce160">
            <text:p>#VALUE!</text:p>
          </table:table-cell>
          <table:covered-table-cell/>
          <table:table-cell office:value-type="string" table:number-columns-spanned="3" table:number-rows-spanned="1" table:content-validation-name="val42"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65"/>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0])" table:number-columns-spanned="2" table:number-rows-spanned="1" table:style-name="ce160">
            <text:p>#VALUE!</text:p>
          </table:table-cell>
          <table:covered-table-cell/>
          <table:table-cell office:value-type="string" table:number-columns-spanned="3" table:number-rows-spanned="1" table:content-validation-name="val42"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1])" table:number-columns-spanned="2" table:number-rows-spanned="1" table:style-name="ce160">
            <text:p>#VALUE!</text:p>
          </table:table-cell>
          <table:covered-table-cell/>
          <table:table-cell office:value-type="string" table:number-columns-spanned="3" table:number-rows-spanned="1" table:content-validation-name="val42"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2])" table:number-columns-spanned="2" table:number-rows-spanned="1" table:style-name="ce160">
            <text:p>#VALUE!</text:p>
          </table:table-cell>
          <table:covered-table-cell/>
          <table:table-cell office:value-type="string" table:number-columns-spanned="3" table:number-rows-spanned="1" table:content-validation-name="val42"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3])" table:number-columns-spanned="2" table:number-rows-spanned="1" table:style-name="ce160">
            <text:p>#VALUE!</text:p>
          </table:table-cell>
          <table:covered-table-cell/>
          <table:table-cell office:value-type="string" table:number-columns-spanned="3" table:number-rows-spanned="1" table:content-validation-name="val42"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4])" table:number-columns-spanned="2" table:number-rows-spanned="1" table:style-name="ce160">
            <text:p>#VALUE!</text:p>
          </table:table-cell>
          <table:covered-table-cell/>
          <table:table-cell office:value-type="string" table:number-columns-spanned="3" table:number-rows-spanned="1" table:content-validation-name="val42"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5])" table:number-columns-spanned="2" table:number-rows-spanned="1" table:style-name="ce160">
            <text:p>#VALUE!</text:p>
          </table:table-cell>
          <table:covered-table-cell/>
          <table:table-cell office:value-type="string" table:number-columns-spanned="3" table:number-rows-spanned="1" table:content-validation-name="val42"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6])" table:number-columns-spanned="2" table:number-rows-spanned="1" table:style-name="ce160">
            <text:p>#VALUE!</text:p>
          </table:table-cell>
          <table:covered-table-cell/>
          <table:table-cell office:value-type="string" table:number-columns-spanned="3" table:number-rows-spanned="1" table:content-validation-name="val42"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7])" table:number-columns-spanned="2" table:number-rows-spanned="1" table:style-name="ce160">
            <text:p>#VALUE!</text:p>
          </table:table-cell>
          <table:covered-table-cell/>
          <table:table-cell office:value-type="string" table:number-columns-spanned="3" table:number-rows-spanned="1" table:content-validation-name="val42"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68])" table:number-columns-spanned="2" table:number-rows-spanned="1" table:style-name="ce160">
            <text:p>#VALUE!</text:p>
          </table:table-cell>
          <table:covered-table-cell/>
          <table:table-cell office:value-type="string" table:number-columns-spanned="3" table:number-rows-spanned="1" table:content-validation-name="val42"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69])" table:number-columns-spanned="2" table:number-rows-spanned="1" table:style-name="ce160">
            <text:p>#VALUE!</text:p>
          </table:table-cell>
          <table:covered-table-cell/>
          <table:table-cell office:value-type="string" table:number-columns-spanned="3" table:number-rows-spanned="1" table:content-validation-name="val42"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70])" table:number-columns-spanned="2" table:number-rows-spanned="1" table:style-name="ce160">
            <text:p>#VALUE!</text:p>
          </table:table-cell>
          <table:covered-table-cell/>
          <table:table-cell office:value-type="string" table:number-columns-spanned="3" table:number-rows-spanned="1" table:content-validation-name="val42"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63"/>
          <table:covered-table-cell table:number-columns-repeated="6"/>
          <table:table-cell table:number-columns-spanned="5" table:number-rows-spanned="1" table:style-name="ce164"/>
          <table:covered-table-cell table:number-columns-repeated="4"/>
          <table:table-cell table:number-columns-spanned="5" table:number-rows-spanned="1" table:style-name="ce164"/>
          <table:covered-table-cell table:number-columns-repeated="4"/>
          <table:table-cell office:value-type="error" office:string-value="#VALUE!" table:formula="of:=COM.MICROSOFT.IMAGE([.B71])" table:number-columns-spanned="2" table:number-rows-spanned="1" table:style-name="ce160">
            <text:p>#VALUE!</text:p>
          </table:table-cell>
          <table:covered-table-cell/>
          <table:table-cell office:value-type="string" table:number-columns-spanned="3" table:number-rows-spanned="1" table:content-validation-name="val42" table:style-name="ce161">
            <text:p>No</text:p>
          </table:table-cell>
          <table:covered-table-cell/>
          <table:covered-table-cell/>
          <table:table-cell table:style-name="ce5"/>
          <table:table-cell table:number-columns-repeated="16360"/>
        </table:table-row>
        <table:table-row table:style-name="ro21">
          <table:table-cell table:style-name="ce3"/>
          <table:table-cell table:number-columns-spanned="7" table:number-rows-spanned="1" table:style-name="ce159"/>
          <table:covered-table-cell table:number-columns-repeated="6"/>
          <table:table-cell table:number-columns-spanned="5" table:number-rows-spanned="1" table:style-name="ce160"/>
          <table:covered-table-cell table:number-columns-repeated="4"/>
          <table:table-cell table:number-columns-spanned="5" table:number-rows-spanned="1" table:style-name="ce160"/>
          <table:covered-table-cell table:number-columns-repeated="4"/>
          <table:table-cell office:value-type="error" office:string-value="#VALUE!" table:formula="of:=COM.MICROSOFT.IMAGE([.B72])" table:number-columns-spanned="2" table:number-rows-spanned="1" table:style-name="ce160">
            <text:p>#VALUE!</text:p>
          </table:table-cell>
          <table:covered-table-cell/>
          <table:table-cell office:value-type="string" table:number-columns-spanned="3" table:number-rows-spanned="1" table:content-validation-name="val42" table:style-name="ce161">
            <text:p>No</text:p>
          </table:table-cell>
          <table:covered-table-cell/>
          <table:covered-table-cell/>
          <table:table-cell table:style-name="ce5"/>
          <table:table-cell table:number-columns-repeated="16360"/>
        </table:table-row>
        <table:table-row table:style-name="ro21">
          <table:table-cell table:style-name="ce9"/>
          <table:table-cell table:number-columns-spanned="22" table:number-rows-spanned="1" table:style-name="ce162"/>
          <table:covered-table-cell table:number-columns-repeated="21"/>
          <table:table-cell table:style-name="ce10"/>
          <table:table-cell table:number-columns-repeated="16360"/>
        </table:table-row>
        <table:table-row table:number-rows-repeated="1048503" table:style-name="ro22">
          <table:table-cell table:number-columns-repeated="16384"/>
        </table:table-row>
      </table:table>
      <table:table table:name="Miscellaneous_Findings" table:style-name="ta2">
        <table:table-column table:style-name="co5" table:number-columns-repeated="16384" table:default-cell-style-name="ce2"/>
        <table:table-row table:style-name="ro44">
          <table:table-cell office:value-type="string" table:number-columns-spanned="5" table:number-rows-spanned="1" table:style-name="ce114">
            <text:p>Miscellaneous Findings</text:p>
          </table:table-cell>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style-name="ro3">
          <table:table-cell table:number-columns-spanned="5" table:number-rows-spanned="1" table:style-name="ce113"/>
          <table:covered-table-cell table:number-columns-repeated="4"/>
          <table:table-cell table:number-columns-repeated="16379"/>
        </table:table-row>
        <table:table-row table:number-rows-repeated="100" table:style-name="ro3">
          <table:table-cell table:number-columns-repeated="5" table:style-name="ce12"/>
          <table:table-cell table:number-columns-repeated="16379"/>
        </table:table-row>
        <table:table-row table:number-rows-repeated="1048376" table:style-name="ro10">
          <table:table-cell table:number-columns-repeated="16384"/>
        </table:table-row>
      </table:table>
      <table:table table:name="Schema_Checklist_(hide_sheet)" table:style-name="ta2">
        <table:table-column table:style-name="co5" table:number-columns-repeated="3" table:default-cell-style-name="ce18"/>
        <table:table-column table:style-name="co14" table:number-columns-repeated="4" table:default-cell-style-name="ce18"/>
        <table:table-column table:style-name="co15" table:number-columns-repeated="2" table:default-cell-style-name="ce18" table:visibility="collapse"/>
        <table:table-column table:style-name="co5" table:number-columns-repeated="16375" table:default-cell-style-name="ce18" table:visibility="collapse"/>
        <table:table-row table:style-name="ro45">
          <table:table-cell office:value-type="string" table:number-columns-spanned="3" table:number-rows-spanned="1" table:style-name="ce117">
            <text:p>Schema Types to Look For</text:p>
          </table:table-cell>
          <table:covered-table-cell table:number-columns-repeated="2"/>
          <table:table-cell office:value-type="string" table:number-columns-spanned="4" table:number-rows-spanned="1" table:style-name="ce118">
            <text:p><text:a xlink:href="https://technicalseo.com/tools/schema-markup-generator/"><text:span text:style-name="T8">Description</text:span><text:line-break/><text:span text:style-name="T4">Create schema using the<text:s/></text:span><text:span text:style-name="T9">schema markup generator</text:span><text:span text:style-name="T4">.</text:span></text:a></text:p>
          </table:table-cell>
          <table:covered-table-cell table:number-columns-repeated="3"/>
          <table:table-cell table:number-columns-repeated="16377" table:style-name="ce18"/>
        </table:table-row>
        <table:table-row table:style-name="ro45">
          <table:table-cell office:value-type="string" table:number-columns-spanned="3" table:number-rows-spanned="1" table:style-name="ce115">
            <text:p>Article</text:p>
          </table:table-cell>
          <table:covered-table-cell table:number-columns-repeated="2"/>
          <table:table-cell office:value-type="string" table:number-columns-spanned="4" table:number-rows-spanned="1" table:style-name="ce115">
            <text:p>This schema type can be used for blog posts, articles, or long form content that isn't on a category/product page.</text:p>
          </table:table-cell>
          <table:covered-table-cell table:number-columns-repeated="3"/>
          <table:table-cell table:number-columns-repeated="16377" table:style-name="ce18"/>
        </table:table-row>
        <table:table-row table:style-name="ro46">
          <table:table-cell office:value-type="string" table:number-columns-spanned="3" table:number-rows-spanned="1" table:style-name="ce115">
            <text:p>Breadcrumbs</text:p>
          </table:table-cell>
          <table:covered-table-cell table:number-columns-repeated="2"/>
          <table:table-cell office:value-type="string" table:number-columns-spanned="4" table:number-rows-spanned="1" table:style-name="ce115">
            <text:p>Recommend breadcrumb schema if there are breadcrumbs present on the page, i.e:</text:p>
            <text:p/>
            <text:p/>
            <text:p/>
            <text:p/>
            <text:p/>
            <text:p/>
            <text:p/>
            <text:p/>
            <text:p/>
            <text:p/>
            <text:p/>
            <text:p/>
            <text:p/>
            <text:p/>
            <text:p/>
            <text:p>If these are not present, do<text:s/><text:span text:style-name="T3">not<text:s/></text:span>recommend adding breadcrumb schema. Instead, recommend they install breadcrumbs on the site.</text:p>
            <text:p/>
            <text:p><text:span text:style-name="T3">HINT:<text:s/></text:span>Breadcrumbs do not need to be present on the homepage</text:p>
            <draw:frame draw:z-index="1" draw:id="id10" draw:style-name="a10" draw:name="Picture 1" svg:x="0.13527in" svg:y="0.48958in" svg:width="6.69806in" svg:height="2.80833in" style:rel-width="scale" style:rel-height="scale">
              <draw:image xlink:href="" xlink:type="simple" xlink:show="embed" xlink:actuate="onLoad"/>
              <svg:title/>
              <svg:desc/>
            </draw:frame>
          </table:table-cell>
          <table:covered-table-cell table:number-columns-repeated="3"/>
          <table:table-cell table:style-name="ce18"/>
          <table:table-cell office:value-type="string" table:style-name="ce19">
            <text:p>Schema Types to Look For</text:p>
          </table:table-cell>
          <table:table-cell table:number-columns-repeated="16375"/>
        </table:table-row>
        <table:table-row table:style-name="ro45">
          <table:table-cell office:value-type="string" table:number-columns-spanned="3" table:number-rows-spanned="1" table:style-name="ce115">
            <text:p>Event</text:p>
          </table:table-cell>
          <table:covered-table-cell table:number-columns-repeated="2"/>
          <table:table-cell office:value-type="string" table:number-columns-spanned="4" table:number-rows-spanned="1" table:style-name="ce115">
            <text:p>If you come across an event page, recommend adding<text:s/><text:span text:style-name="T3">dynamic Event schema</text:span>. We cannot do this on our end, so you won't actually create the schema, you'll just recommend adding it.</text:p>
          </table:table-cell>
          <table:covered-table-cell table:number-columns-repeated="3"/>
          <table:table-cell table:number-columns-repeated="16377" table:style-name="ce18"/>
        </table:table-row>
        <table:table-row table:style-name="ro47">
          <table:table-cell office:value-type="string" table:number-columns-spanned="3" table:number-rows-spanned="1" table:style-name="ce115">
            <text:p>FAQ Page</text:p>
          </table:table-cell>
          <table:covered-table-cell table:number-columns-repeated="2"/>
          <table:table-cell office:value-type="string" table:number-columns-spanned="4" table:number-rows-spanned="1" table:style-name="ce115">
            <text:p>This schema can be used on any page that has a question followed by an answer,<text:s/><text:span text:style-name="T3">not<text:s/></text:span>just FAQ pages. For example, blogs that have headings as questions are perfectly acceptable pages to add FAQ schema to.</text:p>
          </table:table-cell>
          <table:covered-table-cell table:number-columns-repeated="3"/>
          <table:table-cell table:number-columns-repeated="16377" table:style-name="ce18"/>
        </table:table-row>
        <table:table-row table:style-name="ro47">
          <table:table-cell office:value-type="string" table:number-columns-spanned="3" table:number-rows-spanned="1" table:style-name="ce115">
            <text:p>Job Posting</text:p>
          </table:table-cell>
          <table:covered-table-cell table:number-columns-repeated="2"/>
          <table:table-cell office:value-type="string" table:number-columns-spanned="4" table:number-rows-spanned="1" table:style-name="ce115">
            <text:p>If you come across a job listings page, recommend adding<text:s/><text:span text:style-name="T3">dynamic Job Posting schema</text:span>. We cannot do this on our end, so you won't actually create the schema, you'll just recommend adding it.</text:p>
          </table:table-cell>
          <table:covered-table-cell table:number-columns-repeated="3"/>
          <table:table-cell table:number-columns-repeated="16377" table:style-name="ce18"/>
        </table:table-row>
        <table:table-row table:style-name="ro45">
          <table:table-cell office:value-type="string" table:number-columns-spanned="3" table:number-rows-spanned="1" table:style-name="ce115">
            <text:p>Local Business</text:p>
          </table:table-cell>
          <table:covered-table-cell table:number-columns-repeated="2"/>
          <table:table-cell office:value-type="string" table:number-columns-spanned="4" table:number-rows-spanned="1" table:style-name="ce115">
            <text:p>There are many uses for this type of schema. On a homepage of a local business with one location, or on each location page for a business with multiple locations.</text:p>
          </table:table-cell>
          <table:covered-table-cell table:number-columns-repeated="3"/>
          <table:table-cell table:number-columns-repeated="16377" table:style-name="ce18"/>
        </table:table-row>
        <table:table-row table:style-name="ro48">
          <table:table-cell office:value-type="string" table:number-columns-spanned="3" table:number-rows-spanned="1" table:style-name="ce115">
            <text:p>Organization</text:p>
          </table:table-cell>
          <table:covered-table-cell table:number-columns-repeated="2"/>
          <table:table-cell office:value-type="string" table:number-columns-spanned="4" table:number-rows-spanned="1" table:style-name="ce115">
            <text:p>For any business that is not a local one, this schema should be added to the homepage if it's not there already.</text:p>
            <text:p/>
            <text:p><text:span text:style-name="T3">HINT:<text:s/></text:span>This schema type now requires you to add a contact in order for the schema to be recognized.</text:p>
          </table:table-cell>
          <table:covered-table-cell table:number-columns-repeated="3"/>
          <table:table-cell table:number-columns-repeated="16377" table:style-name="ce18"/>
        </table:table-row>
        <table:table-row table:style-name="ro47">
          <table:table-cell office:value-type="string" table:number-columns-spanned="3" table:number-rows-spanned="1" table:style-name="ce115">
            <text:p>Person</text:p>
          </table:table-cell>
          <table:covered-table-cell table:number-columns-repeated="2"/>
          <table:table-cell office:value-type="string" table:number-columns-spanned="4" table:number-rows-spanned="1" table:style-name="ce115">
            <text:p>This schema can be used on author pages, as well as "meet the team" employee pages. It's usually included in Blog Posting schema, so if it's a blog and you're adding Blog Posting schema, there is no need to add this in addition.</text:p>
          </table:table-cell>
          <table:covered-table-cell table:number-columns-repeated="3"/>
          <table:table-cell table:number-columns-repeated="16377" table:style-name="ce18"/>
        </table:table-row>
        <table:table-row table:style-name="ro49">
          <table:table-cell office:value-type="string" table:number-columns-spanned="3" table:number-rows-spanned="1" table:style-name="ce115">
            <text:p>Product</text:p>
          </table:table-cell>
          <table:covered-table-cell table:number-columns-repeated="2"/>
          <table:table-cell office:value-type="string" table:number-columns-spanned="4" table:number-rows-spanned="1" table:style-name="ce115">
            <text:p>This should be included on every product page. <text:s/>A lot of platforms will automatically add this to product pages, but with warnings. If possible, create new product schema to correct those warnings.</text:p>
            <text:p/>
            <text:p><text:span text:style-name="T3">HINT:<text:s/></text:span>This schema should never be recommended for category pages.</text:p>
          </table:table-cell>
          <table:covered-table-cell table:number-columns-repeated="3"/>
          <table:table-cell table:number-columns-repeated="16377" table:style-name="ce18"/>
        </table:table-row>
        <table:table-row table:style-name="ro50">
          <table:table-cell office:value-type="string" table:number-columns-spanned="3" table:number-rows-spanned="1" table:style-name="ce115">
            <text:p>Recipe</text:p>
          </table:table-cell>
          <table:covered-table-cell table:number-columns-repeated="2"/>
          <table:table-cell table:number-columns-spanned="4" table:number-rows-spanned="1" table:style-name="ce115"/>
          <table:covered-table-cell table:number-columns-repeated="3"/>
          <table:table-cell table:number-columns-repeated="16377" table:style-name="ce18"/>
        </table:table-row>
        <table:table-row table:style-name="ro50">
          <table:table-cell office:value-type="string" table:number-columns-spanned="3" table:number-rows-spanned="1" table:style-name="ce115">
            <text:p>Service</text:p>
          </table:table-cell>
          <table:covered-table-cell table:number-columns-repeated="2"/>
          <table:table-cell office:value-type="string" table:number-columns-spanned="4" table:number-rows-spanned="1" table:style-name="ce115">
            <text:p>Use if the business provides a service.</text:p>
          </table:table-cell>
          <table:covered-table-cell table:number-columns-repeated="3"/>
          <table:table-cell table:number-columns-repeated="16377" table:style-name="ce18"/>
        </table:table-row>
        <table:table-row table:style-name="ro51">
          <table:table-cell office:value-type="string" table:number-columns-spanned="3" table:number-rows-spanned="1" table:style-name="ce115">
            <text:p>Site Names</text:p>
          </table:table-cell>
          <table:covered-table-cell table:number-columns-repeated="2"/>
          <table:table-cell office:value-type="string" table:number-columns-spanned="4" table:number-rows-spanned="1" table:style-name="ce115">
            <office:annotation draw:style-name="" svg:x="4.17708333333333in" svg:y="3.25in" svg:width="4.83333333333333in" svg:height="2.10416666666667in">
              <dc:creator/>
              <text:p><text:span text:style-name="T13"><text:s text:c="2"/>&lt;script type="application/ld+json"&gt;</text:span></text:p>
              <text:p><text:span text:style-name="T13"><text:s text:c="4"/>{</text:span></text:p>
              <text:p><text:span text:style-name="T13"><text:s text:c="6"/>"@context" : "http://schema.org",</text:span></text:p>
              <text:p><text:span text:style-name="T13"><text:s text:c="6"/>"@type" : "WebSite",</text:span></text:p>
              <text:p><text:span text:style-name="T13"><text:s text:c="6"/>"name" : "Example",</text:span></text:p>
              <text:p><text:span text:style-name="T13"><text:s text:c="6"/>"url" : "https://example.com/"</text:span></text:p>
              <text:p><text:span text:style-name="T13"><text:s text:c="4"/>}</text:span></text:p>
              <text:p><text:span text:style-name="T13"><text:s text:c="2"/>&lt;/script&gt;</text:span></text:p>
            </office:annotation>
            <text:p>Site names schema can and should be used for every homepage that does not have it. This schema is applied to mobile search results to make it easier to identify the website that's associated with each result.<text:s/><text:span text:style-name="T3">Only use this schema if the site does NOT have a search box feature. If they do, use</text:span><text:span text:style-name="T10"><text:s/>WebSite schema</text:span><text:span text:style-name="T3"><text:s/>instead.</text:span><text:s/><text:span text:style-name="T11">Please see the attached note for the Site Names schema template.</text:span></text:p>
          </table:table-cell>
          <table:covered-table-cell table:number-columns-repeated="3"/>
          <table:table-cell table:number-columns-repeated="16377" table:style-name="ce18"/>
        </table:table-row>
        <table:table-row table:style-name="ro45">
          <table:table-cell office:value-type="string" table:number-columns-spanned="3" table:number-rows-spanned="1" table:style-name="ce115">
            <text:p>Video</text:p>
          </table:table-cell>
          <table:covered-table-cell table:number-columns-repeated="2"/>
          <table:table-cell office:value-type="string" table:number-columns-spanned="4" table:number-rows-spanned="1" table:style-name="ce115">
            <text:p>If there is a video present on a page, recommend this schema type, even if it's a YouTube video.</text:p>
          </table:table-cell>
          <table:covered-table-cell table:number-columns-repeated="3"/>
          <table:table-cell table:number-columns-repeated="16377" table:style-name="ce18"/>
        </table:table-row>
        <table:table-row table:style-name="ro52">
          <table:table-cell office:value-type="string" table:number-columns-spanned="3" table:number-rows-spanned="1" table:style-name="ce115">
            <text:p>WebSite</text:p>
          </table:table-cell>
          <table:covered-table-cell table:number-columns-repeated="2"/>
          <table:table-cell office:value-type="string" table:number-columns-spanned="4" table:number-rows-spanned="1" table:style-name="ce115">
            <text:p>This schema type is used for sites that have a search feature and should be added dynamically across the site.<text:s/></text:p>
            <text:p/>
            <text:p><text:span text:style-name="T3">HINT:<text:s/></text:span>If you can't find a search bar, look for a magnifying glass icon! If the site has one, recommend adding website scheme.</text:p>
          </table:table-cell>
          <table:covered-table-cell table:number-columns-repeated="3"/>
          <table:table-cell table:number-columns-repeated="16377" table:style-name="ce18"/>
        </table:table-row>
        <table:table-row table:style-name="ro53">
          <table:table-cell office:value-type="string" table:number-columns-spanned="3" table:number-rows-spanned="1" table:style-name="ce115">
            <text:p>Non-Local Service</text:p>
          </table:table-cell>
          <table:covered-table-cell table:number-columns-repeated="2"/>
          <table:table-cell office:value-type="string" table:number-columns-spanned="4" table:number-rows-spanned="1" table:style-name="ce20">
            <office:annotation draw:style-name="" svg:x="1.08333333333333in" svg:y="15.2083333333333in" svg:width="1.5in" svg:height="0.8125in">
              <dc:creator>Lindsey Schrant</dc:creator>
              <text:p><text:span text:style-name="T13">&lt;script type="application/ld+json"&gt;</text:span></text:p>
              <text:p><text:span text:style-name="T13">{</text:span></text:p>
              <text:p><text:span text:style-name="T13"><text:s text:c="2"/>"@context": "https://schema.org/",</text:span></text:p>
              <text:p><text:span text:style-name="T13"><text:s text:c="2"/>"@type": "Service",</text:span></text:p>
              <text:p><text:span text:style-name="T13"><text:s text:c="2"/>"serviceType": "Placeholder - the type of service (does not need to be one defined in schema.org)",</text:span></text:p>
              <text:p><text:span text:style-name="T13"><text:s text:c="2"/>"name": "Placeholder - name of service",</text:span></text:p>
              <text:p><text:span text:style-name="T13"><text:s text:c="2"/>"image": "Placeholder - URL of image of service",</text:span></text:p>
              <text:p><text:span text:style-name="T13"><text:s text:c="2"/>"description": "Placeholder - description of service",</text:span></text:p>
              <text:p><text:span text:style-name="T13"><text:s text:c="2"/>"brand": {</text:span></text:p>
              <text:p><text:span text:style-name="T13"><text:s text:c="4"/>"@type": "Brand",</text:span></text:p>
              <text:p><text:span text:style-name="T13"><text:s text:c="4"/>"name": "Placeholder - name of brand"</text:span></text:p>
              <text:p><text:span text:style-name="T13"><text:s text:c="2"/>}</text:span></text:p>
              <text:p><text:span text:style-name="T13">}</text:span></text:p>
              <text:p><text:span text:style-name="T13">&lt;/script&gt;</text:span></text:p>
            </office:annotation>
            <text:p>This schema type should be used on<text:s/><text:span text:style-name="T14">service<text:s/></text:span>pages that are not tied to a specific location.<text:s/></text:p>
            <text:p/>
            <text:p><text:span text:style-name="T2">HINT:<text:s/></text:span>Test this schema at https://validator.schema.org/,<text:s/><text:span text:style-name="T14">not<text:s/></text:span>the Rich Results Test</text:p>
          </table:table-cell>
          <table:covered-table-cell table:number-columns-repeated="3"/>
          <table:table-cell table:number-columns-repeated="16377" table:style-name="ce18"/>
        </table:table-row>
        <table:table-row table:style-name="ro53">
          <table:table-cell office:value-type="string" table:number-columns-spanned="3" table:number-rows-spanned="1" table:style-name="ce115">
            <text:p>Local Service</text:p>
          </table:table-cell>
          <table:covered-table-cell table:number-columns-repeated="2"/>
          <table:table-cell office:value-type="string" table:number-columns-spanned="4" table:number-rows-spanned="1" table:style-name="ce20">
            <office:annotation draw:style-name="" svg:x="1.08333333333333in" svg:y="16.1979166666667in" svg:width="1.5in" svg:height="0.822916666666667in">
              <dc:creator>Lindsey Schrant</dc:creator>
              <text:p><text:span text:style-name="T13">&lt;script type="application/ld+json"&gt;</text:span></text:p>
              <text:p><text:span text:style-name="T13">{</text:span></text:p>
              <text:p><text:span text:style-name="T13"><text:s text:c="2"/>"@context": "https://schema.org/",</text:span></text:p>
              <text:p><text:span text:style-name="T13"><text:s text:c="2"/>"@type": "Service",</text:span></text:p>
              <text:p><text:span text:style-name="T13"><text:s text:c="2"/>"serviceType": "Placeholder - the type of service (does not need to be one defined in schema.org)",</text:span></text:p>
              <text:p><text:span text:style-name="T13"><text:s text:c="2"/>"name": "Placeholder - name of service",</text:span></text:p>
              <text:p><text:span text:style-name="T13"><text:s text:c="2"/>"image": "Placeholder - URL of image of service",</text:span></text:p>
              <text:p><text:span text:style-name="T13"><text:s text:c="2"/>"description": "Placeholder - description of service",</text:span></text:p>
              <text:p><text:span text:style-name="T13"><text:s text:c="2"/>"brand": {</text:span></text:p>
              <text:p><text:span text:style-name="T13"><text:s text:c="4"/>"@type": "Brand",</text:span></text:p>
              <text:p><text:span text:style-name="T13"><text:s text:c="4"/>"name": "Placeholder - name of brand"</text:span></text:p>
              <text:p><text:span text:style-name="T13"><text:s text:c="2"/>}</text:span></text:p>
              <text:p><text:span text:style-name="T13">}</text:span></text:p>
              <text:p><text:span text:style-name="T13">&lt;/script&gt;</text:span></text:p>
            </office:annotation>
            <text:p>This schema type should be used on<text:s/><text:span text:style-name="T14">local service<text:s/></text:span>pages.</text:p>
            <text:p/>
            <text:p><text:span text:style-name="T2">HINT:<text:s/></text:span>Test this schema in Rich Results Test. It will appear as Local Business schema, but as long as there are no errors, you should be good to go!</text:p>
          </table:table-cell>
          <table:covered-table-cell table:number-columns-repeated="3"/>
          <table:table-cell table:number-columns-repeated="16377"/>
        </table:table-row>
        <table:table-row table:style-name="ro54">
          <table:table-cell office:value-type="string" table:number-columns-spanned="3" table:number-rows-spanned="1" table:style-name="ce115">
            <text:p>Course Schema</text:p>
          </table:table-cell>
          <table:covered-table-cell table:number-columns-repeated="2"/>
          <table:table-cell office:value-type="string" table:number-columns-spanned="4" table:number-rows-spanned="1" table:style-name="ce20">
            <office:annotation draw:style-name="" svg:x="1.08333333333333in" svg:y="17.3958333333333in" svg:width="1.5in" svg:height="0.708333333333333in">
              <dc:creator>Lindsey Schrant</dc:creator>
              <text:p><text:span text:style-name="T13">{</text:span></text:p>
              <text:p><text:span text:style-name="T13"><text:s text:c="2"/>"@context": "https://schema.org",</text:span></text:p>
              <text:p><text:span text:style-name="T13"><text:s text:c="2"/>"@type": "Course",</text:span></text:p>
              <text:p><text:span text:style-name="T13"><text:s text:c="2"/>"name": "Placeholder - course name",</text:span></text:p>
              <text:p><text:span text:style-name="T13"><text:s text:c="2"/>"description": "Placeholder - description of course",</text:span></text:p>
              <text:p><text:span text:style-name="T13"><text:s text:c="2"/>"provider": {</text:span></text:p>
              <text:p><text:span text:style-name="T13"><text:s text:c="4"/>"@type": "Placeholder - provider type - e.g. CollegeorUniversity, Organization, etc.",</text:span></text:p>
              <text:p><text:span text:style-name="T13"><text:s text:c="4"/>"name": "Placeholder - name of course provider"</text:span></text:p>
              <text:p><text:span text:style-name="T13"><text:s text:c="2"/>},</text:span></text:p>
              <text:p><text:span text:style-name="T13"><text:s text:c="2"/>"estimatedDuration": "Placeholder - estimated time to complete course e.g. PT4H0M-PT6H0M (4-6 HOURS)",</text:span></text:p>
              <text:p><text:span text:style-name="T13"><text:s text:c="2"/>"url": "Placeholder - course URL",</text:span></text:p>
              <text:p><text:span text:style-name="T13"><text:s text:c="2"/>"hasCourseInstance": [</text:span></text:p>
              <text:p><text:span text:style-name="T13"><text:s text:c="4"/>{</text:span></text:p>
              <text:p><text:span text:style-name="T13"><text:s text:c="6"/>"@type": "CourseInstance",</text:span></text:p>
              <text:p><text:span text:style-name="T13"><text:s text:c="6"/>"deliveryMode": "online",</text:span></text:p>
              <text:p><text:span text:style-name="T13"><text:s text:c="6"/>"courseMode": "online",</text:span></text:p>
              <text:p><text:span text:style-name="T13"><text:s text:c="6"/>"courseworkload": "Placeholder - estimated time a learner is expected to spend on course per week e.g. PT1H (1 HOUR)"</text:span></text:p>
              <text:p><text:span text:style-name="T13"><text:s text:c="4"/>}</text:span></text:p>
              <text:p><text:span text:style-name="T13"><text:s text:c="2"/>],</text:span></text:p>
              <text:p><text:span text:style-name="T13"><text:s text:c="2"/>"offers": {</text:span></text:p>
              <text:p><text:span text:style-name="T13"><text:s text:c="4"/>"@type": "Offer",</text:span></text:p>
              <text:p><text:span text:style-name="T13"><text:s text:c="4"/>"price": "Placeholder - price of course",</text:span></text:p>
              <text:p><text:span text:style-name="T13"><text:s text:c="4"/>"priceCurrency": "Placeholder - currency e.g. USD",</text:span></text:p>
              <text:p><text:span text:style-name="T13"><text:s text:c="4"/>"category": "Placeholder - course category e.g. Health &amp; Fitness &gt; First Aid &amp; CPR"</text:span></text:p>
              <text:p><text:span text:style-name="T13"><text:s text:c="2"/>}</text:span></text:p>
              <text:p><text:span text:style-name="T13">}</text:span></text:p>
            </office:annotation>
            <text:p>This type of schema can be used for educational course which may be offered as distinct instances which take place at different times or take place at different locations, or be offered through different media or modes of study.</text:p>
            <text:p/>
            <text:p><text:span text:style-name="T2">HINT:</text:span><text:s/>Course Category accepts anything, just be sure to follows category and then a sub category, follows a nominclature.<text:s/></text:p>
            <text:p/>
            <text:p><text:span text:style-name="T2">HINT 2:</text:span><text:s/>In the provided schema, the timeRequired property indicates the amount of time typically required to complete the course.</text:p>
            <text:p>- "P4D" means a period of 4 days.</text:p>
            <text:p>- "PT4D" would mean a duration of 4 days.</text:p>
            <text:p/>
            <text:p>The difference lies in the interpretation:</text:p>
            <text:p>- "P4D" suggests a specific period of 4 days, without implying continuous time spent on the course. It could mean, for example, four full days of instruction spread out over a longer period, such as one day per week for four weeks.</text:p>
            <text:p>- "PT4D" indicates a continuous duration of 4 days. It implies that the course will be completed within a span of 4 consecutive days.</text:p>
            <text:p/>
            <text:p>So, for the "P4D" instance, the course might be spread out over a longer period, while for the "PT4D" instance, the course would be completed in a continuous 4-day period. However, in the provided schema, there's only "P4D" mentioned, so there's no direct comparison with "PT4D."</text:p>
          </table:table-cell>
          <table:covered-table-cell table:number-columns-repeated="3"/>
          <table:table-cell table:number-columns-repeated="16377"/>
        </table:table-row>
        <table:table-row table:number-rows-repeated="1048558" table:style-name="ro2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Avenir Next LT Pro" svg:font-family="&quot;Avenir Next LT Pro&quot;"/>
    <style:font-face style:name="Tahoma" svg:font-family="Tahoma"/>
  </office:font-face-decls>
  <office:styles>
    <number:number-style style:name="N0">
      <number:number number:min-integer-digits="1"/>
    </number:number-style>
    <number:time-style style:name="N36P0">
      <number:hours/>
      <number:text>:</number:text>
      <number:minutes number:style="long"/>
      <number:text>:</number:text>
      <number:seconds number:style="long"/>
    </number:time-style>
    <number:text-style style:name="N36">
      <number:text-content/>
      <style:map style:condition="value()&gt;=0" style:apply-style-name="N36P0"/>
    </number:text-style>
    <style:style style:name="Hyperlink" style:family="table-cell" style:data-style-name="N0">
      <style:text-properties fo:color="#1155CC" style:text-underline-style="solid" style:text-underline-type="single"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cf1" style:family="table-cell">
      <style:table-cell-properties fo:background-color="#B7E1CD"/>
    </style:style>
    <style:style style:name="cf2" style:family="table-cell">
      <style:table-cell-properties fo:background-color="#F4CCCC"/>
    </style:style>
    <style:style style:name="cf3" style:family="table-cell">
      <style:table-cell-properties fo:background-color="#FFFF00"/>
    </style:style>
    <style:style style:name="cf4" style:family="table-cell">
      <style:table-cell-properties fo:background-color="#FFFF00"/>
    </style:style>
  </office:styles>
  <office:automatic-styles>
    <style:page-layout style:name="pm1">
      <style:page-layout-properties fo:margin-top="0in" fo:margin-bottom="0in" fo:margin-left="0in" fo:margin-right="0in"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 Excel Online</meta:generator>
    <dc:title/>
    <dc:description/>
    <dc:subject/>
    <meta:initial-creator/>
    <dc:creator/>
    <meta:creation-date>2023-09-26T17:55:22Z</meta:creation-date>
    <dc:date>2025-12-20T20:39:28Z</dc:date>
    <meta:user-defined meta:name="ContentTypeId">0x010100ADF7CC17E1440E4B94B84F8CC347DB4B</meta:user-defined>
    <meta:user-defined meta:name="MediaServiceImageTags"/>
    <meta:user-defined meta:name="Order" meta:value-type="float">10000</meta:user-defined>
    <meta:user-defined meta:name="LinktoDeck">, </meta:user-defined>
    <meta:user-defined meta:name="xd_Signature" meta:value-type="boolean">false</meta:user-defined>
    <meta:user-defined meta:name="xd_ProgID"/>
    <meta:user-defined meta:name="ComplianceAssetId"/>
    <meta:user-defined meta:name="TemplateUrl"/>
    <meta:user-defined meta:name="_ExtendedDescription"/>
    <meta:user-defined meta:name="TriggerFlowInfo"/>
  </office:meta>
</office:document-meta>
</file>